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70.52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44.11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27.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Firmalar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rmala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ma_kisa_adi</text:p>
          </table:table-cell>
          <table:table-cell office:value-type="string" calcext:value-type="string">
            <text:p>firma_tam_adi</text:p>
          </table:table-cell>
          <table:table-cell office:value-type="string" calcext:value-type="string">
            <text:p>firma_adresi</text:p>
          </table:table-cell>
          <table:table-cell office:value-type="string" calcext:value-type="string">
            <text:p>ilce</text:p>
          </table:table-cell>
          <table:table-cell office:value-type="string" calcext:value-type="string">
            <text:p>koordinat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fak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kurulus_yili</text:p>
          </table:table-cell>
          <table:table-cell office:value-type="string" calcext:value-type="string">
            <text:p>iso_9001_belgesi</text:p>
          </table:table-cell>
          <table:table-cell office:value-type="string" calcext:value-type="string">
            <text:p>iso_22000_belgesi</text:p>
          </table:table-cell>
          <table:table-cell office:value-type="string" calcext:value-type="string">
            <text:p>iso_14001_belgesi</text:p>
          </table:table-cell>
          <table:table-cell office:value-type="string" calcext:value-type="string">
            <text:p>iso_18001_belgesi</text:p>
          </table:table-cell>
          <table:table-cell office:value-type="string" calcext:value-type="string">
            <text:p>tse_belgesi</text:p>
          </table:table-cell>
          <table:table-cell office:value-type="string" calcext:value-type="string">
            <text:p>ce_belgesi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RAÇOĞLU</text:p>
          </table:table-cell>
          <table:table-cell office:value-type="string" calcext:value-type="string">
            <text:p>SARAÇOĞLU TEKSTİL SANAYİ TİC. LTD. ŞTİ.</text:p>
          </table:table-cell>
          <table:table-cell office:value-type="string" calcext:value-type="string">
            <text:p>ORGANİZE SANAYİ BÖLGESİ 1. CAD. NO:7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9418,30.116936</text:p>
          </table:table-cell>
          <table:table-cell office:value-type="float" office:value="2742240640" calcext:value-type="float">
            <text:p>2742240640</text:p>
          </table:table-cell>
          <table:table-cell office:value-type="float" office:value="2742247332" calcext:value-type="float">
            <text:p>2742247332</text:p>
          </table:table-cell>
          <table:table-cell/>
          <table:table-cell office:value-type="float" office:value="1996" calcext:value-type="float">
            <text:p>199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LK EKMEK</text:p>
          </table:table-cell>
          <table:table-cell office:value-type="string" calcext:value-type="string">
            <text:p>KÜTAHYA HALK EKMEK VE GIDA MAAD. SAN. TİC. LTD. ŞTİ.</text:p>
          </table:table-cell>
          <table:table-cell office:value-type="string" calcext:value-type="string">
            <text:p>FUATPAŞA MAH. YENİ SANAYİ SİT. 17. SOK. NO:10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7836,29.97316</text:p>
          </table:table-cell>
          <table:table-cell office:value-type="float" office:value="2742311521" calcext:value-type="float">
            <text:p>274231152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MBA ELEKTRO MEKANİK </text:p>
          </table:table-cell>
          <table:table-cell office:value-type="string" calcext:value-type="string">
            <text:p>EMBA ELEKTRO MEKANİK BOBİNAJ ELEKTRİK MALZ. SAN.TİC. LTD .ŞTİ.</text:p>
          </table:table-cell>
          <table:table-cell office:value-type="string" calcext:value-type="string">
            <text:p>MENDERES BULVARI GOKGUN APT.ALT. C BLOK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4968,29.973894</text:p>
          </table:table-cell>
          <table:table-cell office:value-type="float" office:value="2742319897" calcext:value-type="float">
            <text:p>2742319897</text:p>
          </table:table-cell>
          <table:table-cell office:value-type="float" office:value="2742246038" calcext:value-type="float">
            <text:p>2742246038</text:p>
          </table:table-cell>
          <table:table-cell office:value-type="string" calcext:value-type="string">
            <text:p>www.embarezistans.com</text:p>
          </table:table-cell>
          <table:table-cell office:value-type="float" office:value="2003" calcext:value-type="float">
            <text:p>200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ŞAHİN KAĞITÇILIK</text:p>
          </table:table-cell>
          <table:table-cell office:value-type="string" calcext:value-type="string">
            <text:p>ŞAHİN KAĞITÇILIK HURDA KAĞIT <text:s/>ALIM VE SATIMI</text:p>
          </table:table-cell>
          <table:table-cell office:value-type="string" calcext:value-type="string">
            <text:p>OSMANGAZİ MAH. KERESTECİLER SİT. 21. SOK. NO:2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4507,29.970193</text:p>
          </table:table-cell>
          <table:table-cell office:value-type="float" office:value="2742319616" calcext:value-type="float">
            <text:p>2742319616</text:p>
          </table:table-cell>
          <table:table-cell office:value-type="float" office:value="2742319765" calcext:value-type="float">
            <text:p>2742319765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İSPEY SÜT ÜRÜNLERİ</text:p>
          </table:table-cell>
          <table:table-cell office:value-type="string" calcext:value-type="string">
            <text:p>VEFA MAH. GIDACILAR SİT. I BLOK NO:5/A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5377,30.003723</text:p>
          </table:table-cell>
          <table:table-cell table:number-columns-repeated="2" office:value-type="float" office:value="2742251595" calcext:value-type="float">
            <text:p>2742251595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TUNÇ SANAYİ</text:p>
          </table:table-cell>
          <table:table-cell office:value-type="string" calcext:value-type="string">
            <text:p>AKTUNÇ SANAYİ MAKİNALARI MONT.İZALASYON MAD.SER. CAM. ARICILIK SAN. TİC. LTD. ŞTİ.</text:p>
          </table:table-cell>
          <table:table-cell office:value-type="string" calcext:value-type="string">
            <text:p>FATİH SANAYİ SİT. 41. SOK. NO:2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7324,29.978003</text:p>
          </table:table-cell>
          <table:table-cell office:value-type="float" office:value="2742319705" calcext:value-type="float">
            <text:p>2742319705</text:p>
          </table:table-cell>
          <table:table-cell office:value-type="float" office:value="2742319706" calcext:value-type="float">
            <text:p>2742319706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ÖKLER DOKUMA </text:p>
          </table:table-cell>
          <table:table-cell office:value-type="string" calcext:value-type="string">
            <text:p>ABDULLAH GÖK GOKLER DOKUMA VE APREV SAN.</text:p>
          </table:table-cell>
          <table:table-cell office:value-type="string" calcext:value-type="string">
            <text:p>YENİ SANAYİ SİT. 10. SOK. NO:32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9961,29.974361</text:p>
          </table:table-cell>
          <table:table-cell office:value-type="float" office:value="2742319245" calcext:value-type="float">
            <text:p>2742319245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ADOLU ÇELİK KASA</text:p>
          </table:table-cell>
          <table:table-cell office:value-type="string" calcext:value-type="string">
            <text:p>ABDULLAH KONUK ANADOLU ÇELİK KASA SANAYİ</text:p>
          </table:table-cell>
          <table:table-cell office:value-type="string" calcext:value-type="string">
            <text:p>YENİ SANAYİ SİT. 7. SOK.NO:32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9576,29.974017</text:p>
          </table:table-cell>
          <table:table-cell table:number-columns-repeated="2" office:value-type="float" office:value="2742319314" calcext:value-type="float">
            <text:p>2742319314</text:p>
          </table:table-cell>
          <table:table-cell/>
          <table:table-cell office:value-type="float" office:value="1993" calcext:value-type="float">
            <text:p>199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EYLAN TEKSTİL</text:p>
          </table:table-cell>
          <table:table-cell office:value-type="string" calcext:value-type="string">
            <text:p>CEYLAN TEKSTİL APRE VE BOYA SAN TİC. LTD. ŞTİ.</text:p>
          </table:table-cell>
          <table:table-cell office:value-type="string" calcext:value-type="string">
            <text:p>ORGANİZE SANAYİ BÖLGESİ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7743,30.115283</text:p>
          </table:table-cell>
          <table:table-cell table:number-columns-repeated="2" office:value-type="float" office:value="2124278182" calcext:value-type="float">
            <text:p>2124278182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RIM KREDİ YEM</text:p>
          </table:table-cell>
          <table:table-cell office:value-type="string" calcext:value-type="string">
            <text:p>TARIM KREDİ YEM SAN VE TİC. A.Ş</text:p>
          </table:table-cell>
          <table:table-cell office:value-type="string" calcext:value-type="string">
            <text:p>ORGANİZE SANAYİ BÖLGESİ 1. CAD.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6423,30.119469</text:p>
          </table:table-cell>
          <table:table-cell office:value-type="float" office:value="2742662141" calcext:value-type="float">
            <text:p>2742662141</text:p>
          </table:table-cell>
          <table:table-cell office:value-type="float" office:value="2742662142" calcext:value-type="float">
            <text:p>2742662142</text:p>
          </table:table-cell>
          <table:table-cell office:value-type="string" calcext:value-type="string">
            <text:p>www.tarimkrediyem.com.tr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İRFAN PAZARKÖYLÜ</text:p>
          </table:table-cell>
          <table:table-cell office:value-type="string" calcext:value-type="string">
            <text:p>İRFAN PAZARKÖYLÜ İTH. İH. DAHİLİ TİC. ( TAVŞ. ŞUBESİ)</text:p>
          </table:table-cell>
          <table:table-cell office:value-type="string" calcext:value-type="string">
            <text:p>KIZILBÜK KÖYÜ DEĞİMİSAZ MEVKİİ 43300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487085,29.195091</text:p>
          </table:table-cell>
          <table:table-cell office:value-type="float" office:value="2746337010" calcext:value-type="float">
            <text:p>2746337010</text:p>
          </table:table-cell>
          <table:table-cell office:value-type="float" office:value="2746337011" calcext:value-type="float">
            <text:p>2746337011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URSAN KABLO</text:p>
          </table:table-cell>
          <table:table-cell office:value-type="string" calcext:value-type="string">
            <text:p>NURSAN KABLO DONANIMLARI SAN. VE TİC.</text:p>
          </table:table-cell>
          <table:table-cell office:value-type="string" calcext:value-type="string">
            <text:p>O.S.B. 1. CAD. NO:5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1042,29.532171</text:p>
          </table:table-cell>
          <table:table-cell office:value-type="float" office:value="2742901010" calcext:value-type="float">
            <text:p>2742901010</text:p>
          </table:table-cell>
          <table:table-cell office:value-type="float" office:value="2742901013" calcext:value-type="float">
            <text:p>2742901013</text:p>
          </table:table-cell>
          <table:table-cell office:value-type="string" calcext:value-type="string">
            <text:p>www.nursanelektrik.com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ÖZ ASİL MADEN</text:p>
          </table:table-cell>
          <table:table-cell office:value-type="string" calcext:value-type="string">
            <text:p>ÖZ ASİL MADEN NAK. SAN. VE TİC. LTD. ŞTİ.</text:p>
          </table:table-cell>
          <table:table-cell office:value-type="string" calcext:value-type="string">
            <text:p>YENİKÖY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39115,29.507302</text:p>
          </table:table-cell>
          <table:table-cell office:value-type="float" office:value="2746353140" calcext:value-type="float">
            <text:p>2746353140</text:p>
          </table:table-cell>
          <table:table-cell office:value-type="float" office:value="2746353656" calcext:value-type="float">
            <text:p>2746353656</text:p>
          </table:table-cell>
          <table:table-cell office:value-type="string" calcext:value-type="string">
            <text:p>www.ozasilmadencilik.com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ZAVA KROM MERMER</text:p>
          </table:table-cell>
          <table:table-cell office:value-type="string" calcext:value-type="string">
            <text:p>ARZAVA KROM MERMER MAD. TAAH. İH. İTH. SAN. VE TİC.</text:p>
          </table:table-cell>
          <table:table-cell office:value-type="string" calcext:value-type="string">
            <text:p>ŞAPÇI KÇYÜ ÇAALAN MEVKİİ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82287,29.309012</text:p>
          </table:table-cell>
          <table:table-cell office:value-type="float" office:value="5324421574" calcext:value-type="float">
            <text:p>5324421574</text:p>
          </table:table-cell>
          <table:table-cell office:value-type="float" office:value="2722211724" calcext:value-type="float">
            <text:p>2722211724</text:p>
          </table:table-cell>
          <table:table-cell office:value-type="string" calcext:value-type="string">
            <text:p>www.arzavakrom.com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URCHROME MADENCİLİK</text:p>
          </table:table-cell>
          <table:table-cell office:value-type="string" calcext:value-type="string">
            <text:p>TURCHROME ANADOLU MADENCİLİK SAN. TİC. LTD. </text:p>
          </table:table-cell>
          <table:table-cell office:value-type="string" calcext:value-type="string">
            <text:p>ORTA KÖYÜ YAKINI BAŞALAN MEVKİİ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72054,29.093513</text:p>
          </table:table-cell>
          <table:table-cell office:value-type="float" office:value="2123242465" calcext:value-type="float">
            <text:p>2123242465</text:p>
          </table:table-cell>
          <table:table-cell office:value-type="float" office:value="2123242485" calcext:value-type="float">
            <text:p>2123242485</text:p>
          </table:table-cell>
          <table:table-cell office:value-type="string" calcext:value-type="string">
            <text:p>www.turchrome.com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KSA MAGNET</text:p>
          </table:table-cell>
          <table:table-cell office:value-type="string" calcext:value-type="string">
            <text:p>AK-SA MAGNET END. SAN. VE TİC. A.Ş</text:p>
          </table:table-cell>
          <table:table-cell office:value-type="string" calcext:value-type="string">
            <text:p>ARİFLER KÖYÜ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687899,29.706194</text:p>
          </table:table-cell>
          <table:table-cell office:value-type="float" office:value="2746462010" calcext:value-type="float">
            <text:p>2746462010</text:p>
          </table:table-cell>
          <table:table-cell office:value-type="float" office:value="2746262058" calcext:value-type="float">
            <text:p>2746262058</text:p>
          </table:table-cell>
          <table:table-cell office:value-type="string" calcext:value-type="string">
            <text:p>www.aksamagnet.com.tr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ÜNİSAN YÜN</text:p>
          </table:table-cell>
          <table:table-cell office:value-type="string" calcext:value-type="string">
            <text:p>YÜNİSAN YÜN İPLİK İNŞAAT MALZ. SAN.TİC.LTD.ŞTİ.</text:p>
          </table:table-cell>
          <table:table-cell office:value-type="string" calcext:value-type="string">
            <text:p>EYNAL MEVKİİ NO:91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125216,28.997723</text:p>
          </table:table-cell>
          <table:table-cell office:value-type="float" office:value="2745139909" calcext:value-type="float">
            <text:p>2745139909</text:p>
          </table:table-cell>
          <table:table-cell/>
          <table:table-cell office:value-type="string" calcext:value-type="string">
            <text:p>www.yunisan.com</text:p>
          </table:table-cell>
          <table:table-cell office:value-type="float" office:value="2003" calcext:value-type="float">
            <text:p>200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PALER KERESTE</text:p>
          </table:table-cell>
          <table:table-cell office:value-type="string" calcext:value-type="string">
            <text:p>TOPALER KERESTE-ALİ VE MEHMET TOPALER</text:p>
          </table:table-cell>
          <table:table-cell office:value-type="string" calcext:value-type="string">
            <text:p>UŞAK CAD.NO:217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3648,28.960818</text:p>
          </table:table-cell>
          <table:table-cell office:value-type="float" office:value="2745131745" calcext:value-type="float">
            <text:p>2745131745</text:p>
          </table:table-cell>
          <table:table-cell office:value-type="float" office:value="2755133624" calcext:value-type="float">
            <text:p>2755133624</text:p>
          </table:table-cell>
          <table:table-cell/>
          <table:table-cell office:value-type="float" office:value="1985" calcext:value-type="float">
            <text:p>198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ZER KERESTE</text:p>
          </table:table-cell>
          <table:table-cell office:value-type="string" calcext:value-type="string">
            <text:p>SEZER KERSTECİLİK </text:p>
          </table:table-cell>
          <table:table-cell office:value-type="string" calcext:value-type="string">
            <text:p>UŞAK CAD.DEMİRCİ KASABASI-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102624,28.917168</text:p>
          </table:table-cell>
          <table:table-cell table:number-columns-repeated="2" office:value-type="float" office:value="2745442037" calcext:value-type="float">
            <text:p>2745442037</text:p>
          </table:table-cell>
          <table:table-cell/>
          <table:table-cell office:value-type="float" office:value="1998" calcext:value-type="float">
            <text:p>199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PEKER KERESTECİLİK</text:p>
          </table:table-cell>
          <table:table-cell office:value-type="string" calcext:value-type="string">
            <text:p>PEKER KERESTE YENİ MAH. NO:1 D:1 43500 SİMAV KÜTAHYA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4431,28.977371</text:p>
          </table:table-cell>
          <table:table-cell table:number-columns-repeated="2" office:value-type="float" office:value="2745442025" calcext:value-type="float">
            <text:p>2745442025</text:p>
          </table:table-cell>
          <table:table-cell/>
          <table:table-cell office:value-type="float" office:value="1963" calcext:value-type="float">
            <text:p>196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NEL KONTRAPLAK</text:p>
          </table:table-cell>
          <table:table-cell office:value-type="string" calcext:value-type="string">
            <text:p>PANEL KONTRAPLAK SAN. VE TİC LTD ŞTİ</text:p>
          </table:table-cell>
          <table:table-cell office:value-type="string" calcext:value-type="string">
            <text:p>YEŞİLKÖY KASABASI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69113,29.027925</text:p>
          </table:table-cell>
          <table:table-cell office:value-type="float" office:value="2745238210" calcext:value-type="float">
            <text:p>2745238210</text:p>
          </table:table-cell>
          <table:table-cell office:value-type="float" office:value="2745238211" calcext:value-type="float">
            <text:p>2745238211</text:p>
          </table:table-cell>
          <table:table-cell office:value-type="string" calcext:value-type="string">
            <text:p>www.panelkontrplak.com</text:p>
          </table:table-cell>
          <table:table-cell office:value-type="float" office:value="1994" calcext:value-type="float">
            <text:p>199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ÖZYURT TİCARET</text:p>
          </table:table-cell>
          <table:table-cell office:value-type="string" calcext:value-type="string">
            <text:p>NURULLAH ÖZYURT </text:p>
          </table:table-cell>
          <table:table-cell office:value-type="string" calcext:value-type="string">
            <text:p>EYNAL KAPLICALARI KARŞISI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125216,28.997723</text:p>
          </table:table-cell>
          <table:table-cell office:value-type="float" office:value="2745472156" calcext:value-type="float">
            <text:p>2745472156</text:p>
          </table:table-cell>
          <table:table-cell office:value-type="float" office:value="2745472212" calcext:value-type="float">
            <text:p>2745472212</text:p>
          </table:table-cell>
          <table:table-cell/>
          <table:table-cell office:value-type="float" office:value="2006" calcext:value-type="float">
            <text:p>200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MTEKS YUN YIKMA</text:p>
          </table:table-cell>
          <table:table-cell office:value-type="string" calcext:value-type="string">
            <text:p>KAMTEKS YUN YIKMA FAB.</text:p>
          </table:table-cell>
          <table:table-cell office:value-type="string" calcext:value-type="string">
            <text:p>EYNAL KAPLICALARI KARŞISI HÜSÜM KÖYÜ YOLU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125216,28.997723</text:p>
          </table:table-cell>
          <table:table-cell office:value-type="float" office:value="2745472024" calcext:value-type="float">
            <text:p>274547202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ÇINAR HALICILIK</text:p>
          </table:table-cell>
          <table:table-cell office:value-type="string" calcext:value-type="string">
            <text:p>ÇINAR HALICILIK SAN VE TİC</text:p>
          </table:table-cell>
          <table:table-cell office:value-type="string" calcext:value-type="string">
            <text:p>TABAKHANE MAHALLESİ A. TAŞKÖPRÜ CADDESİ NO :26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7669,28.979851</text:p>
          </table:table-cell>
          <table:table-cell office:value-type="float" office:value="2745136784" calcext:value-type="float">
            <text:p>2745136784</text:p>
          </table:table-cell>
          <table:table-cell office:value-type="float" office:value="2745132621" calcext:value-type="float">
            <text:p>2745132621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MUNCU BABA</text:p>
          </table:table-cell>
          <table:table-cell office:value-type="string" calcext:value-type="string">
            <text:p>KÜTAHYA SOMUNCU BABA GIDA UNLU MAM. YEMK. HİZ. TEM. SAN. TİC. LTD. ŞTİ.</text:p>
          </table:table-cell>
          <table:table-cell office:value-type="string" calcext:value-type="string">
            <text:p>YUNUS EMRE MAH.MESCİDİ AKSA SK. NO:80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6466,30.031663</text:p>
          </table:table-cell>
          <table:table-cell office:value-type="float" office:value="2742715167" calcext:value-type="float">
            <text:p>2742715167</text:p>
          </table:table-cell>
          <table:table-cell office:value-type="float" office:value="2742715168" calcext:value-type="float">
            <text:p>2742715168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ÇAMLICA GIDA</text:p>
          </table:table-cell>
          <table:table-cell office:value-type="string" calcext:value-type="string">
            <text:p>KÜTAHYA ÇAMLICA GIDA YURT HİZM.HAYV. İNŞ. SAN. TİC. LTD. ŞTİ.</text:p>
          </table:table-cell>
          <table:table-cell office:value-type="string" calcext:value-type="string">
            <text:p>SAMAN PAZARI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1467,29.974639</text:p>
          </table:table-cell>
          <table:table-cell office:value-type="float" office:value="2742248659" calcext:value-type="float">
            <text:p>2742248659</text:p>
          </table:table-cell>
          <table:table-cell office:value-type="float" office:value="2742662618" calcext:value-type="float">
            <text:p>2742662618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TIN ÇİNİ</text:p>
          </table:table-cell>
          <table:table-cell office:value-type="string" calcext:value-type="string">
            <text:p>ALTIN ÇİNİ SANAYİ TİCARET LTD. ŞTİ.</text:p>
          </table:table-cell>
          <table:table-cell office:value-type="string" calcext:value-type="string">
            <text:p>ESKİŞEHİR KARAYOLU 8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82738,30.033165</text:p>
          </table:table-cell>
          <table:table-cell office:value-type="float" office:value="2742250445" calcext:value-type="float">
            <text:p>2742250445</text:p>
          </table:table-cell>
          <table:table-cell office:value-type="float" office:value="2742250448" calcext:value-type="float">
            <text:p>2742250448</text:p>
          </table:table-cell>
          <table:table-cell office:value-type="string" calcext:value-type="string">
            <text:p>www.altincini.com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TIN ÇİNİ</text:p>
          </table:table-cell>
          <table:table-cell office:value-type="string" calcext:value-type="string">
            <text:p>ALTIN ÇİNİ VE SERAMİK SANAYİ <text:s/>A.Ş</text:p>
          </table:table-cell>
          <table:table-cell office:value-type="string" calcext:value-type="string">
            <text:p>ESKİŞEHİR KARAYOLU 8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82738,30.033165</text:p>
          </table:table-cell>
          <table:table-cell office:value-type="float" office:value="2742250445" calcext:value-type="float">
            <text:p>2742250445</text:p>
          </table:table-cell>
          <table:table-cell office:value-type="float" office:value="2742250448" calcext:value-type="float">
            <text:p>2742250448</text:p>
          </table:table-cell>
          <table:table-cell office:value-type="string" calcext:value-type="string">
            <text:p>www.altinseramik.com.tr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CADAĞ ÇİNİ</text:p>
          </table:table-cell>
          <table:table-cell office:value-type="string" calcext:value-type="string">
            <text:p>KOCADAĞ ÇİNİ SERMİK EL SANATLARI GIDA SAN.TİC. LTD. ŞTİ.</text:p>
          </table:table-cell>
          <table:table-cell office:value-type="string" calcext:value-type="string">
            <text:p>GAYBİEFENDİ MAH. BEDİR SOK. NO:1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0345,29.985146</text:p>
          </table:table-cell>
          <table:table-cell table:number-columns-repeated="2" office:value-type="float" office:value="2742330043" calcext:value-type="float">
            <text:p>2742330043</text:p>
          </table:table-cell>
          <table:table-cell office:value-type="string" calcext:value-type="string">
            <text:p>www.kocadagcini.com</text:p>
          </table:table-cell>
          <table:table-cell office:value-type="float" office:value="2002" calcext:value-type="float">
            <text:p>200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TINBAŞAK FIRINI</text:p>
          </table:table-cell>
          <table:table-cell office:value-type="string" calcext:value-type="string">
            <text:p>ALTIN BAŞAK FIRINI </text:p>
          </table:table-cell>
          <table:table-cell office:value-type="string" calcext:value-type="string">
            <text:p>ATATÜRK BULVARI AŞİYAN APT. B74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3174,30.034281</text:p>
          </table:table-cell>
          <table:table-cell office:value-type="float" office:value="2742125032" calcext:value-type="float">
            <text:p>2742125032</text:p>
          </table:table-cell>
          <table:table-cell office:value-type="float" office:value="2742241967" calcext:value-type="float">
            <text:p>2742241967</text:p>
          </table:table-cell>
          <table:table-cell/>
          <table:table-cell office:value-type="float" office:value="2005" calcext:value-type="float">
            <text:p>20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ÖZÇAĞLAR ÇİNİ</text:p>
          </table:table-cell>
          <table:table-cell office:value-type="string" calcext:value-type="string">
            <text:p>ÖZÇAĞLAR ÇİNİ EL SANATLARI SAN. TİC. LTD. ŞTİ. </text:p>
          </table:table-cell>
          <table:table-cell office:value-type="string" calcext:value-type="string">
            <text:p>GAYBİEFENDİ MAH. OSMANLI CAD. NO:25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0455,29.981335</text:p>
          </table:table-cell>
          <table:table-cell table:number-columns-repeated="2" office:value-type="float" office:value="2742241186" calcext:value-type="float">
            <text:p>2742241186</text:p>
          </table:table-cell>
          <table:table-cell office:value-type="string" calcext:value-type="string">
            <text:p>www.ozcaglarcini.com</text:p>
          </table:table-cell>
          <table:table-cell office:value-type="float" office:value="1995" calcext:value-type="float">
            <text:p>199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ÜLBÜLOĞLU İNŞAAT</text:p>
          </table:table-cell>
          <table:table-cell office:value-type="string" calcext:value-type="string">
            <text:p>BÜLBÜLOĞLU İNŞAAT TAAH. VE TİC. LTD. ŞTİ. (KÜTAHYA ŞUBESİ)</text:p>
          </table:table-cell>
          <table:table-cell office:value-type="string" calcext:value-type="string">
            <text:p>GAYBİEFENDİ MAH. TAVŞANLI YOLU 1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8041,29.986391</text:p>
          </table:table-cell>
          <table:table-cell office:value-type="float" office:value="2742160865" calcext:value-type="float">
            <text:p>2742160865</text:p>
          </table:table-cell>
          <table:table-cell office:value-type="float" office:value="2742160861" calcext:value-type="float">
            <text:p>2742160861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ÜMAŞ ŞUBE 1</text:p>
          </table:table-cell>
          <table:table-cell office:value-type="string" calcext:value-type="string">
            <text:p>KÜMAŞ MANYEZİT SANAYİ AŞ</text:p>
          </table:table-cell>
          <table:table-cell office:value-type="string" calcext:value-type="string">
            <text:p>ESKİŞEHİR YOLU 9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82928,30.039751</text:p>
          </table:table-cell>
          <table:table-cell office:value-type="float" office:value="2742250050" calcext:value-type="float">
            <text:p>2742250050</text:p>
          </table:table-cell>
          <table:table-cell office:value-type="float" office:value="2742250060" calcext:value-type="float">
            <text:p>2742250060</text:p>
          </table:table-cell>
          <table:table-cell office:value-type="string" calcext:value-type="string">
            <text:p>www.kumasref.com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MAVİ PENGUEN PASTANESİ</text:p>
          </table:table-cell>
          <table:table-cell office:value-type="string" calcext:value-type="string">
            <text:p>ABDURRHMAN PAŞA BULV. DİLEK APT. ALTI NO:1/A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19511,29.9873</text:p>
          </table:table-cell>
          <table:table-cell office:value-type="float" office:value="2742231222" calcext:value-type="float">
            <text:p>2742231222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MA UNLU MAMÜLLERİ </text:p>
          </table:table-cell>
          <table:table-cell office:value-type="string" calcext:value-type="string">
            <text:p>SEMA UNLU MAMÜLLERİ <text:s/>EĞLENCE HİZ. TEMZ.ÇİNİ VE SERAMİK İML.İNŞ. SAN. TİC. LTD. ŞTİ</text:p>
          </table:table-cell>
          <table:table-cell office:value-type="string" calcext:value-type="string">
            <text:p>FUATPAŞA MAH. AVLUPINAR CAD. KASIRGA SOK.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8708,29.977634</text:p>
          </table:table-cell>
          <table:table-cell office:value-type="float" office:value="2742320044" calcext:value-type="float">
            <text:p>2742320044</text:p>
          </table:table-cell>
          <table:table-cell/>
          <table:table-cell office:value-type="string" calcext:value-type="string">
            <text:p>www.anasultanunlu.com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ÖZBEREKET FIRINI</text:p>
          </table:table-cell>
          <table:table-cell office:value-type="string" calcext:value-type="string">
            <text:p>ÖZBEREKET UN VE UNLU MAMÜL İMALAT SANAYİ TİC.LTD.ŞTİ</text:p>
          </table:table-cell>
          <table:table-cell office:value-type="string" calcext:value-type="string">
            <text:p>DUMLUPINAR MAH. EMBİA CAD. NO:12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9222,30.036009</text:p>
          </table:table-cell>
          <table:table-cell office:value-type="float" office:value="2742123130" calcext:value-type="float">
            <text:p>2742123130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EREN ÇİNİ</text:p>
          </table:table-cell>
          <table:table-cell office:value-type="string" calcext:value-type="string">
            <text:p>ÇİNİCİLER ÇARŞISI 1. ÇARŞI NO:38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4177,29.999156</text:p>
          </table:table-cell>
          <table:table-cell office:value-type="float" office:value="2742251244" calcext:value-type="float">
            <text:p>2742251244</text:p>
          </table:table-cell>
          <table:table-cell office:value-type="float" office:value="2742251095" calcext:value-type="float">
            <text:p>2742251095</text:p>
          </table:table-cell>
          <table:table-cell office:value-type="string" calcext:value-type="string">
            <text:p>www.erencini.com</text:p>
          </table:table-cell>
          <table:table-cell office:value-type="float" office:value="2003" calcext:value-type="float">
            <text:p>200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ELVACIOĞLU GIDA</text:p>
          </table:table-cell>
          <table:table-cell office:value-type="string" calcext:value-type="string">
            <text:p>İBRAHİM HELVACIOĞLU HELVACIOĞLU GIDA</text:p>
          </table:table-cell>
          <table:table-cell office:value-type="string" calcext:value-type="string">
            <text:p>CEMALETTİN MAH. MÜFTÜ SOK. NO:12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2615,29.975922</text:p>
          </table:table-cell>
          <table:table-cell office:value-type="float" office:value="2742167024" calcext:value-type="float">
            <text:p>2742167024</text:p>
          </table:table-cell>
          <table:table-cell office:value-type="float" office:value="2742233422" calcext:value-type="float">
            <text:p>2742233422</text:p>
          </table:table-cell>
          <table:table-cell office:value-type="string" calcext:value-type="string">
            <text:p>www.helvacioglu.com.tr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ÜTAHYA DEKOR</text:p>
          </table:table-cell>
          <table:table-cell office:value-type="string" calcext:value-type="string">
            <text:p>KÜTAHYA DEKOR SERAMİK SAN. TİC. LTD. ŞTİ.</text:p>
          </table:table-cell>
          <table:table-cell office:value-type="string" calcext:value-type="string">
            <text:p>ORGANİZE SANAYİ BÖLGESİ 4. CAD. NO:16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6126,30.121698</text:p>
          </table:table-cell>
          <table:table-cell table:number-columns-repeated="2" office:value-type="float" office:value="2742662115" calcext:value-type="float">
            <text:p>2742662115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RAY FIRINI</text:p>
          </table:table-cell>
          <table:table-cell office:value-type="string" calcext:value-type="string">
            <text:p>SARAY FIRINI ORTAKLIĞI</text:p>
          </table:table-cell>
          <table:table-cell office:value-type="string" calcext:value-type="string">
            <text:p>CUMHURİYET CAD. YILDIZ SİN. ARKASI NO.4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17669,29.980466</text:p>
          </table:table-cell>
          <table:table-cell office:value-type="float" office:value="2742161890" calcext:value-type="float">
            <text:p>2742161890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OCALAR MOBİLYA</text:p>
          </table:table-cell>
          <table:table-cell office:value-type="string" calcext:value-type="string">
            <text:p>HOCALAR MOBİLYA TİC. SAN. LTD. ŞTİ.</text:p>
          </table:table-cell>
          <table:table-cell office:value-type="string" calcext:value-type="string">
            <text:p>YENİ SANAYİ SİT. NO:46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7392,29.970185</text:p>
          </table:table-cell>
          <table:table-cell table:number-columns-repeated="2" office:value-type="float" office:value="2742319637" calcext:value-type="float">
            <text:p>2742319637</text:p>
          </table:table-cell>
          <table:table-cell/>
          <table:table-cell office:value-type="float" office:value="1993" calcext:value-type="float">
            <text:p>199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ÜTAHYA BAŞTAŞ </text:p>
          </table:table-cell>
          <table:table-cell office:value-type="string" calcext:value-type="string">
            <text:p>KÜTAHYA BAŞTAŞ <text:s/>BETON NAK. MAD. SAN. TİC. LTD. ŞTİ.</text:p>
          </table:table-cell>
          <table:table-cell office:value-type="string" calcext:value-type="string">
            <text:p>ESKİŞEHİR KARAYOLU 4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40634,30.003122</text:p>
          </table:table-cell>
          <table:table-cell office:value-type="float" office:value="2742250901" calcext:value-type="float">
            <text:p>2742250901</text:p>
          </table:table-cell>
          <table:table-cell office:value-type="float" office:value="2742251077" calcext:value-type="float">
            <text:p>2742251077</text:p>
          </table:table-cell>
          <table:table-cell office:value-type="string" calcext:value-type="string">
            <text:p>www.kutahyabastas.com.tr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ÜRALLAR YAPI MALZ.VE KİMYA (CAM)</text:p>
          </table:table-cell>
          <table:table-cell office:value-type="string" calcext:value-type="string">
            <text:p>GÜRALLAR YAPI MALZEMELERİ VE KİMYA SANAYİ A.Ş</text:p>
          </table:table-cell>
          <table:table-cell office:value-type="string" calcext:value-type="string">
            <text:p>ORGANİZE SANAYİ BÖL. 1. CAD. NO.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4617,30.113433</text:p>
          </table:table-cell>
          <table:table-cell office:value-type="float" office:value="2742250660" calcext:value-type="float">
            <text:p>2742250660</text:p>
          </table:table-cell>
          <table:table-cell office:value-type="float" office:value="2742250676" calcext:value-type="float">
            <text:p>2742250676</text:p>
          </table:table-cell>
          <table:table-cell office:value-type="string" calcext:value-type="string">
            <text:p>www.artcraft.com.tr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ÜTAHYA ŞEKER FABRİKASI</text:p>
          </table:table-cell>
          <table:table-cell office:value-type="string" calcext:value-type="string">
            <text:p>KÜTAHYA ŞEKER FABRİKASI A.Ş</text:p>
          </table:table-cell>
          <table:table-cell office:value-type="string" calcext:value-type="string">
            <text:p>ESKİŞEHİR YOLU ÜZERİ 1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4469,29.987707</text:p>
          </table:table-cell>
          <table:table-cell office:value-type="float" office:value="2742236467" calcext:value-type="float">
            <text:p>2742236467</text:p>
          </table:table-cell>
          <table:table-cell office:value-type="float" office:value="2742237413" calcext:value-type="float">
            <text:p>2742237413</text:p>
          </table:table-cell>
          <table:table-cell office:value-type="string" calcext:value-type="string">
            <text:p>www.kutahyaseker.com.tr</text:p>
          </table:table-cell>
          <table:table-cell office:value-type="float" office:value="1954" calcext:value-type="float">
            <text:p>19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REF İÇ VE DIŞ TİC.</text:p>
          </table:table-cell>
          <table:table-cell office:value-type="string" calcext:value-type="string">
            <text:p>GOKLER KOYU NO:154</text:p>
          </table:table-cell>
          <table:table-cell office:value-type="string" calcext:value-type="string">
            <text:p>ÇAVDARHİSAR</text:p>
          </table:table-cell>
          <table:table-cell office:value-type="string" calcext:value-type="string">
            <text:p>39.335501,29.657495</text:p>
          </table:table-cell>
          <table:table-cell office:value-type="float" office:value="2744715110" calcext:value-type="float">
            <text:p>2744715110</text:p>
          </table:table-cell>
          <table:table-cell office:value-type="float" office:value="2744715111" calcext:value-type="float">
            <text:p>2744715111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PINAR DOĞALTAŞ MAD. NAK. </text:p>
          </table:table-cell>
          <table:table-cell office:value-type="string" calcext:value-type="string">
            <text:p>TEPECİK KÖYÜ MEVKİİ</text:p>
          </table:table-cell>
          <table:table-cell office:value-type="string" calcext:value-type="string">
            <text:p>ÇAVDARHİSAR</text:p>
          </table:table-cell>
          <table:table-cell office:value-type="string" calcext:value-type="string">
            <text:p>39.2588,29.603078</text:p>
          </table:table-cell>
          <table:table-cell office:value-type="float" office:value="2722234546" calcext:value-type="float">
            <text:p>2722234546</text:p>
          </table:table-cell>
          <table:table-cell office:value-type="float" office:value="2722234547" calcext:value-type="float">
            <text:p>2722234547</text:p>
          </table:table-cell>
          <table:table-cell office:value-type="string" calcext:value-type="string">
            <text:p>www.pinarmarble.com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ĞİRMENCİLER UN VE UNLU MAM.</text:p>
          </table:table-cell>
          <table:table-cell office:value-type="string" calcext:value-type="string">
            <text:p>DEĞİRMENCİLER UN VE UNLU MAM. SÜT ÜRN. NAK. SAN. TİC. LTD. ŞTİ.</text:p>
          </table:table-cell>
          <table:table-cell office:value-type="string" calcext:value-type="string">
            <text:p>ÖZYURT MAH.ZAHIRE PAZARI NO:7 GEDİZ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9.201606,29.611092</text:p>
          </table:table-cell>
          <table:table-cell office:value-type="float" office:value="2743652497" calcext:value-type="float">
            <text:p>2743652497</text:p>
          </table:table-cell>
          <table:table-cell office:value-type="float" office:value="2743652112" calcext:value-type="float">
            <text:p>2743652112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F ENDÜSTRİYEL</text:p>
          </table:table-cell>
          <table:table-cell office:value-type="string" calcext:value-type="string">
            <text:p>BAF ENDÜSTRİYEL KİMYA ÜRN. LOJ. ANT. SAN. TİC. LTD. ŞTİ. </text:p>
          </table:table-cell>
          <table:table-cell office:value-type="string" calcext:value-type="string">
            <text:p>HACIKEBİR BELDESİ ÇAMLIK MEVKİİ NO:41</text:p>
          </table:table-cell>
          <table:table-cell office:value-type="string" calcext:value-type="string">
            <text:p>ÇAVDARHİSAR</text:p>
          </table:table-cell>
          <table:table-cell office:value-type="string" calcext:value-type="string">
            <text:p>39.201485,29.614129</text:p>
          </table:table-cell>
          <table:table-cell office:value-type="float" office:value="2743650022" calcext:value-type="float">
            <text:p>2743650022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BEYSU İNŞ. VE TİC.</text:p>
          </table:table-cell>
          <table:table-cell office:value-type="string" calcext:value-type="string">
            <text:p>GÜNLÜCE KASABASI ÇÖĞÜRLÜ TAŞ OCAĞI</text:p>
          </table:table-cell>
          <table:table-cell office:value-type="string" calcext:value-type="string">
            <text:p>EMET</text:p>
          </table:table-cell>
          <table:table-cell office:value-type="string" calcext:value-type="string">
            <text:p>39.437999,29.301898</text:p>
          </table:table-cell>
          <table:table-cell office:value-type="float" office:value="3124422960" calcext:value-type="float">
            <text:p>3124422960</text:p>
          </table:table-cell>
          <table:table-cell office:value-type="float" office:value="3124422962" calcext:value-type="float">
            <text:p>3124422962</text:p>
          </table:table-cell>
          <table:table-cell/>
          <table:table-cell office:value-type="float" office:value="1994" calcext:value-type="float">
            <text:p>199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TTM DOĞALTAŞ MAD. SAN. VE TİC. </text:p>
          </table:table-cell>
          <table:table-cell office:value-type="string" calcext:value-type="string">
            <text:p>YEŞİLOVA KÜMEEVLER YENİCE</text:p>
          </table:table-cell>
          <table:table-cell office:value-type="string" calcext:value-type="string">
            <text:p>EMET</text:p>
          </table:table-cell>
          <table:table-cell office:value-type="string" calcext:value-type="string">
            <text:p>39.307829,29.183731</text:p>
          </table:table-cell>
          <table:table-cell office:value-type="float" office:value="2722138280" calcext:value-type="float">
            <text:p>2722138280</text:p>
          </table:table-cell>
          <table:table-cell office:value-type="float" office:value="2722132155" calcext:value-type="float">
            <text:p>2722132155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ÜME YEMEK</text:p>
          </table:table-cell>
          <table:table-cell office:value-type="string" calcext:value-type="string">
            <text:p>KÜME YEMEK HİZ HAY TAŞ SAN TİC </text:p>
          </table:table-cell>
          <table:table-cell office:value-type="string" calcext:value-type="string">
            <text:p>ESENTEPE MAHALLESİ SAN SİT C BLOK NO 1</text:p>
          </table:table-cell>
          <table:table-cell office:value-type="string" calcext:value-type="string">
            <text:p>EMET</text:p>
          </table:table-cell>
          <table:table-cell office:value-type="string" calcext:value-type="string">
            <text:p>39.341069,29.27163</text:p>
          </table:table-cell>
          <table:table-cell table:number-columns-repeated="2" office:value-type="float" office:value="2744613129" calcext:value-type="float">
            <text:p>2744613129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MET BOR İŞLETME </text:p>
          </table:table-cell>
          <table:table-cell table:number-columns-repeated="2" office:value-type="string" calcext:value-type="string">
            <text:p>ETİ MADEN İŞLETMELERİ GENEL MÜD. EÖET BOR İŞLETME MÜD.</text:p>
          </table:table-cell>
          <table:table-cell office:value-type="string" calcext:value-type="string">
            <text:p>EMET</text:p>
          </table:table-cell>
          <table:table-cell office:value-type="string" calcext:value-type="string">
            <text:p>39.337683,29.251951</text:p>
          </table:table-cell>
          <table:table-cell office:value-type="float" office:value="2744613404" calcext:value-type="float">
            <text:p>2744613404</text:p>
          </table:table-cell>
          <table:table-cell office:value-type="float" office:value="2744613403" calcext:value-type="float">
            <text:p>2744613403</text:p>
          </table:table-cell>
          <table:table-cell office:value-type="string" calcext:value-type="string">
            <text:p>www.etimaden.gov.tr</text:p>
          </table:table-cell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ŞAPHANE TEKSTİL KONF. SAN. VE TİC. LTD. ŞTİ.</text:p>
          </table:table-cell>
          <table:table-cell office:value-type="string" calcext:value-type="string">
            <text:p>SOĞUK HAVA DEPOLARI NO:1</text:p>
          </table:table-cell>
          <table:table-cell office:value-type="string" calcext:value-type="string">
            <text:p>ŞAPHANE</text:p>
          </table:table-cell>
          <table:table-cell office:value-type="string" calcext:value-type="string">
            <text:p>39.016848,29.217276</text:p>
          </table:table-cell>
          <table:table-cell office:value-type="float" office:value="2745512470" calcext:value-type="float">
            <text:p>2745512470</text:p>
          </table:table-cell>
          <table:table-cell office:value-type="float" office:value="2745512754" calcext:value-type="float">
            <text:p>2745512754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EREKET ÇELİK UN FABRİKASI</text:p>
          </table:table-cell>
          <table:table-cell office:value-type="string" calcext:value-type="string">
            <text:p>BEREKET ÇELİK UN FABRİKASI TARIM İNŞ. NAK. AKAR OTO İTH. İHR. SAN.TİC. LTD. ŞTİ. </text:p>
          </table:table-cell>
          <table:table-cell office:value-type="string" calcext:value-type="string">
            <text:p>KARACADERBENT MAH.NO:15 43950</text:p>
          </table:table-cell>
          <table:table-cell office:value-type="string" calcext:value-type="string">
            <text:p>ŞAPHANE</text:p>
          </table:table-cell>
          <table:table-cell office:value-type="string" calcext:value-type="string">
            <text:p>39.005798,29.166708</text:p>
          </table:table-cell>
          <table:table-cell office:value-type="float" office:value="2745643161" calcext:value-type="float">
            <text:p>2745643161</text:p>
          </table:table-cell>
          <table:table-cell office:value-type="float" office:value="2745643419" calcext:value-type="float">
            <text:p>2745643419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OSTEL</text:p>
          </table:table-cell>
          <table:table-cell office:value-type="string" calcext:value-type="string">
            <text:p>DOSTEL KİMYA VE MADENCİLİK SANAYİ</text:p>
          </table:table-cell>
          <table:table-cell office:value-type="string" calcext:value-type="string">
            <text:p>TUREGUN MAH. NO:1</text:p>
          </table:table-cell>
          <table:table-cell office:value-type="string" calcext:value-type="string">
            <text:p>ŞAPHANE</text:p>
          </table:table-cell>
          <table:table-cell office:value-type="string" calcext:value-type="string">
            <text:p>39.024785,29.219586</text:p>
          </table:table-cell>
          <table:table-cell office:value-type="float" office:value="5305010525" calcext:value-type="float">
            <text:p>5305010525</text:p>
          </table:table-cell>
          <table:table-cell office:value-type="float" office:value="2745512027" calcext:value-type="float">
            <text:p>2745512027</text:p>
          </table:table-cell>
          <table:table-cell office:value-type="string" calcext:value-type="string">
            <text:p>www.dostelas.com.tr</text:p>
          </table:table-cell>
          <table:table-cell office:value-type="float" office:value="1970" calcext:value-type="float">
            <text:p>19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TARIM KREDİ KOOP. KÜTAHYA BÖLGE BİRLİĞİ</text:p>
          </table:table-cell>
          <table:table-cell office:value-type="string" calcext:value-type="string">
            <text:p>HOCAAHMET YESEVİ MAH. SİMAV CAD.</text:p>
          </table:table-cell>
          <table:table-cell office:value-type="string" calcext:value-type="string">
            <text:p>PAZARLAR</text:p>
          </table:table-cell>
          <table:table-cell office:value-type="string" calcext:value-type="string">
            <text:p>38.996019,29.120282</text:p>
          </table:table-cell>
          <table:table-cell office:value-type="float" office:value="2745712957" calcext:value-type="float">
            <text:p>2745712957</text:p>
          </table:table-cell>
          <table:table-cell office:value-type="float" office:value="2745712955" calcext:value-type="float">
            <text:p>2745712955</text:p>
          </table:table-cell>
          <table:table-cell office:value-type="string" calcext:value-type="string">
            <text:p>www.tarimkredi.org.tr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KURETA TEKSTİL</text:p>
          </table:table-cell>
          <table:table-cell office:value-type="string" calcext:value-type="string">
            <text:p>KURETA TEKSTİL SAN. TİC. LTD. ŞTİ.</text:p>
          </table:table-cell>
          <table:table-cell office:value-type="string" calcext:value-type="string">
            <text:p>ATATÜRK MAH. CUMHURİYET CAD. NO:29 YAKUPLAR</text:p>
          </table:table-cell>
          <table:table-cell office:value-type="string" calcext:value-type="string">
            <text:p>PAZARLAR</text:p>
          </table:table-cell>
          <table:table-cell office:value-type="string" calcext:value-type="string">
            <text:p>38.996336,29.117554</text:p>
          </table:table-cell>
          <table:table-cell table:number-columns-repeated="2" office:value-type="float" office:value="2745853059" calcext:value-type="float">
            <text:p>2745853059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ASÇOLAKOĞLU LOKANTASI</text:p>
          </table:table-cell>
          <table:table-cell office:value-type="string" calcext:value-type="string">
            <text:p>HÜRRİYET MAH. KÜÇÜK SANAYİ SİTESİ</text:p>
          </table:table-cell>
          <table:table-cell office:value-type="string" calcext:value-type="string">
            <text:p>ASLANAPA</text:p>
          </table:table-cell>
          <table:table-cell office:value-type="string" calcext:value-type="string">
            <text:p>39.213804,29.871708</text:p>
          </table:table-cell>
          <table:table-cell office:value-type="float" office:value="5325079586" calcext:value-type="float">
            <text:p>5325079586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ÜLBÜLOĞLU İNŞAAT</text:p>
          </table:table-cell>
          <table:table-cell office:value-type="string" calcext:value-type="string">
            <text:p>BÜLBÜLOĞLU İNŞAAT TAAHHÜT SAN. TİC. LTD.ŞTİ.</text:p>
          </table:table-cell>
          <table:table-cell office:value-type="string" calcext:value-type="string">
            <text:p>ESKİŞEHİR YOLU 5. KM KIRGILLI KÖYÜ ASFALT PLENTİ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224133,29.790607</text:p>
          </table:table-cell>
          <table:table-cell office:value-type="float" office:value="2742160865" calcext:value-type="float">
            <text:p>2742160865</text:p>
          </table:table-cell>
          <table:table-cell office:value-type="float" office:value="2742160861" calcext:value-type="float">
            <text:p>2742160861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UR &amp;CAN PASTANESİ</text:p>
          </table:table-cell>
          <table:table-cell office:value-type="string" calcext:value-type="string">
            <text:p>MUSTAFA KAYNAKNUR &amp;CAN PASTANESİ</text:p>
          </table:table-cell>
          <table:table-cell office:value-type="string" calcext:value-type="string">
            <text:p>YENİ MAH. BANKALAR CAD. NO:20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3959,29.493049</text:p>
          </table:table-cell>
          <table:table-cell office:value-type="float" office:value="2746141314" calcext:value-type="float">
            <text:p>2746141314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ÜNER ELEKTRİKLİ EV ALETLERİ </text:p>
          </table:table-cell>
          <table:table-cell office:value-type="string" calcext:value-type="string">
            <text:p>GÜNER ELEKTRİKLİ EV ALETLERİ SAN VE TİC. A.Ş</text:p>
          </table:table-cell>
          <table:table-cell office:value-type="string" calcext:value-type="string">
            <text:p>YENİ MAH. KANAL CAD.NO:95 /A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3036,29.492065</text:p>
          </table:table-cell>
          <table:table-cell office:value-type="float" office:value="2746121530" calcext:value-type="float">
            <text:p>2746121530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AYRAKTAR TARIM ÜRÜNLERİ</text:p>
          </table:table-cell>
          <table:table-cell office:value-type="string" calcext:value-type="string">
            <text:p>AHMET BAYRAKTAR TARIM ÜRÜNLERİ HYV. NAK. OTOMOTİV SAN. TİC. <text:s/>LTD.ŞTİ.</text:p>
          </table:table-cell>
          <table:table-cell office:value-type="string" calcext:value-type="string">
            <text:p>YENİ MAH. KANL CAD. YILDIZ SİT. NO:62 /A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345,29.491571</text:p>
          </table:table-cell>
          <table:table-cell office:value-type="float" office:value="2746149292" calcext:value-type="float">
            <text:p>2746149292</text:p>
          </table:table-cell>
          <table:table-cell office:value-type="float" office:value="2746152263" calcext:value-type="float">
            <text:p>2746152263</text:p>
          </table:table-cell>
          <table:table-cell/>
          <table:table-cell office:value-type="float" office:value="2005" calcext:value-type="float">
            <text:p>20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YKA MADENCİLİK</text:p>
          </table:table-cell>
          <table:table-cell office:value-type="string" calcext:value-type="string">
            <text:p>AYKA MADENCİLİK -İNŞAAT ENERJİ TAŞ. SAN. VE TİC. LTD. ŞTİ.</text:p>
          </table:table-cell>
          <table:table-cell office:value-type="string" calcext:value-type="string">
            <text:p>YENİ MAH. YILDIZ SİT. NO:B-65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345,29.491571</text:p>
          </table:table-cell>
          <table:table-cell office:value-type="float" office:value="2746144949" calcext:value-type="float">
            <text:p>2746144949</text:p>
          </table:table-cell>
          <table:table-cell office:value-type="float" office:value="2746121858" calcext:value-type="float">
            <text:p>2746121858</text:p>
          </table:table-cell>
          <table:table-cell office:value-type="string" calcext:value-type="string">
            <text:p>www.aykamadencilik.com</text:p>
          </table:table-cell>
          <table:table-cell office:value-type="float" office:value="1987" calcext:value-type="float">
            <text:p>198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UNC- KUL</text:p>
          </table:table-cell>
          <table:table-cell office:value-type="string" calcext:value-type="string">
            <text:p>TUNÇ- KÜL ÇİMENTO MİNERAL KATKILAR İNŞ. SAN. TİC. A.Ş</text:p>
          </table:table-cell>
          <table:table-cell office:value-type="string" calcext:value-type="string">
            <text:p>ESKİ PTT CAD. TAVŞANLI İŞ MERKEZİNO.17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3376,29.491569</text:p>
          </table:table-cell>
          <table:table-cell office:value-type="float" office:value="2746383990" calcext:value-type="float">
            <text:p>2746383990</text:p>
          </table:table-cell>
          <table:table-cell/>
          <table:table-cell office:value-type="string" calcext:value-type="string">
            <text:p>www.tunckulcimento.com.tr</text:p>
          </table:table-cell>
          <table:table-cell office:value-type="float" office:value="2001" calcext:value-type="float">
            <text:p>200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ÖZ SÖZER PVC</text:p>
          </table:table-cell>
          <table:table-cell office:value-type="string" calcext:value-type="string">
            <text:p>ÖZ SÖZER PVC PLASTİK DOĞRAMA İNŞ. <text:s/>TAŞ. TURZ. GIDA SAN. TİC. LTD. ŞTİ</text:p>
          </table:table-cell>
          <table:table-cell office:value-type="string" calcext:value-type="string">
            <text:p>YENİ MAH. HAŞİM BENLİ BULV. NO:86/E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4455,29.494717</text:p>
          </table:table-cell>
          <table:table-cell office:value-type="float" office:value="2746147766" calcext:value-type="float">
            <text:p>2746147766</text:p>
          </table:table-cell>
          <table:table-cell office:value-type="float" office:value="2746146672" calcext:value-type="float">
            <text:p>2746146672</text:p>
          </table:table-cell>
          <table:table-cell/>
          <table:table-cell office:value-type="float" office:value="1998" calcext:value-type="float">
            <text:p>199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ÖZ SARI <text:s/>UN</text:p>
          </table:table-cell>
          <table:table-cell office:value-type="string" calcext:value-type="string">
            <text:p>ÖZ SARI <text:s/>UN VE UNLU MAMÜLLERİ SAN. TİC. LTD. ŞTİ</text:p>
          </table:table-cell>
          <table:table-cell office:value-type="string" calcext:value-type="string">
            <text:p>ÇIVGILAR MAH. OKUL ALT. NO:26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7868,29.491398</text:p>
          </table:table-cell>
          <table:table-cell office:value-type="float" office:value="2746238908" calcext:value-type="float">
            <text:p>2746238908</text:p>
          </table:table-cell>
          <table:table-cell office:value-type="float" office:value="2746146045" calcext:value-type="float">
            <text:p>2746146045</text:p>
          </table:table-cell>
          <table:table-cell/>
          <table:table-cell office:value-type="float" office:value="1994" calcext:value-type="float">
            <text:p>199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İDYA MAKİNE</text:p>
          </table:table-cell>
          <table:table-cell office:value-type="string" calcext:value-type="string">
            <text:p>LİDYA MAKİNE MAD. HAY.SAN. TİC. LTD. ŞTİ.</text:p>
          </table:table-cell>
          <table:table-cell office:value-type="string" calcext:value-type="string">
            <text:p>YENİ MAH.EMET CAD. NO:24/2-3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1266,29.489318</text:p>
          </table:table-cell>
          <table:table-cell office:value-type="float" office:value="2746140065" calcext:value-type="float">
            <text:p>2746140065</text:p>
          </table:table-cell>
          <table:table-cell office:value-type="float" office:value="2746154499" calcext:value-type="float">
            <text:p>2746154499</text:p>
          </table:table-cell>
          <table:table-cell office:value-type="string" calcext:value-type="string">
            <text:p>www.lidyamakinamadencilik.com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UTLULAR GIDA İNŞAAT</text:p>
          </table:table-cell>
          <table:table-cell office:value-type="string" calcext:value-type="string">
            <text:p>MUTLULAR GIDA İNŞAAT YEM SANAYİ TİC. LTD. ŞTİ.</text:p>
          </table:table-cell>
          <table:table-cell office:value-type="string" calcext:value-type="string">
            <text:p>YENİ MAH. ÇEVREYOLU ÜZERİ NO:74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37327,29.495734</text:p>
          </table:table-cell>
          <table:table-cell office:value-type="float" office:value="2746143645" calcext:value-type="float">
            <text:p>2746143645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EBTAT LEBLEBİ</text:p>
          </table:table-cell>
          <table:table-cell office:value-type="string" calcext:value-type="string">
            <text:p>LEBTAT LEBLEBİ KURUYEMİŞ GIDA TARIM <text:s/>ÜRÜNLERİ TAŞ. SAN. TİC. LTD. ŞTİ.</text:p>
          </table:table-cell>
          <table:table-cell office:value-type="string" calcext:value-type="string">
            <text:p>MERKEZ MAH. MENDERS CAD. NO:46/3 ÇUKURKÖY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39901,29.500778</text:p>
          </table:table-cell>
          <table:table-cell office:value-type="float" office:value="2746160012" calcext:value-type="float">
            <text:p>2746160012</text:p>
          </table:table-cell>
          <table:table-cell office:value-type="float" office:value="2746160930" calcext:value-type="float">
            <text:p>2746160930</text:p>
          </table:table-cell>
          <table:table-cell office:value-type="string" calcext:value-type="string">
            <text:p>www.erzade.com.tr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ÜRKMEN SU</text:p>
          </table:table-cell>
          <table:table-cell office:value-type="string" calcext:value-type="string">
            <text:p>TÜRKMENOĞLU KÜTAHYA SU NAK. SAN. TİC. LTD. ŞTİ.</text:p>
          </table:table-cell>
          <table:table-cell office:value-type="string" calcext:value-type="string">
            <text:p>YENİ SANAYİ SİT. 13. SK. NO.7/B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1453,29.975077</text:p>
          </table:table-cell>
          <table:table-cell office:value-type="float" office:value="2742121043" calcext:value-type="float">
            <text:p>2742121043</text:p>
          </table:table-cell>
          <table:table-cell/>
          <table:table-cell office:value-type="string" calcext:value-type="string">
            <text:p>www.turkmensu.com.tr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EMET MOBİLYA</text:p>
          </table:table-cell>
          <table:table-cell office:value-type="string" calcext:value-type="string">
            <text:p>FATİH SANAYİ SİT.SAKIP SABANCI CAD. NO:5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731,29.970358</text:p>
          </table:table-cell>
          <table:table-cell table:number-columns-repeated="2" office:value-type="float" office:value="2742318816" calcext:value-type="float">
            <text:p>2742318816</text:p>
          </table:table-cell>
          <table:table-cell office:value-type="string" calcext:value-type="string">
            <text:p>www.emetmobilya.com</text:p>
          </table:table-cell>
          <table:table-cell office:value-type="float" office:value="1999" calcext:value-type="float">
            <text:p>199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ÜBAŞ</text:p>
          </table:table-cell>
          <table:table-cell office:value-type="string" calcext:value-type="string">
            <text:p>KÜBAŞ KÜTAHAY BAK.TÜK.MAD.TİC. SAN. A.Ş</text:p>
          </table:table-cell>
          <table:table-cell office:value-type="string" calcext:value-type="string">
            <text:p>ESKİŞEHİR KARAYOLU 2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42455,30.003152</text:p>
          </table:table-cell>
          <table:table-cell office:value-type="float" office:value="2742251500" calcext:value-type="float">
            <text:p>2742251500</text:p>
          </table:table-cell>
          <table:table-cell office:value-type="float" office:value="2742251510" calcext:value-type="float">
            <text:p>2742251510</text:p>
          </table:table-cell>
          <table:table-cell office:value-type="string" calcext:value-type="string">
            <text:p>www.kubas.com.tr</text:p>
          </table:table-cell>
          <table:table-cell office:value-type="float" office:value="1976" calcext:value-type="float">
            <text:p>197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VLİYA ÇELEBİ MAKİNE</text:p>
          </table:table-cell>
          <table:table-cell office:value-type="string" calcext:value-type="string">
            <text:p>EVLİYA ÇELEBİ MAKİNE </text:p>
          </table:table-cell>
          <table:table-cell office:value-type="string" calcext:value-type="string">
            <text:p>YENİ SANAYİ SİT. 19. SOK. NO:6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7453,29.972384</text:p>
          </table:table-cell>
          <table:table-cell office:value-type="float" office:value="2742312949" calcext:value-type="float">
            <text:p>2742312949</text:p>
          </table:table-cell>
          <table:table-cell office:value-type="float" office:value="2742318212" calcext:value-type="float">
            <text:p>2742318212</text:p>
          </table:table-cell>
          <table:table-cell office:value-type="string" calcext:value-type="string">
            <text:p>www.evliyacelebimakine.com.tr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ZİYA ERDOĞMUŞ MAKİNE</text:p>
          </table:table-cell>
          <table:table-cell office:value-type="string" calcext:value-type="string">
            <text:p>ZİYA ERDOĞMUŞ MAKİNE SANAYİ</text:p>
          </table:table-cell>
          <table:table-cell office:value-type="string" calcext:value-type="string">
            <text:p>FATİH SANAYİ SİTESİ 40. SOK. NO:8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6893,29.977633</text:p>
          </table:table-cell>
          <table:table-cell table:number-columns-repeated="2" office:value-type="float" office:value="2742312022" calcext:value-type="float">
            <text:p>2742312022</text:p>
          </table:table-cell>
          <table:table-cell office:value-type="string" calcext:value-type="string">
            <text:p>www.erdogmusmakina.com.tr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KÇA EKMEK</text:p>
          </table:table-cell>
          <table:table-cell office:value-type="string" calcext:value-type="string">
            <text:p>AKÇA EKMEK UNLU MAMÜLLER SAN. TİC. LTD. ŞTİ.</text:p>
          </table:table-cell>
          <table:table-cell office:value-type="string" calcext:value-type="string">
            <text:p>ORGANİZE SANAYİ BÖLGESİ 4. CAD. NO.5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8979,30.121238</text:p>
          </table:table-cell>
          <table:table-cell office:value-type="float" office:value="2742662620" calcext:value-type="float">
            <text:p>2742662620</text:p>
          </table:table-cell>
          <table:table-cell office:value-type="float" office:value="2742662622" calcext:value-type="float">
            <text:p>2742662622</text:p>
          </table:table-cell>
          <table:table-cell/>
          <table:table-cell office:value-type="float" office:value="2003" calcext:value-type="float">
            <text:p>200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AVA ORMAN ÜRÜNLERİ</text:p>
          </table:table-cell>
          <table:table-cell office:value-type="string" calcext:value-type="string">
            <text:p>TAVA ORMAN ÜRÜNLERİ MAKİNE İNŞ.SAN. TİC. LTD.ŞTİ</text:p>
          </table:table-cell>
          <table:table-cell office:value-type="string" calcext:value-type="string">
            <text:p>ORGANİZE SANAYİ BÖLGESİ 7.CAD. NO:1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3995,30.117472</text:p>
          </table:table-cell>
          <table:table-cell office:value-type="float" office:value="2742662247" calcext:value-type="float">
            <text:p>2742662247</text:p>
          </table:table-cell>
          <table:table-cell office:value-type="float" office:value="2742662249" calcext:value-type="float">
            <text:p>2742662249</text:p>
          </table:table-cell>
          <table:table-cell/>
          <table:table-cell office:value-type="float" office:value="2006" calcext:value-type="float">
            <text:p>200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ÖZKAR</text:p>
          </table:table-cell>
          <table:table-cell office:value-type="string" calcext:value-type="string">
            <text:p>ÖZKAR GIDA VE UNLU MAMÜLLERİ SAN. TİC. LTD. ŞTİ.</text:p>
          </table:table-cell>
          <table:table-cell office:value-type="string" calcext:value-type="string">
            <text:p>ORGANİZE SANAYİ BÖLGESİ 4. CAD. NO:1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9024,30.123197</text:p>
          </table:table-cell>
          <table:table-cell office:value-type="float" office:value="2742662515" calcext:value-type="float">
            <text:p>2742662515</text:p>
          </table:table-cell>
          <table:table-cell office:value-type="float" office:value="2742662513" calcext:value-type="float">
            <text:p>2742662513</text:p>
          </table:table-cell>
          <table:table-cell/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ÖZ MALTAŞ MADEN</text:p>
          </table:table-cell>
          <table:table-cell office:value-type="string" calcext:value-type="string">
            <text:p>ÖZ MALTAŞ MADEN MADENCİLİK <text:s/>KİM. İNŞ. SAN. TİC. LTD. ŞTİ.</text:p>
          </table:table-cell>
          <table:table-cell office:value-type="string" calcext:value-type="string">
            <text:p>ORGANİZE SANAYİ BÖLGESİ 6.CAD. NO:17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9426,30.127191</text:p>
          </table:table-cell>
          <table:table-cell office:value-type="float" office:value="2742662424" calcext:value-type="float">
            <text:p>2742662424</text:p>
          </table:table-cell>
          <table:table-cell office:value-type="float" office:value="2742315621" calcext:value-type="float">
            <text:p>2742315621</text:p>
          </table:table-cell>
          <table:table-cell office:value-type="string" calcext:value-type="string">
            <text:p>www.ozmaltas.com.tr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ÜNSA MADENCİLİK</text:p>
          </table:table-cell>
          <table:table-cell office:value-type="string" calcext:value-type="string">
            <text:p>ÜNSA MADENCİLİK SAN. TİC. A.Ş</text:p>
          </table:table-cell>
          <table:table-cell office:value-type="string" calcext:value-type="string">
            <text:p>ORGANİZE SANAYİ BÖLGESİ 3. CAD. NO: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8863,30.120036</text:p>
          </table:table-cell>
          <table:table-cell office:value-type="float" office:value="2742662002" calcext:value-type="float">
            <text:p>2742662002</text:p>
          </table:table-cell>
          <table:table-cell office:value-type="float" office:value="2742662455" calcext:value-type="float">
            <text:p>2742662455</text:p>
          </table:table-cell>
          <table:table-cell office:value-type="string" calcext:value-type="string">
            <text:p>www.unsamadencilik.com.tr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İLHAM DOĞALTAŞ</text:p>
          </table:table-cell>
          <table:table-cell office:value-type="string" calcext:value-type="string">
            <text:p>İLHAM DOĞALTAŞ MADENCİLİK LİKİT PETROLGIDA İNŞ.TURZ.TİC. SAN. LTD. ŞTİ.</text:p>
          </table:table-cell>
          <table:table-cell office:value-type="string" calcext:value-type="string">
            <text:p>ORGANİZE SANAYİ BÖLGESİ 6. CAD. NO:10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6823,30.126989</text:p>
          </table:table-cell>
          <table:table-cell office:value-type="float" office:value="2742662110" calcext:value-type="float">
            <text:p>2742662110</text:p>
          </table:table-cell>
          <table:table-cell office:value-type="float" office:value="2742662111" calcext:value-type="float">
            <text:p>2742662111</text:p>
          </table:table-cell>
          <table:table-cell office:value-type="string" calcext:value-type="string">
            <text:p>www.ilhammermer.com.tr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ET MAKİNE</text:p>
          </table:table-cell>
          <table:table-cell office:value-type="string" calcext:value-type="string">
            <text:p>MET MAKİNE ENDÜSTRİ TAAH.İNŞ.MAD.SAN. TİC. LTD. ŞTİ.</text:p>
          </table:table-cell>
          <table:table-cell office:value-type="string" calcext:value-type="string">
            <text:p>ORGANİZE SANAYİ BÖLGESİ 3. CAD. NO: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014,30.12053</text:p>
          </table:table-cell>
          <table:table-cell office:value-type="float" office:value="2742662290" calcext:value-type="float">
            <text:p>2742662290</text:p>
          </table:table-cell>
          <table:table-cell office:value-type="float" office:value="2742662292" calcext:value-type="float">
            <text:p>274266229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RCAN CAM</text:p>
          </table:table-cell>
          <table:table-cell office:value-type="string" calcext:value-type="string">
            <text:p>ERCAN CAM MOZAİK MAD. TAR. GIDA SAN. TİC. LTD. ŞTİ.</text:p>
          </table:table-cell>
          <table:table-cell office:value-type="string" calcext:value-type="string">
            <text:p>EVLİYA ÇELEBİ MAH.HASAN POLATKAN CAD.ÇİNİKOOP TESİSLERİ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9118,29.943221</text:p>
          </table:table-cell>
          <table:table-cell office:value-type="float" office:value="2742318354" calcext:value-type="float">
            <text:p>2742318354</text:p>
          </table:table-cell>
          <table:table-cell office:value-type="float" office:value="2742318307" calcext:value-type="float">
            <text:p>2742318307</text:p>
          </table:table-cell>
          <table:table-cell office:value-type="string" calcext:value-type="string">
            <text:p>www.opax.com.tr</text:p>
          </table:table-cell>
          <table:table-cell office:value-type="float" office:value="2005" calcext:value-type="float">
            <text:p>20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ATURAL ÇİNİ</text:p>
          </table:table-cell>
          <table:table-cell office:value-type="string" calcext:value-type="string">
            <text:p>NATURAL ÇİNİ SERAMİK MADENCİLİK TURZM SAN. TİC. LTD. ŞTİ.</text:p>
          </table:table-cell>
          <table:table-cell office:value-type="string" calcext:value-type="string">
            <text:p>EVLİYA ÇELEBİ MAH. HASAN POLATKAN CAD. ÇİNİKOOP TESİSLERİ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9118,29.943221</text:p>
          </table:table-cell>
          <table:table-cell office:value-type="float" office:value="2742251540" calcext:value-type="float">
            <text:p>2742251540</text:p>
          </table:table-cell>
          <table:table-cell office:value-type="float" office:value="2742320023" calcext:value-type="float">
            <text:p>2742320023</text:p>
          </table:table-cell>
          <table:table-cell office:value-type="string" calcext:value-type="string">
            <text:p>www.aykkutahyacini.com.tr</text:p>
          </table:table-cell>
          <table:table-cell office:value-type="float" office:value="1992" calcext:value-type="float">
            <text:p>199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VLİYA ÇELEBİ ÇİNİ</text:p>
          </table:table-cell>
          <table:table-cell office:value-type="string" calcext:value-type="string">
            <text:p>AHMET ASALI EVLİYA ÇELEBİ ÇİNİ FAB.</text:p>
          </table:table-cell>
          <table:table-cell office:value-type="string" calcext:value-type="string">
            <text:p>BAHÇELİEVLER MAH. ÇAMLICA CAD.HASAN TÜZÜ SOK. NO:2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3599,29.931612</text:p>
          </table:table-cell>
          <table:table-cell office:value-type="float" office:value="2742312745" calcext:value-type="float">
            <text:p>2742312745</text:p>
          </table:table-cell>
          <table:table-cell office:value-type="float" office:value="2742312746" calcext:value-type="float">
            <text:p>2742312746</text:p>
          </table:table-cell>
          <table:table-cell office:value-type="string" calcext:value-type="string">
            <text:p>www.evliyacelebi.com.tr</text:p>
          </table:table-cell>
          <table:table-cell office:value-type="float" office:value="1983" calcext:value-type="float">
            <text:p>198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KÜTAHYA MOBİLYA</text:p>
          </table:table-cell>
          <table:table-cell office:value-type="string" calcext:value-type="string">
            <text:p>KÜTAHYA MOBİLYA ORMAN ÜRÜNLERİ İNŞ. SAN.TİC.LTD. ŞTİ.</text:p>
          </table:table-cell>
          <table:table-cell office:value-type="string" calcext:value-type="string">
            <text:p>ATATÜRK BULVARI 5. KM 2.ORGANİZE SANAYİ BÖLGESİ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63466,30.021554</text:p>
          </table:table-cell>
          <table:table-cell office:value-type="float" office:value="2742251017" calcext:value-type="float">
            <text:p>2742251017</text:p>
          </table:table-cell>
          <table:table-cell office:value-type="float" office:value="2742251020" calcext:value-type="float">
            <text:p>2742251020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ÜL-DAĞ SERAMİK </text:p>
          </table:table-cell>
          <table:table-cell office:value-type="string" calcext:value-type="string">
            <text:p>GÜL-DAĞ SERAMİK SAN. TİC. LTD.ŞTİ.</text:p>
          </table:table-cell>
          <table:table-cell office:value-type="string" calcext:value-type="string">
            <text:p>ORGAZNİZE SANAYİ BÖLGESİ 6.CAD. NO.27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3663,30.125154</text:p>
          </table:table-cell>
          <table:table-cell office:value-type="float" office:value="2742662283" calcext:value-type="float">
            <text:p>2742662283</text:p>
          </table:table-cell>
          <table:table-cell office:value-type="float" office:value="2742662243" calcext:value-type="float">
            <text:p>2742662243</text:p>
          </table:table-cell>
          <table:table-cell office:value-type="string" calcext:value-type="string">
            <text:p>www.guldagseramik.com</text:p>
          </table:table-cell>
          <table:table-cell office:value-type="float" office:value="2007" calcext:value-type="float">
            <text:p>200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ŞANLAR SERAMİK</text:p>
          </table:table-cell>
          <table:table-cell office:value-type="string" calcext:value-type="string">
            <text:p>AŞANLAR SERAMİK MADENCİLİK TURZ.SAN.TİC. A.Ş</text:p>
          </table:table-cell>
          <table:table-cell office:value-type="string" calcext:value-type="string">
            <text:p>ESKİŞEHİR KARAYOLU 8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79831,30.042154</text:p>
          </table:table-cell>
          <table:table-cell office:value-type="float" office:value="2742250254" calcext:value-type="float">
            <text:p>2742250254</text:p>
          </table:table-cell>
          <table:table-cell office:value-type="float" office:value="2742250470" calcext:value-type="float">
            <text:p>2742250470</text:p>
          </table:table-cell>
          <table:table-cell office:value-type="string" calcext:value-type="string">
            <text:p>www.asanlar.com</text:p>
          </table:table-cell>
          <table:table-cell office:value-type="float" office:value="1995" calcext:value-type="float">
            <text:p>199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EF-SAN</text:p>
          </table:table-cell>
          <table:table-cell office:value-type="string" calcext:value-type="string">
            <text:p>REF-SAN ÇİNİ SERAMİK CAM ATÖLYESİ SAN. TİC. LTD. ŞTİ.</text:p>
          </table:table-cell>
          <table:table-cell office:value-type="string" calcext:value-type="string">
            <text:p>ESKİŞEHİR YOLU 10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93328,30.034858</text:p>
          </table:table-cell>
          <table:table-cell office:value-type="float" office:value="2742251718" calcext:value-type="float">
            <text:p>2742251718</text:p>
          </table:table-cell>
          <table:table-cell office:value-type="float" office:value="2742251720" calcext:value-type="float">
            <text:p>2742251720</text:p>
          </table:table-cell>
          <table:table-cell office:value-type="string" calcext:value-type="string">
            <text:p>www.refsan.com.tr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ÜRENSOY MOBİLYA</text:p>
          </table:table-cell>
          <table:table-cell office:value-type="string" calcext:value-type="string">
            <text:p>GÜRENSOY ORMAN ÜRÜNLERİ SAN. TİC. LTD. ŞTİ.</text:p>
          </table:table-cell>
          <table:table-cell office:value-type="string" calcext:value-type="string">
            <text:p>BEREKETSANAYİ SİT. 13. SK. NO.20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1453,29.975077</text:p>
          </table:table-cell>
          <table:table-cell office:value-type="float" office:value="2742320442" calcext:value-type="float">
            <text:p>2742320442</text:p>
          </table:table-cell>
          <table:table-cell office:value-type="float" office:value="2742320443" calcext:value-type="float">
            <text:p>2742320443</text:p>
          </table:table-cell>
          <table:table-cell/>
          <table:table-cell office:value-type="float" office:value="1994" calcext:value-type="float">
            <text:p>199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ÖK ÇELİK</text:p>
          </table:table-cell>
          <table:table-cell office:value-type="string" calcext:value-type="string">
            <text:p>GÖK ÇELİK - AHMET GÖK</text:p>
          </table:table-cell>
          <table:table-cell office:value-type="string" calcext:value-type="string">
            <text:p>ÇAVDIRALTI MEVKİİ İZMİR CAD. NO:172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772,28.942464</text:p>
          </table:table-cell>
          <table:table-cell office:value-type="float" office:value="2745138721" calcext:value-type="float">
            <text:p>2745138721</text:p>
          </table:table-cell>
          <table:table-cell office:value-type="float" office:value="2745131687" calcext:value-type="float">
            <text:p>2745131687</text:p>
          </table:table-cell>
          <table:table-cell office:value-type="string" calcext:value-type="string">
            <text:p>www.semavermangal.com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LDEMİR KERESTECİLİK</text:p>
          </table:table-cell>
          <table:table-cell office:value-type="string" calcext:value-type="string">
            <text:p>ALDEMİR KERESTECİLİK TİC. VE SAN.</text:p>
          </table:table-cell>
          <table:table-cell office:value-type="string" calcext:value-type="string">
            <text:p>KEKLİKTEPE MH. KEKLİKTEPE CAD. NO:1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6945,28.989549</text:p>
          </table:table-cell>
          <table:table-cell office:value-type="float" office:value="2745131368" calcext:value-type="float">
            <text:p>2745131368</text:p>
          </table:table-cell>
          <table:table-cell office:value-type="float" office:value="2745138568" calcext:value-type="float">
            <text:p>2745138568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OÇ KERESTECİLİK</text:p>
          </table:table-cell>
          <table:table-cell office:value-type="string" calcext:value-type="string">
            <text:p>KOÇ KERESTECİLİK TİC. SAN.</text:p>
          </table:table-cell>
          <table:table-cell office:value-type="string" calcext:value-type="string">
            <text:p>NAŞA KASABASI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157033,28.964756</text:p>
          </table:table-cell>
          <table:table-cell office:value-type="float" office:value="2745322014" calcext:value-type="float">
            <text:p>2745322014</text:p>
          </table:table-cell>
          <table:table-cell office:value-type="float" office:value="2745322354" calcext:value-type="float">
            <text:p>2745322354</text:p>
          </table:table-cell>
          <table:table-cell/>
          <table:table-cell office:value-type="float" office:value="1993" calcext:value-type="float">
            <text:p>199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ÖKER KERESTECİLİK</text:p>
          </table:table-cell>
          <table:table-cell office:value-type="string" calcext:value-type="string">
            <text:p>GÖKER KERESTECİLİK İSMAİL GÖKER</text:p>
          </table:table-cell>
          <table:table-cell office:value-type="string" calcext:value-type="string">
            <text:p>GÖKÇELER YOLU ÜZERİ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9435,28.99301</text:p>
          </table:table-cell>
          <table:table-cell office:value-type="float" office:value="2745136419" calcext:value-type="float">
            <text:p>2745136419</text:p>
          </table:table-cell>
          <table:table-cell office:value-type="float" office:value="2745131025" calcext:value-type="float">
            <text:p>2745131025</text:p>
          </table:table-cell>
          <table:table-cell/>
          <table:table-cell office:value-type="float" office:value="2005" calcext:value-type="float">
            <text:p>20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HSEN UN </text:p>
          </table:table-cell>
          <table:table-cell office:value-type="string" calcext:value-type="string">
            <text:p>AHSEN UN YEM GIDA SAN. TİC.</text:p>
          </table:table-cell>
          <table:table-cell office:value-type="string" calcext:value-type="string">
            <text:p>BAHÇELİEVLER MAH. KARACALAR CAD. NO:32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9468,28.971284</text:p>
          </table:table-cell>
          <table:table-cell office:value-type="float" office:value="2745172251" calcext:value-type="float">
            <text:p>2745172251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MUSTAFA AKTAY</text:p>
          </table:table-cell>
          <table:table-cell office:value-type="string" calcext:value-type="string">
            <text:p>KUŞU KASABASI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8.964183,29.030033</text:p>
          </table:table-cell>
          <table:table-cell office:value-type="float" office:value="2745312131" calcext:value-type="float">
            <text:p>2745312131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SERDAR KAYA </text:p>
          </table:table-cell>
          <table:table-cell office:value-type="string" calcext:value-type="string">
            <text:p>ESENEVLER MAH. MOBİLYA SİT. NO:47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5754,29.008775</text:p>
          </table:table-cell>
          <table:table-cell office:value-type="float" office:value="2745136710" calcext:value-type="float">
            <text:p>2745136710</text:p>
          </table:table-cell>
          <table:table-cell office:value-type="float" office:value="2745138252" calcext:value-type="float">
            <text:p>2745138252</text:p>
          </table:table-cell>
          <table:table-cell/>
          <table:table-cell office:value-type="float" office:value="1998" calcext:value-type="float">
            <text:p>199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LTINBAŞLAR PLASTİK MAD. AHŞ. DOĞRAMA</text:p>
          </table:table-cell>
          <table:table-cell office:value-type="string" calcext:value-type="string">
            <text:p>ALTINBAŞLAR PLASTİK MAD. AHŞ. DOĞRAMA İNŞ. HALI NAK. SAN. TİC.</text:p>
          </table:table-cell>
          <table:table-cell office:value-type="string" calcext:value-type="string">
            <text:p>UŞAK CAD. SANAYİ GİRİŞİ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1383,28.986372</text:p>
          </table:table-cell>
          <table:table-cell office:value-type="float" office:value="2745135254" calcext:value-type="float">
            <text:p>2745135254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ATURAL YÜN İPLİK YIKAMA </text:p>
          </table:table-cell>
          <table:table-cell office:value-type="string" calcext:value-type="string">
            <text:p>NATURAL YÜN İPLİK İMAL. NAK. İTH. İH. SAN. TİC.</text:p>
          </table:table-cell>
          <table:table-cell office:value-type="string" calcext:value-type="string">
            <text:p>HACI AHMET OĞLU KÖYÜ HÜSÜM SOKAĞI NO:!0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124159,28.9903</text:p>
          </table:table-cell>
          <table:table-cell office:value-type="float" office:value="2745131320" calcext:value-type="float">
            <text:p>2745131320</text:p>
          </table:table-cell>
          <table:table-cell office:value-type="float" office:value="2745132183" calcext:value-type="float">
            <text:p>2745132183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OKTA KURUYEMİŞ</text:p>
          </table:table-cell>
          <table:table-cell office:value-type="string" calcext:value-type="string">
            <text:p>NOKTA KURUYEMİŞ SAN. TİC.</text:p>
          </table:table-cell>
          <table:table-cell office:value-type="string" calcext:value-type="string">
            <text:p>CUMHURİYET CAD. NO:351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9884,28.973412</text:p>
          </table:table-cell>
          <table:table-cell office:value-type="float" office:value="2745139840" calcext:value-type="float">
            <text:p>2745139840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İSMAİL UMUTLU</text:p>
          </table:table-cell>
          <table:table-cell office:value-type="string" calcext:value-type="string">
            <text:p>KAVAHLI MAH. HOŞGÖR SOK. NO:3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7595,29.490587</text:p>
          </table:table-cell>
          <table:table-cell office:value-type="float" office:value="2746145112" calcext:value-type="float">
            <text:p>2746145112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AVŞANLI YILDIZI</text:p>
          </table:table-cell>
          <table:table-cell office:value-type="string" calcext:value-type="string">
            <text:p>TAVŞANLI YILDIZI SÜT ÜRÜNLERİ GIDA SAN. TİC. LTD. ŞTİ.</text:p>
          </table:table-cell>
          <table:table-cell office:value-type="string" calcext:value-type="string">
            <text:p>EMET YOLU 1.KM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1651,29.489691</text:p>
          </table:table-cell>
          <table:table-cell table:number-columns-repeated="2" office:value-type="float" office:value="2746152501" calcext:value-type="float">
            <text:p>2746152501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AVŞANLIM LEBLEBİ</text:p>
          </table:table-cell>
          <table:table-cell office:value-type="string" calcext:value-type="string">
            <text:p>TAVŞANLIM LEBLEBİ GIDA MAD. İNŞ. TURZ. HAY. SAN. TİC. LTD. ŞTİ.</text:p>
          </table:table-cell>
          <table:table-cell office:value-type="string" calcext:value-type="string">
            <text:p>ATATURK CAD. NO:47 YOLU 2.KM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8728,29.489168</text:p>
          </table:table-cell>
          <table:table-cell office:value-type="float" office:value="2746152575" calcext:value-type="float">
            <text:p>2746152575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İ ONBAŞI SÜT ÜRÜNLERİ</text:p>
          </table:table-cell>
          <table:table-cell office:value-type="string" calcext:value-type="string">
            <text:p>ALİ ONBAŞI SÜT ÜRÜNLERİ SAN. VE TİC. LTD. ŞTİ.</text:p>
          </table:table-cell>
          <table:table-cell office:value-type="string" calcext:value-type="string">
            <text:p>EMET KARAYOLU 8.KM KARAKÖY BOĞİÇİ MEVKİİ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16457,29.410866</text:p>
          </table:table-cell>
          <table:table-cell office:value-type="float" office:value="2746242332" calcext:value-type="float">
            <text:p>2746242332</text:p>
          </table:table-cell>
          <table:table-cell office:value-type="float" office:value="2746242300" calcext:value-type="float">
            <text:p>2746242300</text:p>
          </table:table-cell>
          <table:table-cell office:value-type="string" calcext:value-type="string">
            <text:p>www.alionbasi.com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UNÇBİLEK ELEKTRİK ÜRETİM A.Ş</text:p>
          </table:table-cell>
          <table:table-cell office:value-type="string" calcext:value-type="string">
            <text:p>ELEKTRİK ÜRETİM A.Ş</text:p>
          </table:table-cell>
          <table:table-cell office:value-type="string" calcext:value-type="string">
            <text:p>TUNÇBİLEK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627193,29.463174</text:p>
          </table:table-cell>
          <table:table-cell office:value-type="float" office:value="5352417300" calcext:value-type="float">
            <text:p>5352417300</text:p>
          </table:table-cell>
          <table:table-cell office:value-type="float" office:value="2746383105" calcext:value-type="float">
            <text:p>2746383105</text:p>
          </table:table-cell>
          <table:table-cell office:value-type="string" calcext:value-type="string">
            <text:p>www.tutes.gov.tr</text:p>
          </table:table-cell>
          <table:table-cell office:value-type="float" office:value="1955" calcext:value-type="float">
            <text:p>195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KKAŞ GIDA</text:p>
          </table:table-cell>
          <table:table-cell office:value-type="string" calcext:value-type="string">
            <text:p>HÜSEYİN AKKAŞ GIDA YEM İNŞ. HYA. SAN. TİC. LTD. ŞTİ.</text:p>
          </table:table-cell>
          <table:table-cell office:value-type="string" calcext:value-type="string">
            <text:p>ÇUKURKÖY MAH. MENDERES BULV. NO:88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12,29.516677</text:p>
          </table:table-cell>
          <table:table-cell office:value-type="float" office:value="2746147313" calcext:value-type="float">
            <text:p>2746147313</text:p>
          </table:table-cell>
          <table:table-cell office:value-type="float" office:value="2746153989" calcext:value-type="float">
            <text:p>2746153989</text:p>
          </table:table-cell>
          <table:table-cell office:value-type="string" calcext:value-type="string">
            <text:p>www.akkasgida.com.tr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YILMAZ MERMER - DOĞALTAŞ</text:p>
          </table:table-cell>
          <table:table-cell office:value-type="string" calcext:value-type="string">
            <text:p>YILMAZ MERMER - DOĞALTAŞ SAN. TİC. LTD. ŞTİ.</text:p>
          </table:table-cell>
          <table:table-cell office:value-type="string" calcext:value-type="string">
            <text:p>KUTAHYA YOLU 4.KM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39789,29.543421</text:p>
          </table:table-cell>
          <table:table-cell office:value-type="float" office:value="5325885344" calcext:value-type="float">
            <text:p>5325885344</text:p>
          </table:table-cell>
          <table:table-cell office:value-type="float" office:value="2746160105" calcext:value-type="float">
            <text:p>2746160105</text:p>
          </table:table-cell>
          <table:table-cell office:value-type="string" calcext:value-type="string">
            <text:p>www.yilmertas.com</text:p>
          </table:table-cell>
          <table:table-cell office:value-type="float" office:value="2000" calcext:value-type="float">
            <text:p>200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AS EKMEK UNLU MAMÜLLERİ</text:p>
          </table:table-cell>
          <table:table-cell office:value-type="string" calcext:value-type="string">
            <text:p>HAS EKMEK UNLU MAMÜLLERİ SAN. TİC.</text:p>
          </table:table-cell>
          <table:table-cell office:value-type="string" calcext:value-type="string">
            <text:p>YENİ MAH. CAD. NO:72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5382,29.493924</text:p>
          </table:table-cell>
          <table:table-cell table:number-columns-repeated="2" office:value-type="float" office:value="2746141322" calcext:value-type="float">
            <text:p>2746141322</text:p>
          </table:table-cell>
          <table:table-cell/>
          <table:table-cell office:value-type="float" office:value="1994" calcext:value-type="float">
            <text:p>199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ÜNDAR LEBLEBİ KURUYEMİŞ</text:p>
          </table:table-cell>
          <table:table-cell office:value-type="string" calcext:value-type="string">
            <text:p>DÜNDAR LEBLEBİ KURUYEMİŞ GIDA. PET. ÜR. TAŞ. SAN. VE TİC. </text:p>
          </table:table-cell>
          <table:table-cell office:value-type="string" calcext:value-type="string">
            <text:p>ÇIRÇIRÇEŞME MAH. ÇEVREYOLU CAD. NO:122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35557,29.50653</text:p>
          </table:table-cell>
          <table:table-cell table:number-columns-repeated="2" office:value-type="float" office:value="2746152175" calcext:value-type="float">
            <text:p>2746152175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YDOĞMUŞ KARDEŞLER</text:p>
          </table:table-cell>
          <table:table-cell office:value-type="string" calcext:value-type="string">
            <text:p>AYDOĞMUŞ KARDEŞLER YEMEK VE GIDA TUR. SAN. TİC. LTD. ŞTİ</text:p>
          </table:table-cell>
          <table:table-cell office:value-type="string" calcext:value-type="string">
            <text:p>YENİ SAN. SİT. KURUÇAY GEÇİDİ NO:1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36682,29.495564</text:p>
          </table:table-cell>
          <table:table-cell office:value-type="float" office:value="2742234622" calcext:value-type="float">
            <text:p>2742234622</text:p>
          </table:table-cell>
          <table:table-cell office:value-type="float" office:value="2742239986" calcext:value-type="float">
            <text:p>2742239986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YILMAZLAR MADENCİLİK</text:p>
          </table:table-cell>
          <table:table-cell office:value-type="string" calcext:value-type="string">
            <text:p>YILMAZLAR MAD. SAN. VE TİC.</text:p>
          </table:table-cell>
          <table:table-cell office:value-type="string" calcext:value-type="string">
            <text:p>ALİBEYKÖY BELDESİ 3.KM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6313,29.489015</text:p>
          </table:table-cell>
          <table:table-cell office:value-type="float" office:value="2746216055" calcext:value-type="float">
            <text:p>2746216055</text:p>
          </table:table-cell>
          <table:table-cell office:value-type="float" office:value="2746216156" calcext:value-type="float">
            <text:p>2746216156</text:p>
          </table:table-cell>
          <table:table-cell/>
          <table:table-cell office:value-type="float" office:value="1992" calcext:value-type="float">
            <text:p>199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MS TAVŞANLI METAL</text:p>
          </table:table-cell>
          <table:table-cell office:value-type="string" calcext:value-type="string">
            <text:p>TMS TAVŞANLI METAL VE MAK. SAN. TİC. </text:p>
          </table:table-cell>
          <table:table-cell office:value-type="string" calcext:value-type="string">
            <text:p>KÜÇÜK SANAYİ SİT. NO:4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3276,29.517344</text:p>
          </table:table-cell>
          <table:table-cell office:value-type="float" office:value="2746160440" calcext:value-type="float">
            <text:p>2746160440</text:p>
          </table:table-cell>
          <table:table-cell office:value-type="float" office:value="2746160066" calcext:value-type="float">
            <text:p>2746160066</text:p>
          </table:table-cell>
          <table:table-cell/>
          <table:table-cell office:value-type="float" office:value="2003" calcext:value-type="float">
            <text:p>200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LAKROM MADENCİLİK </text:p>
          </table:table-cell>
          <table:table-cell office:value-type="string" calcext:value-type="string">
            <text:p>PLAKROM MADENCİLİK SAN. VETİC. (TAVŞANLI ŞUBESİ)</text:p>
          </table:table-cell>
          <table:table-cell office:value-type="string" calcext:value-type="string">
            <text:p>DOĞANLAR KÖYÜ MEVKİİ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31051,29.156625</text:p>
          </table:table-cell>
          <table:table-cell office:value-type="float" office:value="2123961090" calcext:value-type="float">
            <text:p>2123961090</text:p>
          </table:table-cell>
          <table:table-cell office:value-type="float" office:value="2123961063" calcext:value-type="float">
            <text:p>2123961063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KERVAN MADENCİLİK</text:p>
          </table:table-cell>
          <table:table-cell office:value-type="string" calcext:value-type="string">
            <text:p>KERVAN MADENCİLİK DIŞ. TİC.(TAVŞANLI ŞUBESİ)</text:p>
          </table:table-cell>
          <table:table-cell office:value-type="string" calcext:value-type="string">
            <text:p>EŞENKÖYÜ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726803,29.312584</text:p>
          </table:table-cell>
          <table:table-cell office:value-type="float" office:value="2746368077" calcext:value-type="float">
            <text:p>2746368077</text:p>
          </table:table-cell>
          <table:table-cell office:value-type="float" office:value="2746140065" calcext:value-type="float">
            <text:p>2746140065</text:p>
          </table:table-cell>
          <table:table-cell/>
          <table:table-cell office:value-type="float" office:value="2002" calcext:value-type="float">
            <text:p>200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KAR KROMLARI</text:p>
          </table:table-cell>
          <table:table-cell office:value-type="string" calcext:value-type="string">
            <text:p>KAR KROMLARI HAFRİYAT MAD. İTH. İH. SAN. VE TİC.</text:p>
          </table:table-cell>
          <table:table-cell office:value-type="string" calcext:value-type="string">
            <text:p>DOĞANLAR MEVKİİ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1191,29.171371</text:p>
          </table:table-cell>
          <table:table-cell office:value-type="float" office:value="2244522110" calcext:value-type="float">
            <text:p>2244522110</text:p>
          </table:table-cell>
          <table:table-cell office:value-type="float" office:value="2244523142" calcext:value-type="float">
            <text:p>2244523142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URSA BETON</text:p>
          </table:table-cell>
          <table:table-cell office:value-type="string" calcext:value-type="string">
            <text:p>BURSA BETON SAN. VE TİC. (TAVŞANLI ŞUBESİ)</text:p>
          </table:table-cell>
          <table:table-cell office:value-type="string" calcext:value-type="string">
            <text:p>KUTAHYA YOLU 5. KM.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39553,29.521142</text:p>
          </table:table-cell>
          <table:table-cell office:value-type="float" office:value="2244441622" calcext:value-type="float">
            <text:p>2244441622</text:p>
          </table:table-cell>
          <table:table-cell office:value-type="float" office:value="2242708484" calcext:value-type="float">
            <text:p>2242708484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AŞ-TAŞ İNŞ. (TAVŞANLI ŞUBESİ)</text:p>
          </table:table-cell>
          <table:table-cell office:value-type="string" calcext:value-type="string">
            <text:p>BAŞ-TAŞ İNŞ. SAN. VE TİC. (TAVŞANLI ŞUBESİ)</text:p>
          </table:table-cell>
          <table:table-cell office:value-type="string" calcext:value-type="string">
            <text:p>ÇUKURKÖY MAHALLESİ MENDERES CADDESİ NO78/3-1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36012,29.508771</text:p>
          </table:table-cell>
          <table:table-cell office:value-type="float" office:value="2746160088" calcext:value-type="float">
            <text:p>2746160088</text:p>
          </table:table-cell>
          <table:table-cell office:value-type="float" office:value="2746160089" calcext:value-type="float">
            <text:p>2746160089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İNÇLER SU</text:p>
          </table:table-cell>
          <table:table-cell office:value-type="string" calcext:value-type="string">
            <text:p>DİNÇLER SU GIDA SAN. VE TİC. LTD. ŞTİ</text:p>
          </table:table-cell>
          <table:table-cell office:value-type="string" calcext:value-type="string">
            <text:p>DOMANİÇ İNEGÖL KARAYOLU 2.KM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610094,29.46327</text:p>
          </table:table-cell>
          <table:table-cell office:value-type="float" office:value="2746483232" calcext:value-type="float">
            <text:p>2746483232</text:p>
          </table:table-cell>
          <table:table-cell office:value-type="float" office:value="2746152175" calcext:value-type="float">
            <text:p>2746152175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LBAYRAK KERESTECİLİK</text:p>
          </table:table-cell>
          <table:table-cell office:value-type="string" calcext:value-type="string">
            <text:p>ALBAYRAK KERESTECİLİK SANAYİ VE TİC. LTD. ŞTİ.</text:p>
          </table:table-cell>
          <table:table-cell office:value-type="string" calcext:value-type="string">
            <text:p>GUNEY KASABASI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3028,28.977014</text:p>
          </table:table-cell>
          <table:table-cell office:value-type="float" office:value="2745265224" calcext:value-type="float">
            <text:p>2745265224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AYANOĞLU KERESTE </text:p>
          </table:table-cell>
          <table:table-cell office:value-type="string" calcext:value-type="string">
            <text:p>SETAŞ ARKASI ÇEVRE YOLU ÜZERİ NO:51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6945,29.005675</text:p>
          </table:table-cell>
          <table:table-cell office:value-type="float" office:value="2745132277" calcext:value-type="float">
            <text:p>2745132277</text:p>
          </table:table-cell>
          <table:table-cell office:value-type="float" office:value="2745136155" calcext:value-type="float">
            <text:p>2745136155</text:p>
          </table:table-cell>
          <table:table-cell/>
          <table:table-cell office:value-type="float" office:value="2005" calcext:value-type="float">
            <text:p>20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İROĞUL KERESTE </text:p>
          </table:table-cell>
          <table:table-cell office:value-type="string" calcext:value-type="string">
            <text:p>ŞEREF BİROĞUL KERESTE </text:p>
          </table:table-cell>
          <table:table-cell office:value-type="string" calcext:value-type="string">
            <text:p>SAN. BÖL. CAMİİ YANI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4023,28.979562</text:p>
          </table:table-cell>
          <table:table-cell office:value-type="float" office:value="2745138860" calcext:value-type="float">
            <text:p>2745138860</text:p>
          </table:table-cell>
          <table:table-cell office:value-type="float" office:value="2745138861" calcext:value-type="float">
            <text:p>2745138861</text:p>
          </table:table-cell>
          <table:table-cell/>
          <table:table-cell office:value-type="float" office:value="1993" calcext:value-type="float">
            <text:p>199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CURALAR KERESTE </text:p>
          </table:table-cell>
          <table:table-cell office:value-type="string" calcext:value-type="string">
            <text:p>NAŞA KASABASI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147186,28.962384</text:p>
          </table:table-cell>
          <table:table-cell office:value-type="float" office:value="2745322177" calcext:value-type="float">
            <text:p>2745322177</text:p>
          </table:table-cell>
          <table:table-cell office:value-type="float" office:value="2745322349" calcext:value-type="float">
            <text:p>2745322349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ÇİFTKÖY TEKSTİL</text:p>
          </table:table-cell>
          <table:table-cell office:value-type="string" calcext:value-type="string">
            <text:p>ÇİFTKÖY TEKSTİL SAN. TİC. LTD. ŞTİ.</text:p>
          </table:table-cell>
          <table:table-cell office:value-type="string" calcext:value-type="string">
            <text:p>ATATÜRK CADDESİ NO :2 AKDAĞ KASABASI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147186,28.962384</text:p>
          </table:table-cell>
          <table:table-cell office:value-type="float" office:value="2745713575" calcext:value-type="float">
            <text:p>2745713575</text:p>
          </table:table-cell>
          <table:table-cell office:value-type="float" office:value="2745217534" calcext:value-type="float">
            <text:p>2745217534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İRGİNOĞLU TARIM ORMAN ÜRÜNLERİ</text:p>
          </table:table-cell>
          <table:table-cell office:value-type="string" calcext:value-type="string">
            <text:p>GİRGİNOĞLU TARIM ORMAN ÜRÜNLERİ HAYV. SAN. VE TİC. LTD. ŞTİ.</text:p>
          </table:table-cell>
          <table:table-cell office:value-type="string" calcext:value-type="string">
            <text:p>UŞAK KARA YOLU ÜZERİ NO:45/A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3482,28.974154</text:p>
          </table:table-cell>
          <table:table-cell table:number-columns-repeated="2" office:value-type="float" office:value="2745132324" calcext:value-type="float">
            <text:p>274513232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AS KERESTECİLİK</text:p>
          </table:table-cell>
          <table:table-cell office:value-type="string" calcext:value-type="string">
            <text:p>HAS KERESTECİLİK NAK. İNŞ. TUR. TİC. SAN. LTD. ŞTİ.</text:p>
          </table:table-cell>
          <table:table-cell office:value-type="string" calcext:value-type="string">
            <text:p>NAŞA KASABASI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151833,28.963452</text:p>
          </table:table-cell>
          <table:table-cell office:value-type="float" office:value="2745322094" calcext:value-type="float">
            <text:p>2745322094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KADİR UŞAK SÜT ÜRÜNLERİ AYHAN UŞAK </text:p>
          </table:table-cell>
          <table:table-cell office:value-type="string" calcext:value-type="string">
            <text:p>YEŞİLKÖY KASABASI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68355,29.023603</text:p>
          </table:table-cell>
          <table:table-cell table:number-columns-repeated="2" office:value-type="float" office:value="2745238299" calcext:value-type="float">
            <text:p>2745238299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KOYUNCUOĞLU AĞAÇ</text:p>
          </table:table-cell>
          <table:table-cell office:value-type="string" calcext:value-type="string">
            <text:p>KOYUNCUOĞLU AĞAÇ SAN. VE TİC. A.Ş</text:p>
          </table:table-cell>
          <table:table-cell office:value-type="string" calcext:value-type="string">
            <text:p>SAN. BOL. NO:139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0159,28.987436</text:p>
          </table:table-cell>
          <table:table-cell office:value-type="float" office:value="2745138000" calcext:value-type="float">
            <text:p>2745138000</text:p>
          </table:table-cell>
          <table:table-cell office:value-type="float" office:value="2745132465" calcext:value-type="float">
            <text:p>2745132465</text:p>
          </table:table-cell>
          <table:table-cell office:value-type="string" calcext:value-type="string">
            <text:p>www.koyuncuoglu.com.tr</text:p>
          </table:table-cell>
          <table:table-cell office:value-type="float" office:value="1981" calcext:value-type="float">
            <text:p>198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PARKPEN İNŞ.</text:p>
          </table:table-cell>
          <table:table-cell office:value-type="string" calcext:value-type="string">
            <text:p>FATİH MAH. NO:119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2324,28.974471</text:p>
          </table:table-cell>
          <table:table-cell office:value-type="float" office:value="5415135585" calcext:value-type="float">
            <text:p>5415135585</text:p>
          </table:table-cell>
          <table:table-cell office:value-type="float" office:value="2742318779" calcext:value-type="float">
            <text:p>2742318779</text:p>
          </table:table-cell>
          <table:table-cell/>
          <table:table-cell office:value-type="float" office:value="2003" calcext:value-type="float">
            <text:p>200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CAR PLASTİK</text:p>
          </table:table-cell>
          <table:table-cell office:value-type="string" calcext:value-type="string">
            <text:p>ACAR PLASTİK GERİ DÖNÜŞÜM SAN. İTH. İHR.TAAH.TİC.LTD. ŞTİ.</text:p>
          </table:table-cell>
          <table:table-cell office:value-type="string" calcext:value-type="string">
            <text:p>ORGANİZE SANAYİ BÖLGESİ 3.CAD. NO.1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8033,30.123285</text:p>
          </table:table-cell>
          <table:table-cell office:value-type="float" office:value="2742662176" calcext:value-type="float">
            <text:p>2742662176</text:p>
          </table:table-cell>
          <table:table-cell office:value-type="float" office:value="2742662376" calcext:value-type="float">
            <text:p>2742662376</text:p>
          </table:table-cell>
          <table:table-cell office:value-type="string" calcext:value-type="string">
            <text:p>www.acarplast.com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ENC ORTAKLAR</text:p>
          </table:table-cell>
          <table:table-cell office:value-type="string" calcext:value-type="string">
            <text:p>GENÇ ORTAKLAR SERAMİK TEKSTİL İNŞAAT TAAH. SAN. TİC. LTD. ŞTİ.</text:p>
          </table:table-cell>
          <table:table-cell office:value-type="string" calcext:value-type="string">
            <text:p>ORGANİZE SANAYİ BÖLGESİ 6 CAD. NO:6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8307,30.12613</text:p>
          </table:table-cell>
          <table:table-cell office:value-type="float" office:value="2742662556" calcext:value-type="float">
            <text:p>2742662556</text:p>
          </table:table-cell>
          <table:table-cell office:value-type="float" office:value="2742662559" calcext:value-type="float">
            <text:p>2742662559</text:p>
          </table:table-cell>
          <table:table-cell office:value-type="string" calcext:value-type="string">
            <text:p>www.tuluporselen.com.tr</text:p>
          </table:table-cell>
          <table:table-cell office:value-type="float" office:value="1995" calcext:value-type="float">
            <text:p>199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KOZMOS GERİ DÖNÜŞÜM</text:p>
          </table:table-cell>
          <table:table-cell office:value-type="string" calcext:value-type="string">
            <text:p>KOZMOS GERİ DÖNÜŞÜM VE HURDA SAN. TİC. LTD. ŞTİ.</text:p>
          </table:table-cell>
          <table:table-cell office:value-type="string" calcext:value-type="string">
            <text:p>ORGANİZE SANAYİ BÖLGESİ 7. CAD. NO:5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5317,30.116502</text:p>
          </table:table-cell>
          <table:table-cell office:value-type="float" office:value="2742770008" calcext:value-type="float">
            <text:p>2742770008</text:p>
          </table:table-cell>
          <table:table-cell office:value-type="float" office:value="2742770009" calcext:value-type="float">
            <text:p>2742770009</text:p>
          </table:table-cell>
          <table:table-cell office:value-type="string" calcext:value-type="string">
            <text:p>www.kozmosgroup.com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ENPER</text:p>
          </table:table-cell>
          <table:table-cell office:value-type="string" calcext:value-type="string">
            <text:p>GENPER MADENCİLİK SAN. TİC. LTD. ŞTİ.</text:p>
          </table:table-cell>
          <table:table-cell office:value-type="string" calcext:value-type="string">
            <text:p>ORGANİZE SANAYİ BÖLGESİ 1. CAD. NO:16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402,30.118629</text:p>
          </table:table-cell>
          <table:table-cell office:value-type="float" office:value="2742662614" calcext:value-type="float">
            <text:p>2742662614</text:p>
          </table:table-cell>
          <table:table-cell office:value-type="float" office:value="2722662622" calcext:value-type="float">
            <text:p>2722662622</text:p>
          </table:table-cell>
          <table:table-cell office:value-type="string" calcext:value-type="string">
            <text:p>www.genper.com.tr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HÜROK</text:p>
          </table:table-cell>
          <table:table-cell office:value-type="string" calcext:value-type="string">
            <text:p>HÜROK İNŞ. MERMER LASTİK SAN. TİC. LTD. ŞTİ.</text:p>
          </table:table-cell>
          <table:table-cell office:value-type="string" calcext:value-type="string">
            <text:p>ORGANİZE SANAYİ BÖLGESİ 1. CAD. NO:4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0637,30.114059</text:p>
          </table:table-cell>
          <table:table-cell office:value-type="float" office:value="2742662201" calcext:value-type="float">
            <text:p>2742662201</text:p>
          </table:table-cell>
          <table:table-cell office:value-type="float" office:value="2742662258" calcext:value-type="float">
            <text:p>2742662258</text:p>
          </table:table-cell>
          <table:table-cell office:value-type="string" calcext:value-type="string">
            <text:p>www.hurok.com.tr</text:p>
          </table:table-cell>
          <table:table-cell office:value-type="float" office:value="1992" calcext:value-type="float">
            <text:p>1992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İRLEŞİK <text:s/>ŞEKER</text:p>
          </table:table-cell>
          <table:table-cell office:value-type="string" calcext:value-type="string">
            <text:p>BİRLEŞİK <text:s/>ŞEKER VE GIDA SAN. A.Ş</text:p>
          </table:table-cell>
          <table:table-cell office:value-type="string" calcext:value-type="string">
            <text:p>ORGANİZE SANAYİ BÖLGESİ 3.CAD. NO:14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4155,30.118766</text:p>
          </table:table-cell>
          <table:table-cell office:value-type="float" office:value="2742662133" calcext:value-type="float">
            <text:p>2742662133</text:p>
          </table:table-cell>
          <table:table-cell office:value-type="float" office:value="2742662134" calcext:value-type="float">
            <text:p>2742662134</text:p>
          </table:table-cell>
          <table:table-cell office:value-type="string" calcext:value-type="string">
            <text:p>www.alhangida.com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HELVACI SABRİ</text:p>
          </table:table-cell>
          <table:table-cell office:value-type="string" calcext:value-type="string">
            <text:p>HELVACI SABRİ MAHDUMLARI HELVA GIDA TAR. SAN. TİC. LTD. ŞTİ.</text:p>
          </table:table-cell>
          <table:table-cell office:value-type="string" calcext:value-type="string">
            <text:p>ORGANİZE SANAYİ BÖLGESİ 4. CAD. NO:6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8805,30.120004</text:p>
          </table:table-cell>
          <table:table-cell office:value-type="float" office:value="5322528176" calcext:value-type="float">
            <text:p>5322528176</text:p>
          </table:table-cell>
          <table:table-cell office:value-type="float" office:value="2742662337" calcext:value-type="float">
            <text:p>2742662337</text:p>
          </table:table-cell>
          <table:table-cell office:value-type="string" calcext:value-type="string">
            <text:p>www.helvacisabri.com.tr</text:p>
          </table:table-cell>
          <table:table-cell office:value-type="float" office:value="2000" calcext:value-type="float">
            <text:p>200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EREFE</text:p>
          </table:table-cell>
          <table:table-cell office:value-type="string" calcext:value-type="string">
            <text:p>EREFE TEKSTİL <text:s/>SANAYİ VE TİC. A.Ş</text:p>
          </table:table-cell>
          <table:table-cell office:value-type="string" calcext:value-type="string">
            <text:p>ORGANİZE SANAYİ BÖLGESİ 1.CAD. NO:9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8489,30.117343</text:p>
          </table:table-cell>
          <table:table-cell office:value-type="float" office:value="2742662211" calcext:value-type="float">
            <text:p>2742662211</text:p>
          </table:table-cell>
          <table:table-cell office:value-type="float" office:value="2742662611" calcext:value-type="float">
            <text:p>2742662611</text:p>
          </table:table-cell>
          <table:table-cell office:value-type="string" calcext:value-type="string">
            <text:p>www.erefe.com</text:p>
          </table:table-cell>
          <table:table-cell office:value-type="float" office:value="2000" calcext:value-type="float">
            <text:p>200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ALTAŞ</text:p>
          </table:table-cell>
          <table:table-cell office:value-type="string" calcext:value-type="string">
            <text:p>MALTAŞ MADEN KİMYA MAKİNE İNŞ. NAK. TAAH. AKARY.SAN. TİC. LTD. ŞTİ</text:p>
          </table:table-cell>
          <table:table-cell office:value-type="string" calcext:value-type="string">
            <text:p>ORGANİZE SANAYİ BÖLGESİ 6.CAD. NO:23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7113,30.128544</text:p>
          </table:table-cell>
          <table:table-cell office:value-type="float" office:value="2742243845" calcext:value-type="float">
            <text:p>2742243845</text:p>
          </table:table-cell>
          <table:table-cell office:value-type="float" office:value="2742662200" calcext:value-type="float">
            <text:p>2742662200</text:p>
          </table:table-cell>
          <table:table-cell office:value-type="string" calcext:value-type="string">
            <text:p>www.maltasmaden.com.tr</text:p>
          </table:table-cell>
          <table:table-cell office:value-type="float" office:value="2009" calcext:value-type="float">
            <text:p>200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KÜTAHYA ÇİMENTO</text:p>
          </table:table-cell>
          <table:table-cell office:value-type="string" calcext:value-type="string">
            <text:p>KÜTAHYA ÇİMENTO SAN. VE TİC. A.Ş</text:p>
          </table:table-cell>
          <table:table-cell office:value-type="string" calcext:value-type="string">
            <text:p>ORGANİZE SANAYİ BÖLGESİ 1. CAD. NO.20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402,30.118565</text:p>
          </table:table-cell>
          <table:table-cell office:value-type="float" office:value="2742240112" calcext:value-type="float">
            <text:p>2742240112</text:p>
          </table:table-cell>
          <table:table-cell office:value-type="float" office:value="2742241712" calcext:value-type="float">
            <text:p>2742241712</text:p>
          </table:table-cell>
          <table:table-cell office:value-type="string" calcext:value-type="string">
            <text:p>www.kutahyacimento.com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ONSAN ORMAN ÜRÜNLERİ</text:p>
          </table:table-cell>
          <table:table-cell office:value-type="string" calcext:value-type="string">
            <text:p>İZMİR YOLU ÜZERİ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2549,28.965065</text:p>
          </table:table-cell>
          <table:table-cell office:value-type="float" office:value="2745133663" calcext:value-type="float">
            <text:p>2745133663</text:p>
          </table:table-cell>
          <table:table-cell office:value-type="float" office:value="2745133664" calcext:value-type="float">
            <text:p>2745133664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MEHMET KUZU</text:p>
          </table:table-cell>
          <table:table-cell office:value-type="string" calcext:value-type="string">
            <text:p>HÜSÜM MEVKİİ KANAL BOYU EYNAL KAPLICALARI NO:90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0151,28.976974</text:p>
          </table:table-cell>
          <table:table-cell office:value-type="float" office:value="2744513326" calcext:value-type="float">
            <text:p>2744513326</text:p>
          </table:table-cell>
          <table:table-cell office:value-type="float" office:value="2745133265" calcext:value-type="float">
            <text:p>2745133265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RAİF MENCİK</text:p>
          </table:table-cell>
          <table:table-cell office:value-type="string" calcext:value-type="string">
            <text:p>ATATURK CAD. NO:46/E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4596,28.997639</text:p>
          </table:table-cell>
          <table:table-cell office:value-type="float" office:value="2745136725" calcext:value-type="float">
            <text:p>2745136725</text:p>
          </table:table-cell>
          <table:table-cell office:value-type="float" office:value="2745136726" calcext:value-type="float">
            <text:p>2745136726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E-KA MEŞHUR NECATİ KARAŞERİFOĞLU</text:p>
          </table:table-cell>
          <table:table-cell office:value-type="string" calcext:value-type="string">
            <text:p>NE-KA MEŞHUR NECATİ KARAŞERİFOĞLU TAHİN HELVA İMALATI</text:p>
          </table:table-cell>
          <table:table-cell office:value-type="string" calcext:value-type="string">
            <text:p>TABAKHANE MAH. AĞDACILAR CAD. NO:17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7536,28.978613</text:p>
          </table:table-cell>
          <table:table-cell office:value-type="float" office:value="2745137828" calcext:value-type="float">
            <text:p>2745137828</text:p>
          </table:table-cell>
          <table:table-cell office:value-type="float" office:value="2745130358" calcext:value-type="float">
            <text:p>2745130358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ETAŞ SİMAV ORMAN ÜRÜNLERİ</text:p>
          </table:table-cell>
          <table:table-cell office:value-type="string" calcext:value-type="string">
            <text:p>SETAŞ SİMAV ORMAN ÜRÜNLERİ END. VE TİC. A.Ş</text:p>
          </table:table-cell>
          <table:table-cell office:value-type="string" calcext:value-type="string">
            <text:p>KÜMEEVLERİ MEVKİİ ESENEVLER MAH. SANAYİ ALANI NO:50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4871,29.00796</text:p>
          </table:table-cell>
          <table:table-cell office:value-type="float" office:value="2745138501" calcext:value-type="float">
            <text:p>2745138501</text:p>
          </table:table-cell>
          <table:table-cell office:value-type="float" office:value="2745132465" calcext:value-type="float">
            <text:p>2745132465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ULUS KERESTECİLİK SEZAİ ULUS</text:p>
          </table:table-cell>
          <table:table-cell office:value-type="string" calcext:value-type="string">
            <text:p>YENİ MH. UŞAK CAD. NO:215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7349,28.984513</text:p>
          </table:table-cell>
          <table:table-cell office:value-type="float" office:value="2745132127" calcext:value-type="float">
            <text:p>2745132127</text:p>
          </table:table-cell>
          <table:table-cell office:value-type="float" office:value="2745137328" calcext:value-type="float">
            <text:p>2745137328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KADİR TOPALOĞLU</text:p>
          </table:table-cell>
          <table:table-cell office:value-type="string" calcext:value-type="string">
            <text:p>CEVREYOLU ALTI NO:48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3149,28.975471</text:p>
          </table:table-cell>
          <table:table-cell office:value-type="float" office:value="2745132126" calcext:value-type="float">
            <text:p>2745132126</text:p>
          </table:table-cell>
          <table:table-cell office:value-type="float" office:value="2745135310" calcext:value-type="float">
            <text:p>2745135310</text:p>
          </table:table-cell>
          <table:table-cell/>
          <table:table-cell office:value-type="float" office:value="1998" calcext:value-type="float">
            <text:p>199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ERTANLAR KERESTECİLİK TİC. NURİ YÜCEL ERTAN</text:p>
          </table:table-cell>
          <table:table-cell office:value-type="string" calcext:value-type="string">
            <text:p>UŞAK CAD. 1503 ADA 49 PARSEL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3665,28.959292</text:p>
          </table:table-cell>
          <table:table-cell office:value-type="float" office:value="2745139610" calcext:value-type="float">
            <text:p>2745139610</text:p>
          </table:table-cell>
          <table:table-cell office:value-type="float" office:value="2745139611" calcext:value-type="float">
            <text:p>2745139611</text:p>
          </table:table-cell>
          <table:table-cell/>
          <table:table-cell office:value-type="float" office:value="1994" calcext:value-type="float">
            <text:p>199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HAZIROĞLU GÜVEN BOYAHANESİ HÜSEYİN RACİ HAZIROĞLU</text:p>
          </table:table-cell>
          <table:table-cell office:value-type="string" calcext:value-type="string">
            <text:p>UŞAK CAD. SAN. BÖL. NO:29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426,28.957825</text:p>
          </table:table-cell>
          <table:table-cell office:value-type="float" office:value="2745131220" calcext:value-type="float">
            <text:p>2745131220</text:p>
          </table:table-cell>
          <table:table-cell office:value-type="float" office:value="2745132183" calcext:value-type="float">
            <text:p>2745132183</text:p>
          </table:table-cell>
          <table:table-cell office:value-type="string" calcext:value-type="string">
            <text:p>www.haziroglu.com.tr</text:p>
          </table:table-cell>
          <table:table-cell office:value-type="float" office:value="2004" calcext:value-type="float">
            <text:p>200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ERİŞİM KERESTE</text:p>
          </table:table-cell>
          <table:table-cell office:value-type="string" calcext:value-type="string">
            <text:p>ERİŞİM KERESTE GIDA VE UN SAN. NAKLİYE TİC. LTD. ŞTİ.</text:p>
          </table:table-cell>
          <table:table-cell office:value-type="string" calcext:value-type="string">
            <text:p>EYNAL YOLU YOLU ÜZERİ 1. KM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6896,28.979336</text:p>
          </table:table-cell>
          <table:table-cell office:value-type="float" office:value="2745133001" calcext:value-type="float">
            <text:p>2745133001</text:p>
          </table:table-cell>
          <table:table-cell office:value-type="float" office:value="2745131065" calcext:value-type="float">
            <text:p>2745131065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E-TA</text:p>
          </table:table-cell>
          <table:table-cell office:value-type="string" calcext:value-type="string">
            <text:p>GEDİZ TARHANA SAN. TİC. LTD. ŞTİ.</text:p>
          </table:table-cell>
          <table:table-cell office:value-type="string" calcext:value-type="string">
            <text:p>UMURBEY MAH. 728.SOK. NO:36 GEDİZ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75842,29.385935</text:p>
          </table:table-cell>
          <table:table-cell office:value-type="float" office:value="5424128494" calcext:value-type="float">
            <text:p>5424128494</text:p>
          </table:table-cell>
          <table:table-cell office:value-type="float" office:value="2744126575" calcext:value-type="float">
            <text:p>274412657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ÖZ GEDİZ YEM</text:p>
          </table:table-cell>
          <table:table-cell office:value-type="string" calcext:value-type="string">
            <text:p>ÖZ GEDİZ YEM GIDA NAK. PETRROL HAYV. SAN. TİC. LTD. ŞTİ.</text:p>
          </table:table-cell>
          <table:table-cell office:value-type="string" calcext:value-type="string">
            <text:p>MADEN YOLU 1.KM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92171,29.400548</text:p>
          </table:table-cell>
          <table:table-cell office:value-type="float" office:value="5384847451" calcext:value-type="float">
            <text:p>5384847451</text:p>
          </table:table-cell>
          <table:table-cell office:value-type="float" office:value="2744228285" calcext:value-type="float">
            <text:p>2744228285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LPAR STAYRAFOR MAKİNE</text:p>
          </table:table-cell>
          <table:table-cell office:value-type="string" calcext:value-type="string">
            <text:p>ALPER STAYRAFOR MAKİNE SAN. TİC. LTD. ŞTİ.</text:p>
          </table:table-cell>
          <table:table-cell office:value-type="string" calcext:value-type="string">
            <text:p>ORGANİZE SANAYİ BÖL. ERGUVAN SOK. NO:3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61378,29.363273</text:p>
          </table:table-cell>
          <table:table-cell office:value-type="float" office:value="2744575182" calcext:value-type="float">
            <text:p>2744575182</text:p>
          </table:table-cell>
          <table:table-cell office:value-type="float" office:value="2744575185" calcext:value-type="float">
            <text:p>2744575185</text:p>
          </table:table-cell>
          <table:table-cell office:value-type="string" calcext:value-type="string">
            <text:p>www.alparmakina.com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OĞUŞ ET</text:p>
          </table:table-cell>
          <table:table-cell office:value-type="string" calcext:value-type="string">
            <text:p>DOĞUŞ ET VE SÜT. MAMÜLLERİ SAN. TİC. LTD.ŞTİ.</text:p>
          </table:table-cell>
          <table:table-cell office:value-type="string" calcext:value-type="string">
            <text:p>ORGANİZE SANAYİ BÖL. 102. CAD. NO.11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61378,29.363273</text:p>
          </table:table-cell>
          <table:table-cell office:value-type="float" office:value="2744575247" calcext:value-type="float">
            <text:p>2744575247</text:p>
          </table:table-cell>
          <table:table-cell office:value-type="float" office:value="2744575261" calcext:value-type="float">
            <text:p>2744575261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NTÜRK MADENCİLİK</text:p>
          </table:table-cell>
          <table:table-cell office:value-type="string" calcext:value-type="string">
            <text:p>M.ALİ CANTÜRK MADENCİLİK</text:p>
          </table:table-cell>
          <table:table-cell office:value-type="string" calcext:value-type="string">
            <text:p>APTALCIK DERESİ GÖKLER BELDESİ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9.014649,29.543068</text:p>
          </table:table-cell>
          <table:table-cell office:value-type="float" office:value="2744281245" calcext:value-type="float">
            <text:p>2744281245</text:p>
          </table:table-cell>
          <table:table-cell office:value-type="float" office:value="2744281401" calcext:value-type="float">
            <text:p>2744281401</text:p>
          </table:table-cell>
          <table:table-cell office:value-type="string" calcext:value-type="string">
            <text:p>www.canturkmadencilik.com</text:p>
          </table:table-cell>
          <table:table-cell office:value-type="float" office:value="2008" calcext:value-type="float">
            <text:p>200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ÖNÜLTAŞ MOBİLYA</text:p>
          </table:table-cell>
          <table:table-cell office:value-type="string" calcext:value-type="string">
            <text:p>MEHMET GÖNÜLTAŞ</text:p>
          </table:table-cell>
          <table:table-cell office:value-type="string" calcext:value-type="string">
            <text:p>GEDİZ ORGANİZE SANAYİ BÖLGESİ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9077,29.390804</text:p>
          </table:table-cell>
          <table:table-cell office:value-type="float" office:value="5444226919" calcext:value-type="float">
            <text:p>5444226919</text:p>
          </table:table-cell>
          <table:table-cell office:value-type="float" office:value="2745643199" calcext:value-type="float">
            <text:p>2745643199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ESPA</text:p>
          </table:table-cell>
          <table:table-cell office:value-type="string" calcext:value-type="string">
            <text:p>GEDİZ EKZOS SAN. PAZ. İNŞ. OTO. TİC. LTD. ŞTİ.</text:p>
          </table:table-cell>
          <table:table-cell office:value-type="string" calcext:value-type="string">
            <text:p>UMURBEY MAH.719. SOK. NO.1 GEDİZ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78227,29.389798</text:p>
          </table:table-cell>
          <table:table-cell office:value-type="float" office:value="2744124874" calcext:value-type="float">
            <text:p>2744124874</text:p>
          </table:table-cell>
          <table:table-cell office:value-type="float" office:value="2744126436" calcext:value-type="float">
            <text:p>2744126436</text:p>
          </table:table-cell>
          <table:table-cell/>
          <table:table-cell office:value-type="float" office:value="1990" calcext:value-type="float">
            <text:p>199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EMİLİN YERİ</text:p>
          </table:table-cell>
          <table:table-cell office:value-type="string" calcext:value-type="string">
            <text:p>CEMİL AKGÜN CEMİLİN YERİ TABLDOT </text:p>
          </table:table-cell>
          <table:table-cell office:value-type="string" calcext:value-type="string">
            <text:p>61 DÜKKANLARI NO.11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9077,29.390804</text:p>
          </table:table-cell>
          <table:table-cell office:value-type="float" office:value="2744124353" calcext:value-type="float">
            <text:p>2744124353</text:p>
          </table:table-cell>
          <table:table-cell office:value-type="float" office:value="2744122085" calcext:value-type="float">
            <text:p>274412208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EDİZ UN</text:p>
          </table:table-cell>
          <table:table-cell office:value-type="string" calcext:value-type="string">
            <text:p>GEDİZ UN SANAYİ A.Ş</text:p>
          </table:table-cell>
          <table:table-cell office:value-type="string" calcext:value-type="string">
            <text:p>MADEN YOLU 1KM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9077,29.390804</text:p>
          </table:table-cell>
          <table:table-cell table:number-columns-repeated="2" office:value-type="float" office:value="2744228286" calcext:value-type="float">
            <text:p>2744228286</text:p>
          </table:table-cell>
          <table:table-cell/>
          <table:table-cell office:value-type="float" office:value="1999" calcext:value-type="float">
            <text:p>199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.G ENERJİ ELEKTRİK ÜRETİMİ</text:p>
          </table:table-cell>
          <table:table-cell office:value-type="string" calcext:value-type="string">
            <text:p>H.G ENERJİ ELEKTRİK ÜRETİMİ SAN. TİC. A.Ş</text:p>
          </table:table-cell>
          <table:table-cell office:value-type="string" calcext:value-type="string">
            <text:p>KÜTAHYA UŞAK KARAYOLU DAYINLAR MEVKİİ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95123,29.401943</text:p>
          </table:table-cell>
          <table:table-cell office:value-type="float" office:value="2744122688" calcext:value-type="float">
            <text:p>2744122688</text:p>
          </table:table-cell>
          <table:table-cell office:value-type="float" office:value="2744122699" calcext:value-type="float">
            <text:p>2744122699</text:p>
          </table:table-cell>
          <table:table-cell office:value-type="string" calcext:value-type="string">
            <text:p>www.hgenerji.com.tr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FER-KİMYA</text:p>
          </table:table-cell>
          <table:table-cell office:value-type="string" calcext:value-type="string">
            <text:p>1.OSB 4.CADDE NO:20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4683,30.122813</text:p>
          </table:table-cell>
          <table:table-cell table:number-columns-repeated="2" office:value-type="float" office:value="2742319294" calcext:value-type="float">
            <text:p>2742319294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ATİH KARABULUT</text:p>
          </table:table-cell>
          <table:table-cell office:value-type="string" calcext:value-type="string">
            <text:p>FATİH KARABULUT-HAMSERAMİK</text:p>
          </table:table-cell>
          <table:table-cell office:value-type="string" calcext:value-type="string">
            <text:p>1.OSB 3.CADDE NO:9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6591,30.120732</text:p>
          </table:table-cell>
          <table:table-cell table:number-columns-repeated="2" office:value-type="float" office:value="2742662443" calcext:value-type="float">
            <text:p>2742662443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RENLER AHŞAP</text:p>
          </table:table-cell>
          <table:table-cell office:value-type="string" calcext:value-type="string">
            <text:p>ERENLER AHŞAP ÜRÜNLERİ İNŞ SAN TİC</text:p>
          </table:table-cell>
          <table:table-cell office:value-type="string" calcext:value-type="string">
            <text:p>YENİ SANAYİ SİTESİ 4. SOKAK NO:12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852,29.971517</text:p>
          </table:table-cell>
          <table:table-cell table:number-columns-repeated="2" office:value-type="float" office:value="2742319122" calcext:value-type="float">
            <text:p>2742319122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KAHRAMANMARAŞ KAĞIT</text:p>
          </table:table-cell>
          <table:table-cell office:value-type="string" calcext:value-type="string">
            <text:p>KAHRAMANMARAŞ KAĞIT SAN.VE TİC AŞ</text:p>
          </table:table-cell>
          <table:table-cell office:value-type="string" calcext:value-type="string">
            <text:p>2.OSB ÇALCA MEVKİİ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77612,30.025499</text:p>
          </table:table-cell>
          <table:table-cell office:value-type="float" office:value="2742200005" calcext:value-type="float">
            <text:p>2742200005</text:p>
          </table:table-cell>
          <table:table-cell office:value-type="float" office:value="2752200009" calcext:value-type="float">
            <text:p>2752200009</text:p>
          </table:table-cell>
          <table:table-cell office:value-type="string" calcext:value-type="string">
            <text:p>www.kmkpaper.com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KÜTAHYA PORSELEN (SERAMİK FABRİKASI) A.Ş.</text:p>
          </table:table-cell>
          <table:table-cell office:value-type="string" calcext:value-type="string">
            <text:p>KÜTAHYA PORSELEN SAN.SER.FAB. </text:p>
          </table:table-cell>
          <table:table-cell office:value-type="string" calcext:value-type="string">
            <text:p>ESKİŞEHİR YOLU 8.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74399,30.028718</text:p>
          </table:table-cell>
          <table:table-cell office:value-type="float" office:value="2742250150" calcext:value-type="float">
            <text:p>2742250150</text:p>
          </table:table-cell>
          <table:table-cell office:value-type="float" office:value="2752251213" calcext:value-type="float">
            <text:p>2752251213</text:p>
          </table:table-cell>
          <table:table-cell office:value-type="string" calcext:value-type="string">
            <text:p>www.kutahyaseramik.com.tr</text:p>
          </table:table-cell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KÜTAHYA MANYEZİT (BEŞÇAM OCAĞI)</text:p>
          </table:table-cell>
          <table:table-cell office:value-type="string" calcext:value-type="string">
            <text:p>KÜTAHYA MANYEZİT SAN.</text:p>
          </table:table-cell>
          <table:table-cell office:value-type="string" calcext:value-type="string">
            <text:p>55016 SABUNCUPINAR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663179,30.118865</text:p>
          </table:table-cell>
          <table:table-cell table:number-columns-repeated="2" office:value-type="float" office:value="2742250050" calcext:value-type="float">
            <text:p>2742250050</text:p>
          </table:table-cell>
          <table:table-cell office:value-type="string" calcext:value-type="string">
            <text:p>www.kumasref.com</text:p>
          </table:table-cell>
          <table:table-cell office:value-type="float" office:value="1993" calcext:value-type="float">
            <text:p>199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MAR</text:p>
          </table:table-cell>
          <table:table-cell office:value-type="string" calcext:value-type="string">
            <text:p>POLMAR OTOMOTİV SAN.TİC.AŞ</text:p>
          </table:table-cell>
          <table:table-cell office:value-type="string" calcext:value-type="string">
            <text:p>1.OSB 9.CADDE NO:12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7685,30.123478</text:p>
          </table:table-cell>
          <table:table-cell office:value-type="float" office:value="2742662573" calcext:value-type="float">
            <text:p>2742662573</text:p>
          </table:table-cell>
          <table:table-cell office:value-type="float" office:value="2126561923" calcext:value-type="float">
            <text:p>2126561923</text:p>
          </table:table-cell>
          <table:table-cell office:value-type="string" calcext:value-type="string">
            <text:p>www.polmar.com.tr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KÜTAHYA ENERJİ</text:p>
          </table:table-cell>
          <table:table-cell office:value-type="string" calcext:value-type="string">
            <text:p>KÜTAHYA ENERJİ KİMYA MADENİ YAĞ PETROL ELEKT.SAN.TİC.AŞ</text:p>
          </table:table-cell>
          <table:table-cell office:value-type="string" calcext:value-type="string">
            <text:p>1OSB 5.CAD.NO:2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0322,30.121182</text:p>
          </table:table-cell>
          <table:table-cell office:value-type="float" office:value="2742662542" calcext:value-type="float">
            <text:p>2742662542</text:p>
          </table:table-cell>
          <table:table-cell office:value-type="float" office:value="2752662541" calcext:value-type="float">
            <text:p>2752662541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ENLİ EKMEK FIRINI</text:p>
          </table:table-cell>
          <table:table-cell office:value-type="string" calcext:value-type="string">
            <text:p>VELİ EKİN BENLİ EKMEK FIRINI</text:p>
          </table:table-cell>
          <table:table-cell office:value-type="string" calcext:value-type="string">
            <text:p>ALİPAŞA MAH. KARAAHMET SOKAK HACIOĞLU APT. NO :10/C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18701,29.983014</text:p>
          </table:table-cell>
          <table:table-cell office:value-type="float" office:value="2742125167" calcext:value-type="float">
            <text:p>2742125167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G KÜTAHYA SER.POR.A.Ş.</text:p>
          </table:table-cell>
          <table:table-cell office:value-type="string" calcext:value-type="string">
            <text:p>NG KÜTAHYA SER.POR.A.Ş. NG KÜTAHYA SERAMİK ŞB.Sİ</text:p>
          </table:table-cell>
          <table:table-cell office:value-type="string" calcext:value-type="string">
            <text:p>ATATURK BULVARI CALCA MAH.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78051,30.030462</text:p>
          </table:table-cell>
          <table:table-cell office:value-type="float" office:value="2742251200" calcext:value-type="float">
            <text:p>2742251200</text:p>
          </table:table-cell>
          <table:table-cell office:value-type="float" office:value="2742251213" calcext:value-type="float">
            <text:p>2742251213</text:p>
          </table:table-cell>
          <table:table-cell office:value-type="string" calcext:value-type="string">
            <text:p>www.ngkutahya.com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ÜRAL (KİREMİT FAB. 2)</text:p>
          </table:table-cell>
          <table:table-cell office:value-type="string" calcext:value-type="string">
            <text:p>GÜRAL İNT. VE BİL. HİZ. TOP. SAN. TİC. (KİREMİT FAB. 2)</text:p>
          </table:table-cell>
          <table:table-cell office:value-type="string" calcext:value-type="string">
            <text:p>TAVŞANLI YOLU 1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8215,29.980239</text:p>
          </table:table-cell>
          <table:table-cell office:value-type="float" office:value="2742252310" calcext:value-type="float">
            <text:p>2742252310</text:p>
          </table:table-cell>
          <table:table-cell office:value-type="float" office:value="2742250314" calcext:value-type="float">
            <text:p>2742250314</text:p>
          </table:table-cell>
          <table:table-cell office:value-type="string" calcext:value-type="string">
            <text:p>www.artcraft.com.tr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ÜRAL (KİREMİT FAB. 1)</text:p>
          </table:table-cell>
          <table:table-cell office:value-type="string" calcext:value-type="string">
            <text:p>GÜRAL İNT. VE BİL. HİZ. TOP. SAN. TİC. (KİREMİT FAB. 1)</text:p>
          </table:table-cell>
          <table:table-cell office:value-type="string" calcext:value-type="string">
            <text:p>ESKİŞEHİR YOLU 4.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53733,30.012855</text:p>
          </table:table-cell>
          <table:table-cell office:value-type="float" office:value="2742252310" calcext:value-type="float">
            <text:p>2742252310</text:p>
          </table:table-cell>
          <table:table-cell office:value-type="float" office:value="2742250314" calcext:value-type="float">
            <text:p>2742250314</text:p>
          </table:table-cell>
          <table:table-cell office:value-type="string" calcext:value-type="string">
            <text:p>www.artcraft.com.tr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ÖKKUŞAĞI MADENCİLKİK</text:p>
          </table:table-cell>
          <table:table-cell office:value-type="string" calcext:value-type="string">
            <text:p>GÖKKUŞAĞI MAD. TİC. VE SAN.</text:p>
          </table:table-cell>
          <table:table-cell office:value-type="string" calcext:value-type="string">
            <text:p>KARACAOREN KOYU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586409,30.1309</text:p>
          </table:table-cell>
          <table:table-cell office:value-type="float" office:value="2222342522" calcext:value-type="float">
            <text:p>2222342522</text:p>
          </table:table-cell>
          <table:table-cell office:value-type="float" office:value="2222342144" calcext:value-type="float">
            <text:p>2222342144</text:p>
          </table:table-cell>
          <table:table-cell office:value-type="string" calcext:value-type="string">
            <text:p>www.gokkusagimadencilik.com.tr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ESTELAST TEKSTİL</text:p>
          </table:table-cell>
          <table:table-cell office:value-type="string" calcext:value-type="string">
            <text:p>BESTELAST TEKSTİL SAN. LTD. ŞTİ.</text:p>
          </table:table-cell>
          <table:table-cell office:value-type="string" calcext:value-type="string">
            <text:p>1.O.S.B. NO:42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9642,30.119167</text:p>
          </table:table-cell>
          <table:table-cell office:value-type="float" office:value="2742662126" calcext:value-type="float">
            <text:p>2742662126</text:p>
          </table:table-cell>
          <table:table-cell office:value-type="float" office:value="2742662127" calcext:value-type="float">
            <text:p>2742662127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KÜMAŞ MANYEZİT (ŞUBE 2)</text:p>
          </table:table-cell>
          <table:table-cell office:value-type="string" calcext:value-type="string">
            <text:p>ESKİŞEHİR YOLU 9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84104,30.040502</text:p>
          </table:table-cell>
          <table:table-cell office:value-type="float" office:value="2742250050" calcext:value-type="float">
            <text:p>2742250050</text:p>
          </table:table-cell>
          <table:table-cell office:value-type="float" office:value="2742250060" calcext:value-type="float">
            <text:p>2742250060</text:p>
          </table:table-cell>
          <table:table-cell office:value-type="string" calcext:value-type="string">
            <text:p>www.kumasref.com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ÜRALLAR YAPI MALZ.VE KİMYA</text:p>
          </table:table-cell>
          <table:table-cell office:value-type="string" calcext:value-type="string">
            <text:p>GÜRALLAR YAPI MALZEMELERİ VE KİMYA SANAYİ A.Ş</text:p>
          </table:table-cell>
          <table:table-cell office:value-type="string" calcext:value-type="string">
            <text:p>ATATURK BULV. 5.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54984,30.016052</text:p>
          </table:table-cell>
          <table:table-cell office:value-type="float" office:value="2742250660" calcext:value-type="float">
            <text:p>2742250660</text:p>
          </table:table-cell>
          <table:table-cell office:value-type="float" office:value="2742250676" calcext:value-type="float">
            <text:p>2742250676</text:p>
          </table:table-cell>
          <table:table-cell office:value-type="string" calcext:value-type="string">
            <text:p>www.artcraft.com.tr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GÜROK TURİZM VE MAD. (MAKİNA) A.Ş </text:p>
          </table:table-cell>
          <table:table-cell office:value-type="string" calcext:value-type="string">
            <text:p>YENİ SAN. SİT. 1. CAD. NO: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7109,29.971668</text:p>
          </table:table-cell>
          <table:table-cell office:value-type="float" office:value="2742319011" calcext:value-type="float">
            <text:p>2742319011</text:p>
          </table:table-cell>
          <table:table-cell office:value-type="float" office:value="2742318779" calcext:value-type="float">
            <text:p>2742318779</text:p>
          </table:table-cell>
          <table:table-cell office:value-type="string" calcext:value-type="string">
            <text:p>www.artcraft.com.tr</text:p>
          </table:table-cell>
          <table:table-cell office:value-type="float" office:value="1977" calcext:value-type="float">
            <text:p>197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HERİŞ SERAMİK (GÜRAL PORSELEN)</text:p>
          </table:table-cell>
          <table:table-cell office:value-type="string" calcext:value-type="string">
            <text:p>HERİŞ SERAMİK VE TUR. SAN. (GÜRAL PORSELEN) A.Ş</text:p>
          </table:table-cell>
          <table:table-cell office:value-type="string" calcext:value-type="string">
            <text:p>ESKİŞEHİR YOLU 5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79235,30.029558</text:p>
          </table:table-cell>
          <table:table-cell office:value-type="float" office:value="2742250300" calcext:value-type="float">
            <text:p>2742250300</text:p>
          </table:table-cell>
          <table:table-cell office:value-type="float" office:value="2742250316" calcext:value-type="float">
            <text:p>2742250316</text:p>
          </table:table-cell>
          <table:table-cell office:value-type="string" calcext:value-type="string">
            <text:p>www.guralporselen.com.tr</text:p>
          </table:table-cell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HERİŞ SERAMİK (SERİGRAFİ FABRİKASI)</text:p>
          </table:table-cell>
          <table:table-cell office:value-type="string" calcext:value-type="string">
            <text:p>HERİŞ SERAMİK VE TUR. SAN. (SERİGRAFİ FABRİKASI) A.Ş</text:p>
          </table:table-cell>
          <table:table-cell office:value-type="string" calcext:value-type="string">
            <text:p>ESKİŞEHİR YOLU 5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79235,30.029558</text:p>
          </table:table-cell>
          <table:table-cell office:value-type="float" office:value="2742250300" calcext:value-type="float">
            <text:p>2742250300</text:p>
          </table:table-cell>
          <table:table-cell office:value-type="float" office:value="2742250316" calcext:value-type="float">
            <text:p>2742250316</text:p>
          </table:table-cell>
          <table:table-cell office:value-type="string" calcext:value-type="string">
            <text:p>www.guralporselen.com.tr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HERMAKSAN MADENCİLİK</text:p>
          </table:table-cell>
          <table:table-cell office:value-type="string" calcext:value-type="string">
            <text:p>HERMAKSAN MADENCİLİK AŞ İLE EREĞLİ AKMADENCİLİK LTD.ŞTİ İŞ ORT</text:p>
          </table:table-cell>
          <table:table-cell office:value-type="string" calcext:value-type="string">
            <text:p>SEYİTÖMER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578401,29.853168</text:p>
          </table:table-cell>
          <table:table-cell office:value-type="float" office:value="5325852694" calcext:value-type="float">
            <text:p>5325852694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ENÇ KURUYEMİŞ</text:p>
          </table:table-cell>
          <table:table-cell office:value-type="string" calcext:value-type="string">
            <text:p>TUNCAY TURANGENÇ KURUYEMİŞ</text:p>
          </table:table-cell>
          <table:table-cell office:value-type="string" calcext:value-type="string">
            <text:p>FATİH SANAYİ SİTESİ 35.CAD.NO:33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5857,29.976512</text:p>
          </table:table-cell>
          <table:table-cell office:value-type="float" office:value="2742315488" calcext:value-type="float">
            <text:p>2742315488</text:p>
          </table:table-cell>
          <table:table-cell office:value-type="float" office:value="2742313181" calcext:value-type="float">
            <text:p>2742313181</text:p>
          </table:table-cell>
          <table:table-cell office:value-type="string" calcext:value-type="string">
            <text:p>www.enfa.com.tr</text:p>
          </table:table-cell>
          <table:table-cell office:value-type="float" office:value="2004" calcext:value-type="float">
            <text:p>200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KKAN İNŞAAT</text:p>
          </table:table-cell>
          <table:table-cell office:value-type="string" calcext:value-type="string">
            <text:p>AKKAN İNŞ.TEKS.SER.SAN.TİC.</text:p>
          </table:table-cell>
          <table:table-cell office:value-type="string" calcext:value-type="string">
            <text:p>FUAT PAŞA MAH.LALEGÜL SOK.MOBİLYACILAR VE DÖŞEMECİLER SİT.B BLOK 3B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5074,29.971914</text:p>
          </table:table-cell>
          <table:table-cell table:number-columns-repeated="2" office:value-type="float" office:value="2742242035" calcext:value-type="float">
            <text:p>2742242035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HARUN KURTULUŞ KURUYEMİŞLERİ </text:p>
          </table:table-cell>
          <table:table-cell office:value-type="string" calcext:value-type="string">
            <text:p>FATİH SAN SİTESİ NO:19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3409,29.974905</text:p>
          </table:table-cell>
          <table:table-cell table:number-columns-repeated="2" office:value-type="float" office:value="2742242814" calcext:value-type="float">
            <text:p>2742242814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ERAMİC ART LİNE ÇİNİ</text:p>
          </table:table-cell>
          <table:table-cell office:value-type="string" calcext:value-type="string">
            <text:p>KERAMİKA ART LİNE ÇİNİ SERAMİK LTD.ŞTİ</text:p>
          </table:table-cell>
          <table:table-cell office:value-type="string" calcext:value-type="string">
            <text:p>MEYDAN MAH.MİTHATPAŞA CAD.YUNUS EMRE APT ALTI 91/B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1624,29.985497</text:p>
          </table:table-cell>
          <table:table-cell table:number-columns-repeated="2" office:value-type="float" office:value="2742262303" calcext:value-type="float">
            <text:p>2742262303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YUNUS ÇİNİ</text:p>
          </table:table-cell>
          <table:table-cell office:value-type="string" calcext:value-type="string">
            <text:p>YUNUS ÇİNİ SERAMİK YUNUS KARAKAYA</text:p>
          </table:table-cell>
          <table:table-cell office:value-type="string" calcext:value-type="string">
            <text:p>OSMANGAZİ MAH.BÖLCEK YOLUÇİNİ İMAL.SİT. PROF ASLANAPA SOK C2 BLOK NO: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53161,29.967163</text:p>
          </table:table-cell>
          <table:table-cell office:value-type="float" office:value="2742319685" calcext:value-type="float">
            <text:p>2742319685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GÜN-ER ELEKTRONİK</text:p>
          </table:table-cell>
          <table:table-cell office:value-type="string" calcext:value-type="string">
            <text:p>GÜN-ER ELEKTRONİK ENR.TURİZM TİC.SAN.LTD ŞTİ</text:p>
          </table:table-cell>
          <table:table-cell office:value-type="string" calcext:value-type="string">
            <text:p>AKKENT MAH ESKİŞEHİR YOLU 3.KM NO:7/A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1884,29.995459</text:p>
          </table:table-cell>
          <table:table-cell office:value-type="float" office:value="2752250166" calcext:value-type="float">
            <text:p>2752250166</text:p>
          </table:table-cell>
          <table:table-cell office:value-type="float" office:value="2762250167" calcext:value-type="float">
            <text:p>2762250167</text:p>
          </table:table-cell>
          <table:table-cell office:value-type="string" calcext:value-type="string">
            <text:p>www.gun-er.com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BÜKKÖY MADENCİLİK</text:p>
          </table:table-cell>
          <table:table-cell office:value-type="string" calcext:value-type="string">
            <text:p>BÜKKÖY MAD.TUR.İNŞ.ELEK.ÜRT.SAN.TİC</text:p>
          </table:table-cell>
          <table:table-cell office:value-type="string" calcext:value-type="string">
            <text:p>MERKEZ ELMACIK KOYU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613755,29.918806</text:p>
          </table:table-cell>
          <table:table-cell table:number-columns-repeated="2" office:value-type="float" office:value="2742485264" calcext:value-type="float">
            <text:p>2742485264</text:p>
          </table:table-cell>
          <table:table-cell/>
          <table:table-cell office:value-type="float" office:value="1991" calcext:value-type="float">
            <text:p>199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HÜRTAŞ MADENCİLİK</text:p>
          </table:table-cell>
          <table:table-cell office:value-type="string" calcext:value-type="string">
            <text:p>HÜRTAŞ MAD.SAN. VE TİC</text:p>
          </table:table-cell>
          <table:table-cell office:value-type="string" calcext:value-type="string">
            <text:p>YENİCE KÖYÜ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274391,30.056435</text:p>
          </table:table-cell>
          <table:table-cell office:value-type="float" office:value="2742320935" calcext:value-type="float">
            <text:p>2742320935</text:p>
          </table:table-cell>
          <table:table-cell office:value-type="float" office:value="2752318771" calcext:value-type="float">
            <text:p>2752318771</text:p>
          </table:table-cell>
          <table:table-cell office:value-type="string" calcext:value-type="string">
            <text:p>www.hurok.com.tr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RES ÇİMENTO</text:p>
          </table:table-cell>
          <table:table-cell office:value-type="string" calcext:value-type="string">
            <text:p>ARES ÇİMENTO İNŞ SAN. VE TİC</text:p>
          </table:table-cell>
          <table:table-cell office:value-type="string" calcext:value-type="string">
            <text:p>SEYİTÖMER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621805,29.894173</text:p>
          </table:table-cell>
          <table:table-cell table:number-columns-repeated="2" office:value-type="float" office:value="2742485585" calcext:value-type="float">
            <text:p>2742485585</text:p>
          </table:table-cell>
          <table:table-cell office:value-type="string" calcext:value-type="string">
            <text:p>www.arescimento.com.tr</text:p>
          </table:table-cell>
          <table:table-cell office:value-type="float" office:value="2007" calcext:value-type="float">
            <text:p>2007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OSUNLAR MERMER</text:p>
          </table:table-cell>
          <table:table-cell office:value-type="string" calcext:value-type="string">
            <text:p>TOSUNLAR MERMER İMALAT SAN VE TİC. LTD.ŞTİ.</text:p>
          </table:table-cell>
          <table:table-cell office:value-type="string" calcext:value-type="string">
            <text:p>SANAYİ YOLU ÜZERİ NO:29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72685,29.38649</text:p>
          </table:table-cell>
          <table:table-cell office:value-type="float" office:value="2744127946" calcext:value-type="float">
            <text:p>2744127946</text:p>
          </table:table-cell>
          <table:table-cell office:value-type="float" office:value="2744127309" calcext:value-type="float">
            <text:p>2744127309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DEMİRAY ISI <text:s/></text:p>
          </table:table-cell>
          <table:table-cell office:value-type="string" calcext:value-type="string">
            <text:p>DEMİRAY ISI CİHAZLARI VE ZİRAİ ALETLER SAN. TİC. LTD.ŞTİ.</text:p>
          </table:table-cell>
          <table:table-cell office:value-type="string" calcext:value-type="string">
            <text:p>ÖZYURT MAH. UŞAK YOLU ÜZERİ 3. KM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89075,29.395055</text:p>
          </table:table-cell>
          <table:table-cell office:value-type="float" office:value="2744127803" calcext:value-type="float">
            <text:p>2744127803</text:p>
          </table:table-cell>
          <table:table-cell office:value-type="float" office:value="2744122583" calcext:value-type="float">
            <text:p>274412258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USSAN</text:p>
          </table:table-cell>
          <table:table-cell office:value-type="string" calcext:value-type="string">
            <text:p>SUSSAN SUSTURUCU SANAYİ TİC. A.Ş</text:p>
          </table:table-cell>
          <table:table-cell office:value-type="string" calcext:value-type="string">
            <text:p>GEDİZ SANAYİ SİT. 155 SOK. NO:69 GEDİZ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75702,29.387282</text:p>
          </table:table-cell>
          <table:table-cell office:value-type="float" office:value="2744127838" calcext:value-type="float">
            <text:p>2744127838</text:p>
          </table:table-cell>
          <table:table-cell office:value-type="float" office:value="2744122913" calcext:value-type="float">
            <text:p>2744122913</text:p>
          </table:table-cell>
          <table:table-cell/>
          <table:table-cell office:value-type="float" office:value="1985" calcext:value-type="float">
            <text:p>198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GEDİZ PLASTİK</text:p>
          </table:table-cell>
          <table:table-cell office:value-type="string" calcext:value-type="string">
            <text:p>GEDİZ PLASTİK PETROL TURZ.TAŞM.SAN. TİC. A.Ş</text:p>
          </table:table-cell>
          <table:table-cell office:value-type="string" calcext:value-type="string">
            <text:p>GEDİZ ORGANİZE SANAYİ BÖLGESİ 102.CAD. NO:2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6016,29.366122</text:p>
          </table:table-cell>
          <table:table-cell office:value-type="float" office:value="5368282082" calcext:value-type="float">
            <text:p>5368282082</text:p>
          </table:table-cell>
          <table:table-cell office:value-type="float" office:value="2744575155" calcext:value-type="float">
            <text:p>2744575155</text:p>
          </table:table-cell>
          <table:table-cell office:value-type="string" calcext:value-type="string">
            <text:p>www.gedizplastik.com.tr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KKUŞ MADENCİLİK</text:p>
          </table:table-cell>
          <table:table-cell office:value-type="string" calcext:value-type="string">
            <text:p>AKKUŞ MADENCİLİK LTD. ŞTİ.</text:p>
          </table:table-cell>
          <table:table-cell office:value-type="string" calcext:value-type="string">
            <text:p>ERGENEKON MAH.436.SOK. NO:5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94272,29.383532</text:p>
          </table:table-cell>
          <table:table-cell table:number-columns-repeated="2" office:value-type="float" office:value="2744125746" calcext:value-type="float">
            <text:p>2744125746</text:p>
          </table:table-cell>
          <table:table-cell/>
          <table:table-cell office:value-type="float" office:value="2006" calcext:value-type="float">
            <text:p>200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EBAHATTİN KOCADAĞ MOBİLYA</text:p>
          </table:table-cell>
          <table:table-cell office:value-type="string" calcext:value-type="string">
            <text:p>SEBAHATTİN KOCADAĞ MOBİLYA İNŞ.TİC. SN. LTD.ŞTİ.</text:p>
          </table:table-cell>
          <table:table-cell office:value-type="string" calcext:value-type="string">
            <text:p>KÜTAYA YOLU ÜZERİ 3.KM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9.008584,29.407954</text:p>
          </table:table-cell>
          <table:table-cell office:value-type="float" office:value="2744123003" calcext:value-type="float">
            <text:p>2744123003</text:p>
          </table:table-cell>
          <table:table-cell office:value-type="float" office:value="2744125050" calcext:value-type="float">
            <text:p>2744125050</text:p>
          </table:table-cell>
          <table:table-cell office:value-type="string" calcext:value-type="string">
            <text:p>www.dessenti.com.tr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EGEMAR MERMER </text:p>
          </table:table-cell>
          <table:table-cell office:value-type="string" calcext:value-type="string">
            <text:p>EGEMAR MERMER MAD.İNŞ. SAN. NAK. LTD. ŞTİ.</text:p>
          </table:table-cell>
          <table:table-cell office:value-type="string" calcext:value-type="string">
            <text:p>101 CAD. NO:4 GEDİZ ORGANİZE SANAYİ SİTESİ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90812,29.395712</text:p>
          </table:table-cell>
          <table:table-cell office:value-type="float" office:value="2744575272" calcext:value-type="float">
            <text:p>2744575272</text:p>
          </table:table-cell>
          <table:table-cell office:value-type="float" office:value="2744231110" calcext:value-type="float">
            <text:p>2744231110</text:p>
          </table:table-cell>
          <table:table-cell office:value-type="string" calcext:value-type="string">
            <text:p>www.egemarmermer.com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GEDİZ GÜNAY MADENCİLİK</text:p>
          </table:table-cell>
          <table:table-cell office:value-type="string" calcext:value-type="string">
            <text:p>AĞTALCIK DERESİ GÖKLER BELDESİ GEDİZ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9.014916,29.542869</text:p>
          </table:table-cell>
          <table:table-cell office:value-type="float" office:value="2744128714" calcext:value-type="float">
            <text:p>2744128714</text:p>
          </table:table-cell>
          <table:table-cell office:value-type="float" office:value="2744127050" calcext:value-type="float">
            <text:p>2744127050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OYLU İPLİK</text:p>
          </table:table-cell>
          <table:table-cell office:value-type="string" calcext:value-type="string">
            <text:p>SOYLU İPLİK SAN. TİC. A.Ş</text:p>
          </table:table-cell>
          <table:table-cell office:value-type="string" calcext:value-type="string">
            <text:p>GEDİZ UŞAK KARAYOLU 9. KMGEDİZKÜTAHYA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45091,29.329327</text:p>
          </table:table-cell>
          <table:table-cell office:value-type="float" office:value="2744315082" calcext:value-type="float">
            <text:p>2744315082</text:p>
          </table:table-cell>
          <table:table-cell office:value-type="float" office:value="2744315074" calcext:value-type="float">
            <text:p>2744315074</text:p>
          </table:table-cell>
          <table:table-cell office:value-type="string" calcext:value-type="string">
            <text:p>www.soyluiplik.com.tr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AMTAŞ</text:p>
          </table:table-cell>
          <table:table-cell office:value-type="string" calcext:value-type="string">
            <text:p>RAMTAŞ EMPRENYE SAN. TİC. A.Ş</text:p>
          </table:table-cell>
          <table:table-cell office:value-type="string" calcext:value-type="string">
            <text:p>GÖLCÜK KÖYÜ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9.036253,29.542022</text:p>
          </table:table-cell>
          <table:table-cell office:value-type="float" office:value="2744242101" calcext:value-type="float">
            <text:p>2744242101</text:p>
          </table:table-cell>
          <table:table-cell office:value-type="float" office:value="2164842332" calcext:value-type="float">
            <text:p>2164842332</text:p>
          </table:table-cell>
          <table:table-cell office:value-type="string" calcext:value-type="string">
            <text:p>www.korusan.com</text:p>
          </table:table-cell>
          <table:table-cell office:value-type="float" office:value="1984" calcext:value-type="float">
            <text:p>198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ÖZCANLAR GIDA</text:p>
          </table:table-cell>
          <table:table-cell office:value-type="string" calcext:value-type="string">
            <text:p>SIRAPAYAM MAH. EYNAL YOLU ÜZERİ NO:6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4522,28.979164</text:p>
          </table:table-cell>
          <table:table-cell office:value-type="float" office:value="2745136311" calcext:value-type="float">
            <text:p>2745136311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KAZCIOĞLU OTOMOTİV</text:p>
          </table:table-cell>
          <table:table-cell office:value-type="string" calcext:value-type="string">
            <text:p>KAZCIOĞLU OTOMOTİV SAN. TİC. LTD. ŞTİ.</text:p>
          </table:table-cell>
          <table:table-cell office:value-type="string" calcext:value-type="string">
            <text:p>UŞAK YOLU 3.KM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6247,29.026949</text:p>
          </table:table-cell>
          <table:table-cell office:value-type="float" office:value="2745110300" calcext:value-type="float">
            <text:p>2745110300</text:p>
          </table:table-cell>
          <table:table-cell office:value-type="float" office:value="2745110303" calcext:value-type="float">
            <text:p>2745110303</text:p>
          </table:table-cell>
          <table:table-cell office:value-type="string" calcext:value-type="string">
            <text:p>www.kazcioglu.com.tr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EROĞLU KERESTECİLİK</text:p>
          </table:table-cell>
          <table:table-cell office:value-type="string" calcext:value-type="string">
            <text:p>YENİ MAH. ATATÜRK CAD. NO:163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8693,28.988101</text:p>
          </table:table-cell>
          <table:table-cell office:value-type="float" office:value="5423266899" calcext:value-type="float">
            <text:p>5423266899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URAL CAM</text:p>
          </table:table-cell>
          <table:table-cell office:value-type="string" calcext:value-type="string">
            <text:p>AĞA CAMİ CİVARI NO.8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8256,28.978505</text:p>
          </table:table-cell>
          <table:table-cell office:value-type="float" office:value="5335597681" calcext:value-type="float">
            <text:p>5335597681</text:p>
          </table:table-cell>
          <table:table-cell office:value-type="float" office:value="2745131686" calcext:value-type="float">
            <text:p>2745131686</text:p>
          </table:table-cell>
          <table:table-cell/>
          <table:table-cell office:value-type="float" office:value="1972" calcext:value-type="float">
            <text:p>1972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KARADENİZ UNLU MAMÜLLERİ</text:p>
          </table:table-cell>
          <table:table-cell office:value-type="string" calcext:value-type="string">
            <text:p>KRADENİZ UNLU MAMÜLLERİ</text:p>
          </table:table-cell>
          <table:table-cell office:value-type="string" calcext:value-type="string">
            <text:p>ATATÜRK CAD. Ş. OĞLU İŞHANI NO:4/D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8256,28.978505</text:p>
          </table:table-cell>
          <table:table-cell office:value-type="float" office:value="5325874841" calcext:value-type="float">
            <text:p>5325874841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LDEMİR EKMEK FIRINI</text:p>
          </table:table-cell>
          <table:table-cell office:value-type="string" calcext:value-type="string">
            <text:p>ABDULMUTTALİP ALDEMİR EKMEK FABRİKASI</text:p>
          </table:table-cell>
          <table:table-cell office:value-type="string" calcext:value-type="string">
            <text:p>ATATÜRK CAD. NO:9-A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8648,28.979578</text:p>
          </table:table-cell>
          <table:table-cell office:value-type="float" office:value="2745135573" calcext:value-type="float">
            <text:p>2745135573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ÖZ METAL</text:p>
          </table:table-cell>
          <table:table-cell office:value-type="string" calcext:value-type="string">
            <text:p>ÖZ METAL İNŞ. NAK. SAN. TİC. LTD. ŞTİ.</text:p>
          </table:table-cell>
          <table:table-cell office:value-type="string" calcext:value-type="string">
            <text:p>ÇEVREYOLU ÜZERİ GÖKÇELER YOLU KAVŞAĞI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8877,28.991812</text:p>
          </table:table-cell>
          <table:table-cell office:value-type="float" office:value="2745131595" calcext:value-type="float">
            <text:p>2745131595</text:p>
          </table:table-cell>
          <table:table-cell office:value-type="float" office:value="2745137707" calcext:value-type="float">
            <text:p>2745137707</text:p>
          </table:table-cell>
          <table:table-cell office:value-type="string" calcext:value-type="string">
            <text:p>www.ozmetalsanayi.com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DOĞAN YAĞ GIDA</text:p>
          </table:table-cell>
          <table:table-cell office:value-type="string" calcext:value-type="string">
            <text:p>DOĞAN YAĞ GIDA SAN. LTD. ŞTİ.</text:p>
          </table:table-cell>
          <table:table-cell office:value-type="string" calcext:value-type="string">
            <text:p>PROF. DR. AHMET ÖZCAN CAD. NO.42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2457,28.970126</text:p>
          </table:table-cell>
          <table:table-cell office:value-type="float" office:value="2745133260" calcext:value-type="float">
            <text:p>2745133260</text:p>
          </table:table-cell>
          <table:table-cell office:value-type="float" office:value="2745133290" calcext:value-type="float">
            <text:p>274513329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UĞUR MERMER</text:p>
          </table:table-cell>
          <table:table-cell office:value-type="string" calcext:value-type="string">
            <text:p>UĞUR MERMER SAN. TİC.</text:p>
          </table:table-cell>
          <table:table-cell office:value-type="string" calcext:value-type="string">
            <text:p>AYKIRIKÇI İBRİKTEPE MEVKİİ</text:p>
          </table:table-cell>
          <table:table-cell office:value-type="string" calcext:value-type="string">
            <text:p>ALTINTAŞ</text:p>
          </table:table-cell>
          <table:table-cell office:value-type="string" calcext:value-type="string">
            <text:p>39.124467,30.155899</text:p>
          </table:table-cell>
          <table:table-cell office:value-type="float" office:value="2743412047" calcext:value-type="float">
            <text:p>2743412047</text:p>
          </table:table-cell>
          <table:table-cell office:value-type="float" office:value="2723412047" calcext:value-type="float">
            <text:p>2723412047</text:p>
          </table:table-cell>
          <table:table-cell office:value-type="string" calcext:value-type="string">
            <text:p>www.turkmensu.com.tr</text:p>
          </table:table-cell>
          <table:table-cell office:value-type="float" office:value="1993" calcext:value-type="float">
            <text:p>199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ERT HAFRİYAT</text:p>
          </table:table-cell>
          <table:table-cell office:value-type="string" calcext:value-type="string">
            <text:p>MERT HAFRİYAT İNŞ. OTO PET. SAN. TİC.</text:p>
          </table:table-cell>
          <table:table-cell office:value-type="string" calcext:value-type="string">
            <text:p>OYLUKLU TEPE MEVKİİ CİNDAĞI</text:p>
          </table:table-cell>
          <table:table-cell office:value-type="string" calcext:value-type="string">
            <text:p>ALTINTAŞ</text:p>
          </table:table-cell>
          <table:table-cell office:value-type="string" calcext:value-type="string">
            <text:p>39.066114,30.102512</text:p>
          </table:table-cell>
          <table:table-cell office:value-type="float" office:value="2722211212" calcext:value-type="float">
            <text:p>2722211212</text:p>
          </table:table-cell>
          <table:table-cell office:value-type="float" office:value="2723414636" calcext:value-type="float">
            <text:p>2723414636</text:p>
          </table:table-cell>
          <table:table-cell office:value-type="string" calcext:value-type="string">
            <text:p>www.malaklarmakina.com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ORHAN MERMER</text:p>
          </table:table-cell>
          <table:table-cell office:value-type="string" calcext:value-type="string">
            <text:p>ORHAN MERMER MAD. İNŞ. SAN. TİC.</text:p>
          </table:table-cell>
          <table:table-cell office:value-type="string" calcext:value-type="string">
            <text:p>AKBOĞA DERE MEVKİİ PINARCIK KÖYÜ</text:p>
          </table:table-cell>
          <table:table-cell office:value-type="string" calcext:value-type="string">
            <text:p>ALTINTAŞ</text:p>
          </table:table-cell>
          <table:table-cell office:value-type="string" calcext:value-type="string">
            <text:p>39.024602,29.983059</text:p>
          </table:table-cell>
          <table:table-cell office:value-type="float" office:value="2743413232" calcext:value-type="float">
            <text:p>2743413232</text:p>
          </table:table-cell>
          <table:table-cell office:value-type="float" office:value="2743412043" calcext:value-type="float">
            <text:p>2743412043</text:p>
          </table:table-cell>
          <table:table-cell office:value-type="string" calcext:value-type="string">
            <text:p>www.orhanmarble.com</text:p>
          </table:table-cell>
          <table:table-cell office:value-type="float" office:value="2011" calcext:value-type="float">
            <text:p>201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OPTAŞ MERMER</text:p>
          </table:table-cell>
          <table:table-cell office:value-type="string" calcext:value-type="string">
            <text:p>TOPTAŞ MERMER MAD. İTH. İH. TUR. İNŞ. GIDA SAN. TİC.</text:p>
          </table:table-cell>
          <table:table-cell office:value-type="string" calcext:value-type="string">
            <text:p>MURATHANLAR KOYU</text:p>
          </table:table-cell>
          <table:table-cell office:value-type="string" calcext:value-type="string">
            <text:p>ALTINTAŞ</text:p>
          </table:table-cell>
          <table:table-cell office:value-type="string" calcext:value-type="string">
            <text:p>39.039636,30.174431</text:p>
          </table:table-cell>
          <table:table-cell office:value-type="float" office:value="2722134599" calcext:value-type="float">
            <text:p>2722134599</text:p>
          </table:table-cell>
          <table:table-cell office:value-type="float" office:value="2742234883" calcext:value-type="float">
            <text:p>2742234883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KBULUT KARDEŞLER</text:p>
          </table:table-cell>
          <table:table-cell office:value-type="string" calcext:value-type="string">
            <text:p>AKBULUT KARDEŞLER TARIM ÜR. EKMEK UNLU MAM. SAN. TİC. </text:p>
          </table:table-cell>
          <table:table-cell office:value-type="string" calcext:value-type="string">
            <text:p>BOZBAY MAH.</text:p>
          </table:table-cell>
          <table:table-cell office:value-type="string" calcext:value-type="string">
            <text:p>ALTINTAŞ</text:p>
          </table:table-cell>
          <table:table-cell office:value-type="string" calcext:value-type="string">
            <text:p>39.06051,30.107587</text:p>
          </table:table-cell>
          <table:table-cell office:value-type="float" office:value="2743112168" calcext:value-type="float">
            <text:p>2743112168</text:p>
          </table:table-cell>
          <table:table-cell office:value-type="float" office:value="2743113110" calcext:value-type="float">
            <text:p>2743113110</text:p>
          </table:table-cell>
          <table:table-cell/>
          <table:table-cell office:value-type="float" office:value="1994" calcext:value-type="float">
            <text:p>199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ERİÇ MADEN</text:p>
          </table:table-cell>
          <table:table-cell office:value-type="string" calcext:value-type="string">
            <text:p>MERİÇ MADEN NAK. MERMER GIDA SAN. TİC.</text:p>
          </table:table-cell>
          <table:table-cell office:value-type="string" calcext:value-type="string">
            <text:p>CUMHURİYET MAH. FAHRETTİN ALTAY CAD. NO:39</text:p>
          </table:table-cell>
          <table:table-cell office:value-type="string" calcext:value-type="string">
            <text:p>ALTINTAŞ</text:p>
          </table:table-cell>
          <table:table-cell office:value-type="string" calcext:value-type="string">
            <text:p>39.0598,30.111175</text:p>
          </table:table-cell>
          <table:table-cell table:number-columns-repeated="2" office:value-type="float" office:value="5333115975" calcext:value-type="float">
            <text:p>5333115975</text:p>
          </table:table-cell>
          <table:table-cell/>
          <table:table-cell office:value-type="float" office:value="1996" calcext:value-type="float">
            <text:p>199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AR-ET GIDA</text:p>
          </table:table-cell>
          <table:table-cell office:value-type="string" calcext:value-type="string">
            <text:p>KAR-ET GIDA TAR.ÜR. HAYV. NAK. SAN. TİC.</text:p>
          </table:table-cell>
          <table:table-cell office:value-type="string" calcext:value-type="string">
            <text:p>KÜTAHYA YOLU ÜZERİ</text:p>
          </table:table-cell>
          <table:table-cell office:value-type="string" calcext:value-type="string">
            <text:p>ALTINTAŞ</text:p>
          </table:table-cell>
          <table:table-cell office:value-type="string" calcext:value-type="string">
            <text:p>39.061818,30.108126</text:p>
          </table:table-cell>
          <table:table-cell office:value-type="float" office:value="2743112717" calcext:value-type="float">
            <text:p>2743112717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ÖZKARDEŞLER BAKLAVA</text:p>
          </table:table-cell>
          <table:table-cell office:value-type="string" calcext:value-type="string">
            <text:p>ÖZKARDEŞLER BAKLAVA SELAHATTİN KAYA</text:p>
          </table:table-cell>
          <table:table-cell office:value-type="string" calcext:value-type="string">
            <text:p>YILDIRIM BEYAZIT MAH. GIDACILAR SİT. G BLOK NO:6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5373,30.001161</text:p>
          </table:table-cell>
          <table:table-cell office:value-type="float" office:value="2742160032" calcext:value-type="float">
            <text:p>2742160032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BABACAN FIRINI</text:p>
          </table:table-cell>
          <table:table-cell office:value-type="string" calcext:value-type="string">
            <text:p>YUNUS YILDIZ-BABACAN FIRIN</text:p>
          </table:table-cell>
          <table:table-cell office:value-type="string" calcext:value-type="string">
            <text:p>YUNUS EMRE MAH.DUMLUPINAR BULV.NO:187 A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012,30.016748</text:p>
          </table:table-cell>
          <table:table-cell office:value-type="float" office:value="2742714771" calcext:value-type="float">
            <text:p>2742714771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ÜSEYİN AKYILDIZ</text:p>
          </table:table-cell>
          <table:table-cell office:value-type="string" calcext:value-type="string">
            <text:p>HÜSEYİN AKYILDIZ YENİ MERVE PİDE SALONU</text:p>
          </table:table-cell>
          <table:table-cell office:value-type="string" calcext:value-type="string">
            <text:p>75.YIL MAH.ÖZÇİÇEK SİT.A BLOK NO:52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0047,30.016254</text:p>
          </table:table-cell>
          <table:table-cell table:number-columns-repeated="2" office:value-type="float" office:value="2742281660" calcext:value-type="float">
            <text:p>2742281660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ÜLBÜLOĞLU İNŞAAT</text:p>
          </table:table-cell>
          <table:table-cell office:value-type="string" calcext:value-type="string">
            <text:p>BÜLBÜLOĞLU İNŞ.TAAH.VETİC.</text:p>
          </table:table-cell>
          <table:table-cell office:value-type="string" calcext:value-type="string">
            <text:p>ORTACA KÖYÜ TAŞ OCAĞI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276766,29.823457</text:p>
          </table:table-cell>
          <table:table-cell office:value-type="float" office:value="2742160865" calcext:value-type="float">
            <text:p>2742160865</text:p>
          </table:table-cell>
          <table:table-cell office:value-type="float" office:value="2752160861" calcext:value-type="float">
            <text:p>2752160861</text:p>
          </table:table-cell>
          <table:table-cell office:value-type="string" calcext:value-type="string">
            <text:p>www.bulbuloglu.com.tr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BÜLBÜLOĞLU İNŞAAT</text:p>
          </table:table-cell>
          <table:table-cell office:value-type="string" calcext:value-type="string">
            <text:p>BÜLBÜLOĞLU İNŞ.TAAH.VETİC. KIRGILLI TAŞOCAĞI</text:p>
          </table:table-cell>
          <table:table-cell office:value-type="string" calcext:value-type="string">
            <text:p>GÖYNÜK ÖREN MEVKİİ TAŞ OCAĞI</text:p>
          </table:table-cell>
          <table:table-cell office:value-type="string" calcext:value-type="string">
            <text:p>ASLANAPA</text:p>
          </table:table-cell>
          <table:table-cell office:value-type="string" calcext:value-type="string">
            <text:p>39.458827,30.017388</text:p>
          </table:table-cell>
          <table:table-cell office:value-type="float" office:value="2742160865" calcext:value-type="float">
            <text:p>2742160865</text:p>
          </table:table-cell>
          <table:table-cell office:value-type="float" office:value="2752160861" calcext:value-type="float">
            <text:p>2752160861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EDGİNAY ET</text:p>
          </table:table-cell>
          <table:table-cell office:value-type="string" calcext:value-type="string">
            <text:p>EDGİNAY ET VE ET ÜRÜNLERİ</text:p>
          </table:table-cell>
          <table:table-cell office:value-type="string" calcext:value-type="string">
            <text:p>ESKİŞEHİR KARAYOLU 2.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40303,30.002368</text:p>
          </table:table-cell>
          <table:table-cell table:number-columns-repeated="2" office:value-type="float" office:value="2742231312" calcext:value-type="float">
            <text:p>2742231312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ÜLBÜLOĞLU İNŞAAT</text:p>
          </table:table-cell>
          <table:table-cell office:value-type="string" calcext:value-type="string">
            <text:p>BÜLBÜLOĞLU İNŞ.TAAH.TİC.</text:p>
          </table:table-cell>
          <table:table-cell office:value-type="string" calcext:value-type="string">
            <text:p>KIRGILLI YOLU KURU TAŞ OCAĞI-ESK.YOLU6.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84303,30.042108</text:p>
          </table:table-cell>
          <table:table-cell office:value-type="float" office:value="2742160865" calcext:value-type="float">
            <text:p>2742160865</text:p>
          </table:table-cell>
          <table:table-cell office:value-type="float" office:value="2752160861" calcext:value-type="float">
            <text:p>275216086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YEŞİL ÇİNİ</text:p>
          </table:table-cell>
          <table:table-cell office:value-type="string" calcext:value-type="string">
            <text:p>SEYİT AHMET YEŞİL</text:p>
          </table:table-cell>
          <table:table-cell office:value-type="string" calcext:value-type="string">
            <text:p>FATİH SANAYİ SİT.40.SOK.NO:8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6781,29.977868</text:p>
          </table:table-cell>
          <table:table-cell office:value-type="float" office:value="2742314601" calcext:value-type="float">
            <text:p>2742314601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LİFTECH ASANSÖR</text:p>
          </table:table-cell>
          <table:table-cell office:value-type="string" calcext:value-type="string">
            <text:p>SALİM TOLGA SOĞUCAK-LİFTECH ASANSÖR</text:p>
          </table:table-cell>
          <table:table-cell office:value-type="string" calcext:value-type="string">
            <text:p>FUAT PAŞA MAH.MENDERES BULV.NO:86/6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5486,29.973468</text:p>
          </table:table-cell>
          <table:table-cell office:value-type="float" office:value="2742261206" calcext:value-type="float">
            <text:p>2742261206</text:p>
          </table:table-cell>
          <table:table-cell office:value-type="float" office:value="2742261207" calcext:value-type="float">
            <text:p>2742261207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EKE ETİKET</text:p>
          </table:table-cell>
          <table:table-cell office:value-type="string" calcext:value-type="string">
            <text:p>TEKE ETİKET MAT. AMBALAJ GIDA SAN VE TİC</text:p>
          </table:table-cell>
          <table:table-cell office:value-type="string" calcext:value-type="string">
            <text:p>YENİDOĞAN MAH.RAGIP GÜMÜŞ CAD.NO:110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02195,30.01825</text:p>
          </table:table-cell>
          <table:table-cell office:value-type="float" office:value="2742717011" calcext:value-type="float">
            <text:p>2742717011</text:p>
          </table:table-cell>
          <table:table-cell office:value-type="float" office:value="2742717014" calcext:value-type="float">
            <text:p>2742717014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ARAGONİT DERYA MADENCİLİK</text:p>
          </table:table-cell>
          <table:table-cell office:value-type="string" calcext:value-type="string">
            <text:p>DERYA MADENCİLİK SAN. TİC. LTD. ŞTİ.</text:p>
          </table:table-cell>
          <table:table-cell office:value-type="string" calcext:value-type="string">
            <text:p>ORGANİZE SANAYİ BÖLGESİ 4.CAD. NO:22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5608,30.122177</text:p>
          </table:table-cell>
          <table:table-cell office:value-type="float" office:value="2742662552" calcext:value-type="float">
            <text:p>2742662552</text:p>
          </table:table-cell>
          <table:table-cell office:value-type="float" office:value="2742662304" calcext:value-type="float">
            <text:p>2742662304</text:p>
          </table:table-cell>
          <table:table-cell office:value-type="string" calcext:value-type="string">
            <text:p>www.aragonit.com.tr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ÖZGUVEN KERESTE</text:p>
          </table:table-cell>
          <table:table-cell office:value-type="string" calcext:value-type="string">
            <text:p>ÖZGÜVEN KERESTE İNŞ.SAN. TİC. LTD. ŞTİ.</text:p>
          </table:table-cell>
          <table:table-cell office:value-type="string" calcext:value-type="string">
            <text:p>KERESTECİLER SİTESİ 10.SOK.NO:22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0086,29.973909</text:p>
          </table:table-cell>
          <table:table-cell office:value-type="float" office:value="2742319675" calcext:value-type="float">
            <text:p>2742319675</text:p>
          </table:table-cell>
          <table:table-cell office:value-type="float" office:value="2742319747" calcext:value-type="float">
            <text:p>2742319747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ZAFER ENDÜSTRİYEL</text:p>
          </table:table-cell>
          <table:table-cell office:value-type="string" calcext:value-type="string">
            <text:p>ZAFER ENDÜSTRİYEL OTEL VE MUTFAK EKİP.SAN.TİC. LTD. ŞTİ.</text:p>
          </table:table-cell>
          <table:table-cell office:value-type="string" calcext:value-type="string">
            <text:p>YENİ SANAYİ SİT. 19. SOK. NO:27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7554,29.972433</text:p>
          </table:table-cell>
          <table:table-cell office:value-type="float" office:value="2742317888" calcext:value-type="float">
            <text:p>2742317888</text:p>
          </table:table-cell>
          <table:table-cell office:value-type="float" office:value="2742318982" calcext:value-type="float">
            <text:p>2742318982</text:p>
          </table:table-cell>
          <table:table-cell office:value-type="string" calcext:value-type="string">
            <text:p>www.zafermetal.net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AKDEMİR TOPRAK</text:p>
          </table:table-cell>
          <table:table-cell office:value-type="string" calcext:value-type="string">
            <text:p>AKDEMİR TOPRAK SAN. (TUĞLA FABRİKASI) AŞ</text:p>
          </table:table-cell>
          <table:table-cell office:value-type="string" calcext:value-type="string">
            <text:p>TAVŞANLI YOLU 1.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311,29.960891</text:p>
          </table:table-cell>
          <table:table-cell office:value-type="float" office:value="2742311313" calcext:value-type="float">
            <text:p>2742311313</text:p>
          </table:table-cell>
          <table:table-cell office:value-type="float" office:value="2742311316" calcext:value-type="float">
            <text:p>2742311316</text:p>
          </table:table-cell>
          <table:table-cell office:value-type="string" calcext:value-type="string">
            <text:p>www.akdemirtoprak.com.tr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ÖZÜM GIDA</text:p>
          </table:table-cell>
          <table:table-cell office:value-type="string" calcext:value-type="string">
            <text:p>ÖZÜM GIDA SAN. VE TİC. A.Ş</text:p>
          </table:table-cell>
          <table:table-cell office:value-type="string" calcext:value-type="string">
            <text:p>TAVŞANLI YOU 3.KM. MERKEZ BÖLCEK KÖYÜ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8532,29.954559</text:p>
          </table:table-cell>
          <table:table-cell office:value-type="float" office:value="2742311277" calcext:value-type="float">
            <text:p>2742311277</text:p>
          </table:table-cell>
          <table:table-cell office:value-type="float" office:value="2742314638" calcext:value-type="float">
            <text:p>2742314638</text:p>
          </table:table-cell>
          <table:table-cell office:value-type="string" calcext:value-type="string">
            <text:p>www.ozumgida.com.tr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SLAN ALÜMİNYUM</text:p>
          </table:table-cell>
          <table:table-cell office:value-type="string" calcext:value-type="string">
            <text:p>MUSA ASLAN ALÜMİNYUM PVC DOĞRAMA SANAYİ</text:p>
          </table:table-cell>
          <table:table-cell office:value-type="string" calcext:value-type="string">
            <text:p>YENİ SANAYİ SİT. YUKARI SANAYİ CAD. NO:9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8892,29.972118</text:p>
          </table:table-cell>
          <table:table-cell office:value-type="float" office:value="2742318822" calcext:value-type="float">
            <text:p>2742318822</text:p>
          </table:table-cell>
          <table:table-cell office:value-type="float" office:value="2742318824" calcext:value-type="float">
            <text:p>2742318824</text:p>
          </table:table-cell>
          <table:table-cell/>
          <table:table-cell office:value-type="float" office:value="1958" calcext:value-type="float">
            <text:p>195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DOĞA ÇİNİ</text:p>
          </table:table-cell>
          <table:table-cell office:value-type="string" calcext:value-type="string">
            <text:p>DOĞA ÇİNİ SERAMİK MOBİLYA EMLAK DANŞ. TURZ. SAN.İC. LTD. ŞTİ.</text:p>
          </table:table-cell>
          <table:table-cell office:value-type="string" calcext:value-type="string">
            <text:p>MENDERES CAD. TUNA APT. BLOK NO.51 /C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3746,29.977266</text:p>
          </table:table-cell>
          <table:table-cell office:value-type="float" office:value="2742234343" calcext:value-type="float">
            <text:p>2742234343</text:p>
          </table:table-cell>
          <table:table-cell office:value-type="float" office:value="2742122000" calcext:value-type="float">
            <text:p>2742122000</text:p>
          </table:table-cell>
          <table:table-cell/>
          <table:table-cell office:value-type="float" office:value="1994" calcext:value-type="float">
            <text:p>199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EMİRDÖĞENLER</text:p>
          </table:table-cell>
          <table:table-cell office:value-type="string" calcext:value-type="string">
            <text:p>DEMİRDÖĞENLER ET VE ET ÜRÜNLERİ GID.HAY.İHR.İTH.SAN.TİC. LTD.ŞTİ.</text:p>
          </table:table-cell>
          <table:table-cell office:value-type="string" calcext:value-type="string">
            <text:p>PAŞAMSULTAN MAH.ULUCAMİ İŞ MERKEZİ NO:15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2476,29.986957</text:p>
          </table:table-cell>
          <table:table-cell office:value-type="float" office:value="2742320926" calcext:value-type="float">
            <text:p>2742320926</text:p>
          </table:table-cell>
          <table:table-cell office:value-type="float" office:value="2742320928" calcext:value-type="float">
            <text:p>274232092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DOĞ-TEM</text:p>
          </table:table-cell>
          <table:table-cell office:value-type="string" calcext:value-type="string">
            <text:p>DOĞ-TEM DOĞRAMA SANAYİ İTH.İHR. VE TİC. LTD.ŞTİ.</text:p>
          </table:table-cell>
          <table:table-cell office:value-type="string" calcext:value-type="string">
            <text:p>FUTPAŞA MAH. BEREKET SANAYİ NO: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2414,29.972611</text:p>
          </table:table-cell>
          <table:table-cell office:value-type="float" office:value="2742319154" calcext:value-type="float">
            <text:p>2742319154</text:p>
          </table:table-cell>
          <table:table-cell/>
          <table:table-cell office:value-type="string" calcext:value-type="string">
            <text:p>www.dogtem.com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>ÖZCINARLAR KİMYA ARGE PETROL</text:p>
          </table:table-cell>
          <table:table-cell office:value-type="string" calcext:value-type="string">
            <text:p>TAVŞANLI ÇEVRE YOLU BP AKARYAKIT İSTASYONU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4819,29.949864</text:p>
          </table:table-cell>
          <table:table-cell table:number-columns-repeated="2" office:value-type="float" office:value="2742310305" calcext:value-type="float">
            <text:p>2742310305</text:p>
          </table:table-cell>
          <table:table-cell office:value-type="string" calcext:value-type="string">
            <text:p>www.ozcanlar.com.tr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AVŞANLI YÖREM EKMEK</text:p>
          </table:table-cell>
          <table:table-cell office:value-type="string" calcext:value-type="string">
            <text:p>TAVŞANLI YÖREM EKMEK UNLU MAMÜL. GID. HAY. TURZ. TEMZ. HİZ. SAN. TİC. LTD. ŞTİ.</text:p>
          </table:table-cell>
          <table:table-cell office:value-type="string" calcext:value-type="string">
            <text:p>MOYMUL MAH. KONAK SOK. NO.2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8563,29.474117</text:p>
          </table:table-cell>
          <table:table-cell office:value-type="float" office:value="2746153100" calcext:value-type="float">
            <text:p>2746153100</text:p>
          </table:table-cell>
          <table:table-cell office:value-type="float" office:value="2746153130" calcext:value-type="float">
            <text:p>2746153130</text:p>
          </table:table-cell>
          <table:table-cell office:value-type="string" calcext:value-type="string">
            <text:p>www.yoremekmek.com.tr</text:p>
          </table:table-cell>
          <table:table-cell office:value-type="float" office:value="2007" calcext:value-type="float">
            <text:p>200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DİNÇ BETON</text:p>
          </table:table-cell>
          <table:table-cell office:value-type="string" calcext:value-type="string">
            <text:p>DİNÇ BETON İNŞ. MAD. TURZ. NAK. SAN. TİC. LTD. ŞTİ.</text:p>
          </table:table-cell>
          <table:table-cell office:value-type="string" calcext:value-type="string">
            <text:p>KÜTAHYA KARAYOLU 8. KM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35855,29.568236</text:p>
          </table:table-cell>
          <table:table-cell office:value-type="float" office:value="2746145839" calcext:value-type="float">
            <text:p>2746145839</text:p>
          </table:table-cell>
          <table:table-cell office:value-type="float" office:value="2746267222" calcext:value-type="float">
            <text:p>2746267222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YONCALI GIDA</text:p>
          </table:table-cell>
          <table:table-cell office:value-type="string" calcext:value-type="string">
            <text:p>YONCALI GIDA TURZ. NAK. HAY. SAN. TİC. LTD. ŞTİ.</text:p>
          </table:table-cell>
          <table:table-cell office:value-type="string" calcext:value-type="string">
            <text:p>TEPECİK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25792,29.463995</text:p>
          </table:table-cell>
          <table:table-cell office:value-type="float" office:value="2746532476" calcext:value-type="float">
            <text:p>2746532476</text:p>
          </table:table-cell>
          <table:table-cell office:value-type="float" office:value="2746142987" calcext:value-type="float">
            <text:p>2746142987</text:p>
          </table:table-cell>
          <table:table-cell/>
          <table:table-cell office:value-type="float" office:value="2005" calcext:value-type="float">
            <text:p>20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NESİL GIDA</text:p>
          </table:table-cell>
          <table:table-cell office:value-type="string" calcext:value-type="string">
            <text:p>NESİL GIDA NAKL. MADEN. TURZ. SAN. TİC. LTD. ŞTİ.</text:p>
          </table:table-cell>
          <table:table-cell office:value-type="string" calcext:value-type="string">
            <text:p>YENİ MAH. YENİ SAN. SİT. ÇEVREYOLU ALTI NO:16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37013,29.49521</text:p>
          </table:table-cell>
          <table:table-cell office:value-type="float" office:value="2746149102" calcext:value-type="float">
            <text:p>2746149102</text:p>
          </table:table-cell>
          <table:table-cell/>
          <table:table-cell office:value-type="string" calcext:value-type="string">
            <text:p>www.nesilgrup.com.tr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Kİ KURUMU</text:p>
          </table:table-cell>
          <table:table-cell office:value-type="string" calcext:value-type="string">
            <text:p>GARP LİNYİTLERİ İŞLETMESİ MÜESSESE MÜDÜRLÜĞÜ</text:p>
          </table:table-cell>
          <table:table-cell office:value-type="string" calcext:value-type="string">
            <text:p>DURAK MAH. ETİLER CAD. NO:22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4459,29.487237</text:p>
          </table:table-cell>
          <table:table-cell office:value-type="float" office:value="2746141007" calcext:value-type="float">
            <text:p>2746141007</text:p>
          </table:table-cell>
          <table:table-cell office:value-type="float" office:value="2746383266" calcext:value-type="float">
            <text:p>2746383266</text:p>
          </table:table-cell>
          <table:table-cell office:value-type="string" calcext:value-type="string">
            <text:p>www.gli.gov.tr</text:p>
          </table:table-cell>
          <table:table-cell office:value-type="float" office:value="1940" calcext:value-type="float">
            <text:p>194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A- YA MADENİ YAĞLAR</text:p>
          </table:table-cell>
          <table:table-cell office:value-type="string" calcext:value-type="string">
            <text:p>MA- YA MADENİ YAĞLAR PETROL ÜRÜNLERİ KİMYEVİ MAD. İTHALAT İHRC. SAN. TİC. LTD. ŞTİ.</text:p>
          </table:table-cell>
          <table:table-cell office:value-type="string" calcext:value-type="string">
            <text:p>KÜTAHYA KARAYOLU 6. KM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0902,29.548992</text:p>
          </table:table-cell>
          <table:table-cell office:value-type="float" office:value="274614667" calcext:value-type="float">
            <text:p>274614667</text:p>
          </table:table-cell>
          <table:table-cell office:value-type="float" office:value="2746146667" calcext:value-type="float">
            <text:p>2746146667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KIN GIDA</text:p>
          </table:table-cell>
          <table:table-cell office:value-type="string" calcext:value-type="string">
            <text:p>AKIN GIDA SAN. TİC. LTD. ŞTİ.</text:p>
          </table:table-cell>
          <table:table-cell office:value-type="string" calcext:value-type="string">
            <text:p>ÇUKURKÖY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0455,29.521373</text:p>
          </table:table-cell>
          <table:table-cell office:value-type="float" office:value="2746160600" calcext:value-type="float">
            <text:p>2746160600</text:p>
          </table:table-cell>
          <table:table-cell office:value-type="float" office:value="2746160601" calcext:value-type="float">
            <text:p>2746160601</text:p>
          </table:table-cell>
          <table:table-cell office:value-type="string" calcext:value-type="string">
            <text:p>www.akinun.com.tr</text:p>
          </table:table-cell>
          <table:table-cell office:value-type="float" office:value="1994" calcext:value-type="float">
            <text:p>199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ÖZDEN UN</text:p>
          </table:table-cell>
          <table:table-cell office:value-type="string" calcext:value-type="string">
            <text:p>ÖZDEN UN TEKSTİL SAN. TİC. LTD. ŞTİ.</text:p>
          </table:table-cell>
          <table:table-cell office:value-type="string" calcext:value-type="string">
            <text:p>TUNÇBİLEK KARAYOLU 3. KM TAVANLI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54072,29.4693</text:p>
          </table:table-cell>
          <table:table-cell office:value-type="float" office:value="2746141428" calcext:value-type="float">
            <text:p>2746141428</text:p>
          </table:table-cell>
          <table:table-cell office:value-type="float" office:value="2746144943" calcext:value-type="float">
            <text:p>2746144943</text:p>
          </table:table-cell>
          <table:table-cell/>
          <table:table-cell office:value-type="float" office:value="1992" calcext:value-type="float">
            <text:p>199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İKRAM ET VE PİLİÇ MAMÜLLERİ</text:p>
          </table:table-cell>
          <table:table-cell office:value-type="string" calcext:value-type="string">
            <text:p>İKRAM ET VE PİLİÇ MAMÜLLERİ </text:p>
          </table:table-cell>
          <table:table-cell office:value-type="string" calcext:value-type="string">
            <text:p>DURAK MAH. K. ZEYTİNDALI CAD. NO:2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6743,29.487904</text:p>
          </table:table-cell>
          <table:table-cell table:number-columns-repeated="2" office:value-type="float" office:value="2746152363" calcext:value-type="float">
            <text:p>2746152363</text:p>
          </table:table-cell>
          <table:table-cell/>
          <table:table-cell office:value-type="float" office:value="2001" calcext:value-type="float">
            <text:p>200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ÖZKULLAR SÜT ÜRÜNLERİ</text:p>
          </table:table-cell>
          <table:table-cell office:value-type="string" calcext:value-type="string">
            <text:p>ÖZKULLAR SÜT ÜRÜNLERİ </text:p>
          </table:table-cell>
          <table:table-cell office:value-type="string" calcext:value-type="string">
            <text:p>ÇIRÇIR ÇEŞME MAH. ÇEVREYOLU CAD. NO:86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36086,29.507021</text:p>
          </table:table-cell>
          <table:table-cell office:value-type="float" office:value="2746144881" calcext:value-type="float">
            <text:p>2746144881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ALTIN BAŞAK DOĞAL ÜRÜNLER</text:p>
          </table:table-cell>
          <table:table-cell office:value-type="string" calcext:value-type="string">
            <text:p>ALTIN BAŞAK DOĞAL ÜRÜNLER BAHARAT GIDA SAN. TİC. LTD. ŞTİ.</text:p>
          </table:table-cell>
          <table:table-cell office:value-type="string" calcext:value-type="string">
            <text:p>MOBİLYACILAR SİTESİ NO:10-11-12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4738,29.000053</text:p>
          </table:table-cell>
          <table:table-cell office:value-type="float" office:value="2745131826" calcext:value-type="float">
            <text:p>2745131826</text:p>
          </table:table-cell>
          <table:table-cell office:value-type="float" office:value="2745137260" calcext:value-type="float">
            <text:p>2745137260</text:p>
          </table:table-cell>
          <table:table-cell office:value-type="string" calcext:value-type="string">
            <text:p>www.natursim.com</text:p>
          </table:table-cell>
          <table:table-cell office:value-type="float" office:value="2005" calcext:value-type="float">
            <text:p>20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ÜEZZİNOĞLU AĞAÇ</text:p>
          </table:table-cell>
          <table:table-cell office:value-type="string" calcext:value-type="string">
            <text:p>MÜEZZİNOĞLU AĞAÇ SAN.</text:p>
          </table:table-cell>
          <table:table-cell office:value-type="string" calcext:value-type="string">
            <text:p>SANAYİ BÖLGESİ UŞAK.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9826,28.987296</text:p>
          </table:table-cell>
          <table:table-cell office:value-type="float" office:value="5064023617" calcext:value-type="float">
            <text:p>5064023617</text:p>
          </table:table-cell>
          <table:table-cell office:value-type="float" office:value="2745130630" calcext:value-type="float">
            <text:p>2745130630</text:p>
          </table:table-cell>
          <table:table-cell/>
          <table:table-cell office:value-type="float" office:value="1993" calcext:value-type="float">
            <text:p>199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KÇAM</text:p>
          </table:table-cell>
          <table:table-cell office:value-type="string" calcext:value-type="string">
            <text:p>AKÇAM ORMAN ÜRÜNLERİ SAN. TİC. LTD. ŞTİ.</text:p>
          </table:table-cell>
          <table:table-cell office:value-type="string" calcext:value-type="string">
            <text:p>NAŞA KASABASI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16068,28.965599</text:p>
          </table:table-cell>
          <table:table-cell office:value-type="float" office:value="5415322099" calcext:value-type="float">
            <text:p>5415322099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ÖZBEKLER KERESTE</text:p>
          </table:table-cell>
          <table:table-cell office:value-type="string" calcext:value-type="string">
            <text:p>KUDRET OZBEK</text:p>
          </table:table-cell>
          <table:table-cell office:value-type="string" calcext:value-type="string">
            <text:p>GÖKÇELER YOLU ÜZERİ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938,28.992903</text:p>
          </table:table-cell>
          <table:table-cell office:value-type="float" office:value="5415131110" calcext:value-type="float">
            <text:p>5415131110</text:p>
          </table:table-cell>
          <table:table-cell office:value-type="float" office:value="2745138704" calcext:value-type="float">
            <text:p>2745138704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ÖZYURTLAR YÜN</text:p>
          </table:table-cell>
          <table:table-cell office:value-type="string" calcext:value-type="string">
            <text:p>ÖZYURTLAR YÜN SANAYİ TİC. LTD. ŞTİ. </text:p>
          </table:table-cell>
          <table:table-cell office:value-type="string" calcext:value-type="string">
            <text:p>EYNAL ALTI HÜSÜM YOLU ÜZERİ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123502,28.984142</text:p>
          </table:table-cell>
          <table:table-cell office:value-type="float" office:value="5334987354" calcext:value-type="float">
            <text:p>5334987354</text:p>
          </table:table-cell>
          <table:table-cell office:value-type="float" office:value="2745472028" calcext:value-type="float">
            <text:p>2745472028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HİSAR UN YEM</text:p>
          </table:table-cell>
          <table:table-cell office:value-type="string" calcext:value-type="string">
            <text:p>HİSAR UN YEM HAY. NAK. AKARY. TİC. SAN. LTD. ŞTİ.</text:p>
          </table:table-cell>
          <table:table-cell office:value-type="string" calcext:value-type="string">
            <text:p>HİSARBEY KASABASI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138049,28.768966</text:p>
          </table:table-cell>
          <table:table-cell office:value-type="float" office:value="5415275015" calcext:value-type="float">
            <text:p>5415275015</text:p>
          </table:table-cell>
          <table:table-cell office:value-type="float" office:value="2745275512" calcext:value-type="float">
            <text:p>2745275512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EKNİKELLER MAKİNE</text:p>
          </table:table-cell>
          <table:table-cell office:value-type="string" calcext:value-type="string">
            <text:p>TEKNİKELLER MAKİNE İNŞ. SAN. TİC. LTD.ŞTİ.</text:p>
          </table:table-cell>
          <table:table-cell office:value-type="string" calcext:value-type="string">
            <text:p>FATİH MAH. CUMHURİYET CAD. NO:102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9876,28.973499</text:p>
          </table:table-cell>
          <table:table-cell office:value-type="float" office:value="2745139040" calcext:value-type="float">
            <text:p>2745139040</text:p>
          </table:table-cell>
          <table:table-cell office:value-type="float" office:value="2745139041" calcext:value-type="float">
            <text:p>274513904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MURAT ALİ ERBEK</text:p>
          </table:table-cell>
          <table:table-cell office:value-type="string" calcext:value-type="string">
            <text:p>ÇİTGÖL YOLU ÜZERİ CEZA EVİ ALTI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5771,28.968167</text:p>
          </table:table-cell>
          <table:table-cell office:value-type="float" office:value="5415131110" calcext:value-type="float">
            <text:p>5415131110</text:p>
          </table:table-cell>
          <table:table-cell office:value-type="float" office:value="2745135908" calcext:value-type="float">
            <text:p>2745135908</text:p>
          </table:table-cell>
          <table:table-cell/>
          <table:table-cell office:value-type="float" office:value="2003" calcext:value-type="float">
            <text:p>200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ÖZTAŞ PARKE </text:p>
          </table:table-cell>
          <table:table-cell office:value-type="string" calcext:value-type="string">
            <text:p>ÖZTAŞ PARKE <text:s/>BETON İNŞ.SAN. TİC. LTD. ŞTİ.</text:p>
          </table:table-cell>
          <table:table-cell office:value-type="string" calcext:value-type="string">
            <text:p>KEKLİKTEPE MAH. ÇEYREKCİ CAD.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7186,28.990468</text:p>
          </table:table-cell>
          <table:table-cell office:value-type="float" office:value="2745131595" calcext:value-type="float">
            <text:p>2745131595</text:p>
          </table:table-cell>
          <table:table-cell office:value-type="float" office:value="2745137707" calcext:value-type="float">
            <text:p>2745137707</text:p>
          </table:table-cell>
          <table:table-cell office:value-type="string" calcext:value-type="string">
            <text:p>www.oztasparke.com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ENGİN İNŞAAT</text:p>
          </table:table-cell>
          <table:table-cell office:value-type="string" calcext:value-type="string">
            <text:p>ENGİN İNŞ. TURZ. TİC. LTD. ŞTİ.</text:p>
          </table:table-cell>
          <table:table-cell office:value-type="string" calcext:value-type="string">
            <text:p>ÇİFTGÖL YOLU ÜZERİ 1. KM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9826,28.964741</text:p>
          </table:table-cell>
          <table:table-cell office:value-type="float" office:value="5366370000" calcext:value-type="float">
            <text:p>5366370000</text:p>
          </table:table-cell>
          <table:table-cell office:value-type="float" office:value="2745132161" calcext:value-type="float">
            <text:p>2745132161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EYHAN MAKİNA</text:p>
          </table:table-cell>
          <table:table-cell office:value-type="string" calcext:value-type="string">
            <text:p>CEYHAN MAKİNE VE İNŞ SAN. TİC.LTD.ŞTİ </text:p>
          </table:table-cell>
          <table:table-cell office:value-type="string" calcext:value-type="string">
            <text:p>BEREKET SANAYİ SİTESİ 5. BLOK NO: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8909,29.972751</text:p>
          </table:table-cell>
          <table:table-cell office:value-type="float" office:value="2742316066" calcext:value-type="float">
            <text:p>2742316066</text:p>
          </table:table-cell>
          <table:table-cell office:value-type="float" office:value="2742319851" calcext:value-type="float">
            <text:p>2742319851</text:p>
          </table:table-cell>
          <table:table-cell office:value-type="string" calcext:value-type="string">
            <text:p>www.ceyhanmakina.com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ÇETİNLER SARRAFİYE</text:p>
          </table:table-cell>
          <table:table-cell office:value-type="string" calcext:value-type="string">
            <text:p>ÇETİNLER SARRAFİYE <text:s/>YALMAŞ MADDELERİ TİC.SAN LTD ŞTİ</text:p>
          </table:table-cell>
          <table:table-cell office:value-type="string" calcext:value-type="string">
            <text:p>CUMHURİYET MAH.ÇİMEN SOK.NO:3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11255,30.003736</text:p>
          </table:table-cell>
          <table:table-cell office:value-type="float" office:value="2742167772" calcext:value-type="float">
            <text:p>274216777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AKDAŞ KİMYA</text:p>
          </table:table-cell>
          <table:table-cell office:value-type="string" calcext:value-type="string">
            <text:p>AKDAŞ KİMYA <text:s/>SAN. TİC.LTD.ŞTİ</text:p>
          </table:table-cell>
          <table:table-cell office:value-type="string" calcext:value-type="string">
            <text:p>1.OSB NO:11 6. CADDE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3738,30.124349</text:p>
          </table:table-cell>
          <table:table-cell office:value-type="float" office:value="2742662266" calcext:value-type="float">
            <text:p>2742662266</text:p>
          </table:table-cell>
          <table:table-cell office:value-type="float" office:value="2742662276" calcext:value-type="float">
            <text:p>2742662276</text:p>
          </table:table-cell>
          <table:table-cell office:value-type="string" calcext:value-type="string">
            <text:p>www.akdaskimya.com</text:p>
          </table:table-cell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ÜLBÜLOĞLU İNŞAAT</text:p>
          </table:table-cell>
          <table:table-cell office:value-type="string" calcext:value-type="string">
            <text:p>BÜLBÜLOĞLU</text:p>
          </table:table-cell>
          <table:table-cell office:value-type="string" calcext:value-type="string">
            <text:p>AFYONYOLU 26.KM DOĞALAR KÖYÜ TAŞ OCAĞI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227067,30.100281</text:p>
          </table:table-cell>
          <table:table-cell office:value-type="float" office:value="2742160865" calcext:value-type="float">
            <text:p>2742160865</text:p>
          </table:table-cell>
          <table:table-cell office:value-type="float" office:value="2752160861" calcext:value-type="float">
            <text:p>2752160861</text:p>
          </table:table-cell>
          <table:table-cell/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LTINKAYA EKMEK</text:p>
          </table:table-cell>
          <table:table-cell office:value-type="string" calcext:value-type="string">
            <text:p>ALTINKAYA EKMEK FABRİKASI</text:p>
          </table:table-cell>
          <table:table-cell office:value-type="string" calcext:value-type="string">
            <text:p>HÜKÜMET CADDESİ NO:74 KÜTAHYA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17783,29.981973</text:p>
          </table:table-cell>
          <table:table-cell table:number-columns-repeated="2" office:value-type="float" office:value="2742161234" calcext:value-type="float">
            <text:p>2742161234</text:p>
          </table:table-cell>
          <table:table-cell/>
          <table:table-cell office:value-type="float" office:value="1993" calcext:value-type="float">
            <text:p>199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LKIŞ KADAYIF</text:p>
          </table:table-cell>
          <table:table-cell office:value-type="string" calcext:value-type="string">
            <text:p>ALKIŞ KADAYIF UNLU MAM. İMALAT SAN.VE TİC.LTD. ŞTİ.</text:p>
          </table:table-cell>
          <table:table-cell office:value-type="string" calcext:value-type="string">
            <text:p>VEFA MAH.Y. BEYAZIT GIDACILAR SİTESİ D BLOK NO:44/A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2116,30.002479</text:p>
          </table:table-cell>
          <table:table-cell office:value-type="float" office:value="2742250555" calcext:value-type="float">
            <text:p>2742250555</text:p>
          </table:table-cell>
          <table:table-cell office:value-type="float" office:value="2742162816" calcext:value-type="float">
            <text:p>2742162816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SMAŞ TİCARET</text:p>
          </table:table-cell>
          <table:table-cell office:value-type="string" calcext:value-type="string">
            <text:p>ASMAŞ AĞIR SAN.MALZ.İMAL VE TİC.A.Ş.</text:p>
          </table:table-cell>
          <table:table-cell office:value-type="string" calcext:value-type="string">
            <text:p>1.OSB 6. CAD NO:4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9099,30.126099</text:p>
          </table:table-cell>
          <table:table-cell office:value-type="float" office:value="2742662550" calcext:value-type="float">
            <text:p>2742662550</text:p>
          </table:table-cell>
          <table:table-cell office:value-type="float" office:value="2742662553" calcext:value-type="float">
            <text:p>2742662553</text:p>
          </table:table-cell>
          <table:table-cell office:value-type="string" calcext:value-type="string">
            <text:p>www.asmas.com.tr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KDEMİR TOPRAK</text:p>
          </table:table-cell>
          <table:table-cell office:value-type="string" calcext:value-type="string">
            <text:p>AKDEMİR TOPRAK <text:s/>(KİREMİT FABRİKASI) AŞ</text:p>
          </table:table-cell>
          <table:table-cell office:value-type="string" calcext:value-type="string">
            <text:p>TAVŞANLI YOLU 1.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311,29.960891</text:p>
          </table:table-cell>
          <table:table-cell office:value-type="float" office:value="2742311314" calcext:value-type="float">
            <text:p>2742311314</text:p>
          </table:table-cell>
          <table:table-cell office:value-type="float" office:value="2742311317" calcext:value-type="float">
            <text:p>2742311317</text:p>
          </table:table-cell>
          <table:table-cell office:value-type="string" calcext:value-type="string">
            <text:p>www.akdemirtoprak.com.tr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GÜRALLAR YAPI MALZ.VE KİMYA SANAYİ A.Ş .-2-</text:p>
          </table:table-cell>
          <table:table-cell office:value-type="string" calcext:value-type="string">
            <text:p>GÜRALLAR YAPI MALZEMELERİ VE KİMYA SANAYİ A.Ş</text:p>
          </table:table-cell>
          <table:table-cell office:value-type="string" calcext:value-type="string">
            <text:p>FUATPAŞA MAH YENİ SANAYİ SİTESİ 19.SOKAK NO 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8855,29.9728</text:p>
          </table:table-cell>
          <table:table-cell office:value-type="float" office:value="2742311022" calcext:value-type="float">
            <text:p>2742311022</text:p>
          </table:table-cell>
          <table:table-cell office:value-type="float" office:value="2742250676" calcext:value-type="float">
            <text:p>2742250676</text:p>
          </table:table-cell>
          <table:table-cell office:value-type="string" calcext:value-type="string">
            <text:p>www.artcraft.com.tr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BERK OTOMOTİV</text:p>
          </table:table-cell>
          <table:table-cell office:value-type="string" calcext:value-type="string">
            <text:p>BERK OTM.TEKSTİL SAN. VE YATIRIM A.Ş.</text:p>
          </table:table-cell>
          <table:table-cell office:value-type="string" calcext:value-type="string">
            <text:p>1.OSB 9.CAD.NO:2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4294,30.127782</text:p>
          </table:table-cell>
          <table:table-cell office:value-type="float" office:value="2742662545" calcext:value-type="float">
            <text:p>2742662545</text:p>
          </table:table-cell>
          <table:table-cell office:value-type="float" office:value="2742662546" calcext:value-type="float">
            <text:p>2742662546</text:p>
          </table:table-cell>
          <table:table-cell office:value-type="string" calcext:value-type="string">
            <text:p>www.ustunberkholding.com.tr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ÖZTAŞ -1</text:p>
          </table:table-cell>
          <table:table-cell office:value-type="string" calcext:value-type="string">
            <text:p>ÖZTAŞ PARKE BETON İNŞAAT SAN. TİC. LTD.ŞTİ.</text:p>
          </table:table-cell>
          <table:table-cell office:value-type="string" calcext:value-type="string">
            <text:p>KEKLİKTEPE MAH. ÇEYREKÇİLER CAD.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6116,28.993249</text:p>
          </table:table-cell>
          <table:table-cell office:value-type="float" office:value="2745131595" calcext:value-type="float">
            <text:p>2745131595</text:p>
          </table:table-cell>
          <table:table-cell office:value-type="float" office:value="2745137707" calcext:value-type="float">
            <text:p>2745137707</text:p>
          </table:table-cell>
          <table:table-cell office:value-type="string" calcext:value-type="string">
            <text:p>www.oztasparke.com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ÖZTAŞ -2</text:p>
          </table:table-cell>
          <table:table-cell office:value-type="string" calcext:value-type="string">
            <text:p>ÖZTAŞ PARKE BETON <text:s/>İNŞ. SAN. TİC. LTD. ŞTİ.</text:p>
          </table:table-cell>
          <table:table-cell office:value-type="string" calcext:value-type="string">
            <text:p>KEKLİKTEPE MAH. ÇEYREKCİ CAD.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6116,28.993249</text:p>
          </table:table-cell>
          <table:table-cell office:value-type="float" office:value="2745133221" calcext:value-type="float">
            <text:p>2745133221</text:p>
          </table:table-cell>
          <table:table-cell office:value-type="float" office:value="2745137707" calcext:value-type="float">
            <text:p>2745137707</text:p>
          </table:table-cell>
          <table:table-cell office:value-type="string" calcext:value-type="string">
            <text:p>www.oztasparke.com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string" calcext:value-type="string">
            <text:p>SAĞLAM UN</text:p>
          </table:table-cell>
          <table:table-cell office:value-type="string" calcext:value-type="string">
            <text:p>HİSARBEY KASABASI İZMİR CAD. NO:83/B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2201,28.97019</text:p>
          </table:table-cell>
          <table:table-cell office:value-type="float" office:value="5413062371" calcext:value-type="float">
            <text:p>5413062371</text:p>
          </table:table-cell>
          <table:table-cell office:value-type="float" office:value="2745275500" calcext:value-type="float">
            <text:p>2745275500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KOSPEK PEKMEZ </text:p>
          </table:table-cell>
          <table:table-cell office:value-type="string" calcext:value-type="string">
            <text:p>KOSPEK PEKMEZ ÜRN. SAN. TİC. A.Ş</text:p>
          </table:table-cell>
          <table:table-cell office:value-type="string" calcext:value-type="string">
            <text:p>101 EVLER MAH. PROF. AHMET REMZİ ÖZCAN CAD. NO:100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2201,28.97019</text:p>
          </table:table-cell>
          <table:table-cell office:value-type="float" office:value="5423149724" calcext:value-type="float">
            <text:p>5423149724</text:p>
          </table:table-cell>
          <table:table-cell office:value-type="float" office:value="2745136444" calcext:value-type="float">
            <text:p>2745136444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KOMAK </text:p>
          </table:table-cell>
          <table:table-cell office:value-type="string" calcext:value-type="string">
            <text:p>EKOMAK HALI SANAYİ TİC. <text:s/>A.Ş</text:p>
          </table:table-cell>
          <table:table-cell office:value-type="string" calcext:value-type="string">
            <text:p>ESENEVLER MAH. SANAYİ ALANI NO:31 /B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7986,28.991019</text:p>
          </table:table-cell>
          <table:table-cell office:value-type="float" office:value="5458104585" calcext:value-type="float">
            <text:p>5458104585</text:p>
          </table:table-cell>
          <table:table-cell office:value-type="float" office:value="2745131347" calcext:value-type="float">
            <text:p>2745131347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ULUS KERESTE KAMİL ULUS</text:p>
          </table:table-cell>
          <table:table-cell office:value-type="string" calcext:value-type="string">
            <text:p>ULUS KERESTE</text:p>
          </table:table-cell>
          <table:table-cell office:value-type="string" calcext:value-type="string">
            <text:p>UŞAK CAD. NO:35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6582,28.994794</text:p>
          </table:table-cell>
          <table:table-cell office:value-type="float" office:value="5338139414" calcext:value-type="float">
            <text:p>5338139414</text:p>
          </table:table-cell>
          <table:table-cell office:value-type="float" office:value="2745133728" calcext:value-type="float">
            <text:p>2745133728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İMAV UN</text:p>
          </table:table-cell>
          <table:table-cell office:value-type="string" calcext:value-type="string">
            <text:p>SİMAV UN GIDA VE İHTİYAÇ MADDELERİ <text:s/>NAK. SAN. TİC. A.Ş</text:p>
          </table:table-cell>
          <table:table-cell office:value-type="string" calcext:value-type="string">
            <text:p>YEMİŞLİ KASABASI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23468,28.968795</text:p>
          </table:table-cell>
          <table:table-cell office:value-type="float" office:value="5414634888" calcext:value-type="float">
            <text:p>5414634888</text:p>
          </table:table-cell>
          <table:table-cell office:value-type="float" office:value="2745367074" calcext:value-type="float">
            <text:p>2745367074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KOCAYUSUFOĞLU UN</text:p>
          </table:table-cell>
          <table:table-cell office:value-type="string" calcext:value-type="string">
            <text:p>KOCAYUSUFOĞLU UN - YEM SAN. TİC. LTD. ŞTİ.</text:p>
          </table:table-cell>
          <table:table-cell office:value-type="string" calcext:value-type="string">
            <text:p>NAŞA YOLU 5. KM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134962,28.967604</text:p>
          </table:table-cell>
          <table:table-cell office:value-type="float" office:value="5415432201" calcext:value-type="float">
            <text:p>5415432201</text:p>
          </table:table-cell>
          <table:table-cell office:value-type="float" office:value="2745432643" calcext:value-type="float">
            <text:p>2745432643</text:p>
          </table:table-cell>
          <table:table-cell/>
          <table:table-cell office:value-type="float" office:value="1984" calcext:value-type="float">
            <text:p>198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İBRAHİM ÖZBEK KERESTE</text:p>
          </table:table-cell>
          <table:table-cell office:value-type="string" calcext:value-type="string">
            <text:p>KEKLİKTEPE MAH. UŞAK CAD.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8602,28.987972</text:p>
          </table:table-cell>
          <table:table-cell office:value-type="float" office:value="5415131710" calcext:value-type="float">
            <text:p>5415131710</text:p>
          </table:table-cell>
          <table:table-cell office:value-type="float" office:value="2745122277" calcext:value-type="float">
            <text:p>2745122277</text:p>
          </table:table-cell>
          <table:table-cell/>
          <table:table-cell office:value-type="float" office:value="1998" calcext:value-type="float">
            <text:p>199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ÖZYURT TİCARET</text:p>
          </table:table-cell>
          <table:table-cell office:value-type="string" calcext:value-type="string">
            <text:p>NURULLAH ÖZYURT -1</text:p>
          </table:table-cell>
          <table:table-cell office:value-type="string" calcext:value-type="string">
            <text:p>EYNAL KAPLICALARI KARŞISI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9258,28.977478</text:p>
          </table:table-cell>
          <table:table-cell office:value-type="float" office:value="5422713828" calcext:value-type="float">
            <text:p>5422713828</text:p>
          </table:table-cell>
          <table:table-cell office:value-type="float" office:value="2745472212" calcext:value-type="float">
            <text:p>2745472212</text:p>
          </table:table-cell>
          <table:table-cell/>
          <table:table-cell office:value-type="float" office:value="2006" calcext:value-type="float">
            <text:p>200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DEREKOY SUT </text:p>
          </table:table-cell>
          <table:table-cell office:value-type="string" calcext:value-type="string">
            <text:p>DEREKÖY SÜT ÜRN. PETROL GIDA HAYV. SAN. TİC. LTD. ŞTİ.</text:p>
          </table:table-cell>
          <table:table-cell office:value-type="string" calcext:value-type="string">
            <text:p>DEREKÖY BELDESİ</text:p>
          </table:table-cell>
          <table:table-cell office:value-type="string" calcext:value-type="string">
            <text:p>HİSARCIK</text:p>
          </table:table-cell>
          <table:table-cell office:value-type="string" calcext:value-type="string">
            <text:p>39.250334,29.230392</text:p>
          </table:table-cell>
          <table:table-cell office:value-type="float" office:value="5323018057" calcext:value-type="float">
            <text:p>5323018057</text:p>
          </table:table-cell>
          <table:table-cell office:value-type="float" office:value="2744912565" calcext:value-type="float">
            <text:p>2744912565</text:p>
          </table:table-cell>
          <table:table-cell office:value-type="string" calcext:value-type="string">
            <text:p>www.derekoy.com.tr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string" calcext:value-type="string">
            <text:p>TEMEL FIRINI </text:p>
          </table:table-cell>
          <table:table-cell office:value-type="string" calcext:value-type="string">
            <text:p>YENİ DOĞAN MAH. S. DEMİREL BULV. NO:111</text:p>
          </table:table-cell>
          <table:table-cell office:value-type="string" calcext:value-type="string">
            <text:p>HİSARCIK</text:p>
          </table:table-cell>
          <table:table-cell office:value-type="string" calcext:value-type="string">
            <text:p>39.250567,29.231437</text:p>
          </table:table-cell>
          <table:table-cell office:value-type="float" office:value="2744813848" calcext:value-type="float">
            <text:p>2744813848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OZAN MADENCİLİK</text:p>
          </table:table-cell>
          <table:table-cell office:value-type="string" calcext:value-type="string">
            <text:p>OZAN MADENCİLİK HAF. NAK. İNŞ. TOP. SAN. TİC.</text:p>
          </table:table-cell>
          <table:table-cell office:value-type="string" calcext:value-type="string">
            <text:p>CATAK KOYU</text:p>
          </table:table-cell>
          <table:table-cell office:value-type="string" calcext:value-type="string">
            <text:p>HİSARCIK</text:p>
          </table:table-cell>
          <table:table-cell office:value-type="string" calcext:value-type="string">
            <text:p>39.154811,29.264477</text:p>
          </table:table-cell>
          <table:table-cell office:value-type="float" office:value="2745138522" calcext:value-type="float">
            <text:p>2745138522</text:p>
          </table:table-cell>
          <table:table-cell office:value-type="float" office:value="2745135809" calcext:value-type="float">
            <text:p>2745135809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DÜZENLİ MADENCİLİK</text:p>
          </table:table-cell>
          <table:table-cell office:value-type="string" calcext:value-type="string">
            <text:p>DÜZENLİ MADENCİLİK MİK. END. HAM. SER. SAN. TİC. </text:p>
          </table:table-cell>
          <table:table-cell office:value-type="string" calcext:value-type="string">
            <text:p>ETİBANK YOLU ÜZERİ</text:p>
          </table:table-cell>
          <table:table-cell office:value-type="string" calcext:value-type="string">
            <text:p>HİSARCIK</text:p>
          </table:table-cell>
          <table:table-cell office:value-type="string" calcext:value-type="string">
            <text:p>39.249653,29.243125</text:p>
          </table:table-cell>
          <table:table-cell office:value-type="float" office:value="2744815008" calcext:value-type="float">
            <text:p>2744815008</text:p>
          </table:table-cell>
          <table:table-cell office:value-type="float" office:value="3124171422" calcext:value-type="float">
            <text:p>3124171422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KYÜZ SUT</text:p>
          </table:table-cell>
          <table:table-cell office:value-type="string" calcext:value-type="string">
            <text:p>AKYÜZ SÜT ÜRÜNLERİ GIDA SAN VE TİCLTD ŞTİ</text:p>
          </table:table-cell>
          <table:table-cell office:value-type="string" calcext:value-type="string">
            <text:p>DEREKÖY</text:p>
          </table:table-cell>
          <table:table-cell office:value-type="string" calcext:value-type="string">
            <text:p>HİSARCIK</text:p>
          </table:table-cell>
          <table:table-cell office:value-type="string" calcext:value-type="string">
            <text:p>39.246114,29.223072</text:p>
          </table:table-cell>
          <table:table-cell office:value-type="float" office:value="2744912225" calcext:value-type="float">
            <text:p>2744912225</text:p>
          </table:table-cell>
          <table:table-cell office:value-type="float" office:value="2744912601" calcext:value-type="float">
            <text:p>2744912601</text:p>
          </table:table-cell>
          <table:table-cell office:value-type="string" calcext:value-type="string">
            <text:p>www.ozpey.com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HİSARCIK NESİL UN</text:p>
          </table:table-cell>
          <table:table-cell office:value-type="string" calcext:value-type="string">
            <text:p>HİSARCIK NESİL UN YEM GIDA İNŞ TUR SAN TİC LTD ŞTİ</text:p>
          </table:table-cell>
          <table:table-cell office:value-type="string" calcext:value-type="string">
            <text:p>SANAYİ SİTESİ NO 1</text:p>
          </table:table-cell>
          <table:table-cell office:value-type="string" calcext:value-type="string">
            <text:p>HİSARCIK</text:p>
          </table:table-cell>
          <table:table-cell office:value-type="string" calcext:value-type="string">
            <text:p>39.24947,29.221076</text:p>
          </table:table-cell>
          <table:table-cell office:value-type="float" office:value="5457163304" calcext:value-type="float">
            <text:p>5457163304</text:p>
          </table:table-cell>
          <table:table-cell office:value-type="float" office:value="2744814815" calcext:value-type="float">
            <text:p>2744814815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CK DOĞALTAŞ</text:p>
          </table:table-cell>
          <table:table-cell office:value-type="string" calcext:value-type="string">
            <text:p>CCK DOĞALTAŞ SAN. VE TİC. LTD. ŞTİ.</text:p>
          </table:table-cell>
          <table:table-cell office:value-type="string" calcext:value-type="string">
            <text:p>AFYON-ALTINTAŞ KARAYOLU 5. KM</text:p>
          </table:table-cell>
          <table:table-cell office:value-type="string" calcext:value-type="string">
            <text:p>ALTINTAŞ</text:p>
          </table:table-cell>
          <table:table-cell office:value-type="string" calcext:value-type="string">
            <text:p>39.0911,30.142094</text:p>
          </table:table-cell>
          <table:table-cell table:number-columns-repeated="2" office:value-type="float" office:value="2743112121" calcext:value-type="float">
            <text:p>2743112121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KBULUT KARDEŞLER</text:p>
          </table:table-cell>
          <table:table-cell office:value-type="string" calcext:value-type="string">
            <text:p>AKBULUT KARDEŞLER TARIM ÜRN.UNLU MAMÜLLERİ.SAN. TİC. LTD. ŞTİ. </text:p>
          </table:table-cell>
          <table:table-cell office:value-type="string" calcext:value-type="string">
            <text:p>BOZBAY MAH. NO.43</text:p>
          </table:table-cell>
          <table:table-cell office:value-type="string" calcext:value-type="string">
            <text:p>ALTINTAŞ</text:p>
          </table:table-cell>
          <table:table-cell office:value-type="string" calcext:value-type="string">
            <text:p>39.061316,30.107246</text:p>
          </table:table-cell>
          <table:table-cell office:value-type="float" office:value="2743112168" calcext:value-type="float">
            <text:p>2743112168</text:p>
          </table:table-cell>
          <table:table-cell office:value-type="float" office:value="2743113110" calcext:value-type="float">
            <text:p>2743113110</text:p>
          </table:table-cell>
          <table:table-cell/>
          <table:table-cell office:value-type="float" office:value="1994" calcext:value-type="float">
            <text:p>199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KARABACAK MADENCİLİK</text:p>
          </table:table-cell>
          <table:table-cell office:value-type="string" calcext:value-type="string">
            <text:p>KARABACAK MADENCİLİK SANAYİ DIŞ TİCARET A.Ş</text:p>
          </table:table-cell>
          <table:table-cell office:value-type="string" calcext:value-type="string">
            <text:p>OYSU KÖYÜ</text:p>
          </table:table-cell>
          <table:table-cell office:value-type="string" calcext:value-type="string">
            <text:p>ALTINTAŞ</text:p>
          </table:table-cell>
          <table:table-cell office:value-type="string" calcext:value-type="string">
            <text:p>38.971738,29.894504</text:p>
          </table:table-cell>
          <table:table-cell table:number-columns-repeated="2" office:value-type="float" office:value="2743248005" calcext:value-type="float">
            <text:p>2743248005</text:p>
          </table:table-cell>
          <table:table-cell office:value-type="string" calcext:value-type="string">
            <text:p>www.karabacakmaden.com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KARTAL YOL YAPI</text:p>
          </table:table-cell>
          <table:table-cell office:value-type="string" calcext:value-type="string">
            <text:p>KARTAL YOL YAPI İNŞ. TAAH. TİC. LTD. ŞTİ.</text:p>
          </table:table-cell>
          <table:table-cell office:value-type="string" calcext:value-type="string">
            <text:p>CUMHURİYET MAH. FARABİ SOK. KÜME EVLER NO:1</text:p>
          </table:table-cell>
          <table:table-cell office:value-type="string" calcext:value-type="string">
            <text:p>ALTINTAŞ</text:p>
          </table:table-cell>
          <table:table-cell office:value-type="string" calcext:value-type="string">
            <text:p>39.063249,30.109735</text:p>
          </table:table-cell>
          <table:table-cell office:value-type="float" office:value="2743113219" calcext:value-type="float">
            <text:p>2743113219</text:p>
          </table:table-cell>
          <table:table-cell office:value-type="float" office:value="3124726461" calcext:value-type="float">
            <text:p>3124726461</text:p>
          </table:table-cell>
          <table:table-cell office:value-type="string" calcext:value-type="string">
            <text:p>www.kartalinsaat.com.tr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ŞABANOĞLU UN</text:p>
          </table:table-cell>
          <table:table-cell office:value-type="string" calcext:value-type="string">
            <text:p>ŞABANOĞLU UN GIDA SAN. TİC. LTD. ŞTİ.</text:p>
          </table:table-cell>
          <table:table-cell office:value-type="string" calcext:value-type="string">
            <text:p>İSTİKLAL MAH. GÖZDE SOK. NO:17</text:p>
          </table:table-cell>
          <table:table-cell office:value-type="string" calcext:value-type="string">
            <text:p>ALTINTAŞ</text:p>
          </table:table-cell>
          <table:table-cell office:value-type="string" calcext:value-type="string">
            <text:p>39.05468,30.106728</text:p>
          </table:table-cell>
          <table:table-cell office:value-type="float" office:value="2743112292" calcext:value-type="float">
            <text:p>2743112292</text:p>
          </table:table-cell>
          <table:table-cell office:value-type="float" office:value="2743113548" calcext:value-type="float">
            <text:p>2743113548</text:p>
          </table:table-cell>
          <table:table-cell/>
          <table:table-cell office:value-type="float" office:value="1996" calcext:value-type="float">
            <text:p>199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KÇA UN</text:p>
          </table:table-cell>
          <table:table-cell office:value-type="string" calcext:value-type="string">
            <text:p>AKÇA UN SAN. TİC. LTD. ŞTİ.</text:p>
          </table:table-cell>
          <table:table-cell office:value-type="string" calcext:value-type="string">
            <text:p>KÜTAHYA ASFALTI ÜZERİ 2. KM.</text:p>
          </table:table-cell>
          <table:table-cell office:value-type="string" calcext:value-type="string">
            <text:p>ALTINTAŞ</text:p>
          </table:table-cell>
          <table:table-cell office:value-type="string" calcext:value-type="string">
            <text:p>39.073769,30.118685</text:p>
          </table:table-cell>
          <table:table-cell office:value-type="float" office:value="2743112821" calcext:value-type="float">
            <text:p>2743112821</text:p>
          </table:table-cell>
          <table:table-cell office:value-type="float" office:value="2743112824" calcext:value-type="float">
            <text:p>2743112824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LTINTAŞ UN VE İRMİK</text:p>
          </table:table-cell>
          <table:table-cell office:value-type="string" calcext:value-type="string">
            <text:p>ALTINTAŞ UN VE İRMİK SAN. TİC. </text:p>
          </table:table-cell>
          <table:table-cell office:value-type="string" calcext:value-type="string">
            <text:p>ASLANAPA YOLU 2.KM</text:p>
          </table:table-cell>
          <table:table-cell office:value-type="string" calcext:value-type="string">
            <text:p>ALTINTAŞ</text:p>
          </table:table-cell>
          <table:table-cell office:value-type="string" calcext:value-type="string">
            <text:p>39.102357,30.114698</text:p>
          </table:table-cell>
          <table:table-cell table:number-columns-repeated="2" office:value-type="float" office:value="2743112112" calcext:value-type="float">
            <text:p>2743112112</text:p>
          </table:table-cell>
          <table:table-cell/>
          <table:table-cell office:value-type="float" office:value="1998" calcext:value-type="float">
            <text:p>199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ÖZBAY 2000 OMER OZBAY</text:p>
          </table:table-cell>
          <table:table-cell office:value-type="string" calcext:value-type="string">
            <text:p>BOZBAY MAH. AKKUTLU CAD. NO:68</text:p>
          </table:table-cell>
          <table:table-cell office:value-type="string" calcext:value-type="string">
            <text:p>ALTINTAŞ</text:p>
          </table:table-cell>
          <table:table-cell office:value-type="string" calcext:value-type="string">
            <text:p>39.061932,30.105863</text:p>
          </table:table-cell>
          <table:table-cell table:number-columns-repeated="2" office:value-type="float" office:value="2743113606" calcext:value-type="float">
            <text:p>2743113606</text:p>
          </table:table-cell>
          <table:table-cell/>
          <table:table-cell office:value-type="float" office:value="2003" calcext:value-type="float">
            <text:p>200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HAZ BETON</text:p>
          </table:table-cell>
          <table:table-cell office:value-type="string" calcext:value-type="string">
            <text:p>HAZ BETON İNŞ. MAKİNE ELEK.ELKTR. GIDA İTH. İHR. <text:s/>SAN. TİC. LTD. ŞTİ.</text:p>
          </table:table-cell>
          <table:table-cell office:value-type="string" calcext:value-type="string">
            <text:p>KOÇAK KÖY MEVKİİNO.48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20288,30.051113</text:p>
          </table:table-cell>
          <table:table-cell office:value-type="float" office:value="2742242905" calcext:value-type="float">
            <text:p>2742242905</text:p>
          </table:table-cell>
          <table:table-cell office:value-type="float" office:value="2742247452" calcext:value-type="float">
            <text:p>2742247452</text:p>
          </table:table-cell>
          <table:table-cell office:value-type="string" calcext:value-type="string">
            <text:p>www.hazbeton.com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HAZ BETON</text:p>
          </table:table-cell>
          <table:table-cell office:value-type="string" calcext:value-type="string">
            <text:p>HAZ BETON İNŞ. MAKİNE ELEK.ELKTR. GIDA İTH. İHR. <text:s/>SAN. TİC. LTD. ŞTİ.</text:p>
          </table:table-cell>
          <table:table-cell office:value-type="string" calcext:value-type="string">
            <text:p>TAVŞANLI YOLU 1.KM SERA AVM ARKASI MERKEZ - KÜTAHYA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7602,29.986119</text:p>
          </table:table-cell>
          <table:table-cell office:value-type="float" office:value="2742662868" calcext:value-type="float">
            <text:p>2742662868</text:p>
          </table:table-cell>
          <table:table-cell office:value-type="float" office:value="2742247452" calcext:value-type="float">
            <text:p>2742247452</text:p>
          </table:table-cell>
          <table:table-cell office:value-type="string" calcext:value-type="string">
            <text:p>www.hazbeton.com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NASİP HURDACILIK</text:p>
          </table:table-cell>
          <table:table-cell office:value-type="string" calcext:value-type="string">
            <text:p>NASİP HURDACILIK </text:p>
          </table:table-cell>
          <table:table-cell office:value-type="string" calcext:value-type="string">
            <text:p>FUATPAŞA MAH. KERESTECİLER SİTESİ ŞAİR ŞEYHİ CAD. NO:63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3614,29.974796</text:p>
          </table:table-cell>
          <table:table-cell office:value-type="float" office:value="2742320038" calcext:value-type="float">
            <text:p>2742320038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HAZ BETON</text:p>
          </table:table-cell>
          <table:table-cell office:value-type="string" calcext:value-type="string">
            <text:p>HAZ BETON İNŞ. MAKİNE ELEK.ELKTR. GIDA İTH. İHR. <text:s/>SAN. TİC. LTD. ŞTİ.</text:p>
          </table:table-cell>
          <table:table-cell office:value-type="string" calcext:value-type="string">
            <text:p>DOĞALAR KÖYÜ MEVKİİ NO:129-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216694,30.083392</text:p>
          </table:table-cell>
          <table:table-cell office:value-type="float" office:value="2742582175" calcext:value-type="float">
            <text:p>2742582175</text:p>
          </table:table-cell>
          <table:table-cell office:value-type="float" office:value="2742247452" calcext:value-type="float">
            <text:p>2742247452</text:p>
          </table:table-cell>
          <table:table-cell office:value-type="string" calcext:value-type="string">
            <text:p>www.hazbeton.com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İYAH İNCİ PASTANESİ ARKACLAR </text:p>
          </table:table-cell>
          <table:table-cell office:value-type="string" calcext:value-type="string">
            <text:p>ARKAÇLAR PASTACILIK GIDA <text:s/>LTD. ŞTİ.</text:p>
          </table:table-cell>
          <table:table-cell office:value-type="string" calcext:value-type="string">
            <text:p>VEFA MAH. GIDACILAR SİT.A - BLOK NO: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2182,30.001106</text:p>
          </table:table-cell>
          <table:table-cell office:value-type="float" office:value="2742251143" calcext:value-type="float">
            <text:p>2742251143</text:p>
          </table:table-cell>
          <table:table-cell office:value-type="float" office:value="2742251114" calcext:value-type="float">
            <text:p>2742251114</text:p>
          </table:table-cell>
          <table:table-cell office:value-type="string" calcext:value-type="string">
            <text:p>www.siyahinci.com.tr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MERVE CAM</text:p>
          </table:table-cell>
          <table:table-cell office:value-type="string" calcext:value-type="string">
            <text:p>MERVE CAM SANAYİ</text:p>
          </table:table-cell>
          <table:table-cell office:value-type="string" calcext:value-type="string">
            <text:p>FATİH SANAYİ SİT.ŞAİR ŞEYHİ CD. NO:23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5596,29.972719</text:p>
          </table:table-cell>
          <table:table-cell office:value-type="float" office:value="2742314049" calcext:value-type="float">
            <text:p>2742314049</text:p>
          </table:table-cell>
          <table:table-cell office:value-type="float" office:value="2742319700" calcext:value-type="float">
            <text:p>2742319700</text:p>
          </table:table-cell>
          <table:table-cell office:value-type="string" calcext:value-type="string">
            <text:p>www.mervecam.net</text:p>
          </table:table-cell>
          <table:table-cell office:value-type="float" office:value="1995" calcext:value-type="float">
            <text:p>199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MS AKYOL</text:p>
          </table:table-cell>
          <table:table-cell office:value-type="string" calcext:value-type="string">
            <text:p>AKYOL MAKİNA VE YEDEK PARÇALARI İMALATI VE TAMİRİ İTHALAT İHRACAT TİCARET VE SANAYİ</text:p>
          </table:table-cell>
          <table:table-cell office:value-type="string" calcext:value-type="string">
            <text:p>FATİH SANYİ SİT. 35. SOK. NO:13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5804,29.976592</text:p>
          </table:table-cell>
          <table:table-cell office:value-type="float" office:value="2743194888" calcext:value-type="float">
            <text:p>2743194888</text:p>
          </table:table-cell>
          <table:table-cell office:value-type="float" office:value="2743194889" calcext:value-type="float">
            <text:p>2743194889</text:p>
          </table:table-cell>
          <table:table-cell office:value-type="string" calcext:value-type="string">
            <text:p>www.akyolmakina.com.tr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S 43 ULUCA KARDEŞLER</text:p>
          </table:table-cell>
          <table:table-cell office:value-type="string" calcext:value-type="string">
            <text:p>AS 43 ULUCA KARDEŞLER ASANSÖR İMALAT MONTAJ SAN. PAZ. LTD. ŞTİ.</text:p>
          </table:table-cell>
          <table:table-cell office:value-type="string" calcext:value-type="string">
            <text:p>PİRLER MAH. AHİ MUSTAFAPAŞA SK. NO.13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16266,29.975739</text:p>
          </table:table-cell>
          <table:table-cell office:value-type="float" office:value="2742163081" calcext:value-type="float">
            <text:p>2742163081</text:p>
          </table:table-cell>
          <table:table-cell office:value-type="float" office:value="2742163043" calcext:value-type="float">
            <text:p>2742163043</text:p>
          </table:table-cell>
          <table:table-cell office:value-type="string" calcext:value-type="string">
            <text:p>www.as43.com.tr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KLAS ÇİNİ</text:p>
          </table:table-cell>
          <table:table-cell office:value-type="string" calcext:value-type="string">
            <text:p>KLAS ÇİNİ NİMET VARLI</text:p>
          </table:table-cell>
          <table:table-cell office:value-type="string" calcext:value-type="string">
            <text:p>OSMANGAZİ MAH. B.SITKI OLÇAR SAN. SİT. C-1 NO:5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4635,29.967526</text:p>
          </table:table-cell>
          <table:table-cell office:value-type="float" office:value="2742313285" calcext:value-type="float">
            <text:p>2742313285</text:p>
          </table:table-cell>
          <table:table-cell office:value-type="float" office:value="2742313286" calcext:value-type="float">
            <text:p>2742313286</text:p>
          </table:table-cell>
          <table:table-cell office:value-type="string" calcext:value-type="string">
            <text:p>www.nimetklascini.com</text:p>
          </table:table-cell>
          <table:table-cell office:value-type="float" office:value="2003" calcext:value-type="float">
            <text:p>200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KÜTAHYA MARMARA ÇİNİ</text:p>
          </table:table-cell>
          <table:table-cell office:value-type="string" calcext:value-type="string">
            <text:p>KÜTAHYA MARMARA PAZARLAMA ÇİNİ SERAMİK SAN. TİC. LTD. ŞTİ.</text:p>
          </table:table-cell>
          <table:table-cell office:value-type="string" calcext:value-type="string">
            <text:p>1 NOLU ÇİNİCİLER ÇARŞISI NO:75 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4403,29.998037</text:p>
          </table:table-cell>
          <table:table-cell office:value-type="float" office:value="2742251801" calcext:value-type="float">
            <text:p>2742251801</text:p>
          </table:table-cell>
          <table:table-cell office:value-type="float" office:value="2742251804" calcext:value-type="float">
            <text:p>2742251804</text:p>
          </table:table-cell>
          <table:table-cell office:value-type="string" calcext:value-type="string">
            <text:p>www.marmarapazarlama.com.tr</text:p>
          </table:table-cell>
          <table:table-cell office:value-type="float" office:value="1993" calcext:value-type="float">
            <text:p>199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VANTELA TEKSTİL</text:p>
          </table:table-cell>
          <table:table-cell office:value-type="string" calcext:value-type="string">
            <text:p>VANTELA TEKSTİL SAN. VE DIŞ TİC.</text:p>
          </table:table-cell>
          <table:table-cell office:value-type="string" calcext:value-type="string">
            <text:p>CUMHURİYET MAH. BURSA CAD. NO:101</text:p>
          </table:table-cell>
          <table:table-cell office:value-type="string" calcext:value-type="string">
            <text:p>DOMANİÇ</text:p>
          </table:table-cell>
          <table:table-cell office:value-type="string" calcext:value-type="string">
            <text:p>39.802647,29.615106</text:p>
          </table:table-cell>
          <table:table-cell office:value-type="float" office:value="2746612830" calcext:value-type="float">
            <text:p>2746612830</text:p>
          </table:table-cell>
          <table:table-cell office:value-type="float" office:value="2746612842" calcext:value-type="float">
            <text:p>2746612842</text:p>
          </table:table-cell>
          <table:table-cell office:value-type="string" calcext:value-type="string">
            <text:p>www.vantela.com.tr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ELTA TEKNİK</text:p>
          </table:table-cell>
          <table:table-cell office:value-type="string" calcext:value-type="string">
            <text:p>DELTA TEKNİK TEKS. SAN. VE TİC.</text:p>
          </table:table-cell>
          <table:table-cell office:value-type="string" calcext:value-type="string">
            <text:p>CUMH. BURSA CAD. NO:101</text:p>
          </table:table-cell>
          <table:table-cell office:value-type="string" calcext:value-type="string">
            <text:p>DOMANİÇ</text:p>
          </table:table-cell>
          <table:table-cell office:value-type="string" calcext:value-type="string">
            <text:p>39.802647,29.615106</text:p>
          </table:table-cell>
          <table:table-cell office:value-type="float" office:value="2746612831" calcext:value-type="float">
            <text:p>2746612831</text:p>
          </table:table-cell>
          <table:table-cell office:value-type="float" office:value="2746612842" calcext:value-type="float">
            <text:p>2746612842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VANKİM</text:p>
          </table:table-cell>
          <table:table-cell office:value-type="string" calcext:value-type="string">
            <text:p>VANKİM KOZMATİK VE TEM. ÜR. SAN. TİC.</text:p>
          </table:table-cell>
          <table:table-cell office:value-type="string" calcext:value-type="string">
            <text:p>CUMH. MAH. BURSA CAD. NO:101</text:p>
          </table:table-cell>
          <table:table-cell office:value-type="string" calcext:value-type="string">
            <text:p>DOMANİÇ</text:p>
          </table:table-cell>
          <table:table-cell office:value-type="string" calcext:value-type="string">
            <text:p>39.802647,29.615106</text:p>
          </table:table-cell>
          <table:table-cell office:value-type="float" office:value="2746612832" calcext:value-type="float">
            <text:p>2746612832</text:p>
          </table:table-cell>
          <table:table-cell office:value-type="float" office:value="2746612842" calcext:value-type="float">
            <text:p>2746612842</text:p>
          </table:table-cell>
          <table:table-cell office:value-type="string" calcext:value-type="string">
            <text:p>www.vantela.com.tr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DOSAN GIDA SAN. TİC. </text:p>
          </table:table-cell>
          <table:table-cell office:value-type="string" calcext:value-type="string">
            <text:p>HİSAR MAH. TAVŞ. YOLU 1.KM</text:p>
          </table:table-cell>
          <table:table-cell office:value-type="string" calcext:value-type="string">
            <text:p>DOMANİÇ</text:p>
          </table:table-cell>
          <table:table-cell office:value-type="string" calcext:value-type="string">
            <text:p>39.811709,29.617165</text:p>
          </table:table-cell>
          <table:table-cell office:value-type="float" office:value="2746613773" calcext:value-type="float">
            <text:p>2746613773</text:p>
          </table:table-cell>
          <table:table-cell office:value-type="float" office:value="2746612128" calcext:value-type="float">
            <text:p>2746612128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RAMAZAN YILDIZHAN YILDIZHAN EKMEK FIRINI</text:p>
          </table:table-cell>
          <table:table-cell office:value-type="string" calcext:value-type="string">
            <text:p>HİSAR MAH. LİSE CAD. NO:8</text:p>
          </table:table-cell>
          <table:table-cell office:value-type="string" calcext:value-type="string">
            <text:p>DOMANİÇ</text:p>
          </table:table-cell>
          <table:table-cell office:value-type="string" calcext:value-type="string">
            <text:p>39.800409,29.609322</text:p>
          </table:table-cell>
          <table:table-cell office:value-type="float" office:value="2746613148" calcext:value-type="float">
            <text:p>2746613148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KARADUMAN TARIM MAKİNALARI</text:p>
          </table:table-cell>
          <table:table-cell office:value-type="string" calcext:value-type="string">
            <text:p>KARADUMAN TARIM MAKİNALARI SAN. TİC. LTD ŞTİ.</text:p>
          </table:table-cell>
          <table:table-cell office:value-type="string" calcext:value-type="string">
            <text:p>KARŞIYAKA MAH. AHMET YESEVİ CAD. NO.1</text:p>
          </table:table-cell>
          <table:table-cell office:value-type="string" calcext:value-type="string">
            <text:p>DOMANİÇ</text:p>
          </table:table-cell>
          <table:table-cell office:value-type="string" calcext:value-type="string">
            <text:p>39.804778,29.611402</text:p>
          </table:table-cell>
          <table:table-cell office:value-type="float" office:value="2746612147" calcext:value-type="float">
            <text:p>2746612147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ÖNDER GIDA</text:p>
          </table:table-cell>
          <table:table-cell office:value-type="string" calcext:value-type="string">
            <text:p>ÖNDER GIDA SAN. TİC. LTD. ŞTİ.</text:p>
          </table:table-cell>
          <table:table-cell office:value-type="string" calcext:value-type="string">
            <text:p>HİSAR MAH. ÇEVREYOLU ALT. NO.14</text:p>
          </table:table-cell>
          <table:table-cell office:value-type="string" calcext:value-type="string">
            <text:p>DOMANİÇ</text:p>
          </table:table-cell>
          <table:table-cell office:value-type="string" calcext:value-type="string">
            <text:p>39.804778,29.611402</text:p>
          </table:table-cell>
          <table:table-cell office:value-type="float" office:value="2746612820" calcext:value-type="float">
            <text:p>2746612820</text:p>
          </table:table-cell>
          <table:table-cell office:value-type="float" office:value="2746612272" calcext:value-type="float">
            <text:p>2746612272</text:p>
          </table:table-cell>
          <table:table-cell office:value-type="string" calcext:value-type="string">
            <text:p>www.ondergida.com.tr</text:p>
          </table:table-cell>
          <table:table-cell office:value-type="float" office:value="1995" calcext:value-type="float">
            <text:p>199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ÖZSARI KURUYEMİŞ</text:p>
          </table:table-cell>
          <table:table-cell office:value-type="string" calcext:value-type="string">
            <text:p>KFS ÖZSAI LEBLEBİ KURUYEMİŞ GIDA TAR. HAY. TAŞ. SAN. TİC. LTD. ŞTİ.</text:p>
          </table:table-cell>
          <table:table-cell office:value-type="string" calcext:value-type="string">
            <text:p>TAVŞANLI ORGANİZE SANAYİ BÖL.2. CAD. NO:15 TAVŞANLI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2193,29.531892</text:p>
          </table:table-cell>
          <table:table-cell office:value-type="float" office:value="2746160020" calcext:value-type="float">
            <text:p>2746160020</text:p>
          </table:table-cell>
          <table:table-cell/>
          <table:table-cell office:value-type="string" calcext:value-type="string">
            <text:p>www.kfsgida.com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ĞDABAŞ GIDA</text:p>
          </table:table-cell>
          <table:table-cell office:value-type="string" calcext:value-type="string">
            <text:p>AĞDABAŞ GIDA SAN. VE TİC. LTD. ŞTİ.</text:p>
          </table:table-cell>
          <table:table-cell office:value-type="string" calcext:value-type="string">
            <text:p>ÇIRÇIRÇEŞME MAH. ÇIRÇIRÇEŞME SOK. NO:108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3554,29.512172</text:p>
          </table:table-cell>
          <table:table-cell office:value-type="float" office:value="2746141018" calcext:value-type="float">
            <text:p>2746141018</text:p>
          </table:table-cell>
          <table:table-cell office:value-type="float" office:value="2746141001" calcext:value-type="float">
            <text:p>2746141001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KENT PASTANELERİ</text:p>
          </table:table-cell>
          <table:table-cell office:value-type="string" calcext:value-type="string">
            <text:p>KENT PASTANELERİ SAN VE TİC. <text:s/>LTD. ŞTİ.</text:p>
          </table:table-cell>
          <table:table-cell office:value-type="string" calcext:value-type="string">
            <text:p>ULUCAMİ MAH. CUMHURİYET CAD. KARAVELİLER SOK. NO:95/B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647,29.495525</text:p>
          </table:table-cell>
          <table:table-cell office:value-type="float" office:value="2746120096" calcext:value-type="float">
            <text:p>274612009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AVŞANLI UN</text:p>
          </table:table-cell>
          <table:table-cell office:value-type="string" calcext:value-type="string">
            <text:p>TAVŞANLI UN SAN. TİC. A.Ş</text:p>
          </table:table-cell>
          <table:table-cell office:value-type="string" calcext:value-type="string">
            <text:p>EMET YOLU NO:6 TAVŞANLI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1928,29.489234</text:p>
          </table:table-cell>
          <table:table-cell office:value-type="float" office:value="2746141280" calcext:value-type="float">
            <text:p>2746141280</text:p>
          </table:table-cell>
          <table:table-cell office:value-type="float" office:value="2746141089" calcext:value-type="float">
            <text:p>2746141089</text:p>
          </table:table-cell>
          <table:table-cell office:value-type="string" calcext:value-type="string">
            <text:p>www.tavun.com</text:p>
          </table:table-cell>
          <table:table-cell office:value-type="float" office:value="1974" calcext:value-type="float">
            <text:p>197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KAYLAR UN</text:p>
          </table:table-cell>
          <table:table-cell office:value-type="string" calcext:value-type="string">
            <text:p>AKAYLAR UN SANAYİ VE TİC. A.Ş</text:p>
          </table:table-cell>
          <table:table-cell office:value-type="string" calcext:value-type="string">
            <text:p>BALIKESİR KARAYOLU 3.KM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5614,29.46638</text:p>
          </table:table-cell>
          <table:table-cell office:value-type="float" office:value="2746144451" calcext:value-type="float">
            <text:p>2746144451</text:p>
          </table:table-cell>
          <table:table-cell office:value-type="float" office:value="2746140915" calcext:value-type="float">
            <text:p>2746140915</text:p>
          </table:table-cell>
          <table:table-cell office:value-type="string" calcext:value-type="string">
            <text:p>www.akayun.com</text:p>
          </table:table-cell>
          <table:table-cell office:value-type="float" office:value="1988" calcext:value-type="float">
            <text:p>198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ZEYNEL KORKMAZ LEBLEBİ FABRİKASI</text:p>
          </table:table-cell>
          <table:table-cell office:value-type="string" calcext:value-type="string">
            <text:p>ZEYNEL KORKMAZ LEBLEBİ İMALATI VE TOPTAN TİC.</text:p>
          </table:table-cell>
          <table:table-cell office:value-type="string" calcext:value-type="string">
            <text:p>BANKALAR CAD. NO.9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0769,29.529382</text:p>
          </table:table-cell>
          <table:table-cell office:value-type="float" office:value="2746141233" calcext:value-type="float">
            <text:p>2746141233</text:p>
          </table:table-cell>
          <table:table-cell office:value-type="float" office:value="2746141818" calcext:value-type="float">
            <text:p>2746141818</text:p>
          </table:table-cell>
          <table:table-cell office:value-type="string" calcext:value-type="string">
            <text:p>www.korkmazlarleblebi.com.tr</text:p>
          </table:table-cell>
          <table:table-cell office:value-type="float" office:value="1993" calcext:value-type="float">
            <text:p>199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KAYLAR YEM</text:p>
          </table:table-cell>
          <table:table-cell office:value-type="string" calcext:value-type="string">
            <text:p>AKAYLAR YEM DOKUMA -PETROL GIDA SAN. TİC. A.Ş</text:p>
          </table:table-cell>
          <table:table-cell office:value-type="string" calcext:value-type="string">
            <text:p>BALIKESİR YOLU 3. KM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56016,29.466704</text:p>
          </table:table-cell>
          <table:table-cell office:value-type="float" office:value="2746121051" calcext:value-type="float">
            <text:p>2746121051</text:p>
          </table:table-cell>
          <table:table-cell office:value-type="float" office:value="2746148589" calcext:value-type="float">
            <text:p>2746148589</text:p>
          </table:table-cell>
          <table:table-cell/>
          <table:table-cell office:value-type="float" office:value="2005" calcext:value-type="float">
            <text:p>200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ÇAVDAROĞLU LEBLEBİ</text:p>
          </table:table-cell>
          <table:table-cell office:value-type="string" calcext:value-type="string">
            <text:p>KÜTAHYA ÇEVREYOLU ADLİYE YANI NO:102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36318,29.499181</text:p>
          </table:table-cell>
          <table:table-cell office:value-type="float" office:value="2746148387" calcext:value-type="float">
            <text:p>2746148387</text:p>
          </table:table-cell>
          <table:table-cell table:number-columns-repeated="2"/>
          <table:table-cell office:value-type="float" office:value="1973" calcext:value-type="float">
            <text:p>197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İSMAİL KIRDEMİR - VAHDET SÜT</text:p>
          </table:table-cell>
          <table:table-cell office:value-type="string" calcext:value-type="string">
            <text:p>İSMAİL KIRDEMİR - VAHDET SÜT.</text:p>
          </table:table-cell>
          <table:table-cell office:value-type="string" calcext:value-type="string">
            <text:p>BEYKÖY MAH. 1. CAD.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53212,29.4771</text:p>
          </table:table-cell>
          <table:table-cell office:value-type="float" office:value="5333176309" calcext:value-type="float">
            <text:p>5333176309</text:p>
          </table:table-cell>
          <table:table-cell office:value-type="float" office:value="2746522348" calcext:value-type="float">
            <text:p>2746522348</text:p>
          </table:table-cell>
          <table:table-cell office:value-type="string" calcext:value-type="string">
            <text:p>www.vahdetsut.com</text:p>
          </table:table-cell>
          <table:table-cell office:value-type="float" office:value="1992" calcext:value-type="float">
            <text:p>199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MBUL GIDA</text:p>
          </table:table-cell>
          <table:table-cell office:value-type="string" calcext:value-type="string">
            <text:p>TOMBUL GIDA DOĞAL VE ORGANİK ÜRN. TAAH. İNŞ. TURZ. TAŞ. SAN. VE TİC. LTD. ŞTİ.</text:p>
          </table:table-cell>
          <table:table-cell office:value-type="string" calcext:value-type="string">
            <text:p>DURAK MAH. MEYDAN SOK. NO:6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3086,29.487335</text:p>
          </table:table-cell>
          <table:table-cell office:value-type="float" office:value="2746152935" calcext:value-type="float">
            <text:p>2746152935</text:p>
          </table:table-cell>
          <table:table-cell office:value-type="float" office:value="2746151284" calcext:value-type="float">
            <text:p>2746151284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ACAK FIRINI</text:p>
          </table:table-cell>
          <table:table-cell office:value-type="string" calcext:value-type="string">
            <text:p>BACAK FIRINI SULEYMAN BACAK</text:p>
          </table:table-cell>
          <table:table-cell office:value-type="string" calcext:value-type="string">
            <text:p>YENİ DOĞAN MAH.DİLEK SOK. NO:39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07989,30.01217</text:p>
          </table:table-cell>
          <table:table-cell office:value-type="float" office:value="2742715102" calcext:value-type="float">
            <text:p>2742715102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BAYAZIT ET ÜRÜNLERİ</text:p>
          </table:table-cell>
          <table:table-cell office:value-type="string" calcext:value-type="string">
            <text:p>BAYAZIT ET ÜRÜNLERİ GIDA İNŞ. LTD.ŞTİ</text:p>
          </table:table-cell>
          <table:table-cell office:value-type="string" calcext:value-type="string">
            <text:p>ESKI TAVŞANLI YOLU 3. KM. BÖLCEK MH. GIRIŞI KÜTAHYA / MERKEZ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54536,29.937431</text:p>
          </table:table-cell>
          <table:table-cell office:value-type="float" office:value="2742320523" calcext:value-type="float">
            <text:p>2742320523</text:p>
          </table:table-cell>
          <table:table-cell office:value-type="float" office:value="2742319300" calcext:value-type="float">
            <text:p>2742319300</text:p>
          </table:table-cell>
          <table:table-cell office:value-type="string" calcext:value-type="string">
            <text:p>www.bayazitsucuklari.com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R-AY BEZALT MADENCİLİK</text:p>
          </table:table-cell>
          <table:table-cell office:value-type="string" calcext:value-type="string">
            <text:p>ER-AY BAZALT MADENCİLİK İNŞ TAAH. TİC. VE SAN.LTD.ŞTİ.</text:p>
          </table:table-cell>
          <table:table-cell office:value-type="string" calcext:value-type="string">
            <text:p>SARAY MAH.FUATPAŞA CAD.NO:14/C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17762,29.986054</text:p>
          </table:table-cell>
          <table:table-cell office:value-type="float" office:value="2742243661" calcext:value-type="float">
            <text:p>2742243661</text:p>
          </table:table-cell>
          <table:table-cell office:value-type="float" office:value="2742243862" calcext:value-type="float">
            <text:p>2742243862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string" calcext:value-type="string">
            <text:p>FRİG KİMYA</text:p>
          </table:table-cell>
          <table:table-cell office:value-type="string" calcext:value-type="string">
            <text:p>1.OSB 5. CAD.NO:2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0222,30.121161</text:p>
          </table:table-cell>
          <table:table-cell office:value-type="float" office:value="2742662543" calcext:value-type="float">
            <text:p>2742662543</text:p>
          </table:table-cell>
          <table:table-cell office:value-type="float" office:value="2742662541" calcext:value-type="float">
            <text:p>2742662541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ENAXOİL</text:p>
          </table:table-cell>
          <table:table-cell office:value-type="string" calcext:value-type="string">
            <text:p>GENEXOİL PETROL ENERJİ MADENCİLİK DOĞAL GAZ TAŞIMACILIK ALKOL SAN. VE TİC. LTD.ŞTİ</text:p>
          </table:table-cell>
          <table:table-cell office:value-type="string" calcext:value-type="string">
            <text:p>BÖLCEK MAH.TAVŞANLI KARAYOLU 3.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52879,29.938363</text:p>
          </table:table-cell>
          <table:table-cell table:number-columns-repeated="2" office:value-type="float" office:value="2742310309" calcext:value-type="float">
            <text:p>2742310309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GÜRENSOY KARO</text:p>
          </table:table-cell>
          <table:table-cell office:value-type="string" calcext:value-type="string">
            <text:p>GÜRENSOY ORMAN ÜRÜNLERİ SAN TİC LTD ŞTİ</text:p>
          </table:table-cell>
          <table:table-cell office:value-type="string" calcext:value-type="string">
            <text:p>1.OSB 6. CAD.NO:2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1383,30.123972</text:p>
          </table:table-cell>
          <table:table-cell office:value-type="float" office:value="2742320444" calcext:value-type="float">
            <text:p>2742320444</text:p>
          </table:table-cell>
          <table:table-cell office:value-type="float" office:value="2742162242" calcext:value-type="float">
            <text:p>2742162242</text:p>
          </table:table-cell>
          <table:table-cell office:value-type="string" calcext:value-type="string">
            <text:p>www.gurensoy.com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ERGENLER MAKİNA SANAYİ</text:p>
          </table:table-cell>
          <table:table-cell office:value-type="string" calcext:value-type="string">
            <text:p>HİLMİ ERGEN MAKİNA SANAYİ</text:p>
          </table:table-cell>
          <table:table-cell office:value-type="string" calcext:value-type="string">
            <text:p>AFYON KARAYOLU 7.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5811,30.058183</text:p>
          </table:table-cell>
          <table:table-cell office:value-type="float" office:value="2742270442" calcext:value-type="float">
            <text:p>2742270442</text:p>
          </table:table-cell>
          <table:table-cell office:value-type="float" office:value="2742270444" calcext:value-type="float">
            <text:p>2742270444</text:p>
          </table:table-cell>
          <table:table-cell office:value-type="string" calcext:value-type="string">
            <text:p>www.ergenlermakina.com</text:p>
          </table:table-cell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ATİPOĞLU KİREMİT</text:p>
          </table:table-cell>
          <table:table-cell office:value-type="string" calcext:value-type="string">
            <text:p>HATİPOĞLU GÜNEŞ KİREMİT VE TUĞLA SAN.AŞ.</text:p>
          </table:table-cell>
          <table:table-cell office:value-type="string" calcext:value-type="string">
            <text:p>ESKİŞEHİR KARAYOLU 5.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49814,30.010221</text:p>
          </table:table-cell>
          <table:table-cell office:value-type="float" office:value="2742250425" calcext:value-type="float">
            <text:p>2742250425</text:p>
          </table:table-cell>
          <table:table-cell office:value-type="float" office:value="2742250426" calcext:value-type="float">
            <text:p>2742250426</text:p>
          </table:table-cell>
          <table:table-cell office:value-type="string" calcext:value-type="string">
            <text:p>www.hatipoglugunes.com</text:p>
          </table:table-cell>
          <table:table-cell office:value-type="float" office:value="1973" calcext:value-type="float">
            <text:p>197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FOMPAK KÜTAHYA 1.ŞUBE</text:p>
          </table:table-cell>
          <table:table-cell office:value-type="string" calcext:value-type="string">
            <text:p>FOMPAK AMBALAJ VE POLİÜRETAN SAN. VE TİC AŞ. KÜTAHYA 1.ŞUBE</text:p>
          </table:table-cell>
          <table:table-cell office:value-type="string" calcext:value-type="string">
            <text:p>1.OSB 2. CAD NO:9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7005,30.122406</text:p>
          </table:table-cell>
          <table:table-cell office:value-type="float" office:value="2742770001" calcext:value-type="float">
            <text:p>2742770001</text:p>
          </table:table-cell>
          <table:table-cell office:value-type="float" office:value="2742662489" calcext:value-type="float">
            <text:p>2742662489</text:p>
          </table:table-cell>
          <table:table-cell office:value-type="string" calcext:value-type="string">
            <text:p>www.fompak.com.tr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ERKAN YAPI</text:p>
          </table:table-cell>
          <table:table-cell office:value-type="string" calcext:value-type="string">
            <text:p>ERKAN YAPI TAS. İNŞ. TAAH. GIDA GİY. TRZM TAR. VE HAY. SAN. TİC. LTD ŞTİ</text:p>
          </table:table-cell>
          <table:table-cell office:value-type="string" calcext:value-type="string">
            <text:p>ADNAN MENDERES BULV. ŞÜKRAN APT ALTI NO:23/A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179,29.981501</text:p>
          </table:table-cell>
          <table:table-cell table:number-columns-repeated="2" office:value-type="float" office:value="2745810824" calcext:value-type="float">
            <text:p>2745810824</text:p>
          </table:table-cell>
          <table:table-cell office:value-type="string" calcext:value-type="string">
            <text:p>www.erkanyapi.com.tr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DEMİRAYLAR</text:p>
          </table:table-cell>
          <table:table-cell office:value-type="string" calcext:value-type="string">
            <text:p>DEMİRAYLAR DAĞ DEMİZ TURİZMİ GIDA SAN.TİC.LTD.ŞTİ.</text:p>
          </table:table-cell>
          <table:table-cell office:value-type="string" calcext:value-type="string">
            <text:p>TOPKAPI MAH. TATLIPINAR CAD.NO:13 KAT:1 D: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0414,29.983036</text:p>
          </table:table-cell>
          <table:table-cell office:value-type="float" office:value="2742663217" calcext:value-type="float">
            <text:p>2742663217</text:p>
          </table:table-cell>
          <table:table-cell office:value-type="float" office:value="2742662271" calcext:value-type="float">
            <text:p>2742662271</text:p>
          </table:table-cell>
          <table:table-cell office:value-type="string" calcext:value-type="string">
            <text:p>www.sunyemek.com.tr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ZİRVE DONDURMA</text:p>
          </table:table-cell>
          <table:table-cell office:value-type="string" calcext:value-type="string">
            <text:p>ZİRVE DONDURMA ÜRÜNLERİ GIDA VE TEM. İTH.İHR.TİC.LTD ŞTİ.</text:p>
          </table:table-cell>
          <table:table-cell office:value-type="string" calcext:value-type="string">
            <text:p>TAVŞANLI YOLU 5. KM BÖLCEK MEVKİ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48654,29.949905</text:p>
          </table:table-cell>
          <table:table-cell office:value-type="float" office:value="2742315554" calcext:value-type="float">
            <text:p>2742315554</text:p>
          </table:table-cell>
          <table:table-cell office:value-type="float" office:value="2742312120" calcext:value-type="float">
            <text:p>2742312120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BİRTANEM EKMEK FIRINI</text:p>
          </table:table-cell>
          <table:table-cell office:value-type="string" calcext:value-type="string">
            <text:p>SAFFET ÇİFTÇİ-BİRTANEM EKMEK FIRINI</text:p>
          </table:table-cell>
          <table:table-cell office:value-type="string" calcext:value-type="string">
            <text:p>DUMLUPINAR MAH. NARİNCİYE SOK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00304,30.036834</text:p>
          </table:table-cell>
          <table:table-cell office:value-type="float" office:value="2742717350" calcext:value-type="float">
            <text:p>2742717350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LÇISAN İNŞAAT</text:p>
          </table:table-cell>
          <table:table-cell office:value-type="string" calcext:value-type="string">
            <text:p>ALÇISAN İNŞ SAN. VE TİC.</text:p>
          </table:table-cell>
          <table:table-cell office:value-type="string" calcext:value-type="string">
            <text:p>OSB 5. CAD 7.PARSEL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5608,30.122177</text:p>
          </table:table-cell>
          <table:table-cell office:value-type="float" office:value="2742662517" calcext:value-type="float">
            <text:p>2742662517</text:p>
          </table:table-cell>
          <table:table-cell office:value-type="float" office:value="2742662552" calcext:value-type="float">
            <text:p>2742662552</text:p>
          </table:table-cell>
          <table:table-cell office:value-type="string" calcext:value-type="string">
            <text:p>www.aragonit.com.tr</text:p>
          </table:table-cell>
          <table:table-cell office:value-type="float" office:value="2007" calcext:value-type="float">
            <text:p>200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ÖZAY EKMEK</text:p>
          </table:table-cell>
          <table:table-cell office:value-type="string" calcext:value-type="string">
            <text:p>TURAN AYDOĞAN-ÖZAY EKMEK UN VE UNLU MAMÜLLERİ</text:p>
          </table:table-cell>
          <table:table-cell office:value-type="string" calcext:value-type="string">
            <text:p>MENDERES CAD.ATA APT.BLOK: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0406,29.985293</text:p>
          </table:table-cell>
          <table:table-cell office:value-type="float" office:value="2742232468" calcext:value-type="float">
            <text:p>2742232468</text:p>
          </table:table-cell>
          <table:table-cell office:value-type="float" office:value="2742169898" calcext:value-type="float">
            <text:p>2742169898</text:p>
          </table:table-cell>
          <table:table-cell/>
          <table:table-cell office:value-type="float" office:value="1998" calcext:value-type="float">
            <text:p>199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HİLAL SARRAFİYE</text:p>
          </table:table-cell>
          <table:table-cell office:value-type="string" calcext:value-type="string">
            <text:p>HİLAL SARRAFİYE VE PROF.</text:p>
          </table:table-cell>
          <table:table-cell office:value-type="string" calcext:value-type="string">
            <text:p>FUAT PAŞA MAH. BEREKET SAN SİT. 5. BLOK NO:1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9042,29.972654</text:p>
          </table:table-cell>
          <table:table-cell office:value-type="float" office:value="2742319007" calcext:value-type="float">
            <text:p>2742319007</text:p>
          </table:table-cell>
          <table:table-cell office:value-type="float" office:value="2742319014" calcext:value-type="float">
            <text:p>2742319014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ALTINGÖNEN</text:p>
          </table:table-cell>
          <table:table-cell office:value-type="string" calcext:value-type="string">
            <text:p>ALTINGÖNEN TİC. MAD. </text:p>
          </table:table-cell>
          <table:table-cell office:value-type="string" calcext:value-type="string">
            <text:p>OYSU KÖYÜ MEVKİ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8.973907,29.894516</text:p>
          </table:table-cell>
          <table:table-cell office:value-type="float" office:value="2742310360" calcext:value-type="float">
            <text:p>2742310360</text:p>
          </table:table-cell>
          <table:table-cell office:value-type="float" office:value="2742310361" calcext:value-type="float">
            <text:p>2742310361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DOĞAN TUĞLA</text:p>
          </table:table-cell>
          <table:table-cell office:value-type="string" calcext:value-type="string">
            <text:p>DOĞAN TUĞLA SAN. TİC.</text:p>
          </table:table-cell>
          <table:table-cell office:value-type="string" calcext:value-type="string">
            <text:p>OSMANGAZİ MAH. NO:74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4017,29.96756</text:p>
          </table:table-cell>
          <table:table-cell office:value-type="float" office:value="2742310354" calcext:value-type="float">
            <text:p>2742310354</text:p>
          </table:table-cell>
          <table:table-cell office:value-type="float" office:value="2742310356" calcext:value-type="float">
            <text:p>2742310356</text:p>
          </table:table-cell>
          <table:table-cell/>
          <table:table-cell office:value-type="float" office:value="1979" calcext:value-type="float">
            <text:p>197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ÖNEN TİCARET</text:p>
          </table:table-cell>
          <table:table-cell office:value-type="string" calcext:value-type="string">
            <text:p>KÜTAHYA GÖNEN TİCARET</text:p>
          </table:table-cell>
          <table:table-cell office:value-type="string" calcext:value-type="string">
            <text:p>OSMANGAZİ MAH.PARMAKÖREN YOLU ÜZERİ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43683,29.96435</text:p>
          </table:table-cell>
          <table:table-cell office:value-type="float" office:value="2742310354" calcext:value-type="float">
            <text:p>2742310354</text:p>
          </table:table-cell>
          <table:table-cell office:value-type="float" office:value="2742310360" calcext:value-type="float">
            <text:p>2742310360</text:p>
          </table:table-cell>
          <table:table-cell/>
          <table:table-cell office:value-type="float" office:value="1992" calcext:value-type="float">
            <text:p>199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RT-SER SERAMİK</text:p>
          </table:table-cell>
          <table:table-cell office:value-type="string" calcext:value-type="string">
            <text:p>ART-SER SERAMİK İMALATI GIDA GİY.İNŞ. NAK.TAAH.TUR.SAN.TİC.İTH.İHR.</text:p>
          </table:table-cell>
          <table:table-cell office:value-type="string" calcext:value-type="string">
            <text:p>FATİH SANAYİ SİTESİ 35.SOKAK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5385,29.977156</text:p>
          </table:table-cell>
          <table:table-cell office:value-type="float" office:value="2742245051" calcext:value-type="float">
            <text:p>2742245051</text:p>
          </table:table-cell>
          <table:table-cell office:value-type="float" office:value="2742124860" calcext:value-type="float">
            <text:p>2742124860</text:p>
          </table:table-cell>
          <table:table-cell/>
          <table:table-cell office:value-type="float" office:value="2006" calcext:value-type="float">
            <text:p>200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VELİ AKGÜN İNŞAAT</text:p>
          </table:table-cell>
          <table:table-cell office:value-type="string" calcext:value-type="string">
            <text:p>VELİ AKGÜN İNŞAAT SERAMİK <text:s/>SAN VE TİC. LTD. ŞTİ.</text:p>
          </table:table-cell>
          <table:table-cell office:value-type="string" calcext:value-type="string">
            <text:p>GEDİZ ORGANİZE SANAYİ BÖLGESİ 101. CD. NO.2 GEDİZ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6445,29.357193</text:p>
          </table:table-cell>
          <table:table-cell office:value-type="float" office:value="2744575112" calcext:value-type="float">
            <text:p>2744575112</text:p>
          </table:table-cell>
          <table:table-cell office:value-type="float" office:value="2744575230" calcext:value-type="float">
            <text:p>2744575230</text:p>
          </table:table-cell>
          <table:table-cell office:value-type="string" calcext:value-type="string">
            <text:p>www.duratiles.com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YILMAZ PALET</text:p>
          </table:table-cell>
          <table:table-cell office:value-type="string" calcext:value-type="string">
            <text:p>YILMAZ PALET ORMAN ÜRÜNLERİ NAK.SAN. TİC. LTD. ŞTİ.</text:p>
          </table:table-cell>
          <table:table-cell office:value-type="string" calcext:value-type="string">
            <text:p>YASEMİN SOKAK NO.1 GEDİZ ORGANİZE SANAYİ BÖLGESİ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63864,29.365709</text:p>
          </table:table-cell>
          <table:table-cell office:value-type="float" office:value="2744575146" calcext:value-type="float">
            <text:p>2744575146</text:p>
          </table:table-cell>
          <table:table-cell office:value-type="float" office:value="2744575145" calcext:value-type="float">
            <text:p>2744575145</text:p>
          </table:table-cell>
          <table:table-cell/>
          <table:table-cell office:value-type="float" office:value="2003" calcext:value-type="float">
            <text:p>200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HERMAKSAN GEDİZ</text:p>
          </table:table-cell>
          <table:table-cell office:value-type="string" calcext:value-type="string">
            <text:p>HERMAKSAN İNŞ. MADENCİLİK NAK. SAN. TİC. A.Ş</text:p>
          </table:table-cell>
          <table:table-cell office:value-type="string" calcext:value-type="string">
            <text:p>GEDİZ ORGANİZE SANAYİ BÖLGESİ NO:8 GEDİZ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61444,29.364962</text:p>
          </table:table-cell>
          <table:table-cell office:value-type="float" office:value="2744575114" calcext:value-type="float">
            <text:p>2744575114</text:p>
          </table:table-cell>
          <table:table-cell office:value-type="float" office:value="2744575116" calcext:value-type="float">
            <text:p>2744575116</text:p>
          </table:table-cell>
          <table:table-cell office:value-type="string" calcext:value-type="string">
            <text:p>www.hermaksan.com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KANAAT YEMEK</text:p>
          </table:table-cell>
          <table:table-cell office:value-type="string" calcext:value-type="string">
            <text:p>KANAAT YEMEK FABRİKASI</text:p>
          </table:table-cell>
          <table:table-cell office:value-type="string" calcext:value-type="string">
            <text:p>UMURBEY MAH. SANAYİ SİT.28. CAD. NO:36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70754,29.384789</text:p>
          </table:table-cell>
          <table:table-cell office:value-type="float" office:value="2744126228" calcext:value-type="float">
            <text:p>2744126228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KUMCUOĞLU PASTANESİ</text:p>
          </table:table-cell>
          <table:table-cell office:value-type="string" calcext:value-type="string">
            <text:p>İBRAHİM KUM KUMCUOĞLU PASTANESİ TATLI PASTA DONDURMA SALONU</text:p>
          </table:table-cell>
          <table:table-cell office:value-type="string" calcext:value-type="string">
            <text:p>ÖZYURT MAH. 150.SOK. NO:10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88936,29.396128</text:p>
          </table:table-cell>
          <table:table-cell office:value-type="float" office:value="2744122043" calcext:value-type="float">
            <text:p>274412204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EDİZ AKSİYON MOBİLYA</text:p>
          </table:table-cell>
          <table:table-cell office:value-type="string" calcext:value-type="string">
            <text:p>GEDİZ AKSİYON MOBİLYA İNŞAAT SAN TİC. LTD. ŞTİ.</text:p>
          </table:table-cell>
          <table:table-cell office:value-type="string" calcext:value-type="string">
            <text:p>GEDİZ ORGANİZE SANAYİ BÖLGESİ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58921,29.363944</text:p>
          </table:table-cell>
          <table:table-cell office:value-type="float" office:value="5414123000" calcext:value-type="float">
            <text:p>5414123000</text:p>
          </table:table-cell>
          <table:table-cell office:value-type="float" office:value="2744575088" calcext:value-type="float">
            <text:p>2744575088</text:p>
          </table:table-cell>
          <table:table-cell office:value-type="string" calcext:value-type="string">
            <text:p>www.alpinomobilya.com.tr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EDİZ MADENCİLİK</text:p>
          </table:table-cell>
          <table:table-cell office:value-type="string" calcext:value-type="string">
            <text:p>GEDİZ MADENCİLİK A.Ş</text:p>
          </table:table-cell>
          <table:table-cell office:value-type="string" calcext:value-type="string">
            <text:p>KÜTAHYA KARA YOLU 1. KM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91052,29.400385</text:p>
          </table:table-cell>
          <table:table-cell office:value-type="float" office:value="2744123869" calcext:value-type="float">
            <text:p>2744123869</text:p>
          </table:table-cell>
          <table:table-cell office:value-type="float" office:value="2744127295" calcext:value-type="float">
            <text:p>2744127295</text:p>
          </table:table-cell>
          <table:table-cell/>
          <table:table-cell office:value-type="float" office:value="1954" calcext:value-type="float">
            <text:p>195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İÇ EGE GİYİM</text:p>
          </table:table-cell>
          <table:table-cell office:value-type="string" calcext:value-type="string">
            <text:p>İÇ EGE GİYİM MOBİLYA İNŞ. GIDA VE DAH. TİC. VE SAN. AŞ</text:p>
          </table:table-cell>
          <table:table-cell office:value-type="string" calcext:value-type="string">
            <text:p>GEDİZ ORGANİZE SANAYİ BÖLGESİ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62783,29.364703</text:p>
          </table:table-cell>
          <table:table-cell table:number-columns-repeated="2" office:value-type="float" office:value="2744575188" calcext:value-type="float">
            <text:p>2744575188</text:p>
          </table:table-cell>
          <table:table-cell office:value-type="string" calcext:value-type="string">
            <text:p>www.iegs.com.tr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APAY GIDA</text:p>
          </table:table-cell>
          <table:table-cell office:value-type="string" calcext:value-type="string">
            <text:p>APAY GIDA SAN. TİC.LTD.ŞTİ.</text:p>
          </table:table-cell>
          <table:table-cell office:value-type="string" calcext:value-type="string">
            <text:p>UMURBEY MAH. SANAYİ SİT.765.SOK.NO:2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71867,29.384927</text:p>
          </table:table-cell>
          <table:table-cell office:value-type="float" office:value="2744123079" calcext:value-type="float">
            <text:p>2744123079</text:p>
          </table:table-cell>
          <table:table-cell/>
          <table:table-cell office:value-type="string" calcext:value-type="string">
            <text:p>www.apay.com.tr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KOCADAĞLAR</text:p>
          </table:table-cell>
          <table:table-cell office:value-type="string" calcext:value-type="string">
            <text:p>KOCADAĞLAR MOBİLYA SANAYİ VE TİC. A.Ş</text:p>
          </table:table-cell>
          <table:table-cell office:value-type="string" calcext:value-type="string">
            <text:p>ORGANİZE SANAYİ BÖLGESİ NO:1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59409,29.366642</text:p>
          </table:table-cell>
          <table:table-cell office:value-type="float" office:value="2744575044" calcext:value-type="float">
            <text:p>2744575044</text:p>
          </table:table-cell>
          <table:table-cell office:value-type="float" office:value="2744575088" calcext:value-type="float">
            <text:p>2744575088</text:p>
          </table:table-cell>
          <table:table-cell office:value-type="string" calcext:value-type="string">
            <text:p>www.alpinomobilya.com.tr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ENC LEVENT KUYUMCU</text:p>
          </table:table-cell>
          <table:table-cell office:value-type="string" calcext:value-type="string">
            <text:p>GENÇ LEVENT <text:s/>TOPTAN KUYUMCULUK PAZ. LTD. ŞTİ.</text:p>
          </table:table-cell>
          <table:table-cell office:value-type="string" calcext:value-type="string">
            <text:p>PAŞAMSULTAN MAH. PEKMEZ PAZARI GERMİYANOĞLU İŞ MERKZ. NO:167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1852,29.976716</text:p>
          </table:table-cell>
          <table:table-cell office:value-type="float" office:value="2742261657" calcext:value-type="float">
            <text:p>2742261657</text:p>
          </table:table-cell>
          <table:table-cell office:value-type="float" office:value="2742264225" calcext:value-type="float">
            <text:p>2742264225</text:p>
          </table:table-cell>
          <table:table-cell/>
          <table:table-cell office:value-type="float" office:value="2003" calcext:value-type="float">
            <text:p>200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EHER TEKSTİL </text:p>
          </table:table-cell>
          <table:table-cell office:value-type="string" calcext:value-type="string">
            <text:p>SEHER MENSUCAT TEKSTİL SAN. VE TİC. A.Ş</text:p>
          </table:table-cell>
          <table:table-cell office:value-type="string" calcext:value-type="string">
            <text:p>ORGANİZE SANAYİ BÖLGESİ 5. CAD.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8083,30.122685</text:p>
          </table:table-cell>
          <table:table-cell office:value-type="float" office:value="2742662530" calcext:value-type="float">
            <text:p>2742662530</text:p>
          </table:table-cell>
          <table:table-cell office:value-type="float" office:value="2742662534" calcext:value-type="float">
            <text:p>2742662534</text:p>
          </table:table-cell>
          <table:table-cell office:value-type="string" calcext:value-type="string">
            <text:p>www.seheryildizi.com</text:p>
          </table:table-cell>
          <table:table-cell office:value-type="float" office:value="2001" calcext:value-type="float">
            <text:p>200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KÜTAHYA PROMOSYON VE SERİGRAFİ</text:p>
          </table:table-cell>
          <table:table-cell office:value-type="string" calcext:value-type="string">
            <text:p>KÜTAHYA PROMOSYON VE SERİGRAFİ İŞLERİ</text:p>
          </table:table-cell>
          <table:table-cell office:value-type="string" calcext:value-type="string">
            <text:p>İNKÖY MAH. TAVŞANLI YOLU 2. KM TEDAŞ YANI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8695,29.976469</text:p>
          </table:table-cell>
          <table:table-cell table:number-columns-repeated="2" office:value-type="float" office:value="2742311774" calcext:value-type="float">
            <text:p>2742311774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ENGİZ MADENCİLİK </text:p>
          </table:table-cell>
          <table:table-cell office:value-type="string" calcext:value-type="string">
            <text:p>CEN-MA CENGİZ MADENCİLİK <text:s/>İNŞ. GIDA OTOM.KEREST.TURZ. NAK. TAAH.SAN. TİC. LTD. ŞTİ.</text:p>
          </table:table-cell>
          <table:table-cell office:value-type="string" calcext:value-type="string">
            <text:p>SELVİ MAH. ATATÜRK BULV. ÖZER APT. NO:3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1255,29.986632</text:p>
          </table:table-cell>
          <table:table-cell office:value-type="float" office:value="2742165616" calcext:value-type="float">
            <text:p>2742165616</text:p>
          </table:table-cell>
          <table:table-cell office:value-type="float" office:value="2742165344" calcext:value-type="float">
            <text:p>2742165344</text:p>
          </table:table-cell>
          <table:table-cell office:value-type="string" calcext:value-type="string">
            <text:p>www.cengizmaden.com</text:p>
          </table:table-cell>
          <table:table-cell office:value-type="float" office:value="1993" calcext:value-type="float">
            <text:p>199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string" calcext:value-type="string">
            <text:p>YETİK SANAT</text:p>
          </table:table-cell>
          <table:table-cell office:value-type="string" calcext:value-type="string">
            <text:p>MEYDAN MAH.MİTHATPAŞA CD.GÖKSER AP.52/A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3033,29.981579</text:p>
          </table:table-cell>
          <table:table-cell office:value-type="float" office:value="2742262676" calcext:value-type="float">
            <text:p>2742262676</text:p>
          </table:table-cell>
          <table:table-cell office:value-type="float" office:value="2742248807" calcext:value-type="float">
            <text:p>2742248807</text:p>
          </table:table-cell>
          <table:table-cell office:value-type="string" calcext:value-type="string">
            <text:p>www.yetiksanat.com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AŞYİĞİT MAKİNE</text:p>
          </table:table-cell>
          <table:table-cell office:value-type="string" calcext:value-type="string">
            <text:p>BAŞYİĞİT MAKİNE İMALAT İNŞ. SAN. TİC. LTD. ŞTİ.</text:p>
          </table:table-cell>
          <table:table-cell office:value-type="string" calcext:value-type="string">
            <text:p>FATİH SANAYİ SİT. 39. SOK. NO:18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5944,29.978317</text:p>
          </table:table-cell>
          <table:table-cell office:value-type="float" office:value="2742319525" calcext:value-type="float">
            <text:p>2742319525</text:p>
          </table:table-cell>
          <table:table-cell office:value-type="float" office:value="2742313167" calcext:value-type="float">
            <text:p>2742313167</text:p>
          </table:table-cell>
          <table:table-cell office:value-type="string" calcext:value-type="string">
            <text:p>www.basyigitmakina.com</text:p>
          </table:table-cell>
          <table:table-cell office:value-type="float" office:value="1982" calcext:value-type="float">
            <text:p>1982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TEMİZ İŞ</text:p>
          </table:table-cell>
          <table:table-cell office:value-type="string" calcext:value-type="string">
            <text:p>TEMİZ İŞ TERMOSİFON SANAYİ </text:p>
          </table:table-cell>
          <table:table-cell office:value-type="string" calcext:value-type="string">
            <text:p>YUKARI SANAYİ CAD. NO.34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8171,29.971925</text:p>
          </table:table-cell>
          <table:table-cell office:value-type="float" office:value="2742317272" calcext:value-type="float">
            <text:p>2742317272</text:p>
          </table:table-cell>
          <table:table-cell office:value-type="float" office:value="2742318937" calcext:value-type="float">
            <text:p>2742318937</text:p>
          </table:table-cell>
          <table:table-cell/>
          <table:table-cell office:value-type="float" office:value="1956" calcext:value-type="float">
            <text:p>195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OL-MİR</text:p>
          </table:table-cell>
          <table:table-cell office:value-type="string" calcext:value-type="string">
            <text:p>POL-MİR MADENCİLİK SAN. VE TİC. LTD. ŞTİ.</text:p>
          </table:table-cell>
          <table:table-cell office:value-type="string" calcext:value-type="string">
            <text:p>ESKİŞEHİR KARAYOLU 13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9943,30.032919</text:p>
          </table:table-cell>
          <table:table-cell office:value-type="float" office:value="5059197907" calcext:value-type="float">
            <text:p>5059197907</text:p>
          </table:table-cell>
          <table:table-cell office:value-type="float" office:value="2742121058" calcext:value-type="float">
            <text:p>2742121058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string" calcext:value-type="string">
            <text:p>ZÜHRE ÇİNİ</text:p>
          </table:table-cell>
          <table:table-cell office:value-type="string" calcext:value-type="string">
            <text:p>AHİ SANAYİ SİT. 32. SOK. NO:4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402,29.976274</text:p>
          </table:table-cell>
          <table:table-cell office:value-type="float" office:value="2742310279" calcext:value-type="float">
            <text:p>2742310279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OSMANLI GIDA</text:p>
          </table:table-cell>
          <table:table-cell office:value-type="string" calcext:value-type="string">
            <text:p>OSMANLI GIDA ÖZDOYUM GIDA VE İHT. MAD. FIRIN HAY. TAR.SAN VE TİC. LTD. ŞTİ.</text:p>
          </table:table-cell>
          <table:table-cell office:value-type="string" calcext:value-type="string">
            <text:p>ALİPAŞA MAH. ÇAMLI BAHÇE SOK. NO:4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18458,29.983513</text:p>
          </table:table-cell>
          <table:table-cell office:value-type="float" office:value="2742232579" calcext:value-type="float">
            <text:p>2742232579</text:p>
          </table:table-cell>
          <table:table-cell office:value-type="float" office:value="2742251060" calcext:value-type="float">
            <text:p>2742251060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>YUNUS ÇİNİ</text:p>
          </table:table-cell>
          <table:table-cell office:value-type="string" calcext:value-type="string">
            <text:p>G.EFENDİ MAH. FETTAH SÖĞÜTLERİ CAD. NO.54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4254,29.982072</text:p>
          </table:table-cell>
          <table:table-cell office:value-type="float" office:value="2742319685" calcext:value-type="float">
            <text:p>2742319685</text:p>
          </table:table-cell>
          <table:table-cell/>
          <table:table-cell office:value-type="string" calcext:value-type="string">
            <text:p>www.yunuscini.com</text:p>
          </table:table-cell>
          <table:table-cell office:value-type="float" office:value="2005" calcext:value-type="float">
            <text:p>20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ÇAM- SAN</text:p>
          </table:table-cell>
          <table:table-cell office:value-type="string" calcext:value-type="string">
            <text:p>ÇAM-SAN AĞAÇ SANAYİ <text:s/>VE DIŞ TİC. LTD. ŞTİ.</text:p>
          </table:table-cell>
          <table:table-cell office:value-type="string" calcext:value-type="string">
            <text:p>FUATPAŞA MAH. KERESTECİLER SİTESİ 28. SOK.NO:32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795,29.970625</text:p>
          </table:table-cell>
          <table:table-cell office:value-type="float" office:value="2742311083" calcext:value-type="float">
            <text:p>2742311083</text:p>
          </table:table-cell>
          <table:table-cell office:value-type="float" office:value="2742315712" calcext:value-type="float">
            <text:p>2742315712</text:p>
          </table:table-cell>
          <table:table-cell office:value-type="string" calcext:value-type="string">
            <text:p>www.camsanpalet.com</text:p>
          </table:table-cell>
          <table:table-cell office:value-type="float" office:value="2001" calcext:value-type="float">
            <text:p>200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EYDA GIDA <text:s text:c="2"/></text:p>
          </table:table-cell>
          <table:table-cell office:value-type="string" calcext:value-type="string">
            <text:p>CEYDA GIDA MAD. TİC. SAN. LTD. ŞTİ.</text:p>
          </table:table-cell>
          <table:table-cell office:value-type="string" calcext:value-type="string">
            <text:p>YENİ BOSNA MAH.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59556,30.033056</text:p>
          </table:table-cell>
          <table:table-cell office:value-type="float" office:value="2742251285" calcext:value-type="float">
            <text:p>2742251285</text:p>
          </table:table-cell>
          <table:table-cell office:value-type="float" office:value="2742251887" calcext:value-type="float">
            <text:p>2742251887</text:p>
          </table:table-cell>
          <table:table-cell office:value-type="string" calcext:value-type="string">
            <text:p>www.haymaana.com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LTINKAYA UN</text:p>
          </table:table-cell>
          <table:table-cell office:value-type="string" calcext:value-type="string">
            <text:p>ALTINKAYA UN FAB. KOLL.ŞTİ</text:p>
          </table:table-cell>
          <table:table-cell office:value-type="string" calcext:value-type="string">
            <text:p>ZİRAAT MAH.AHMET ESİN CAD. NO:50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9833,29.961266</text:p>
          </table:table-cell>
          <table:table-cell office:value-type="float" office:value="2742314857" calcext:value-type="float">
            <text:p>2742314857</text:p>
          </table:table-cell>
          <table:table-cell office:value-type="float" office:value="2742311402" calcext:value-type="float">
            <text:p>2742311402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KAHRAMAN SUT</text:p>
          </table:table-cell>
          <table:table-cell office:value-type="string" calcext:value-type="string">
            <text:p>KAHRAMAN SÜT ÜRN. GIDA TURZ. İNŞ. TAR. HAY. SAN.TİC. <text:s/>LTD. ŞTİ.</text:p>
          </table:table-cell>
          <table:table-cell office:value-type="string" calcext:value-type="string">
            <text:p>VEFA MAH. GIDACILAR SİT. E -BLOK NO:44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1727,30.003961</text:p>
          </table:table-cell>
          <table:table-cell office:value-type="float" office:value="2742251518" calcext:value-type="float">
            <text:p>2742251518</text:p>
          </table:table-cell>
          <table:table-cell office:value-type="float" office:value="2742251519" calcext:value-type="float">
            <text:p>2742251519</text:p>
          </table:table-cell>
          <table:table-cell office:value-type="string" calcext:value-type="string">
            <text:p>www.kahramansut.com.tr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MARMARA ÇİNİ</text:p>
          </table:table-cell>
          <table:table-cell office:value-type="string" calcext:value-type="string">
            <text:p>MARMARA ÇİNİ LTD. ŞTİ.</text:p>
          </table:table-cell>
          <table:table-cell office:value-type="string" calcext:value-type="string">
            <text:p>1 NOLU ÇİNİCİLER ÇARŞISI NO.75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3135,29.997127</text:p>
          </table:table-cell>
          <table:table-cell office:value-type="float" office:value="2742251801" calcext:value-type="float">
            <text:p>2742251801</text:p>
          </table:table-cell>
          <table:table-cell office:value-type="float" office:value="2742251804" calcext:value-type="float">
            <text:p>2742251804</text:p>
          </table:table-cell>
          <table:table-cell office:value-type="string" calcext:value-type="string">
            <text:p>www.marmarapazarlama.com.tr</text:p>
          </table:table-cell>
          <table:table-cell office:value-type="float" office:value="1993" calcext:value-type="float">
            <text:p>199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ÖZCINARLAR PETROL</text:p>
          </table:table-cell>
          <table:table-cell office:value-type="string" calcext:value-type="string">
            <text:p>ÖZÇINARLAR PETROL PETR. ÜRN. İNŞ. SAN. TİC. LTD. ŞTİ.</text:p>
          </table:table-cell>
          <table:table-cell office:value-type="string" calcext:value-type="string">
            <text:p>TAVŞANLI ÇEVRE YOLU 3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7879,29.985297</text:p>
          </table:table-cell>
          <table:table-cell office:value-type="float" office:value="2742310305" calcext:value-type="float">
            <text:p>2742310305</text:p>
          </table:table-cell>
          <table:table-cell office:value-type="float" office:value="2742310309" calcext:value-type="float">
            <text:p>2742310309</text:p>
          </table:table-cell>
          <table:table-cell office:value-type="string" calcext:value-type="string">
            <text:p>www.ozcinarlar.com.tr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GÜVEN PVC</text:p>
          </table:table-cell>
          <table:table-cell office:value-type="string" calcext:value-type="string">
            <text:p>GÜVEN PVC DOĞRAMA KUDRET BERBER </text:p>
          </table:table-cell>
          <table:table-cell office:value-type="string" calcext:value-type="string">
            <text:p>BEREKET SAN. SİT. 47. SOK. NO:23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2986,29.971538</text:p>
          </table:table-cell>
          <table:table-cell office:value-type="float" office:value="2742169757" calcext:value-type="float">
            <text:p>2742169757</text:p>
          </table:table-cell>
          <table:table-cell office:value-type="float" office:value="2742319497" calcext:value-type="float">
            <text:p>2742319497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TEVFİKAĞA SÜT</text:p>
          </table:table-cell>
          <table:table-cell office:value-type="string" calcext:value-type="string">
            <text:p>TEVFİKAĞA SÜT VE SÜT ÜRÜNLERİ</text:p>
          </table:table-cell>
          <table:table-cell office:value-type="string" calcext:value-type="string">
            <text:p>VEFA MAH. GIDACILAR SİT.I-BLOK NO:10-3/C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5389,30.00312</text:p>
          </table:table-cell>
          <table:table-cell office:value-type="float" office:value="2742713070" calcext:value-type="float">
            <text:p>2742713070</text:p>
          </table:table-cell>
          <table:table-cell office:value-type="float" office:value="2742233741" calcext:value-type="float">
            <text:p>2742233741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YILDIZ ENTEGRE</text:p>
          </table:table-cell>
          <table:table-cell office:value-type="string" calcext:value-type="string">
            <text:p>YILDIZ ENTEGRE AĞAÇ SANAYİ TİC. A.Ş</text:p>
          </table:table-cell>
          <table:table-cell office:value-type="string" calcext:value-type="string">
            <text:p>ESKİŞEHİR KARAYOLU 7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67831,30.023713</text:p>
          </table:table-cell>
          <table:table-cell office:value-type="float" office:value="2742250550" calcext:value-type="float">
            <text:p>2742250550</text:p>
          </table:table-cell>
          <table:table-cell office:value-type="float" office:value="2742250580" calcext:value-type="float">
            <text:p>2742250580</text:p>
          </table:table-cell>
          <table:table-cell office:value-type="string" calcext:value-type="string">
            <text:p>www.kutahyaazot.com</text:p>
          </table:table-cell>
          <table:table-cell office:value-type="float" office:value="2004" calcext:value-type="float">
            <text:p>200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KÜTAHYA PORSELEN(AMBALAJ)</text:p>
          </table:table-cell>
          <table:table-cell office:value-type="string" calcext:value-type="string">
            <text:p>KÜTAHYA PORSELEN SANAYİ A.Ş -AMBALAJ FABRİKASI</text:p>
          </table:table-cell>
          <table:table-cell office:value-type="string" calcext:value-type="string">
            <text:p>ESKİŞEHİR YOLU ÜZERİ 8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76684,30.031465</text:p>
          </table:table-cell>
          <table:table-cell office:value-type="float" office:value="2742250808" calcext:value-type="float">
            <text:p>2742250808</text:p>
          </table:table-cell>
          <table:table-cell office:value-type="float" office:value="2742250800" calcext:value-type="float">
            <text:p>2742250800</text:p>
          </table:table-cell>
          <table:table-cell office:value-type="string" calcext:value-type="string">
            <text:p>www.kutahyaambalaj.com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ORCİA OTOMOTİV</text:p>
          </table:table-cell>
          <table:table-cell office:value-type="string" calcext:value-type="string">
            <text:p>ORCİA OTOMOTİV SAN. VE TİC. A.Ş</text:p>
          </table:table-cell>
          <table:table-cell office:value-type="string" calcext:value-type="string">
            <text:p>ORGANİZE SANAYİ BÖLGESİ 1.CAD. NO:8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6458,30.116249</text:p>
          </table:table-cell>
          <table:table-cell office:value-type="float" office:value="2742662590" calcext:value-type="float">
            <text:p>2742662590</text:p>
          </table:table-cell>
          <table:table-cell office:value-type="float" office:value="2742662627" calcext:value-type="float">
            <text:p>2742662627</text:p>
          </table:table-cell>
          <table:table-cell office:value-type="string" calcext:value-type="string">
            <text:p>www.orcia.com.tr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ÇİMSA</text:p>
          </table:table-cell>
          <table:table-cell office:value-type="string" calcext:value-type="string">
            <text:p>ÇİMSA ÇİMENTO SAN. TİC. A.Ş</text:p>
          </table:table-cell>
          <table:table-cell office:value-type="string" calcext:value-type="string">
            <text:p>ZAFER MAH.SELÇUKLU CAD.NO:36ALİPAŞA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16776,29.983303</text:p>
          </table:table-cell>
          <table:table-cell office:value-type="float" office:value="2742270589" calcext:value-type="float">
            <text:p>2742270589</text:p>
          </table:table-cell>
          <table:table-cell office:value-type="float" office:value="2742241988" calcext:value-type="float">
            <text:p>2742241988</text:p>
          </table:table-cell>
          <table:table-cell office:value-type="string" calcext:value-type="string">
            <text:p>www.cimsa.com.tr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ÇELİKLER </text:p>
          </table:table-cell>
          <table:table-cell office:value-type="string" calcext:value-type="string">
            <text:p>ÇELİKLER <text:s/>SEYİT ÖMER ELEKTRİK ÜRETİM A.Ş</text:p>
          </table:table-cell>
          <table:table-cell office:value-type="string" calcext:value-type="string">
            <text:p>SEYİTÖMER BELEDİYESİ PK:8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570491,29.885843</text:p>
          </table:table-cell>
          <table:table-cell office:value-type="float" office:value="2742245645" calcext:value-type="float">
            <text:p>2742245645</text:p>
          </table:table-cell>
          <table:table-cell office:value-type="float" office:value="2742485665" calcext:value-type="float">
            <text:p>2742485665</text:p>
          </table:table-cell>
          <table:table-cell office:value-type="string" calcext:value-type="string">
            <text:p>www.celiklerholding.com.tr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BURSA ÇİMENTO</text:p>
          </table:table-cell>
          <table:table-cell office:value-type="string" calcext:value-type="string">
            <text:p>BURSA ÇİMENTO SANAYİ A.Ş</text:p>
          </table:table-cell>
          <table:table-cell office:value-type="string" calcext:value-type="string">
            <text:p>KÜTAHYA-SEYİTÖMER YOLU 13. KM.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52051,29.86103</text:p>
          </table:table-cell>
          <table:table-cell office:value-type="float" office:value="2742494901" calcext:value-type="float">
            <text:p>2742494901</text:p>
          </table:table-cell>
          <table:table-cell office:value-type="float" office:value="2742494904" calcext:value-type="float">
            <text:p>2742494904</text:p>
          </table:table-cell>
          <table:table-cell office:value-type="string" calcext:value-type="string">
            <text:p>www.bursabeton.com.tr</text:p>
          </table:table-cell>
          <table:table-cell office:value-type="float" office:value="2003" calcext:value-type="float">
            <text:p>200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KIRDAR GRUP</text:p>
          </table:table-cell>
          <table:table-cell office:value-type="string" calcext:value-type="string">
            <text:p>KIRDAR PETROL İNŞ. MAD. HYV. TAR. PVC PRF. SAN. TİC. LTD. ŞTİ.</text:p>
          </table:table-cell>
          <table:table-cell office:value-type="string" calcext:value-type="string">
            <text:p>TAVŞANLI KARAYOLU 12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518551,29.86013</text:p>
          </table:table-cell>
          <table:table-cell office:value-type="float" office:value="2742494242" calcext:value-type="float">
            <text:p>2742494242</text:p>
          </table:table-cell>
          <table:table-cell office:value-type="float" office:value="2742652254" calcext:value-type="float">
            <text:p>2742652254</text:p>
          </table:table-cell>
          <table:table-cell office:value-type="string" calcext:value-type="string">
            <text:p>www.artwin.com.tr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KANTAR MAKİNA</text:p>
          </table:table-cell>
          <table:table-cell office:value-type="string" calcext:value-type="string">
            <text:p>MEHMET KANTAR KÜTAHYA KMS KANTAR MAKİNE KALIP.METAL.İNŞ.TARM. HAY. GID. İML. SAN. LTD. ŞTİ</text:p>
          </table:table-cell>
          <table:table-cell office:value-type="string" calcext:value-type="string">
            <text:p>BEREKET SANAYİ SİT. 47. SOK NO:6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2568,29.971357</text:p>
          </table:table-cell>
          <table:table-cell office:value-type="float" office:value="2742318974" calcext:value-type="float">
            <text:p>2742318974</text:p>
          </table:table-cell>
          <table:table-cell office:value-type="float" office:value="2742318964" calcext:value-type="float">
            <text:p>2742318964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IŞILDA SÜT</text:p>
          </table:table-cell>
          <table:table-cell office:value-type="string" calcext:value-type="string">
            <text:p>IŞILDA SÜT SANAYİ</text:p>
          </table:table-cell>
          <table:table-cell office:value-type="string" calcext:value-type="string">
            <text:p>YENİ BOSNA KÖYÜ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61793,30.030395</text:p>
          </table:table-cell>
          <table:table-cell office:value-type="float" office:value="2742251123" calcext:value-type="float">
            <text:p>2742251123</text:p>
          </table:table-cell>
          <table:table-cell office:value-type="float" office:value="2742247690" calcext:value-type="float">
            <text:p>2742247690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KIRDAR GRUP-2</text:p>
          </table:table-cell>
          <table:table-cell office:value-type="string" calcext:value-type="string">
            <text:p>KIRDAR PETROL İNŞ. MAD. HAYV. TAR. PVC PROF. SAN. TİC. LTD. ŞTİ.</text:p>
          </table:table-cell>
          <table:table-cell office:value-type="string" calcext:value-type="string">
            <text:p>KÜTAHYA TAVŞANLI KARAYOLU 12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5002,29.879888</text:p>
          </table:table-cell>
          <table:table-cell office:value-type="float" office:value="2742652250" calcext:value-type="float">
            <text:p>2742652250</text:p>
          </table:table-cell>
          <table:table-cell office:value-type="float" office:value="2742652254" calcext:value-type="float">
            <text:p>2742652254</text:p>
          </table:table-cell>
          <table:table-cell office:value-type="string" calcext:value-type="string">
            <text:p>www.kirdar.com.tr</text:p>
          </table:table-cell>
          <table:table-cell office:value-type="float" office:value="1996" calcext:value-type="float">
            <text:p>19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ER-AH YEMEKHANE</text:p>
          </table:table-cell>
          <table:table-cell office:value-type="string" calcext:value-type="string">
            <text:p>FER-AH YEMEKHANE TEM.NAK.İNŞ.TAAH.TUR.YAZ.SER.HİZ.LTD.ŞTİ.</text:p>
          </table:table-cell>
          <table:table-cell office:value-type="string" calcext:value-type="string">
            <text:p>YILDIRIM BEYAZIT MAH.GIDACILAR SİT. C BLOK NO:415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2149,30.002479</text:p>
          </table:table-cell>
          <table:table-cell office:value-type="float" office:value="2742250886" calcext:value-type="float">
            <text:p>2742250886</text:p>
          </table:table-cell>
          <table:table-cell office:value-type="float" office:value="2742251314" calcext:value-type="float">
            <text:p>2742251314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string" calcext:value-type="string">
            <text:p>YEŞİLAY ÇİNİ</text:p>
          </table:table-cell>
          <table:table-cell office:value-type="string" calcext:value-type="string">
            <text:p>OSMANGAZİ MAH. HEKİM SİNAN CAD. ÇİNİCİLER KOOP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5712,29.961497</text:p>
          </table:table-cell>
          <table:table-cell office:value-type="float" office:value="5373494495" calcext:value-type="float">
            <text:p>5373494495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HAZ BETON</text:p>
          </table:table-cell>
          <table:table-cell office:value-type="string" calcext:value-type="string">
            <text:p>HAZ BETON İNŞ. MAKİNE ELKT. ELEKTRONK. GIDA İTH. İHR. SAN. TİC. LTD. ŞTİ.</text:p>
          </table:table-cell>
          <table:table-cell office:value-type="string" calcext:value-type="string">
            <text:p>ORGANİZE SANAYİ BÖLG. 9. CAD. NO.9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6906,30.130002</text:p>
          </table:table-cell>
          <table:table-cell office:value-type="float" office:value="2742662130" calcext:value-type="float">
            <text:p>2742662130</text:p>
          </table:table-cell>
          <table:table-cell office:value-type="float" office:value="2742247452" calcext:value-type="float">
            <text:p>2742247452</text:p>
          </table:table-cell>
          <table:table-cell office:value-type="string" calcext:value-type="string">
            <text:p>www.hazbeton.com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WAM EURASIA </text:p>
          </table:table-cell>
          <table:table-cell office:value-type="string" calcext:value-type="string">
            <text:p>WAM EURASIA MAKİNE SAN. TİC. LTD. ŞTİ.</text:p>
          </table:table-cell>
          <table:table-cell office:value-type="string" calcext:value-type="string">
            <text:p>2. ORGANİZE SAN. BÖL.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662506" calcext:value-type="float">
            <text:p>2742662506</text:p>
          </table:table-cell>
          <table:table-cell office:value-type="float" office:value="2742662507" calcext:value-type="float">
            <text:p>2742662507</text:p>
          </table:table-cell>
          <table:table-cell office:value-type="string" calcext:value-type="string">
            <text:p>www.wameurasia.com.tr</text:p>
          </table:table-cell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NG KÜTAHYA PORSELEN</text:p>
          </table:table-cell>
          <table:table-cell office:value-type="string" calcext:value-type="string">
            <text:p>NG KÜTAHYA SERAMİK PORSELEN TURİZM AŞ.</text:p>
          </table:table-cell>
          <table:table-cell office:value-type="string" calcext:value-type="string">
            <text:p>1.O.S.B. 6.CAD.NO:13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6706,30.122363</text:p>
          </table:table-cell>
          <table:table-cell office:value-type="float" office:value="2742662512" calcext:value-type="float">
            <text:p>2742662512</text:p>
          </table:table-cell>
          <table:table-cell office:value-type="float" office:value="2742251213" calcext:value-type="float">
            <text:p>2742251213</text:p>
          </table:table-cell>
          <table:table-cell office:value-type="string" calcext:value-type="string">
            <text:p>www.ngkutahya.com</text:p>
          </table:table-cell>
          <table:table-cell office:value-type="float" office:value="2004" calcext:value-type="float">
            <text:p>200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NG KÜTAHYA SERAMİK</text:p>
          </table:table-cell>
          <table:table-cell office:value-type="string" calcext:value-type="string">
            <text:p>NG KÜTAHYA SERAMİK PORSELEN TURİZM A.Ş.</text:p>
          </table:table-cell>
          <table:table-cell office:value-type="string" calcext:value-type="string">
            <text:p>ATATURK BULV.CALCA MAH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93444,30.031021</text:p>
          </table:table-cell>
          <table:table-cell office:value-type="float" office:value="5414343530" calcext:value-type="float">
            <text:p>5414343530</text:p>
          </table:table-cell>
          <table:table-cell office:value-type="float" office:value="2742251213" calcext:value-type="float">
            <text:p>2742251213</text:p>
          </table:table-cell>
          <table:table-cell office:value-type="string" calcext:value-type="string">
            <text:p>www.ngkutahya.com</text:p>
          </table:table-cell>
          <table:table-cell office:value-type="float" office:value="2004" calcext:value-type="float">
            <text:p>200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NG KÜTAHYA SERAMİK </text:p>
          </table:table-cell>
          <table:table-cell office:value-type="string" calcext:value-type="string">
            <text:p>NG KÜTAHYA SERAMİK PORSELEN TURİZM A.Ş. </text:p>
          </table:table-cell>
          <table:table-cell office:value-type="string" calcext:value-type="string">
            <text:p>O.S.B 7.CAD. NO:7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3456,30.11614</text:p>
          </table:table-cell>
          <table:table-cell office:value-type="float" office:value="2742662512" calcext:value-type="float">
            <text:p>2742662512</text:p>
          </table:table-cell>
          <table:table-cell office:value-type="float" office:value="2742251213" calcext:value-type="float">
            <text:p>2742251213</text:p>
          </table:table-cell>
          <table:table-cell office:value-type="string" calcext:value-type="string">
            <text:p>www.ngkutahya.com</text:p>
          </table:table-cell>
          <table:table-cell office:value-type="float" office:value="2004" calcext:value-type="float">
            <text:p>200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NG KÜTAHYA SERAMİK </text:p>
          </table:table-cell>
          <table:table-cell office:value-type="string" calcext:value-type="string">
            <text:p>NG KÜTAHYA SERAMİK PORSELEN TURİZM A.Ş. </text:p>
          </table:table-cell>
          <table:table-cell office:value-type="string" calcext:value-type="string">
            <text:p>O.S.B 5.CAD. NO:1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6159,30.12541</text:p>
          </table:table-cell>
          <table:table-cell office:value-type="float" office:value="2742662512" calcext:value-type="float">
            <text:p>2742662512</text:p>
          </table:table-cell>
          <table:table-cell office:value-type="float" office:value="2742251213" calcext:value-type="float">
            <text:p>2742251213</text:p>
          </table:table-cell>
          <table:table-cell office:value-type="string" calcext:value-type="string">
            <text:p>www.ngkutahya.com</text:p>
          </table:table-cell>
          <table:table-cell office:value-type="float" office:value="2004" calcext:value-type="float">
            <text:p>200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POLMAR OTOMOTİV</text:p>
          </table:table-cell>
          <table:table-cell office:value-type="string" calcext:value-type="string">
            <text:p>POLMAR OTOMOTİV SAN.TİC.AŞ</text:p>
          </table:table-cell>
          <table:table-cell office:value-type="string" calcext:value-type="string">
            <text:p>1.OSB 4.CADDE NO:17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8017,30.121826</text:p>
          </table:table-cell>
          <table:table-cell office:value-type="float" office:value="2742662340" calcext:value-type="float">
            <text:p>2742662340</text:p>
          </table:table-cell>
          <table:table-cell office:value-type="float" office:value="2126561923" calcext:value-type="float">
            <text:p>2126561923</text:p>
          </table:table-cell>
          <table:table-cell office:value-type="string" calcext:value-type="string">
            <text:p>www.polmar.com.tr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OTEKS OTOMOTİV</text:p>
          </table:table-cell>
          <table:table-cell office:value-type="string" calcext:value-type="string">
            <text:p>OTEKS OTOMOTİV TEKSTİL SAN TİC AŞ.</text:p>
          </table:table-cell>
          <table:table-cell office:value-type="string" calcext:value-type="string">
            <text:p>1.O.S.B 9. CADDE NO:2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7917,30.129637</text:p>
          </table:table-cell>
          <table:table-cell office:value-type="float" office:value="2742662545" calcext:value-type="float">
            <text:p>2742662545</text:p>
          </table:table-cell>
          <table:table-cell office:value-type="float" office:value="2742662546" calcext:value-type="float">
            <text:p>2742662546</text:p>
          </table:table-cell>
          <table:table-cell office:value-type="string" calcext:value-type="string">
            <text:p>www.ustunberkholding.com.tr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MAVİ GÜMÜŞ ÇİNİ</text:p>
          </table:table-cell>
          <table:table-cell office:value-type="string" calcext:value-type="string">
            <text:p>MAVİGÜMÜŞ ÇİNİ VE SERAMİK İHT. İHR. TİC. VE SAN. LTD STİ.</text:p>
          </table:table-cell>
          <table:table-cell office:value-type="string" calcext:value-type="string">
            <text:p>BAHÇELİ EVL. MAH. ELİF SOK. NO: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1743,29.95042</text:p>
          </table:table-cell>
          <table:table-cell office:value-type="float" office:value="2742251294" calcext:value-type="float">
            <text:p>2742251294</text:p>
          </table:table-cell>
          <table:table-cell office:value-type="float" office:value="2742167277" calcext:value-type="float">
            <text:p>2742167277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FAZİLET EKMEK FIRINI</text:p>
          </table:table-cell>
          <table:table-cell office:value-type="string" calcext:value-type="string">
            <text:p>AHMET ÖZDEN FAZİLET EKMEK FIRINI</text:p>
          </table:table-cell>
          <table:table-cell office:value-type="string" calcext:value-type="string">
            <text:p>LALA HÜSEYİN PAŞA CAD. NO:249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3191,29.969929</text:p>
          </table:table-cell>
          <table:table-cell office:value-type="float" office:value="2742317003" calcext:value-type="float">
            <text:p>2742317003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ADIK ERİLBAYLI</text:p>
          </table:table-cell>
          <table:table-cell office:value-type="string" calcext:value-type="string">
            <text:p>SADIK ERİLBAYLI - NURUM ÇİNİ SERAMİK</text:p>
          </table:table-cell>
          <table:table-cell office:value-type="string" calcext:value-type="string">
            <text:p>BEREKET SAN. SİT. EVRAN CAD. 3. BLOK D:3 NO:44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2348,29.973008</text:p>
          </table:table-cell>
          <table:table-cell table:number-columns-repeated="2" office:value-type="float" office:value="2742311181" calcext:value-type="float">
            <text:p>2742311181</text:p>
          </table:table-cell>
          <table:table-cell/>
          <table:table-cell office:value-type="float" office:value="2003" calcext:value-type="float">
            <text:p>200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İHAN YEMEK</text:p>
          </table:table-cell>
          <table:table-cell office:value-type="string" calcext:value-type="string">
            <text:p>CİHAN YEMEK SAN. VE TİC.</text:p>
          </table:table-cell>
          <table:table-cell office:value-type="string" calcext:value-type="string">
            <text:p>FATİH SAN. SİT. 32. SOK. NO:33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5348,29.974697</text:p>
          </table:table-cell>
          <table:table-cell office:value-type="float" office:value="2742320519" calcext:value-type="float">
            <text:p>2742320519</text:p>
          </table:table-cell>
          <table:table-cell office:value-type="float" office:value="2742320520" calcext:value-type="float">
            <text:p>2742320520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ERTUĞRUL ÇİNİ</text:p>
          </table:table-cell>
          <table:table-cell office:value-type="string" calcext:value-type="string">
            <text:p>ERTUĞRUL ÇİNİ MUSTAFA MERSİN</text:p>
          </table:table-cell>
          <table:table-cell office:value-type="string" calcext:value-type="string">
            <text:p>LALA HÜSEYİN PAŞA MAH. ESKİ SAN. ÇARŞISI NO:18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6104,29.96794</text:p>
          </table:table-cell>
          <table:table-cell office:value-type="float" office:value="2742120716" calcext:value-type="float">
            <text:p>2742120716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ÖZTAŞ MAKİNA</text:p>
          </table:table-cell>
          <table:table-cell office:value-type="string" calcext:value-type="string">
            <text:p>ÖZTAŞ MAKİNA VE METAL MAD. İNŞ. GIDA SAN. VE TİC.</text:p>
          </table:table-cell>
          <table:table-cell office:value-type="string" calcext:value-type="string">
            <text:p>BEREKET SAN.SİT. 1. BLOK NO:3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0898,29.972049</text:p>
          </table:table-cell>
          <table:table-cell office:value-type="float" office:value="2742320720" calcext:value-type="float">
            <text:p>2742320720</text:p>
          </table:table-cell>
          <table:table-cell office:value-type="float" office:value="2742319504" calcext:value-type="float">
            <text:p>2742319504</text:p>
          </table:table-cell>
          <table:table-cell office:value-type="string" calcext:value-type="string">
            <text:p>www.oztasmakina.com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PLAS-DER PLASTİK</text:p>
          </table:table-cell>
          <table:table-cell office:value-type="string" calcext:value-type="string">
            <text:p>PLAS-DER PLASTİK VE DERİ SAN. VE TİC.</text:p>
          </table:table-cell>
          <table:table-cell office:value-type="string" calcext:value-type="string">
            <text:p>TAVŞANLI ÇEVREYOLU KAMYON GARAJI YANI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8952,29.976421</text:p>
          </table:table-cell>
          <table:table-cell office:value-type="float" office:value="2742320251" calcext:value-type="float">
            <text:p>2742320251</text:p>
          </table:table-cell>
          <table:table-cell office:value-type="float" office:value="2712320140" calcext:value-type="float">
            <text:p>2712320140</text:p>
          </table:table-cell>
          <table:table-cell/>
          <table:table-cell office:value-type="float" office:value="2006" calcext:value-type="float">
            <text:p>200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İLSOY ÇİNİ</text:p>
          </table:table-cell>
          <table:table-cell office:value-type="string" calcext:value-type="string">
            <text:p>BİLSOY ÇİNİ SERAMİK İMAL. TİC. VE SAN. LTD. ŞTİ.</text:p>
          </table:table-cell>
          <table:table-cell office:value-type="string" calcext:value-type="string">
            <text:p>ORGANİZE SANAYİ BÖLGESİ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4435,30.118298</text:p>
          </table:table-cell>
          <table:table-cell office:value-type="float" office:value="2742317535" calcext:value-type="float">
            <text:p>2742317535</text:p>
          </table:table-cell>
          <table:table-cell office:value-type="float" office:value="2742124940" calcext:value-type="float">
            <text:p>2742124940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SMANLI ÇİNİ</text:p>
          </table:table-cell>
          <table:table-cell office:value-type="string" calcext:value-type="string">
            <text:p>OSMANLI ÇİNİ - BEKİR SITKI OLÇAR </text:p>
          </table:table-cell>
          <table:table-cell office:value-type="string" calcext:value-type="string">
            <text:p>OSMANLI CAD. NO:16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4459,29.98083</text:p>
          </table:table-cell>
          <table:table-cell office:value-type="float" office:value="2742162832" calcext:value-type="float">
            <text:p>2742162832</text:p>
          </table:table-cell>
          <table:table-cell table:number-columns-repeated="2"/>
          <table:table-cell office:value-type="float" office:value="1973" calcext:value-type="float">
            <text:p>197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ASMA FIRINI</text:p>
          </table:table-cell>
          <table:table-cell office:value-type="string" calcext:value-type="string">
            <text:p>EMİNE BİLEN ASMA FIRINI</text:p>
          </table:table-cell>
          <table:table-cell office:value-type="string" calcext:value-type="string">
            <text:p>BÖREKÇİLER MAH. ULUCAMİ CAD. NO:50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17868,29.975472</text:p>
          </table:table-cell>
          <table:table-cell office:value-type="float" office:value="2742164053" calcext:value-type="float">
            <text:p>2742164053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RDOĞMUŞLAR MAKİNA</text:p>
          </table:table-cell>
          <table:table-cell office:value-type="string" calcext:value-type="string">
            <text:p>ERDOĞMUŞLAR MAKİNA SAN. VE TİC.LTD ŞTİ.</text:p>
          </table:table-cell>
          <table:table-cell office:value-type="string" calcext:value-type="string">
            <text:p>YENİ SAN. SİT. 6. SOK. NO:5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8594,29.972886</text:p>
          </table:table-cell>
          <table:table-cell office:value-type="float" office:value="2742319232" calcext:value-type="float">
            <text:p>2742319232</text:p>
          </table:table-cell>
          <table:table-cell office:value-type="float" office:value="2742319313" calcext:value-type="float">
            <text:p>2742319313</text:p>
          </table:table-cell>
          <table:table-cell office:value-type="string" calcext:value-type="string">
            <text:p>www.erdogmuslar.com.tr</text:p>
          </table:table-cell>
          <table:table-cell office:value-type="float" office:value="1976" calcext:value-type="float">
            <text:p>197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KROS OTOMOTİV</text:p>
          </table:table-cell>
          <table:table-cell office:value-type="string" calcext:value-type="string">
            <text:p>KROS OTOMOTİV SAN. TİC. A.Ş</text:p>
          </table:table-cell>
          <table:table-cell office:value-type="string" calcext:value-type="string">
            <text:p>ORGANİZE SANAYİ BÖLG. 1. CAD. NO.6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8232,30.115496</text:p>
          </table:table-cell>
          <table:table-cell office:value-type="float" office:value="2742662500" calcext:value-type="float">
            <text:p>2742662500</text:p>
          </table:table-cell>
          <table:table-cell office:value-type="float" office:value="2742662469" calcext:value-type="float">
            <text:p>2742662469</text:p>
          </table:table-cell>
          <table:table-cell office:value-type="string" calcext:value-type="string">
            <text:p>www.krosotomotiv.com.tr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string" calcext:value-type="string">
            <text:p>OPTİM ASANSÖR</text:p>
          </table:table-cell>
          <table:table-cell office:value-type="string" calcext:value-type="string">
            <text:p>CEMALETTİN MAH. MEYDAN APT.NO:113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7475,29.966172</text:p>
          </table:table-cell>
          <table:table-cell table:number-columns-repeated="2" office:value-type="float" office:value="2742247464" calcext:value-type="float">
            <text:p>2742247464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VIG METAL</text:p>
          </table:table-cell>
          <table:table-cell office:value-type="string" calcext:value-type="string">
            <text:p>VIG METAL SAN. TİC. LTD. ŞTİ.</text:p>
          </table:table-cell>
          <table:table-cell office:value-type="string" calcext:value-type="string">
            <text:p>OSB.6. CD. NO:15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0504,30.126761</text:p>
          </table:table-cell>
          <table:table-cell office:value-type="float" office:value="2742662572" calcext:value-type="float">
            <text:p>2742662572</text:p>
          </table:table-cell>
          <table:table-cell office:value-type="float" office:value="2742662576" calcext:value-type="float">
            <text:p>2742662576</text:p>
          </table:table-cell>
          <table:table-cell office:value-type="string" calcext:value-type="string">
            <text:p>www.viggroup.com.tr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ERDEN MOTORLU ARACLAR</text:p>
          </table:table-cell>
          <table:table-cell office:value-type="string" calcext:value-type="string">
            <text:p>ERDEN MOTORLU ARAÇLAR LAST. OTO YEDEK PARÇ.İNŞ. SAN. TİC. LTD. ŞTİ.</text:p>
          </table:table-cell>
          <table:table-cell office:value-type="string" calcext:value-type="string">
            <text:p>AFYON YOLU 3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06638,30.027635</text:p>
          </table:table-cell>
          <table:table-cell office:value-type="float" office:value="2742717610" calcext:value-type="float">
            <text:p>2742717610</text:p>
          </table:table-cell>
          <table:table-cell office:value-type="float" office:value="2742717616" calcext:value-type="float">
            <text:p>2742717616</text:p>
          </table:table-cell>
          <table:table-cell office:value-type="string" calcext:value-type="string">
            <text:p>www.erdengrup.com.tr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İCİM PLASTİK</text:p>
          </table:table-cell>
          <table:table-cell office:value-type="string" calcext:value-type="string">
            <text:p>SİCİM PLASTİK GERİ DÖNÜŞÜM GRANÜL İMALAT</text:p>
          </table:table-cell>
          <table:table-cell office:value-type="string" calcext:value-type="string">
            <text:p>OSB 7. CD.NO:3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5877,30.116351</text:p>
          </table:table-cell>
          <table:table-cell office:value-type="float" office:value="2742317163" calcext:value-type="float">
            <text:p>2742317163</text:p>
          </table:table-cell>
          <table:table-cell office:value-type="float" office:value="2742300000" calcext:value-type="float">
            <text:p>2742300000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string" calcext:value-type="string">
            <text:p>PALTACO</text:p>
          </table:table-cell>
          <table:table-cell office:value-type="string" calcext:value-type="string">
            <text:p>KUT.ESK.KARAYOLU 2. KM MEZBAA YOLU NO:39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929,29.993382</text:p>
          </table:table-cell>
          <table:table-cell office:value-type="float" office:value="3266165663" calcext:value-type="float">
            <text:p>3266165663</text:p>
          </table:table-cell>
          <table:table-cell office:value-type="float" office:value="3266165662" calcext:value-type="float">
            <text:p>3266165662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string" calcext:value-type="string">
            <text:p>ALTAŞ TEKSTİL</text:p>
          </table:table-cell>
          <table:table-cell office:value-type="string" calcext:value-type="string">
            <text:p>TAVŞANLI YOLU ÜZERİ OEDAŞ AMBARI YANI KİŞGEM NO:9 -10/6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888,29.978712</text:p>
          </table:table-cell>
          <table:table-cell table:number-columns-repeated="2" office:value-type="float" office:value="2742311774" calcext:value-type="float">
            <text:p>2742311774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ÖZER TOPRAK UN</text:p>
          </table:table-cell>
          <table:table-cell office:value-type="string" calcext:value-type="string">
            <text:p>ÖZER TOPRAK GIDA PLASTİK ENERJİ İNŞ. TURZ. SAN. TİC. A.Ş</text:p>
          </table:table-cell>
          <table:table-cell office:value-type="string" calcext:value-type="string">
            <text:p>ORGANİZE SANAYİ BÖLGESİ 3.CAD. NO: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8589,30.119253</text:p>
          </table:table-cell>
          <table:table-cell office:value-type="float" office:value="2742250520" calcext:value-type="float">
            <text:p>2742250520</text:p>
          </table:table-cell>
          <table:table-cell office:value-type="float" office:value="2742250522" calcext:value-type="float">
            <text:p>2742250522</text:p>
          </table:table-cell>
          <table:table-cell office:value-type="string" calcext:value-type="string">
            <text:p>www.ozerun.com.tr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ÖZER TOPRAK KİREMİT</text:p>
          </table:table-cell>
          <table:table-cell office:value-type="string" calcext:value-type="string">
            <text:p>ÖZER TOPRAK GIDA PLASTİK ENERJİ İNŞ. TURZ. SAN. TİC. A.Ş</text:p>
          </table:table-cell>
          <table:table-cell office:value-type="string" calcext:value-type="string">
            <text:p>ESKİŞEHİR YOLU 3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41902,30.002712</text:p>
          </table:table-cell>
          <table:table-cell office:value-type="float" office:value="2742250467" calcext:value-type="float">
            <text:p>2742250467</text:p>
          </table:table-cell>
          <table:table-cell office:value-type="float" office:value="2742250441" calcext:value-type="float">
            <text:p>2742250441</text:p>
          </table:table-cell>
          <table:table-cell office:value-type="string" calcext:value-type="string">
            <text:p>www.ozerkiremit.com.tr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OMKASAR AMBALAJ</text:p>
          </table:table-cell>
          <table:table-cell office:value-type="string" calcext:value-type="string">
            <text:p>OMKASAR AMBALAJ SANAYİ A.Ş</text:p>
          </table:table-cell>
          <table:table-cell office:value-type="string" calcext:value-type="string">
            <text:p>ESKİŞEHİR YOLU 4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46424,30.007664</text:p>
          </table:table-cell>
          <table:table-cell office:value-type="float" office:value="2742250110" calcext:value-type="float">
            <text:p>2742250110</text:p>
          </table:table-cell>
          <table:table-cell office:value-type="float" office:value="2742250524" calcext:value-type="float">
            <text:p>2742250524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KİPER MOTORLU ARAÇLAR</text:p>
          </table:table-cell>
          <table:table-cell office:value-type="string" calcext:value-type="string">
            <text:p>KİPER MOTORLU ARAÇLAR VE KABİN İMALATI SAN. TİC.</text:p>
          </table:table-cell>
          <table:table-cell office:value-type="string" calcext:value-type="string">
            <text:p>KOPRUOREN KOYU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509152,29.770164</text:p>
          </table:table-cell>
          <table:table-cell office:value-type="float" office:value="2742463004" calcext:value-type="float">
            <text:p>2742463004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HİSAR MADENCİLİK</text:p>
          </table:table-cell>
          <table:table-cell office:value-type="string" calcext:value-type="string">
            <text:p>HİSAR MADENCİLİK SAN VE TİC</text:p>
          </table:table-cell>
          <table:table-cell office:value-type="string" calcext:value-type="string">
            <text:p>1. OSB 6.CADDE NO 10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4086,30.118695</text:p>
          </table:table-cell>
          <table:table-cell office:value-type="float" office:value="2742662110" calcext:value-type="float">
            <text:p>2742662110</text:p>
          </table:table-cell>
          <table:table-cell office:value-type="float" office:value="2742662111" calcext:value-type="float">
            <text:p>2742662111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string" calcext:value-type="string">
            <text:p>KÜTAHYA PORSELEN SAN. (PORSELEN FAB.)</text:p>
          </table:table-cell>
          <table:table-cell office:value-type="string" calcext:value-type="string">
            <text:p>ÇALCA MAH. ESKİŞEHİR KARAYOLU NO:49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7574,30.028163</text:p>
          </table:table-cell>
          <table:table-cell office:value-type="float" office:value="2742250150" calcext:value-type="float">
            <text:p>2742250150</text:p>
          </table:table-cell>
          <table:table-cell office:value-type="float" office:value="2742250828" calcext:value-type="float">
            <text:p>2742250828</text:p>
          </table:table-cell>
          <table:table-cell office:value-type="string" calcext:value-type="string">
            <text:p>www.kutahyaporselen.com.tr</text:p>
          </table:table-cell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Tİ GÜMÜŞ</text:p>
          </table:table-cell>
          <table:table-cell office:value-type="string" calcext:value-type="string">
            <text:p>ETİ GÜMÜŞ A.Ş</text:p>
          </table:table-cell>
          <table:table-cell office:value-type="string" calcext:value-type="string">
            <text:p>MERKEZ GÜMÜŞ KÖYÜ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247,30.017088</text:p>
          </table:table-cell>
          <table:table-cell office:value-type="float" office:value="2742463636" calcext:value-type="float">
            <text:p>2742463636</text:p>
          </table:table-cell>
          <table:table-cell office:value-type="float" office:value="2742463657" calcext:value-type="float">
            <text:p>2742463657</text:p>
          </table:table-cell>
          <table:table-cell office:value-type="string" calcext:value-type="string">
            <text:p>www.etigumus.com.tr</text:p>
          </table:table-cell>
          <table:table-cell office:value-type="float" office:value="1980" calcext:value-type="float">
            <text:p>198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DOĞUŞ ÇİNİ EL SANATLARI</text:p>
          </table:table-cell>
          <table:table-cell office:value-type="string" calcext:value-type="string">
            <text:p>DOĞUŞ ÇİNİ EL SANATLARI SAN. TİC.</text:p>
          </table:table-cell>
          <table:table-cell office:value-type="string" calcext:value-type="string">
            <text:p>FATİH SAN. SİT. 34. SOK. NO: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529,29.976349</text:p>
          </table:table-cell>
          <table:table-cell office:value-type="float" office:value="2742230839" calcext:value-type="float">
            <text:p>2742230839</text:p>
          </table:table-cell>
          <table:table-cell office:value-type="float" office:value="2742124737" calcext:value-type="float">
            <text:p>2742124737</text:p>
          </table:table-cell>
          <table:table-cell/>
          <table:table-cell office:value-type="float" office:value="1996" calcext:value-type="float">
            <text:p>199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AKDEMİR TEKSTİL</text:p>
          </table:table-cell>
          <table:table-cell office:value-type="string" calcext:value-type="string">
            <text:p>AKDEMİR TEKSTİL SAN. TİC. LTD. ŞTİ.</text:p>
          </table:table-cell>
          <table:table-cell office:value-type="string" calcext:value-type="string">
            <text:p>O.S.B.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0397,30.116227</text:p>
          </table:table-cell>
          <table:table-cell office:value-type="float" office:value="2742250962" calcext:value-type="float">
            <text:p>2742250962</text:p>
          </table:table-cell>
          <table:table-cell office:value-type="float" office:value="2742167171" calcext:value-type="float">
            <text:p>2742167171</text:p>
          </table:table-cell>
          <table:table-cell office:value-type="string" calcext:value-type="string">
            <text:p>www.akdemirtekstil.com.tr</text:p>
          </table:table-cell>
          <table:table-cell office:value-type="float" office:value="1996" calcext:value-type="float">
            <text:p>199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HERİŞ SERAMİK (VİTRİFİYE FABRİKASI-2) A.Ş.</text:p>
          </table:table-cell>
          <table:table-cell office:value-type="string" calcext:value-type="string">
            <text:p>HERİŞ SERAMİK VE TURİZM SANAYİ (VİTRİFİYE FABRİKASI-2) A.Ş.</text:p>
          </table:table-cell>
          <table:table-cell office:value-type="string" calcext:value-type="string">
            <text:p>ESKİŞEHİR YOLU 5.KM.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79235,30.029558</text:p>
          </table:table-cell>
          <table:table-cell office:value-type="float" office:value="2742250300" calcext:value-type="float">
            <text:p>2742250300</text:p>
          </table:table-cell>
          <table:table-cell office:value-type="float" office:value="2742250316" calcext:value-type="float">
            <text:p>2742250316</text:p>
          </table:table-cell>
          <table:table-cell office:value-type="string" calcext:value-type="string">
            <text:p>www.guralvit.com.tr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ÖZTÜRK KARDEŞLER</text:p>
          </table:table-cell>
          <table:table-cell office:value-type="string" calcext:value-type="string">
            <text:p>ÖZTÜRK KARDEŞLER UN MAM. İMALAT. TİC.</text:p>
          </table:table-cell>
          <table:table-cell office:value-type="string" calcext:value-type="string">
            <text:p>OSMANGAZİ MAH. ÖZTÜRK SK. NO:19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0144,29.964404</text:p>
          </table:table-cell>
          <table:table-cell office:value-type="float" office:value="2742310520" calcext:value-type="float">
            <text:p>2742310520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YILMAZ UN</text:p>
          </table:table-cell>
          <table:table-cell office:value-type="string" calcext:value-type="string">
            <text:p>YILMAZ UN VE UNLU MAM. VE HİZ. İŞL.SAN TİC. PAZ.LTD ŞTİ.</text:p>
          </table:table-cell>
          <table:table-cell office:value-type="string" calcext:value-type="string">
            <text:p>ZAFERTEPE MAH.AKŞ.CAD.NO:28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7536,30.048462</text:p>
          </table:table-cell>
          <table:table-cell office:value-type="float" office:value="2742270705" calcext:value-type="float">
            <text:p>2742270705</text:p>
          </table:table-cell>
          <table:table-cell office:value-type="float" office:value="2742712914" calcext:value-type="float">
            <text:p>2742712914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NG KÜTAHYA SERAMİK</text:p>
          </table:table-cell>
          <table:table-cell office:value-type="string" calcext:value-type="string">
            <text:p>NG KÜTAHYA SERAMİK PORSELEN TURİZM A.Ş.</text:p>
          </table:table-cell>
          <table:table-cell office:value-type="string" calcext:value-type="string">
            <text:p>ATATURK BULVARI CALCA MAH.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77935,30.030826</text:p>
          </table:table-cell>
          <table:table-cell office:value-type="float" office:value="2742251780" calcext:value-type="float">
            <text:p>2742251780</text:p>
          </table:table-cell>
          <table:table-cell office:value-type="float" office:value="2742251789" calcext:value-type="float">
            <text:p>2742251789</text:p>
          </table:table-cell>
          <table:table-cell office:value-type="string" calcext:value-type="string">
            <text:p>www.ngkutahya.com</text:p>
          </table:table-cell>
          <table:table-cell office:value-type="float" office:value="2001" calcext:value-type="float">
            <text:p>200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GÜROK TURİZM (CAM)</text:p>
          </table:table-cell>
          <table:table-cell office:value-type="string" calcext:value-type="string">
            <text:p>GÜROK TURİZM VE MAD.</text:p>
          </table:table-cell>
          <table:table-cell office:value-type="string" calcext:value-type="string">
            <text:p>ATATURK BULV. 5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5174,30.011794</text:p>
          </table:table-cell>
          <table:table-cell office:value-type="float" office:value="2742250660" calcext:value-type="float">
            <text:p>2742250660</text:p>
          </table:table-cell>
          <table:table-cell office:value-type="float" office:value="2742250676" calcext:value-type="float">
            <text:p>2742250676</text:p>
          </table:table-cell>
          <table:table-cell office:value-type="string" calcext:value-type="string">
            <text:p>www.lav.com.tr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ELADON ÇİNİ</text:p>
          </table:table-cell>
          <table:table-cell office:value-type="string" calcext:value-type="string">
            <text:p>SELADON ÇİNİ SERAMİK </text:p>
          </table:table-cell>
          <table:table-cell office:value-type="string" calcext:value-type="string">
            <text:p>ESKİŞEHİR YOLU 5.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5174,30.011794</text:p>
          </table:table-cell>
          <table:table-cell table:number-columns-repeated="2" office:value-type="float" office:value="2742251348" calcext:value-type="float">
            <text:p>2742251348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BESLER SÜT ÜRÜNLERİ</text:p>
          </table:table-cell>
          <table:table-cell office:value-type="string" calcext:value-type="string">
            <text:p>BESLER SÜT ÜRÜNLERİ SAN. TİC. LTD. ŞTİ.</text:p>
          </table:table-cell>
          <table:table-cell office:value-type="string" calcext:value-type="string">
            <text:p>ESKİŞEHİR YOLU 5. 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47925,30.008275</text:p>
          </table:table-cell>
          <table:table-cell table:number-columns-repeated="2" office:value-type="float" office:value="2742250135" calcext:value-type="float">
            <text:p>2742250135</text:p>
          </table:table-cell>
          <table:table-cell office:value-type="string" calcext:value-type="string">
            <text:p>www.cimcikyogurdu.com.tr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MEHMET PINAR PATLAYICI MADDELER </text:p>
          </table:table-cell>
          <table:table-cell office:value-type="string" calcext:value-type="string">
            <text:p>MEHMET PINAR PATLAYICI MADDELER AV MALZ. MAD.İNŞ.TAR.HAY.BAZ SAN. VE TİC LTD VE ŞTİ </text:p>
          </table:table-cell>
          <table:table-cell office:value-type="string" calcext:value-type="string">
            <text:p>FUAT PAŞA MAH.ADNAN MENDERES BULV.Y SELİM APT NO 84/A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5735,29.971856</text:p>
          </table:table-cell>
          <table:table-cell office:value-type="float" office:value="2742234860" calcext:value-type="float">
            <text:p>2742234860</text:p>
          </table:table-cell>
          <table:table-cell office:value-type="float" office:value="2742234870" calcext:value-type="float">
            <text:p>2742234870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KLAS ÇİNİ</text:p>
          </table:table-cell>
          <table:table-cell office:value-type="string" calcext:value-type="string">
            <text:p>KLAS ÇİNİ NİMET VARLI 2</text:p>
          </table:table-cell>
          <table:table-cell office:value-type="string" calcext:value-type="string">
            <text:p>OSMAN GAZİ MAH HEKİM SİNAN ŞAİR ŞEYHİ BULVARI BEKİR S.OLÇAR SAN SİTESİ CBLOK NO:6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6375,29.971494</text:p>
          </table:table-cell>
          <table:table-cell office:value-type="float" office:value="2742313285" calcext:value-type="float">
            <text:p>2742313285</text:p>
          </table:table-cell>
          <table:table-cell office:value-type="float" office:value="2742251121" calcext:value-type="float">
            <text:p>2742251121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KIZIKLIOĞLU</text:p>
          </table:table-cell>
          <table:table-cell office:value-type="string" calcext:value-type="string">
            <text:p>KIZIKLIOĞLU SOĞUTMA </text:p>
          </table:table-cell>
          <table:table-cell office:value-type="string" calcext:value-type="string">
            <text:p>HAMİDİYE MAH BEŞİKKAYA CAD. SOĞUK HAVA DEP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13153,29.978995</text:p>
          </table:table-cell>
          <table:table-cell office:value-type="float" office:value="2742123407" calcext:value-type="float">
            <text:p>2742123407</text:p>
          </table:table-cell>
          <table:table-cell office:value-type="float" office:value="2742249390" calcext:value-type="float">
            <text:p>2742249390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ALTAŞ MADEN</text:p>
          </table:table-cell>
          <table:table-cell office:value-type="string" calcext:value-type="string">
            <text:p>MALTAŞ MADEN KİMYA MAK.NAK.İNŞ.TAAH.AKARYAKIT SAN VE TİC.</text:p>
          </table:table-cell>
          <table:table-cell office:value-type="string" calcext:value-type="string">
            <text:p>OSMANGAZİ MAH. MİMAR SİNAN CAD.NO:7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6044,29.961709</text:p>
          </table:table-cell>
          <table:table-cell office:value-type="float" office:value="2742243845" calcext:value-type="float">
            <text:p>2742243845</text:p>
          </table:table-cell>
          <table:table-cell office:value-type="float" office:value="2742662200" calcext:value-type="float">
            <text:p>2742662200</text:p>
          </table:table-cell>
          <table:table-cell office:value-type="string" calcext:value-type="string">
            <text:p>www.maltasmaden.com.tr</text:p>
          </table:table-cell>
          <table:table-cell office:value-type="float" office:value="2008" calcext:value-type="float">
            <text:p>200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KÜTAHYA SÜT SANAYİ</text:p>
          </table:table-cell>
          <table:table-cell office:value-type="string" calcext:value-type="string">
            <text:p>KÜTAHYA SÜT SANAYİ VE TİC A.Ş</text:p>
          </table:table-cell>
          <table:table-cell office:value-type="string" calcext:value-type="string">
            <text:p>AFYON YOLU 20.KM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274806,30.087601</text:p>
          </table:table-cell>
          <table:table-cell office:value-type="float" office:value="2742248759" calcext:value-type="float">
            <text:p>2742248759</text:p>
          </table:table-cell>
          <table:table-cell office:value-type="float" office:value="2742232487" calcext:value-type="float">
            <text:p>2742232487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ARTUR</text:p>
          </table:table-cell>
          <table:table-cell office:value-type="string" calcext:value-type="string">
            <text:p>MARTUR SÜNGER VE KOLTUK TESİSL ERİ TİCARET VE SANAYİ A.Ş. </text:p>
          </table:table-cell>
          <table:table-cell office:value-type="string" calcext:value-type="string">
            <text:p>1.OSB 9. CAD. NO:2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4683,30.127148</text:p>
          </table:table-cell>
          <table:table-cell office:value-type="float" office:value="2742662545" calcext:value-type="float">
            <text:p>2742662545</text:p>
          </table:table-cell>
          <table:table-cell office:value-type="float" office:value="2742662546" calcext:value-type="float">
            <text:p>2742662546</text:p>
          </table:table-cell>
          <table:table-cell office:value-type="string" calcext:value-type="string">
            <text:p>www.martur.com.tr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VAHDET SUT</text:p>
          </table:table-cell>
          <table:table-cell office:value-type="string" calcext:value-type="string">
            <text:p>VAHDET SÜT TAR. HAY. GIDA SAN. TİC AŞ.</text:p>
          </table:table-cell>
          <table:table-cell office:value-type="string" calcext:value-type="string">
            <text:p>GÜLTEPE MAH.CUMHURİYET CAD.SEYİTÖMER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61759,29.88855</text:p>
          </table:table-cell>
          <table:table-cell office:value-type="float" office:value="2742485577" calcext:value-type="float">
            <text:p>2742485577</text:p>
          </table:table-cell>
          <table:table-cell office:value-type="float" office:value="2746154252" calcext:value-type="float">
            <text:p>2746154252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ŞİRİN ET</text:p>
          </table:table-cell>
          <table:table-cell office:value-type="string" calcext:value-type="string">
            <text:p>ŞİRİN ET VE SUCUK SANAYİ <text:s/>TİC. LTD. ŞTİ.</text:p>
          </table:table-cell>
          <table:table-cell office:value-type="string" calcext:value-type="string">
            <text:p>KAVUNCULAR SK.NO:10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4422,29.490641</text:p>
          </table:table-cell>
          <table:table-cell office:value-type="float" office:value="2746152515" calcext:value-type="float">
            <text:p>2746152515</text:p>
          </table:table-cell>
          <table:table-cell office:value-type="float" office:value="2746152516" calcext:value-type="float">
            <text:p>2746152516</text:p>
          </table:table-cell>
          <table:table-cell office:value-type="string" calcext:value-type="string">
            <text:p>www.sirinet.com.tr</text:p>
          </table:table-cell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KORKMAZLAR</text:p>
          </table:table-cell>
          <table:table-cell office:value-type="string" calcext:value-type="string">
            <text:p>KORKMAZLAR GIDA VE TAŞIMACILIK SAN. VE TİC. A.Ş</text:p>
          </table:table-cell>
          <table:table-cell office:value-type="string" calcext:value-type="string">
            <text:p>BANKALAR CAD. NO:9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0769,29.529382</text:p>
          </table:table-cell>
          <table:table-cell office:value-type="float" office:value="2746141233" calcext:value-type="float">
            <text:p>2746141233</text:p>
          </table:table-cell>
          <table:table-cell office:value-type="float" office:value="2746141818" calcext:value-type="float">
            <text:p>2746141818</text:p>
          </table:table-cell>
          <table:table-cell office:value-type="string" calcext:value-type="string">
            <text:p>www.korkmazleblebi.com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BİZİM LOKANTA</text:p>
          </table:table-cell>
          <table:table-cell office:value-type="string" calcext:value-type="string">
            <text:p>MUSTAFA DUMAN BİZİM LOKANTA</text:p>
          </table:table-cell>
          <table:table-cell office:value-type="string" calcext:value-type="string">
            <text:p>KEMAL ZEYTİNOĞLU CAD. NO:99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5487,29.49051</text:p>
          </table:table-cell>
          <table:table-cell office:value-type="float" office:value="2746143843" calcext:value-type="float">
            <text:p>2746143843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S TARIM ÜRÜNLERİ</text:p>
          </table:table-cell>
          <table:table-cell office:value-type="string" calcext:value-type="string">
            <text:p>AS TARIM ÜRÜNLERİ SANAYİ TİC. LTD. ŞTİ.</text:p>
          </table:table-cell>
          <table:table-cell office:value-type="string" calcext:value-type="string">
            <text:p>TUNÇBİLEK CAD. SAKİNLER APT.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51262,29.475162</text:p>
          </table:table-cell>
          <table:table-cell office:value-type="float" office:value="2746141110" calcext:value-type="float">
            <text:p>2746141110</text:p>
          </table:table-cell>
          <table:table-cell office:value-type="float" office:value="2746144262" calcext:value-type="float">
            <text:p>2746144262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KÜMAŞ TAVŞANLI</text:p>
          </table:table-cell>
          <table:table-cell office:value-type="string" calcext:value-type="string">
            <text:p>KÜMAŞ MANYEZİT SAN. A.Ş</text:p>
          </table:table-cell>
          <table:table-cell office:value-type="string" calcext:value-type="string">
            <text:p>DAĞÇEŞME MAH. YAVUZ SELİM CAD. NO:32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59044,29.46981</text:p>
          </table:table-cell>
          <table:table-cell office:value-type="float" office:value="2742250050" calcext:value-type="float">
            <text:p>2742250050</text:p>
          </table:table-cell>
          <table:table-cell office:value-type="float" office:value="2746141137" calcext:value-type="float">
            <text:p>2746141137</text:p>
          </table:table-cell>
          <table:table-cell office:value-type="string" calcext:value-type="string">
            <text:p>www.kumasref.com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KURTOĞULLARI</text:p>
          </table:table-cell>
          <table:table-cell office:value-type="string" calcext:value-type="string">
            <text:p>KURTOĞULLARI İNŞAAT SAN. TİC. LTD. ŞTİ.</text:p>
          </table:table-cell>
          <table:table-cell office:value-type="string" calcext:value-type="string">
            <text:p>KARAKOVA MAH. KURUÇAY YOLU ÜZERİ 17/A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34134,29.497083</text:p>
          </table:table-cell>
          <table:table-cell office:value-type="float" office:value="2746141483" calcext:value-type="float">
            <text:p>2746141483</text:p>
          </table:table-cell>
          <table:table-cell office:value-type="float" office:value="2746154368" calcext:value-type="float">
            <text:p>2746154368</text:p>
          </table:table-cell>
          <table:table-cell office:value-type="string" calcext:value-type="string">
            <text:p>www.kurtogullari.net</text:p>
          </table:table-cell>
          <table:table-cell office:value-type="float" office:value="1993" calcext:value-type="float">
            <text:p>199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YDIN İNŞAAT</text:p>
          </table:table-cell>
          <table:table-cell office:value-type="string" calcext:value-type="string">
            <text:p>AYDIN İNŞAAT TAAH. TİC. A.Ş</text:p>
          </table:table-cell>
          <table:table-cell office:value-type="string" calcext:value-type="string">
            <text:p>TEPECİK MEVKİİ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24766,29.459231</text:p>
          </table:table-cell>
          <table:table-cell office:value-type="float" office:value="2746532443" calcext:value-type="float">
            <text:p>2746532443</text:p>
          </table:table-cell>
          <table:table-cell office:value-type="float" office:value="3124904060" calcext:value-type="float">
            <text:p>3124904060</text:p>
          </table:table-cell>
          <table:table-cell office:value-type="string" calcext:value-type="string">
            <text:p>www.aydininsaat.com.tr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GÜLEÇ KİMYA</text:p>
          </table:table-cell>
          <table:table-cell office:value-type="string" calcext:value-type="string">
            <text:p>GÜLEÇ KİMYA - TEMİZLİK ÜRÜNLERİ TAŞ. SAN. TİC. LTD. ŞTİ.</text:p>
          </table:table-cell>
          <table:table-cell office:value-type="string" calcext:value-type="string">
            <text:p>ÇIRÇIR ÇEŞME MAH. ÇIRÇIR ÇEŞME CAD. KARAYOLU 2. KM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35317,29.506733</text:p>
          </table:table-cell>
          <table:table-cell office:value-type="float" office:value="2746123080" calcext:value-type="float">
            <text:p>2746123080</text:p>
          </table:table-cell>
          <table:table-cell office:value-type="float" office:value="2746151328" calcext:value-type="float">
            <text:p>2746151328</text:p>
          </table:table-cell>
          <table:table-cell office:value-type="string" calcext:value-type="string">
            <text:p>www.guleckimya.com.tr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AKÇAYDAN SUCUKLARI</text:p>
          </table:table-cell>
          <table:table-cell office:value-type="string" calcext:value-type="string">
            <text:p>ARİF AKÇAYDAN SUCUKLARI </text:p>
          </table:table-cell>
          <table:table-cell office:value-type="string" calcext:value-type="string">
            <text:p>KURUÇAY BELDESİ KOCPINAR MAH. TAVŞANLI CAD. NO.79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05034,29.514978</text:p>
          </table:table-cell>
          <table:table-cell office:value-type="float" office:value="2746492170" calcext:value-type="float">
            <text:p>274649217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ARHAN</text:p>
          </table:table-cell>
          <table:table-cell office:value-type="string" calcext:value-type="string">
            <text:p>TARHAN MADENCİLİK SAN. TİC. A.Ş</text:p>
          </table:table-cell>
          <table:table-cell office:value-type="string" calcext:value-type="string">
            <text:p>KÜTAHYA KARAYOLU 3.KM TARHAN TESİSLERİ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36103,29.51348</text:p>
          </table:table-cell>
          <table:table-cell office:value-type="float" office:value="2741610500" calcext:value-type="float">
            <text:p>2741610500</text:p>
          </table:table-cell>
          <table:table-cell office:value-type="float" office:value="2746160073" calcext:value-type="float">
            <text:p>2746160073</text:p>
          </table:table-cell>
          <table:table-cell office:value-type="string" calcext:value-type="string">
            <text:p>www.tarhanmadencilik.com.tr</text:p>
          </table:table-cell>
          <table:table-cell office:value-type="float" office:value="1985" calcext:value-type="float">
            <text:p>198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string" calcext:value-type="string">
            <text:p>SARAY ÇİNİ</text:p>
          </table:table-cell>
          <table:table-cell office:value-type="string" calcext:value-type="string">
            <text:p>ATATÜRK BULVARI MÜFTÜLÜK SİTESİ NO:12-13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0793,29.986815</text:p>
          </table:table-cell>
          <table:table-cell table:number-columns-repeated="2" office:value-type="float" office:value="2742241216" calcext:value-type="float">
            <text:p>2742241216</text:p>
          </table:table-cell>
          <table:table-cell office:value-type="string" calcext:value-type="string">
            <text:p>www.saraycini.com</text:p>
          </table:table-cell>
          <table:table-cell office:value-type="float" office:value="1989" calcext:value-type="float">
            <text:p>198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OSMANLI FIRINI</text:p>
          </table:table-cell>
          <table:table-cell office:value-type="string" calcext:value-type="string">
            <text:p>MİTHATPAŞA CAD. NO:24/A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225,29.984127</text:p>
          </table:table-cell>
          <table:table-cell table:number-columns-repeated="2" office:value-type="float" office:value="2742160178" calcext:value-type="float">
            <text:p>2742160178</text:p>
          </table:table-cell>
          <table:table-cell/>
          <table:table-cell office:value-type="float" office:value="1998" calcext:value-type="float">
            <text:p>199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BATI EL SANATLARI</text:p>
          </table:table-cell>
          <table:table-cell office:value-type="string" calcext:value-type="string">
            <text:p>BATI ELSANATLARI ÇİNİ SER. MAD. MÜH. REK. SAN. TİC. LTD. ŞTİ.</text:p>
          </table:table-cell>
          <table:table-cell office:value-type="string" calcext:value-type="string">
            <text:p>YILDIRIM BEYAZIT MAH. YILDIRIM SOK. ÖZONUR SİT. B2 BLK. NO:26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445,29.995635</text:p>
          </table:table-cell>
          <table:table-cell office:value-type="float" office:value="2742122777" calcext:value-type="float">
            <text:p>2742122777</text:p>
          </table:table-cell>
          <table:table-cell office:value-type="float" office:value="2742122277" calcext:value-type="float">
            <text:p>2742122277</text:p>
          </table:table-cell>
          <table:table-cell/>
          <table:table-cell office:value-type="float" office:value="2006" calcext:value-type="float">
            <text:p>200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YETİK TİCARET</text:p>
          </table:table-cell>
          <table:table-cell office:value-type="string" calcext:value-type="string">
            <text:p>YETİK TİCARET </text:p>
          </table:table-cell>
          <table:table-cell office:value-type="string" calcext:value-type="string">
            <text:p>MEYDAN MAH. MİTHATPAŞA CAD. 52A/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6094,29.977993</text:p>
          </table:table-cell>
          <table:table-cell office:value-type="float" office:value="2742262676" calcext:value-type="float">
            <text:p>2742262676</text:p>
          </table:table-cell>
          <table:table-cell office:value-type="float" office:value="2742248807" calcext:value-type="float">
            <text:p>2742248807</text:p>
          </table:table-cell>
          <table:table-cell office:value-type="string" calcext:value-type="string">
            <text:p>www.yetiksanat.com</text:p>
          </table:table-cell>
          <table:table-cell office:value-type="float" office:value="2004" calcext:value-type="float">
            <text:p>200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string" calcext:value-type="string">
            <text:p>TADIM PASTANESİ</text:p>
          </table:table-cell>
          <table:table-cell office:value-type="string" calcext:value-type="string">
            <text:p>İSTİKLAL MAH. E.GAZİ CAD. MAVİLER SİT..A/174A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3796,29.965092</text:p>
          </table:table-cell>
          <table:table-cell office:value-type="float" office:value="2742235643" calcext:value-type="float">
            <text:p>2742235643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BEMKA TEKSTİL</text:p>
          </table:table-cell>
          <table:table-cell office:value-type="string" calcext:value-type="string">
            <text:p>BEMKA TEKSTİL TURİZM SAN. TİC. A.Ş</text:p>
          </table:table-cell>
          <table:table-cell office:value-type="string" calcext:value-type="string">
            <text:p>ORGANİZE SANAYİ BMLGESİ 5. CAD. NO:14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0604,30.12429</text:p>
          </table:table-cell>
          <table:table-cell office:value-type="float" office:value="2742662605" calcext:value-type="float">
            <text:p>2742662605</text:p>
          </table:table-cell>
          <table:table-cell office:value-type="float" office:value="2742662608" calcext:value-type="float">
            <text:p>2742662608</text:p>
          </table:table-cell>
          <table:table-cell office:value-type="string" calcext:value-type="string">
            <text:p>www.bemkatekstil.com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FOMPAK</text:p>
          </table:table-cell>
          <table:table-cell office:value-type="string" calcext:value-type="string">
            <text:p>FOMPAK AMBALAJ VE POLİÜRETAN SAN. TİC. A.Ş</text:p>
          </table:table-cell>
          <table:table-cell office:value-type="string" calcext:value-type="string">
            <text:p>ORGANİZE SANAYİ BÖLGESİ 9. CAD. NO:2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8016,30.122899</text:p>
          </table:table-cell>
          <table:table-cell table:number-columns-repeated="2" office:value-type="float" office:value="2742662545" calcext:value-type="float">
            <text:p>2742662545</text:p>
          </table:table-cell>
          <table:table-cell office:value-type="string" calcext:value-type="string">
            <text:p>www.fompak.com.tr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HALİT METAL </text:p>
          </table:table-cell>
          <table:table-cell office:value-type="string" calcext:value-type="string">
            <text:p>HALİT METAL <text:s/>SANAYİ </text:p>
          </table:table-cell>
          <table:table-cell office:value-type="string" calcext:value-type="string">
            <text:p>ORGANİZE SANAYİ BÖLGESİ 5. CAD. NO:5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9045,30.123242</text:p>
          </table:table-cell>
          <table:table-cell office:value-type="float" office:value="2742662612" calcext:value-type="float">
            <text:p>2742662612</text:p>
          </table:table-cell>
          <table:table-cell office:value-type="float" office:value="2742662616" calcext:value-type="float">
            <text:p>2742662616</text:p>
          </table:table-cell>
          <table:table-cell office:value-type="string" calcext:value-type="string">
            <text:p>www.halitmetal.com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ÖZDEMİR ET</text:p>
          </table:table-cell>
          <table:table-cell office:value-type="string" calcext:value-type="string">
            <text:p>MUSTAFA ÖZDEMİR ET VE SÜT ÜRÜNLERİ GIDA <text:s/>HAYVAN.TİC. SAN. LTD. ŞTİ.</text:p>
          </table:table-cell>
          <table:table-cell office:value-type="string" calcext:value-type="string">
            <text:p>ORGANİZE SANAYİ ALAYUNT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8842,30.122274</text:p>
          </table:table-cell>
          <table:table-cell office:value-type="float" office:value="2742230104" calcext:value-type="float">
            <text:p>2742230104</text:p>
          </table:table-cell>
          <table:table-cell office:value-type="float" office:value="2742166108" calcext:value-type="float">
            <text:p>2742166108</text:p>
          </table:table-cell>
          <table:table-cell office:value-type="string" calcext:value-type="string">
            <text:p>www.ozdemiret.com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İDAS </text:p>
          </table:table-cell>
          <table:table-cell office:value-type="string" calcext:value-type="string">
            <text:p>RİDAS <text:s/>İNŞ.TEKS. GIDA HAY. SAN. VE TİC. LTD. ŞTİ.</text:p>
          </table:table-cell>
          <table:table-cell office:value-type="string" calcext:value-type="string">
            <text:p>ORGANİZE SANAYİ BÖLGESİ 5. CAD. NO: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0753,30.122234</text:p>
          </table:table-cell>
          <table:table-cell office:value-type="float" office:value="2742162545" calcext:value-type="float">
            <text:p>2742162545</text:p>
          </table:table-cell>
          <table:table-cell office:value-type="float" office:value="2742161715" calcext:value-type="float">
            <text:p>2742161715</text:p>
          </table:table-cell>
          <table:table-cell office:value-type="string" calcext:value-type="string">
            <text:p>www.ridas.com.tr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string" calcext:value-type="string">
            <text:p>GÜMÜŞPEN</text:p>
          </table:table-cell>
          <table:table-cell office:value-type="string" calcext:value-type="string">
            <text:p>YENBİ SAN. SİT.19. SOK.NO:2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7749,29.972333</text:p>
          </table:table-cell>
          <table:table-cell office:value-type="float" office:value="2742318643" calcext:value-type="float">
            <text:p>2742318643</text:p>
          </table:table-cell>
          <table:table-cell office:value-type="float" office:value="2742318941" calcext:value-type="float">
            <text:p>2742318941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EMELLER MADENCİLİK </text:p>
          </table:table-cell>
          <table:table-cell office:value-type="string" calcext:value-type="string">
            <text:p>TEMELLER MADENCİLİK <text:s/>İNŞ. LTD. ŞTİ.</text:p>
          </table:table-cell>
          <table:table-cell office:value-type="string" calcext:value-type="string">
            <text:p>FATİH SANAYİ SİT. 34. SOK. NO:30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5033,29.976699</text:p>
          </table:table-cell>
          <table:table-cell office:value-type="float" office:value="2742122052" calcext:value-type="float">
            <text:p>2742122052</text:p>
          </table:table-cell>
          <table:table-cell office:value-type="float" office:value="2742262984" calcext:value-type="float">
            <text:p>2742262984</text:p>
          </table:table-cell>
          <table:table-cell office:value-type="string" calcext:value-type="string">
            <text:p>www.temellerinsaat.com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AMS AKYOL MAKİNE</text:p>
          </table:table-cell>
          <table:table-cell office:value-type="string" calcext:value-type="string">
            <text:p>AMS AKYOL MAKİNA MADEN İNŞAAT NAKLİYAT SANAYİ VE TİCARET LİMİTED ŞİRKETİ</text:p>
          </table:table-cell>
          <table:table-cell office:value-type="string" calcext:value-type="string">
            <text:p>FUATPAŞA MAHALLESİ FATİH SANAYİ SİTESİ 35. SOKAK NO :13/1 MERKEZ / KÜTAHYA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5804,29.976592</text:p>
          </table:table-cell>
          <table:table-cell office:value-type="float" office:value="2742319489" calcext:value-type="float">
            <text:p>2742319489</text:p>
          </table:table-cell>
          <table:table-cell office:value-type="float" office:value="2742319488" calcext:value-type="float">
            <text:p>2742319488</text:p>
          </table:table-cell>
          <table:table-cell office:value-type="string" calcext:value-type="string">
            <text:p>www.akyolmakina.com.tr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ÇAKIR AHŞAP VE PVC</text:p>
          </table:table-cell>
          <table:table-cell office:value-type="string" calcext:value-type="string">
            <text:p>H.HÜSEYİN ÇAKIR AHŞAP VE PVC</text:p>
          </table:table-cell>
          <table:table-cell office:value-type="string" calcext:value-type="string">
            <text:p>YENİ SANAYİ SİTESİ 1.SOK. NO:1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7036,29.970959</text:p>
          </table:table-cell>
          <table:table-cell office:value-type="float" office:value="2742318852" calcext:value-type="float">
            <text:p>2742318852</text:p>
          </table:table-cell>
          <table:table-cell office:value-type="float" office:value="2742312852" calcext:value-type="float">
            <text:p>2742312852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string" calcext:value-type="string">
            <text:p>CEYHAN ARAÇ ÜSTÜ EKİPMANLARI</text:p>
          </table:table-cell>
          <table:table-cell office:value-type="string" calcext:value-type="string">
            <text:p>YENİ SAN. SİT.18. SOK.NO:19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7558,29.973813</text:p>
          </table:table-cell>
          <table:table-cell office:value-type="float" office:value="2742319599" calcext:value-type="float">
            <text:p>2742319599</text:p>
          </table:table-cell>
          <table:table-cell office:value-type="float" office:value="2742314336" calcext:value-type="float">
            <text:p>2742314336</text:p>
          </table:table-cell>
          <table:table-cell office:value-type="string" calcext:value-type="string">
            <text:p>www.ceyhanhidrolik.com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FETTAH ÇİNİ</text:p>
          </table:table-cell>
          <table:table-cell office:value-type="string" calcext:value-type="string">
            <text:p>FETTAH ÇİNİ GIDA TEKSTİL TURİZM SAN. TİC. LTD. ŞTİ.</text:p>
          </table:table-cell>
          <table:table-cell office:value-type="string" calcext:value-type="string">
            <text:p>ORGANİZE SANAYİ BÖLGESİ 4. CAD. NO.10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7221,30.120873</text:p>
          </table:table-cell>
          <table:table-cell office:value-type="float" office:value="2742662202" calcext:value-type="float">
            <text:p>2742662202</text:p>
          </table:table-cell>
          <table:table-cell office:value-type="float" office:value="2742662636" calcext:value-type="float">
            <text:p>2742662636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ARAN TEKSTİL</text:p>
          </table:table-cell>
          <table:table-cell office:value-type="string" calcext:value-type="string">
            <text:p>SARAN TEKSTİL LTD. ŞTİ.</text:p>
          </table:table-cell>
          <table:table-cell office:value-type="string" calcext:value-type="string">
            <text:p>ORGANİZE SANAYİ BÖLGESİ 3.CAD. NO:19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6574,30.122654</text:p>
          </table:table-cell>
          <table:table-cell office:value-type="float" office:value="2742662484" calcext:value-type="float">
            <text:p>2742662484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PALANDOKEN EKMEK</text:p>
          </table:table-cell>
          <table:table-cell office:value-type="string" calcext:value-type="string">
            <text:p>PALANDÖKEN EKMEK VE UNLU MAMÜLLERİ</text:p>
          </table:table-cell>
          <table:table-cell office:value-type="string" calcext:value-type="string">
            <text:p>YENİ DOĞAN MAH. ŞEHİT ŞİNASİ DOĞU SOK. NO:4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0447,30.014975</text:p>
          </table:table-cell>
          <table:table-cell office:value-type="float" office:value="2742710971" calcext:value-type="float">
            <text:p>2742710971</text:p>
          </table:table-cell>
          <table:table-cell/>
          <table:table-cell office:value-type="string" calcext:value-type="string">
            <text:p>www.palandokenekmek.com</text:p>
          </table:table-cell>
          <table:table-cell office:value-type="float" office:value="2002" calcext:value-type="float">
            <text:p>200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İSTANBUL MADEN</text:p>
          </table:table-cell>
          <table:table-cell office:value-type="string" calcext:value-type="string">
            <text:p>İSTAMBUL MADEN <text:s/>VE KİMYASAL ÜRN. TURZM. SAN. TİC. LTD. ŞTİ.</text:p>
          </table:table-cell>
          <table:table-cell office:value-type="string" calcext:value-type="string">
            <text:p>ORGANİZE SANAYİ BÖLGESİ 3.CAD. NO:5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7038,30.120283</text:p>
          </table:table-cell>
          <table:table-cell office:value-type="float" office:value="2742662520" calcext:value-type="float">
            <text:p>2742662520</text:p>
          </table:table-cell>
          <table:table-cell office:value-type="float" office:value="2742662519" calcext:value-type="float">
            <text:p>2742662519</text:p>
          </table:table-cell>
          <table:table-cell office:value-type="string" calcext:value-type="string">
            <text:p>www.istanbulmaden.com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KÜTAHYA KİMYA TARIM </text:p>
          </table:table-cell>
          <table:table-cell office:value-type="string" calcext:value-type="string">
            <text:p>KÜTAHYA KİMYA TARIM TARIM MAD. VE NAK. SAN. TİC. LTD. ŞTİ.</text:p>
          </table:table-cell>
          <table:table-cell office:value-type="string" calcext:value-type="string">
            <text:p>ORGANİZE SANAYİ BÖLGESİ 3. CAD. NO:7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64,30.119543</text:p>
          </table:table-cell>
          <table:table-cell office:value-type="float" office:value="2742662228" calcext:value-type="float">
            <text:p>2742662228</text:p>
          </table:table-cell>
          <table:table-cell office:value-type="float" office:value="2742662261" calcext:value-type="float">
            <text:p>2742662261</text:p>
          </table:table-cell>
          <table:table-cell office:value-type="string" calcext:value-type="string">
            <text:p>www.kutahyakimya.com.tr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string" calcext:value-type="string">
            <text:p>EÜAŞ KAYAKÖY HES İŞL. ŞEFLİĞİ</text:p>
          </table:table-cell>
          <table:table-cell office:value-type="string" calcext:value-type="string">
            <text:p>YEŞİLÇAY KÖYÜ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9.133972,29.279154</text:p>
          </table:table-cell>
          <table:table-cell table:number-columns-repeated="2" office:value-type="float" office:value="2744585410" calcext:value-type="float">
            <text:p>2744585410</text:p>
          </table:table-cell>
          <table:table-cell office:value-type="string" calcext:value-type="string">
            <text:p>www.euas.gov.tr</text:p>
          </table:table-cell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ETSAN METAL</text:p>
          </table:table-cell>
          <table:table-cell office:value-type="string" calcext:value-type="string">
            <text:p>METSAN METAL TİC VE SAN </text:p>
          </table:table-cell>
          <table:table-cell office:value-type="string" calcext:value-type="string">
            <text:p>CEBRAİL KÖYÜ YOLU ÜZERİ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9.054918,29.603041</text:p>
          </table:table-cell>
          <table:table-cell office:value-type="float" office:value="2744128013" calcext:value-type="float">
            <text:p>2744128013</text:p>
          </table:table-cell>
          <table:table-cell office:value-type="float" office:value="2744128014" calcext:value-type="float">
            <text:p>2744128014</text:p>
          </table:table-cell>
          <table:table-cell/>
          <table:table-cell office:value-type="float" office:value="1983" calcext:value-type="float">
            <text:p>198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GÖKKIRSAN GÖKLER KİREÇ</text:p>
          </table:table-cell>
          <table:table-cell office:value-type="string" calcext:value-type="string">
            <text:p>GÖKKIRSAN GÖKLER KİREÇ SAN. VE TİC.</text:p>
          </table:table-cell>
          <table:table-cell office:value-type="string" calcext:value-type="string">
            <text:p>ÖZYURT MAH. ŞENGÖZ APT. ALTI NO:13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92338,29.394476</text:p>
          </table:table-cell>
          <table:table-cell table:number-columns-repeated="2" office:value-type="float" office:value="2744124193" calcext:value-type="float">
            <text:p>2744124193</text:p>
          </table:table-cell>
          <table:table-cell/>
          <table:table-cell office:value-type="float" office:value="1987" calcext:value-type="float">
            <text:p>198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GÜNEŞLER NAK.</text:p>
          </table:table-cell>
          <table:table-cell office:value-type="string" calcext:value-type="string">
            <text:p>GÜNEŞLER NAK. TEKS. MOB. HAY. GIDA SAN. VE TİC.</text:p>
          </table:table-cell>
          <table:table-cell office:value-type="string" calcext:value-type="string">
            <text:p>ÖZYURT MAH. PAZARYERİ KARŞISI BİRLİK APT. KAT:1 NO:3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89511,29.395926</text:p>
          </table:table-cell>
          <table:table-cell table:number-columns-repeated="2" office:value-type="float" office:value="2744126322" calcext:value-type="float">
            <text:p>2744126322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YUSUF UNLU MAMÜLLERİ </text:p>
          </table:table-cell>
          <table:table-cell office:value-type="string" calcext:value-type="string">
            <text:p>YUSUF KARACA YUSUF UNLU MAMÜLLERİ </text:p>
          </table:table-cell>
          <table:table-cell office:value-type="string" calcext:value-type="string">
            <text:p>ULUOYMAK MAH. 2. SOK. NO:1/B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87061,29.394929</text:p>
          </table:table-cell>
          <table:table-cell office:value-type="float" office:value="2744124836" calcext:value-type="float">
            <text:p>2744124836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GEDİZ GENÇ METAL</text:p>
          </table:table-cell>
          <table:table-cell office:value-type="string" calcext:value-type="string">
            <text:p>GEDİZ GENÇ METAL SAN. VE TİC. LTD. ŞTİ.</text:p>
          </table:table-cell>
          <table:table-cell office:value-type="string" calcext:value-type="string">
            <text:p>ALTINTAŞ KARAYOLU 5. KM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72139,29.406129</text:p>
          </table:table-cell>
          <table:table-cell office:value-type="float" office:value="2744264090" calcext:value-type="float">
            <text:p>2744264090</text:p>
          </table:table-cell>
          <table:table-cell office:value-type="float" office:value="2744123082" calcext:value-type="float">
            <text:p>2744123082</text:p>
          </table:table-cell>
          <table:table-cell/>
          <table:table-cell office:value-type="float" office:value="2002" calcext:value-type="float">
            <text:p>200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GEDİZ AMBALAJ</text:p>
          </table:table-cell>
          <table:table-cell office:value-type="string" calcext:value-type="string">
            <text:p>GEDİZ AMBALAJ SAN. VE TİC.</text:p>
          </table:table-cell>
          <table:table-cell office:value-type="string" calcext:value-type="string">
            <text:p>KÜTAHYA KARAYOLU 3. KM HACIBABA MEVKİİ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9.012231,29.410869</text:p>
          </table:table-cell>
          <table:table-cell office:value-type="float" office:value="2744127788" calcext:value-type="float">
            <text:p>2744127788</text:p>
          </table:table-cell>
          <table:table-cell office:value-type="float" office:value="2744127732" calcext:value-type="float">
            <text:p>2744127732</text:p>
          </table:table-cell>
          <table:table-cell office:value-type="string" calcext:value-type="string">
            <text:p>www.gedizambalaj.com</text:p>
          </table:table-cell>
          <table:table-cell office:value-type="float" office:value="1982" calcext:value-type="float">
            <text:p>198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GÜNER SÜT VE SÜT ÜRÜNLERİ</text:p>
          </table:table-cell>
          <table:table-cell office:value-type="string" calcext:value-type="string">
            <text:p>GÜNER SÜT VE SÜT ÜRÜNLERİ GIDA SAN. VE TİC. LTD. ŞTİ.</text:p>
          </table:table-cell>
          <table:table-cell office:value-type="string" calcext:value-type="string">
            <text:p>CAMİKEBİR MAH. AFYON CAD. ESKİ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9.033486,29.417984</text:p>
          </table:table-cell>
          <table:table-cell table:number-columns-repeated="2" office:value-type="float" office:value="2744230457" calcext:value-type="float">
            <text:p>274423045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GEDİZ BETON</text:p>
          </table:table-cell>
          <table:table-cell office:value-type="string" calcext:value-type="string">
            <text:p>GEDİZ BETON İNŞ. SAĞLIK MAD. SAN. VE TİC. A.Ş</text:p>
          </table:table-cell>
          <table:table-cell office:value-type="string" calcext:value-type="string">
            <text:p>GEDİZ UŞAK KARAYOLU 6.KM BONCUK TAŞI MEVKİİ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54353,29.332914</text:p>
          </table:table-cell>
          <table:table-cell office:value-type="float" office:value="2744127833" calcext:value-type="float">
            <text:p>2744127833</text:p>
          </table:table-cell>
          <table:table-cell office:value-type="float" office:value="2744122054" calcext:value-type="float">
            <text:p>2744122054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GEDİZ BETON</text:p>
          </table:table-cell>
          <table:table-cell office:value-type="string" calcext:value-type="string">
            <text:p>GEDİZ BETON İNŞ. SAĞLIK MAD. SAN. VE TİC. A.Ş</text:p>
          </table:table-cell>
          <table:table-cell office:value-type="string" calcext:value-type="string">
            <text:p>BELEDİYE 61 DÜKKANLAR NO:35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54353,29.332914</text:p>
          </table:table-cell>
          <table:table-cell office:value-type="float" office:value="2744127833" calcext:value-type="float">
            <text:p>2744127833</text:p>
          </table:table-cell>
          <table:table-cell office:value-type="float" office:value="2744127843" calcext:value-type="float">
            <text:p>2744127843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MUTLU AKÜ MALZEMELERİ</text:p>
          </table:table-cell>
          <table:table-cell office:value-type="string" calcext:value-type="string">
            <text:p>MUTLU AKÜ MALZEMELERİ SAN. A.Ş</text:p>
          </table:table-cell>
          <table:table-cell office:value-type="string" calcext:value-type="string">
            <text:p>UŞA YOLU 5. KM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71455,29.385889</text:p>
          </table:table-cell>
          <table:table-cell office:value-type="float" office:value="2744575020" calcext:value-type="float">
            <text:p>2744575020</text:p>
          </table:table-cell>
          <table:table-cell office:value-type="float" office:value="2744575055" calcext:value-type="float">
            <text:p>2744575055</text:p>
          </table:table-cell>
          <table:table-cell/>
          <table:table-cell office:value-type="float" office:value="1970" calcext:value-type="float">
            <text:p>19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string" calcext:value-type="string">
            <text:p>BARIŞ MADENCİLİK</text:p>
          </table:table-cell>
          <table:table-cell office:value-type="string" calcext:value-type="string">
            <text:p>GÖKLER KASABASI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9.011164,29.543714</text:p>
          </table:table-cell>
          <table:table-cell office:value-type="float" office:value="2744281181" calcext:value-type="float">
            <text:p>2744281181</text:p>
          </table:table-cell>
          <table:table-cell office:value-type="float" office:value="2744687738" calcext:value-type="float">
            <text:p>2744687738</text:p>
          </table:table-cell>
          <table:table-cell/>
          <table:table-cell office:value-type="float" office:value="1993" calcext:value-type="float">
            <text:p>199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İNTER-T TEKSTİL</text:p>
          </table:table-cell>
          <table:table-cell office:value-type="string" calcext:value-type="string">
            <text:p>INTER-T TEKSTİL SAN. VE DIŞ TİC. LTD. ŞTİ.</text:p>
          </table:table-cell>
          <table:table-cell office:value-type="string" calcext:value-type="string">
            <text:p>CAMİKEBİR MAH. AFYON CAD. NO:45 ESKİ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9.034586,29.417115</text:p>
          </table:table-cell>
          <table:table-cell office:value-type="float" office:value="2744231167" calcext:value-type="float">
            <text:p>2744231167</text:p>
          </table:table-cell>
          <table:table-cell office:value-type="float" office:value="2744231189" calcext:value-type="float">
            <text:p>2744231189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KICIROĞLU MADENCİLİK</text:p>
          </table:table-cell>
          <table:table-cell office:value-type="string" calcext:value-type="string">
            <text:p>KICIROĞLU MADENCİLİK HÜSEYİN CAHİT KICIROĞLU</text:p>
          </table:table-cell>
          <table:table-cell office:value-type="string" calcext:value-type="string">
            <text:p>ABDALCIK DERESİ SAZKÖY BEBECİK MEVKİİ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9.000443,29.398145</text:p>
          </table:table-cell>
          <table:table-cell office:value-type="float" office:value="2744281245" calcext:value-type="float">
            <text:p>2744281245</text:p>
          </table:table-cell>
          <table:table-cell office:value-type="float" office:value="2744281401" calcext:value-type="float">
            <text:p>2744281401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TUTAKOĞULLARI TUHAFİYE</text:p>
          </table:table-cell>
          <table:table-cell office:value-type="string" calcext:value-type="string">
            <text:p>TUTAKOĞULLARI TUHAFİYE VE PAZ. SAN. LTD. ŞTİ.</text:p>
          </table:table-cell>
          <table:table-cell office:value-type="string" calcext:value-type="string">
            <text:p>O.S.B. 103. CAD. NO:2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754,29.387332</text:p>
          </table:table-cell>
          <table:table-cell office:value-type="float" office:value="2744127145" calcext:value-type="float">
            <text:p>2744127145</text:p>
          </table:table-cell>
          <table:table-cell office:value-type="float" office:value="2744575303" calcext:value-type="float">
            <text:p>2744575303</text:p>
          </table:table-cell>
          <table:table-cell office:value-type="string" calcext:value-type="string">
            <text:p>www.tutakogullari.com</text:p>
          </table:table-cell>
          <table:table-cell office:value-type="float" office:value="2011" calcext:value-type="float">
            <text:p>201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AŞKIN TARIM</text:p>
          </table:table-cell>
          <table:table-cell office:value-type="string" calcext:value-type="string">
            <text:p>TAŞKIN TARIM TAR. HAY. TUR. NAK. İNŞ. MAD. SAN. VE TİC. LTD. ŞTİ.</text:p>
          </table:table-cell>
          <table:table-cell office:value-type="string" calcext:value-type="string">
            <text:p>ILICA KAPLICALARI 1. KM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35269,29.266407</text:p>
          </table:table-cell>
          <table:table-cell table:number-columns-repeated="2" office:value-type="float" office:value="2744122141" calcext:value-type="float">
            <text:p>2744122141</text:p>
          </table:table-cell>
          <table:table-cell office:value-type="string" calcext:value-type="string">
            <text:p>www.taskintarim.com</text:p>
          </table:table-cell>
          <table:table-cell office:value-type="float" office:value="2006" calcext:value-type="float">
            <text:p>200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DEMİRTAŞ MAKİNA</text:p>
          </table:table-cell>
          <table:table-cell office:value-type="string" calcext:value-type="string">
            <text:p>DEMİRTAŞ MAKİNA MAD. SAN. VE TİC. LTD. ŞTİ.</text:p>
          </table:table-cell>
          <table:table-cell office:value-type="string" calcext:value-type="string">
            <text:p>ÖZYURT MAH. 203. SOK. NO:2/A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89269,29.393381</text:p>
          </table:table-cell>
          <table:table-cell office:value-type="float" office:value="2744123407" calcext:value-type="float">
            <text:p>2744123407</text:p>
          </table:table-cell>
          <table:table-cell office:value-type="float" office:value="2744230488" calcext:value-type="float">
            <text:p>2744230488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PROVENT TERMOMEKANİK </text:p>
          </table:table-cell>
          <table:table-cell office:value-type="string" calcext:value-type="string">
            <text:p>PROVENT TERMOMEKANİK MÜH.SAN VE TİC </text:p>
          </table:table-cell>
          <table:table-cell office:value-type="string" calcext:value-type="string">
            <text:p>TAVŞANLI OSB 6.CADDE NO:5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387357,30.121659</text:p>
          </table:table-cell>
          <table:table-cell office:value-type="float" office:value="2742901517" calcext:value-type="float">
            <text:p>2742901517</text:p>
          </table:table-cell>
          <table:table-cell office:value-type="float" office:value="2742901518" calcext:value-type="float">
            <text:p>2742901518</text:p>
          </table:table-cell>
          <table:table-cell office:value-type="string" calcext:value-type="string">
            <text:p>www.provent.gen.tr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ETİK YAPI</text:p>
          </table:table-cell>
          <table:table-cell office:value-type="string" calcext:value-type="string">
            <text:p>TETİK YAPI MALZEMELERİ MADENCİLİK İNŞAAT</text:p>
          </table:table-cell>
          <table:table-cell office:value-type="string" calcext:value-type="string">
            <text:p>FATİH SANAYİ SİTESİ ŞAİR ŞEYHİ CADDESİ NO:4 KÜTAHYA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4573,29.973638</text:p>
          </table:table-cell>
          <table:table-cell office:value-type="float" office:value="2742319786" calcext:value-type="float">
            <text:p>2742319786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BİEL YAPI MALZEMELERİ</text:p>
          </table:table-cell>
          <table:table-cell office:value-type="string" calcext:value-type="string">
            <text:p>BİEL YAPI MALZEMELERİ İNŞAAT TEKSTİL SAN VE TİC</text:p>
          </table:table-cell>
          <table:table-cell office:value-type="string" calcext:value-type="string">
            <text:p>FUATPAŞA MAH. LALEGÜL SOK DÖŞEMECİLER SİTESİ B BLOK NO 4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0711,29.971384</text:p>
          </table:table-cell>
          <table:table-cell office:value-type="float" office:value="2742318394" calcext:value-type="float">
            <text:p>2742318394</text:p>
          </table:table-cell>
          <table:table-cell office:value-type="float" office:value="2742318694" calcext:value-type="float">
            <text:p>2742318694</text:p>
          </table:table-cell>
          <table:table-cell office:value-type="string" calcext:value-type="string">
            <text:p>www.bielbanyo.com</text:p>
          </table:table-cell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EMET HAZIR BETON</text:p>
          </table:table-cell>
          <table:table-cell office:value-type="string" calcext:value-type="string">
            <text:p>EMET HİSARCIK KARAYOLU 3.KM</text:p>
          </table:table-cell>
          <table:table-cell office:value-type="string" calcext:value-type="string">
            <text:p>EMET</text:p>
          </table:table-cell>
          <table:table-cell office:value-type="string" calcext:value-type="string">
            <text:p>39.326928,29.241474</text:p>
          </table:table-cell>
          <table:table-cell office:value-type="float" office:value="2744613310" calcext:value-type="float">
            <text:p>2744613310</text:p>
          </table:table-cell>
          <table:table-cell office:value-type="float" office:value="2744613320" calcext:value-type="float">
            <text:p>2744613320</text:p>
          </table:table-cell>
          <table:table-cell office:value-type="string" calcext:value-type="string">
            <text:p>www.emetbeton.com.tr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ÇELİK YEMEK</text:p>
          </table:table-cell>
          <table:table-cell office:value-type="string" calcext:value-type="string">
            <text:p>ÇELİK YEMEK HAMDULLAH ÇELİK</text:p>
          </table:table-cell>
          <table:table-cell office:value-type="string" calcext:value-type="string">
            <text:p>ATATÜRK MAH. SELENDİ CAD. NO:19A</text:p>
          </table:table-cell>
          <table:table-cell office:value-type="string" calcext:value-type="string">
            <text:p>PAZARLAR</text:p>
          </table:table-cell>
          <table:table-cell office:value-type="string" calcext:value-type="string">
            <text:p>38.994611,29.123061</text:p>
          </table:table-cell>
          <table:table-cell office:value-type="float" office:value="2745712188" calcext:value-type="float">
            <text:p>2745712188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MER-NAK-SAN</text:p>
          </table:table-cell>
          <table:table-cell office:value-type="string" calcext:value-type="string">
            <text:p>MER-NAK-SAN MERMER NAKLİYE SANAYİ</text:p>
          </table:table-cell>
          <table:table-cell office:value-type="string" calcext:value-type="string">
            <text:p>KÜTAHYA KARAYOLU 4.KM TAVŞANLI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0591,29.546886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ÖZ-TEKİN KAREŞLER</text:p>
          </table:table-cell>
          <table:table-cell office:value-type="string" calcext:value-type="string">
            <text:p>ÖZ-TEKİN KARDEŞLER LEBLEBİ GIDA SAN LTD.ŞTİ</text:p>
          </table:table-cell>
          <table:table-cell office:value-type="string" calcext:value-type="string">
            <text:p>ULUCAMİ MH KANAL CADDESİ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4395,29.491579</text:p>
          </table:table-cell>
          <table:table-cell office:value-type="float" office:value="2746267072" calcext:value-type="float">
            <text:p>2746267072</text:p>
          </table:table-cell>
          <table:table-cell office:value-type="float" office:value="2746267172" calcext:value-type="float">
            <text:p>2746267172</text:p>
          </table:table-cell>
          <table:table-cell/>
          <table:table-cell office:value-type="float" office:value="1998" calcext:value-type="float">
            <text:p>199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BAŞMAKSAN</text:p>
          </table:table-cell>
          <table:table-cell office:value-type="string" calcext:value-type="string">
            <text:p>BAŞMAKSAN MAK.İML.İNŞ SAN VE TİC LTD ŞTİ.</text:p>
          </table:table-cell>
          <table:table-cell office:value-type="string" calcext:value-type="string">
            <text:p>YENİ MAH. SELÇUKLU 2. GEÇİDİ NO :38 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3674,29.496167</text:p>
          </table:table-cell>
          <table:table-cell office:value-type="float" office:value="2746143253" calcext:value-type="float">
            <text:p>2746143253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ARI TİCARET</text:p>
          </table:table-cell>
          <table:table-cell office:value-type="string" calcext:value-type="string">
            <text:p>SARI TİCARET MEHMET SARI</text:p>
          </table:table-cell>
          <table:table-cell office:value-type="string" calcext:value-type="string">
            <text:p>VEFA MAH.GIDACILAR SİTEİ 1. BLOK NO:10/3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1412,30.002943</text:p>
          </table:table-cell>
          <table:table-cell office:value-type="float" office:value="2742252343" calcext:value-type="float">
            <text:p>2742252343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UN YEMEK</text:p>
          </table:table-cell>
          <table:table-cell office:value-type="string" calcext:value-type="string">
            <text:p>SUN YEMEK TEMİZLİK GIDA</text:p>
          </table:table-cell>
          <table:table-cell office:value-type="string" calcext:value-type="string">
            <text:p>1.OSB 5.CAD NO :4 KÜTAHYA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9193,30.123718</text:p>
          </table:table-cell>
          <table:table-cell office:value-type="float" office:value="2742662217" calcext:value-type="float">
            <text:p>2742662217</text:p>
          </table:table-cell>
          <table:table-cell/>
          <table:table-cell office:value-type="string" calcext:value-type="string">
            <text:p>www.sunyemek.com.tr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BAHTİYAR MACİT</text:p>
          </table:table-cell>
          <table:table-cell office:value-type="string" calcext:value-type="string">
            <text:p>BAHTİYAR MACİT MADENCİLİK</text:p>
          </table:table-cell>
          <table:table-cell office:value-type="string" calcext:value-type="string">
            <text:p>GÖKLER BELDESİ ABDALCIK DERSEİ MEVKİİ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9.008913,29.559231</text:p>
          </table:table-cell>
          <table:table-cell office:value-type="float" office:value="2744281444" calcext:value-type="float">
            <text:p>274428144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İÇAŞ GIDA TARIM</text:p>
          </table:table-cell>
          <table:table-cell office:value-type="string" calcext:value-type="string">
            <text:p>İÇAŞ GIDA TARIM SAN VE TİC A.Ş.</text:p>
          </table:table-cell>
          <table:table-cell office:value-type="string" calcext:value-type="string">
            <text:p>BÖLÜCEK MAH KÜME EVLER NO 290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41032,29.941601</text:p>
          </table:table-cell>
          <table:table-cell office:value-type="float" office:value="2742317978" calcext:value-type="float">
            <text:p>2742317978</text:p>
          </table:table-cell>
          <table:table-cell office:value-type="float" office:value="2742317989" calcext:value-type="float">
            <text:p>2742317989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FERROMAD MADEN MERMER</text:p>
          </table:table-cell>
          <table:table-cell office:value-type="string" calcext:value-type="string">
            <text:p>FERROMAD MADEN MERMER SAN VE TİC LTD ŞTİ</text:p>
          </table:table-cell>
          <table:table-cell office:value-type="string" calcext:value-type="string">
            <text:p>KARAAĞIL KÖYÜ KOCAKIR MEVKİ HİSARCIK</text:p>
          </table:table-cell>
          <table:table-cell office:value-type="string" calcext:value-type="string">
            <text:p>HİSARCIK</text:p>
          </table:table-cell>
          <table:table-cell office:value-type="string" calcext:value-type="string">
            <text:p>39.226103,29.125528</text:p>
          </table:table-cell>
          <table:table-cell office:value-type="float" office:value="3123549977" calcext:value-type="float">
            <text:p>3123549977</text:p>
          </table:table-cell>
          <table:table-cell office:value-type="float" office:value="3123855611" calcext:value-type="float">
            <text:p>3123855611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MODİLYA COLLECTION</text:p>
          </table:table-cell>
          <table:table-cell office:value-type="string" calcext:value-type="string">
            <text:p>MODİLYA COLLECTİON SÜLEYMANOĞLU AHŞAP ÜRÜNLERİ SAN. A.Ş</text:p>
          </table:table-cell>
          <table:table-cell office:value-type="string" calcext:value-type="string">
            <text:p>1.ORGANİZE SANAYİ BÖLGESİ 1.CAD NO15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86429,30.119343</text:p>
          </table:table-cell>
          <table:table-cell office:value-type="float" office:value="2742662223" calcext:value-type="float">
            <text:p>2742662223</text:p>
          </table:table-cell>
          <table:table-cell office:value-type="float" office:value="2742662253" calcext:value-type="float">
            <text:p>2742662253</text:p>
          </table:table-cell>
          <table:table-cell office:value-type="string" calcext:value-type="string">
            <text:p>www.modilya.com.tr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string" calcext:value-type="string">
            <text:p>NURULLAH KOYUNCU</text:p>
          </table:table-cell>
          <table:table-cell office:value-type="string" calcext:value-type="string">
            <text:p>YENİ MAHALLE ATATÜRK CAD. NO139 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8302,28.984766</text:p>
          </table:table-cell>
          <table:table-cell office:value-type="float" office:value="2745138000" calcext:value-type="float">
            <text:p>2745138000</text:p>
          </table:table-cell>
          <table:table-cell office:value-type="float" office:value="2745132465" calcext:value-type="float">
            <text:p>2745132465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LSANCAK HAZIR BETON</text:p>
          </table:table-cell>
          <table:table-cell office:value-type="string" calcext:value-type="string">
            <text:p>ALSANCAK HAZIR BETON MÜHENDİSLİK İNŞAAT TAAHHÜT SANAYİ VE TİCARET-GEDİZ ŞUBESİ</text:p>
          </table:table-cell>
          <table:table-cell office:value-type="string" calcext:value-type="string">
            <text:p>CAMİKEBİR MAHALLESİ AFYON CADDESİ NO:120 ESKİGEDİZ / GEDİZ / KÜTAHYA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9.041099,29.412932</text:p>
          </table:table-cell>
          <table:table-cell office:value-type="float" office:value="2744230269" calcext:value-type="float">
            <text:p>2744230269</text:p>
          </table:table-cell>
          <table:table-cell office:value-type="float" office:value="2744230279" calcext:value-type="float">
            <text:p>2744230279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DURAN ALSANCAK</text:p>
          </table:table-cell>
          <table:table-cell office:value-type="string" calcext:value-type="string">
            <text:p>DURAN ALSANCAK - ALSANCAK HAZIR BETON VE MAMÜLLERİ VE TAŞ OCAĞI GEDİZ ŞUBESİ</text:p>
          </table:table-cell>
          <table:table-cell office:value-type="string" calcext:value-type="string">
            <text:p>YEŞİLOVA KÖYÜ MEVKİİ GEDİZ / KÜTAHYA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9.116293,29.37757</text:p>
          </table:table-cell>
          <table:table-cell office:value-type="float" office:value="2744230269" calcext:value-type="float">
            <text:p>2744230269</text:p>
          </table:table-cell>
          <table:table-cell office:value-type="float" office:value="2744230279" calcext:value-type="float">
            <text:p>2744230279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ÖZ ALTINOVA GERİ DÖNÜŞÜM</text:p>
          </table:table-cell>
          <table:table-cell office:value-type="string" calcext:value-type="string">
            <text:p>ÖZ ALTINOVA GERİ DÖNÜŞÜM - YAŞAR NİĞDELİOĞLU</text:p>
          </table:table-cell>
          <table:table-cell office:value-type="string" calcext:value-type="string">
            <text:p>FUATPAŞA MAHALLESİ YENİ SANAYİ SİTESİ 13. SOKAK NO :34 MERKEZ 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1329,29.975365</text:p>
          </table:table-cell>
          <table:table-cell office:value-type="float" office:value="2743330250" calcext:value-type="float">
            <text:p>2743330250</text:p>
          </table:table-cell>
          <table:table-cell office:value-type="float" office:value="2743330251" calcext:value-type="float">
            <text:p>2743330251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EROĞUL LEBLEBİ</text:p>
          </table:table-cell>
          <table:table-cell office:value-type="string" calcext:value-type="string">
            <text:p>MUHSİN EROĞUL EROĞUL LEBLEBİ VE KURUYEMİŞ</text:p>
          </table:table-cell>
          <table:table-cell office:value-type="string" calcext:value-type="string">
            <text:p>ÇUKURKÖY MH. MENDERES CD. NO:46-3 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41903,29.513097</text:p>
          </table:table-cell>
          <table:table-cell office:value-type="float" office:value="2746161212" calcext:value-type="float">
            <text:p>2746161212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string" calcext:value-type="string">
            <text:p>SİMAV HAYVANCILIK ZİRAAT</text:p>
          </table:table-cell>
          <table:table-cell office:value-type="string" calcext:value-type="string">
            <text:p>ESENEVLER MH. ATATÜRK CD. NO:42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5196,28.99601</text:p>
          </table:table-cell>
          <table:table-cell office:value-type="float" office:value="2745136774" calcext:value-type="float">
            <text:p>2745136774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ENA SARRAFİYE</text:p>
          </table:table-cell>
          <table:table-cell office:value-type="string" calcext:value-type="string">
            <text:p>SENA SARRAFİYE GIDA YEM SAN. TİC. LTD. ŞTİ.</text:p>
          </table:table-cell>
          <table:table-cell office:value-type="string" calcext:value-type="string">
            <text:p>ESATLAR KÖYÜ NO:6 ÖRENCİK BUCAĞ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332455,29.605236</text:p>
          </table:table-cell>
          <table:table-cell office:value-type="float" office:value="2744715010" calcext:value-type="float">
            <text:p>2744715010</text:p>
          </table:table-cell>
          <table:table-cell office:value-type="float" office:value="2746143215" calcext:value-type="float">
            <text:p>2746143215</text:p>
          </table:table-cell>
          <table:table-cell/>
          <table:table-cell office:value-type="float" office:value="2001" calcext:value-type="float">
            <text:p>200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>KÜTAHYA PORSELEN SANAYİ A. Ş.</text:p>
          </table:table-cell>
          <table:table-cell office:value-type="string" calcext:value-type="string">
            <text:p>ORGANİZE SANAYİ BÖLGESİ MAHALLESİ 6 CADDE NO :3/ 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332455,29.605236</text:p>
          </table:table-cell>
          <table:table-cell office:value-type="float" office:value="2742662512" calcext:value-type="float">
            <text:p>2742662512</text:p>
          </table:table-cell>
          <table:table-cell office:value-type="float" office:value="2742251213" calcext:value-type="float">
            <text:p>2742251213</text:p>
          </table:table-cell>
          <table:table-cell office:value-type="string" calcext:value-type="string">
            <text:p>www.ngkutahya.com</text:p>
          </table:table-cell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YN TEKSTİL İNŞAAT </text:p>
          </table:table-cell>
          <table:table-cell office:value-type="string" calcext:value-type="string">
            <text:p>SYN TEKSTİL İNŞAAT TURIZM SAN VE TİCARET</text:p>
          </table:table-cell>
          <table:table-cell office:value-type="string" calcext:value-type="string">
            <text:p>YAYLA MAHALLESİ FABRİKA CADDE NO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9.070554,29.389436</text:p>
          </table:table-cell>
          <table:table-cell table:number-columns-repeated="2" office:value-type="float" office:value="2744387367" calcext:value-type="float">
            <text:p>2744387367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ERÇEBAYLAR ÇİNİ</text:p>
          </table:table-cell>
          <table:table-cell office:value-type="string" calcext:value-type="string">
            <text:p>SERÇEBAYLAR ÇİNİ SERAMİK SAN.VE TİC.LTD.ŞTİ.</text:p>
          </table:table-cell>
          <table:table-cell office:value-type="string" calcext:value-type="string">
            <text:p>İSTİKLAL MAH. CENNET ÇEŞMESİ SOK. NO: 23 / 1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22629,29.965805</text:p>
          </table:table-cell>
          <table:table-cell office:value-type="float" office:value="2742244829" calcext:value-type="float">
            <text:p>2742244829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ŞAK MADENİ YAĞ </text:p>
          </table:table-cell>
          <table:table-cell office:value-type="string" calcext:value-type="string">
            <text:p>ŞAK MADENİ YAĞ İMALATI NAKLİYAT TURİZM SAN. VE TİC.</text:p>
          </table:table-cell>
          <table:table-cell office:value-type="string" calcext:value-type="string">
            <text:p>HASANTEPE MAH. TIRAZ YOLU 1.KM NO:12 </text:p>
          </table:table-cell>
          <table:table-cell office:value-type="string" calcext:value-type="string">
            <text:p>DOMANİÇ</text:p>
          </table:table-cell>
          <table:table-cell office:value-type="string" calcext:value-type="string">
            <text:p>39.80233,29.614361</text:p>
          </table:table-cell>
          <table:table-cell office:value-type="float" office:value="2746613347" calcext:value-type="float">
            <text:p>2746613347</text:p>
          </table:table-cell>
          <table:table-cell office:value-type="float" office:value="2746613321" calcext:value-type="float">
            <text:p>2746613321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BS KİMYA SANAYİ VE TİCARET </text:p>
          </table:table-cell>
          <table:table-cell office:value-type="string" calcext:value-type="string">
            <text:p>SBS KİMYA SANAYİ VE TİCARET LİMİTED ŞİRKETİ KÜTAHYA ŞUBESİ</text:p>
          </table:table-cell>
          <table:table-cell office:value-type="string" calcext:value-type="string">
            <text:p>ÇOBANKÖY OSB MAHALLESİ, TAVŞANLI OSB 5. CADDE NO:11/1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524452,29.683964</text:p>
          </table:table-cell>
          <table:table-cell office:value-type="float" office:value="2163309200" calcext:value-type="float">
            <text:p>2163309200</text:p>
          </table:table-cell>
          <table:table-cell office:value-type="float" office:value="2163309181" calcext:value-type="float">
            <text:p>2163309181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GEDİZ ÖZGE SÜT</text:p>
          </table:table-cell>
          <table:table-cell office:value-type="string" calcext:value-type="string">
            <text:p>GEDİZ ÖZGE SÜT VE SÜT ÜRÜNLERİ SOĞUK HAVA İŞLETMES SAN.TİC.LTD.ŞTİ</text:p>
          </table:table-cell>
          <table:table-cell office:value-type="string" calcext:value-type="string">
            <text:p>UMURBEY MAHALLESİ SANAYİ SİTESİ UŞAK YOLU ÜZERİ GEDİZ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8.973106,29.386775</text:p>
          </table:table-cell>
          <table:table-cell office:value-type="float" office:value="2744126065" calcext:value-type="float">
            <text:p>2744126065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KÜPELİLER </text:p>
          </table:table-cell>
          <table:table-cell office:value-type="string" calcext:value-type="string">
            <text:p>KÜPELİLER OTOM.AMB.İNŞ.MALZ.TİC.A.Ş.</text:p>
          </table:table-cell>
          <table:table-cell office:value-type="string" calcext:value-type="string">
            <text:p>ESENEVLER MH. SANAYİ ALANI SİMAV KÜTAHYA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8802,28.990613</text:p>
          </table:table-cell>
          <table:table-cell office:value-type="float" office:value="2222171717" calcext:value-type="float">
            <text:p>2222171717</text:p>
          </table:table-cell>
          <table:table-cell office:value-type="float" office:value="2222173380" calcext:value-type="float">
            <text:p>2222173380</text:p>
          </table:table-cell>
          <table:table-cell office:value-type="string" calcext:value-type="string">
            <text:p>www.kupeliler.com.tr</text:p>
          </table:table-cell>
          <table:table-cell office:value-type="float" office:value="1993" calcext:value-type="float">
            <text:p>199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ATLAS TOMRUK</text:p>
          </table:table-cell>
          <table:table-cell office:value-type="string" calcext:value-type="string">
            <text:p>ATLAS TOMRUK KONTRAPLAK AĞAÇ ÜRÜNLERİ SAN.TİC.A.Ş.</text:p>
          </table:table-cell>
          <table:table-cell office:value-type="string" calcext:value-type="string">
            <text:p>ESENEVLER MH.KÜME EVLER(ATATÜRK CD.)NO.:42-SİMAV/KÜTAHYA</text:p>
          </table:table-cell>
          <table:table-cell office:value-type="string" calcext:value-type="string">
            <text:p>SİMAV</text:p>
          </table:table-cell>
          <table:table-cell office:value-type="string" calcext:value-type="string">
            <text:p>39.088802,28.990613</text:p>
          </table:table-cell>
          <table:table-cell table:number-columns-repeated="2" office:value-type="float" office:value="2745139610" calcext:value-type="float">
            <text:p>2745139610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OYLU İPLİK SAN.VE TİC.A.Ş.</text:p>
          </table:table-cell>
          <table:table-cell office:value-type="string" calcext:value-type="string">
            <text:p>SOYLU İPLİK SAN VE TİC A.Ş.</text:p>
          </table:table-cell>
          <table:table-cell office:value-type="string" calcext:value-type="string">
            <text:p>GEDİZ-ALTINTAŞ KARAYOLU 5.KM.-GEDİZ/KÜTAHYA</text:p>
          </table:table-cell>
          <table:table-cell office:value-type="string" calcext:value-type="string">
            <text:p>GEDİZ</text:p>
          </table:table-cell>
          <table:table-cell office:value-type="string" calcext:value-type="string">
            <text:p>39.043753,29.429111</text:p>
          </table:table-cell>
          <table:table-cell office:value-type="float" office:value="2744228180" calcext:value-type="float">
            <text:p>2744228180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VMG ÖRENGÜL MAKİNA</text:p>
          </table:table-cell>
          <table:table-cell office:value-type="string" calcext:value-type="string">
            <text:p>ÖRENGÜL MAKİNA İNŞAAT MADENCİLİK SANAYİ TİCARET LİMİTED ŞİRKETİ</text:p>
          </table:table-cell>
          <table:table-cell office:value-type="string" calcext:value-type="string">
            <text:p>2. ORGANİZE SANAYİ BÖLGESİ MERKEZ KÜTAHYA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65487,30.009842</text:p>
          </table:table-cell>
          <table:table-cell office:value-type="float" office:value="2742251888" calcext:value-type="float">
            <text:p>2742251888</text:p>
          </table:table-cell>
          <table:table-cell office:value-type="float" office:value="2742251878" calcext:value-type="float">
            <text:p>2742251878</text:p>
          </table:table-cell>
          <table:table-cell office:value-type="string" calcext:value-type="string">
            <text:p>www.vmg.com.tr </text:p>
          </table:table-cell>
          <table:table-cell office:value-type="float" office:value="2006" calcext:value-type="float">
            <text:p>200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string" calcext:value-type="string">
            <text:p>TUANA EL SANATLARI</text:p>
          </table:table-cell>
          <table:table-cell office:value-type="string" calcext:value-type="string">
            <text:p>OSMANGAZİ MAHALLESİ SITKI OLÇAR ÇİNİCİLER SİTESİ B BLOK NO 10 KÜTAHYA/ MERKEZ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34768,29.958966</text:p>
          </table:table-cell>
          <table:table-cell office:value-type="float" office:value="2742318763" calcext:value-type="float">
            <text:p>274231876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RMAĞAN TORNA</text:p>
          </table:table-cell>
          <table:table-cell office:value-type="string" calcext:value-type="string">
            <text:p>ARMAĞAN TORNA MAKİNE VE YEDEK PARÇA İMALAT MADENCİLİK İNŞAAT TAŞIMACILIK SANAYİ VE TİCARET</text:p>
          </table:table-cell>
          <table:table-cell office:value-type="string" calcext:value-type="string">
            <text:p>YENİ SANAYİ MAHALLESİ KURUÇAY GEÇİDİ CADDE NO :16 TAVŞANLI / KÜTAHYA</text:p>
          </table:table-cell>
          <table:table-cell office:value-type="string" calcext:value-type="string">
            <text:p>TAVŞANLI</text:p>
          </table:table-cell>
          <table:table-cell office:value-type="string" calcext:value-type="string">
            <text:p>39.434768,29.958966</text:p>
          </table:table-cell>
          <table:table-cell office:value-type="float" office:value="2746145886" calcext:value-type="float">
            <text:p>2746145886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 office:value-type="string" calcext:value-type="string">
            <text:p>BEYAZGÜL ET LOKANTASI</text:p>
          </table:table-cell>
          <table:table-cell office:value-type="string" calcext:value-type="string">
            <text:p>HİSAR MAHALLESİ ERTUĞRUL GAZİ CD NO:13 </text:p>
          </table:table-cell>
          <table:table-cell office:value-type="string" calcext:value-type="string">
            <text:p>DOMANİÇ</text:p>
          </table:table-cell>
          <table:table-cell office:value-type="string" calcext:value-type="string">
            <text:p>39.800809,29.612269</text:p>
          </table:table-cell>
          <table:table-cell office:value-type="float" office:value="5368805470" calcext:value-type="float">
            <text:p>5368805470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TOPBAŞ ÇAVDARHİSAR TARIM LTD ŞTİ</text:p>
          </table:table-cell>
          <table:table-cell office:value-type="string" calcext:value-type="string">
            <text:p>KÜTAHYA YOLU 1. KM</text:p>
          </table:table-cell>
          <table:table-cell office:value-type="string" calcext:value-type="string">
            <text:p>ÇAVDARHİSAR</text:p>
          </table:table-cell>
          <table:table-cell office:value-type="string" calcext:value-type="string">
            <text:p>39.205518,29.636307</text:p>
          </table:table-cell>
          <table:table-cell office:value-type="float" office:value="2743652168" calcext:value-type="float">
            <text:p>2743652168</text:p>
          </table:table-cell>
          <table:table-cell office:value-type="float" office:value="2743512304" calcext:value-type="float">
            <text:p>2743512304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string" calcext:value-type="string">
            <text:p>NG KÜTAHYA SERAMİK PORSELEN TURİZM A.Ş</text:p>
          </table:table-cell>
          <table:table-cell office:value-type="string" calcext:value-type="string">
            <text:p>ATATÜRK BULVARI ÇALCA MAH</text:p>
          </table:table-cell>
          <table:table-cell office:value-type="string" calcext:value-type="string">
            <text:p>MERKEZ</text:p>
          </table:table-cell>
          <table:table-cell office:value-type="string" calcext:value-type="string">
            <text:p>39.468502,30.00967</text:p>
          </table:table-cell>
          <table:table-cell office:value-type="float" office:value="2742251200" calcext:value-type="float">
            <text:p>2742251200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NİMET VARLI KLAS ÇİNİ 1</text:p>
          </table:table-cell>
          <table:table-cell office:value-type="string" calcext:value-type="string">
            <text:p>NİMET VARLI KLAS ÇİNİ VE SERAMİK TURİZM İTHALAT İHRACAT SANAYİ VE TİCARET LİMİTED ŞİRKETİ</text:p>
          </table:table-cell>
          <table:table-cell office:value-type="string" calcext:value-type="string">
            <text:p>OSMANGAZİ MAH. HEKİM SİNAN ŞAİR ŞEYHİ BULVARI BEKİR SITKI OLÇAR SANAYİ SİTESİ MEHMED ÜSTÜNKAYA SOKAK B- BLOK APT. NO: 3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13285" calcext:value-type="float">
            <text:p>2742313285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NİMET VARLI KLAS ÇİNİ 2</text:p>
          </table:table-cell>
          <table:table-cell office:value-type="string" calcext:value-type="string">
            <text:p>NİMET VARLI KLAS ÇİNİ VE SERAMİK TURİZM İTHALAT İHRACAT SANAYİ VE TİCARET LİMİTED ŞİRKETİ</text:p>
          </table:table-cell>
          <table:table-cell office:value-type="string" calcext:value-type="string">
            <text:p>OSMANGAZİ MAHALLESİ HEKİMSİNAN ŞAİR ŞEYHİ BULVARI BEKİR SITKI OLÇAR SANAYİ SİTESİ HAFIZ MEHMED EFENDİ SOKAK B BLOK NO:4 MERKEZ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13285" calcext:value-type="float">
            <text:p>274231328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EDİP AMBALAJ</text:p>
          </table:table-cell>
          <table:table-cell office:value-type="string" calcext:value-type="string">
            <text:p>EDİP AMBALAJ MEMET S. NALBANTOĞULLARI</text:p>
          </table:table-cell>
          <table:table-cell office:value-type="string" calcext:value-type="string">
            <text:p>TAVŞANLI OSB 2.CADDE NO:13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2745020004" calcext:value-type="float">
            <text:p>2745020004</text:p>
          </table:table-cell>
          <table:table-cell office:value-type="float" office:value="2745020007" calcext:value-type="float">
            <text:p>2745020007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BOLİŞ PLASTİK</text:p>
          </table:table-cell>
          <table:table-cell office:value-type="string" calcext:value-type="string">
            <text:p>BOLİŞ PLASTİK KİMYA SAN VE LTD ŞTİ</text:p>
          </table:table-cell>
          <table:table-cell office:value-type="string" calcext:value-type="string">
            <text:p>1.OSB MERKEZ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662663" calcext:value-type="float">
            <text:p>274266266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PANOSAN</text:p>
          </table:table-cell>
          <table:table-cell office:value-type="string" calcext:value-type="string">
            <text:p>İSMAİL HAKKI AVŞARLIOĞLU PANOSAN</text:p>
          </table:table-cell>
          <table:table-cell office:value-type="string" calcext:value-type="string">
            <text:p>FUATPAŞA MAHALLESİ SAKIP SABANCI CADDENO :10 /1 KÜTAHYA</text:p>
          </table:table-cell>
          <table:table-cell office:value-type="string" calcext:value-type="string">
            <text:p>MERKEZ</text:p>
          </table:table-cell>
          <table:table-cell/>
          <table:table-cell table:number-columns-repeated="2" office:value-type="float" office:value="2742318813" calcext:value-type="float">
            <text:p>2742318813</text:p>
          </table:table-cell>
          <table:table-cell office:value-type="string" calcext:value-type="string">
            <text:p>www.kutahyapanosan.com</text:p>
          </table:table-cell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string" calcext:value-type="string">
            <text:p>PAZARLAR ŞAHSİ SÜT MAMÜLLERİ VE GIDA HAYVANCILIK NAKLİYAT SANAYİ VE TİCARET LİMİTED ŞİRKETİ</text:p>
          </table:table-cell>
          <table:table-cell office:value-type="string" calcext:value-type="string">
            <text:p>TURGUT ÖZAL MAHALLESİ SİMAV CADDENO :17 / PAZARLAR / KÜTAHYA</text:p>
          </table:table-cell>
          <table:table-cell office:value-type="string" calcext:value-type="string">
            <text:p>PAZARLAR</text:p>
          </table:table-cell>
          <table:table-cell/>
          <table:table-cell table:number-columns-repeated="2" office:value-type="float" office:value="2745712298" calcext:value-type="float">
            <text:p>2745712298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NG KÜTAHYA SERAMİK PORSELEN TURİZM A.Ş. NG KÜTAHYA SERAMİK ŞUBESİ</text:p>
          </table:table-cell>
          <table:table-cell office:value-type="string" calcext:value-type="string">
            <text:p>ÇALCA MAHALLESİ ESKİŞEHİR YOLU 8.KM MERKEZ/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51200" calcext:value-type="float">
            <text:p>2742251200</text:p>
          </table:table-cell>
          <table:table-cell office:value-type="float" office:value="2742251213" calcext:value-type="float">
            <text:p>2742251213</text:p>
          </table:table-cell>
          <table:table-cell office:value-type="string" calcext:value-type="string">
            <text:p>www.ngkutahyaseramik.com.tr</text:p>
          </table:table-cell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ÖZ DOĞANAY İNŞAAT MADENCİLİK TURİZM GIDA TARIM VE HAYVANCILIK SANAYİ TİCARET LİMİTED ŞİRKETİ</text:p>
          </table:table-cell>
          <table:table-cell office:value-type="string" calcext:value-type="string">
            <text:p>ORGANİZE SANAYİ BÖLGESİ MAHALLESİ 1 CADDENO :24 /1 MERKEZ / KÜTAHYA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662297" calcext:value-type="float">
            <text:p>2742662297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string" calcext:value-type="string">
            <text:p>AK KURUYEMİŞ</text:p>
          </table:table-cell>
          <table:table-cell office:value-type="string" calcext:value-type="string">
            <text:p>100. YIL MAH. KÜTAHYA AFYON KARAYOLU SOK. AK KURUYEMİŞ APT. NO: 24 -1 / 1 MERKEZ / KÜTAHYA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5322652368" calcext:value-type="float">
            <text:p>5322652368</text:p>
          </table:table-cell>
          <table:table-cell office:value-type="float" office:value="2742167255" calcext:value-type="float">
            <text:p>2742167255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 office:value-type="string" calcext:value-type="string">
            <text:p>GÖVECÇİ SÜLEYMAN-ATİLA UĞURTAY</text:p>
          </table:table-cell>
          <table:table-cell office:value-type="string" calcext:value-type="string">
            <text:p>BALIKLI MH. SAATKULE SK. NO:60 MERKEZ/KÜTAHYA</text:p>
          </table:table-cell>
          <table:table-cell office:value-type="string" calcext:value-type="string">
            <text:p>MERKEZ</text:p>
          </table:table-cell>
          <table:table-cell/>
          <table:table-cell table:number-columns-repeated="2" office:value-type="float" office:value="2742167959" calcext:value-type="float">
            <text:p>2742167959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 office:value-type="string" calcext:value-type="string">
            <text:p>BAHADIR MELTEM EKMEKLERİ</text:p>
          </table:table-cell>
          <table:table-cell office:value-type="string" calcext:value-type="string">
            <text:p>KÖPRÜBAŞI MH. TUNÇ SK. NO:1 TUNÇBİLEK KASABASI TAVŞANLI/KÜTAHYA 1398158046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5373563088" calcext:value-type="float">
            <text:p>5373563088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AŞKAN SERAMİK ZÜCCACİYE İNŞAAT TEKSTİL ÜRÜNLERİ SANAYİ VE TİCARET LİMİTED ŞİRKETİ KÜTAHYA ŞUBESİ</text:p>
          </table:table-cell>
          <table:table-cell office:value-type="string" calcext:value-type="string">
            <text:p>ORGANİZE SANAYİ BÖLGESİ MAHALLESİ 4 CADDENO :12 / MERKEZ / KÜTAHYA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62421" calcext:value-type="float">
            <text:p>2742262421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string" calcext:value-type="string">
            <text:p>ALTIN MOBİLYA</text:p>
          </table:table-cell>
          <table:table-cell office:value-type="string" calcext:value-type="string">
            <text:p>FUATPAŞA MAHALLESİ 34 SOKAKNO :27 /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62898" calcext:value-type="float">
            <text:p>2742262898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>ÇINAR MOBİLYA</text:p>
          </table:table-cell>
          <table:table-cell office:value-type="string" calcext:value-type="string">
            <text:p>82 YIL. MAHALLESİ SANAYİ SİTESİ KUMEEVLER, NO:16 / H HİSARCIK/KÜTAHYA</text:p>
          </table:table-cell>
          <table:table-cell office:value-type="string" calcext:value-type="string">
            <text:p>HİSARCIK</text:p>
          </table:table-cell>
          <table:table-cell/>
          <table:table-cell office:value-type="float" office:value="2744813874" calcext:value-type="float">
            <text:p>274481387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ATLI MOBİLYA</text:p>
          </table:table-cell>
          <table:table-cell office:value-type="string" calcext:value-type="string">
            <text:p>YEŞİLHİSAR MAHALLESİ ATATÜRK BULVARNO :34 / HİSARCIK / KÜTAHYA</text:p>
          </table:table-cell>
          <table:table-cell office:value-type="string" calcext:value-type="string">
            <text:p>HİSARCIK</text:p>
          </table:table-cell>
          <table:table-cell/>
          <table:table-cell table:number-columns-repeated="2" office:value-type="float" office:value="2744813220" calcext:value-type="float">
            <text:p>2744813220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string" calcext:value-type="string">
            <text:p>TEVFİK ÇOBAN</text:p>
          </table:table-cell>
          <table:table-cell office:value-type="string" calcext:value-type="string">
            <text:p>ÇIRÇIRÇEŞME MH. ÇEVREYOLU CAD. NO:88 TAVŞANLI/KÜTAHYA</text:p>
          </table:table-cell>
          <table:table-cell office:value-type="string" calcext:value-type="string">
            <text:p>TAVŞANLI</text:p>
          </table:table-cell>
          <table:table-cell/>
          <table:table-cell table:number-columns-repeated="2" office:value-type="float" office:value="2746143567" calcext:value-type="float">
            <text:p>2746143567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ÖZEL SAFA EĞİTİM ÖĞRETİM MAT.TUR.YEMEK VE YURT HİZMETLERİ</text:p>
          </table:table-cell>
          <table:table-cell office:value-type="string" calcext:value-type="string">
            <text:p>DAĞÇEŞME MAHALLESİ MUHSİN YAZICIOĞLU CADDENO :7 /0 TAVŞANLI / KÜTAHYA</text:p>
          </table:table-cell>
          <table:table-cell office:value-type="string" calcext:value-type="string">
            <text:p>TAVŞANLI</text:p>
          </table:table-cell>
          <table:table-cell/>
          <table:table-cell table:number-columns-repeated="2" office:value-type="float" office:value="2746148973" calcext:value-type="float">
            <text:p>2746148973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string" calcext:value-type="string">
            <text:p>GÜRSU KAZAN AHMET EMREZ</text:p>
          </table:table-cell>
          <table:table-cell office:value-type="string" calcext:value-type="string">
            <text:p>YENİ SANAYİ SİTESİ 9.SOKAK NO:10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19236" calcext:value-type="float">
            <text:p>2742319236</text:p>
          </table:table-cell>
          <table:table-cell office:value-type="float" office:value="2742320594" calcext:value-type="float">
            <text:p>2742320594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AKSOY DOĞRAMA MOBİLYA</text:p>
          </table:table-cell>
          <table:table-cell office:value-type="string" calcext:value-type="string">
            <text:p>82.YIL MAHALLESİ SANAYİ SİTESİ KÜME EVLERNO :17 /R HİSARCIK / KÜTAHYA </text:p>
          </table:table-cell>
          <table:table-cell office:value-type="string" calcext:value-type="string">
            <text:p>HİSARCIK</text:p>
          </table:table-cell>
          <table:table-cell/>
          <table:table-cell table:number-columns-repeated="2" office:value-type="float" office:value="2744814392" calcext:value-type="float">
            <text:p>2744814392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>VAROL MOBİLYA</text:p>
          </table:table-cell>
          <table:table-cell office:value-type="string" calcext:value-type="string">
            <text:p>82.YIL MAHALLESİ SANAYİ SİTESİ KÜME EVLERNO :18 /C HİSARCIK / KÜTAHYA</text:p>
          </table:table-cell>
          <table:table-cell office:value-type="string" calcext:value-type="string">
            <text:p>HİSARCIK</text:p>
          </table:table-cell>
          <table:table-cell/>
          <table:table-cell table:number-columns-repeated="2" office:value-type="float" office:value="2744813679" calcext:value-type="float">
            <text:p>2744813679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string" calcext:value-type="string">
            <text:p>HALİL BİLGE</text:p>
          </table:table-cell>
          <table:table-cell office:value-type="string" calcext:value-type="string">
            <text:p>KÖYÜN KENDİSİ MAHALLESİ &amp; KÖY SOKAĞI NO :132 /B HİSARCIK / KÜTAHYA</text:p>
          </table:table-cell>
          <table:table-cell office:value-type="string" calcext:value-type="string">
            <text:p>HİSARCIK</text:p>
          </table:table-cell>
          <table:table-cell/>
          <table:table-cell office:value-type="float" office:value="2744585211" calcext:value-type="float">
            <text:p>2744585211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 office:value-type="string" calcext:value-type="string">
            <text:p>YAY-SAN YAYLI YATAK SAN. VE TİC. A.Ş. TAVŞANLI ŞUBESİ</text:p>
          </table:table-cell>
          <table:table-cell office:value-type="string" calcext:value-type="string">
            <text:p>TAVŞANLI ORGANİZE SANAYİ BÖLGESİ 5.CAD NO:15 TAVŞANLI-KÜTAHYA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2742901594" calcext:value-type="float">
            <text:p>2742901594</text:p>
          </table:table-cell>
          <table:table-cell office:value-type="float" office:value="2124229535" calcext:value-type="float">
            <text:p>2124229535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PARK TEKNİK ELEKTRİK MADENCİLİK TURİZM SANAYİ VE TİCARET A.Ş. TUNÇBİLEK İŞLETMESİ</text:p>
          </table:table-cell>
          <table:table-cell office:value-type="string" calcext:value-type="string">
            <text:p>GLİ TUNÇBİLEK İŞLETMESİ 6 NO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2746382273" calcext:value-type="float">
            <text:p>2746382273</text:p>
          </table:table-cell>
          <table:table-cell office:value-type="float" office:value="2746382277" calcext:value-type="float">
            <text:p>2746382277</text:p>
          </table:table-cell>
          <table:table-cell office:value-type="string" calcext:value-type="string">
            <text:p>www.cinergroup.com.tr</text:p>
          </table:table-cell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 office:value-type="string" calcext:value-type="string">
            <text:p>GÜVEN PVC DOĞRAMA</text:p>
          </table:table-cell>
          <table:table-cell office:value-type="string" calcext:value-type="string">
            <text:p>FUATPAŞA MAHALLESİ 47. SOKAKNO :/ KÜTAHYA <text:s/>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19497" calcext:value-type="float">
            <text:p>2742319497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 office:value-type="string" calcext:value-type="string">
            <text:p>BERİL AMBALAJ GIDA TURİZM İNŞAAT SANAYİ VE TİCARET LTD.ŞTİ.</text:p>
          </table:table-cell>
          <table:table-cell office:value-type="string" calcext:value-type="string">
            <text:p>FUATPAŞA MAHALLESİ 32 SOKAKNO :48 / MERKEZ / KÜTAHYA</text:p>
          </table:table-cell>
          <table:table-cell office:value-type="string" calcext:value-type="string">
            <text:p>MERKEZ</text:p>
          </table:table-cell>
          <table:table-cell/>
          <table:table-cell table:number-columns-repeated="2" office:value-type="float" office:value="2742300030" calcext:value-type="float">
            <text:p>2742300030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 office:value-type="string" calcext:value-type="string">
            <text:p>HİSARCIK ÖZEN YEMEK SANAYİ YURT. HİZ. TEM. TURİZM TAŞ. SANAYİ VE TİC. LTD. ŞTİ.</text:p>
          </table:table-cell>
          <table:table-cell office:value-type="string" calcext:value-type="string">
            <text:p>KARŞIYAKA MAHALLESİ ETİBOR CADDENO :1/1 HİSARCIK / KÜTAHYA </text:p>
          </table:table-cell>
          <table:table-cell office:value-type="string" calcext:value-type="string">
            <text:p>HİSARCIK</text:p>
          </table:table-cell>
          <table:table-cell/>
          <table:table-cell office:value-type="float" office:value="2744813285" calcext:value-type="float">
            <text:p>2744813285</text:p>
          </table:table-cell>
          <table:table-cell office:value-type="float" office:value="2744814299" calcext:value-type="float">
            <text:p>2744814299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string" calcext:value-type="string">
            <text:p>İKİ-A ÇİNİ VE SERAMİK</text:p>
          </table:table-cell>
          <table:table-cell office:value-type="string" calcext:value-type="string">
            <text:p>FUATPAŞA MAHALLESİ 32 SOKAKNO :20 /A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10762" calcext:value-type="float">
            <text:p>2742310762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 office:value-type="string" calcext:value-type="string">
            <text:p>ERİŞ KERESTE FABRİKASI</text:p>
          </table:table-cell>
          <table:table-cell office:value-type="string" calcext:value-type="string">
            <text:p>KEKLİKTEPE MAHALLESİ KEKLİKTEPE CADDENO :1 / SİMAV / KÜTAHYA</text:p>
          </table:table-cell>
          <table:table-cell office:value-type="string" calcext:value-type="string">
            <text:p>SİMAV</text:p>
          </table:table-cell>
          <table:table-cell/>
          <table:table-cell office:value-type="float" office:value="2745131067" calcext:value-type="float">
            <text:p>2745131067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 office:value-type="string" calcext:value-type="string">
            <text:p>ÇAKIRLAR KERESTE</text:p>
          </table:table-cell>
          <table:table-cell office:value-type="string" calcext:value-type="string">
            <text:p>YENİDOĞAN MAHALLESİ SÜLEYMAN DEMİREL BULVARNO :155 / HİSARCIK / KÜTAHYA </text:p>
          </table:table-cell>
          <table:table-cell office:value-type="string" calcext:value-type="string">
            <text:p>HİSARCIK</text:p>
          </table:table-cell>
          <table:table-cell/>
          <table:table-cell office:value-type="float" office:value="5435655953" calcext:value-type="float">
            <text:p>543565595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 office:value-type="string" calcext:value-type="string">
            <text:p>ŞENOL SEKİZLİ</text:p>
          </table:table-cell>
          <table:table-cell office:value-type="string" calcext:value-type="string">
            <text:p>FUATPAŞA MAHALLESİ 24 SOKAKNO :8 / MERKEZ / KÜTAHYA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5425220259" calcext:value-type="float">
            <text:p>5425220259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string" calcext:value-type="string">
            <text:p>SEKİZLİLER KERESTE</text:p>
          </table:table-cell>
          <table:table-cell office:value-type="string" calcext:value-type="string">
            <text:p>FUAT PAŞA MAH. Y.SAN. KERESTECİLER SİT. 9 SK. NO:31 KÜTAHYA <text:s/>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19394" calcext:value-type="float">
            <text:p>2742319394</text:p>
          </table:table-cell>
          <table:table-cell office:value-type="float" office:value="2742318500" calcext:value-type="float">
            <text:p>2742318500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 office:value-type="string" calcext:value-type="string">
            <text:p>PINAR TATLİ İMALATİ</text:p>
          </table:table-cell>
          <table:table-cell office:value-type="string" calcext:value-type="string">
            <text:p>CUMHURİYET MAH. KUTAHYA CAD. NO.32 ASLANAPA KUTAHYA </text:p>
          </table:table-cell>
          <table:table-cell office:value-type="string" calcext:value-type="string">
            <text:p>ASLANAPA</text:p>
          </table:table-cell>
          <table:table-cell/>
          <table:table-cell office:value-type="float" office:value="5448824496" calcext:value-type="float">
            <text:p>5448824496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string" calcext:value-type="string">
            <text:p>EMET MOBİLYA(2.OSB)</text:p>
          </table:table-cell>
          <table:table-cell office:value-type="string" calcext:value-type="string">
            <text:p>2.OSB ESKİŞEHİR YOLU ÜZERİ NO:YOK MERKEZ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18815" calcext:value-type="float">
            <text:p>2742318815</text:p>
          </table:table-cell>
          <table:table-cell office:value-type="float" office:value="2742318816" calcext:value-type="float">
            <text:p>2742318816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 office:value-type="string" calcext:value-type="string">
            <text:p>DEMİRCİOĞLU PVC KAPI PENCERE</text:p>
          </table:table-cell>
          <table:table-cell office:value-type="string" calcext:value-type="string">
            <text:p>82.YIL MAHALLESİ SANAYİ SİTESİ KÜME EVLERNO :3 /A HİSARCIK / KÜTAHYA</text:p>
          </table:table-cell>
          <table:table-cell office:value-type="string" calcext:value-type="string">
            <text:p>HİSARCIK</text:p>
          </table:table-cell>
          <table:table-cell/>
          <table:table-cell office:value-type="float" office:value="5436796415" calcext:value-type="float">
            <text:p>543679641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AKYİĞİT ET VE ET ÜRÜNLERİ HAYVANCILIK DERİ TAŞIMACILIK SAN. VE TİC.</text:p>
          </table:table-cell>
          <table:table-cell office:value-type="string" calcext:value-type="string">
            <text:p>KARAKOVA MH. ÇUKUROVA CAD. MARANGOZLAR SİTESİ NO:29 TAVŞANLI/KÜTAHYA </text:p>
          </table:table-cell>
          <table:table-cell office:value-type="string" calcext:value-type="string">
            <text:p>TAVŞANLI</text:p>
          </table:table-cell>
          <table:table-cell/>
          <table:table-cell table:number-columns-repeated="2" office:value-type="float" office:value="2746151515" calcext:value-type="float">
            <text:p>2746151515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string" calcext:value-type="string">
            <text:p>KÜTAHYA TOPRAK MOBİLYA SANAYİ VE TİCARET LTD ŞTİ</text:p>
          </table:table-cell>
          <table:table-cell office:value-type="string" calcext:value-type="string">
            <text:p>FUATPAŞA MAHALLESİ YUKARI SANAYİ CADDENO :26 /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18818" calcext:value-type="float">
            <text:p>2742318818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 office:value-type="string" calcext:value-type="string">
            <text:p>ŞENGÜL AĞAÇ SANAYİ LTD. ŞTİ.</text:p>
          </table:table-cell>
          <table:table-cell office:value-type="string" calcext:value-type="string">
            <text:p>82. YIL MAHALLESİ SANAYİ SİTESİ HİSARCIK / KÜTAHYA</text:p>
          </table:table-cell>
          <table:table-cell office:value-type="string" calcext:value-type="string">
            <text:p>HİSARCIK</text:p>
          </table:table-cell>
          <table:table-cell/>
          <table:table-cell office:value-type="float" office:value="2744813121" calcext:value-type="float">
            <text:p>2744813121</text:p>
          </table:table-cell>
          <table:table-cell office:value-type="float" office:value="2744814299" calcext:value-type="float">
            <text:p>2744814299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string" calcext:value-type="string">
            <text:p>GENCERLER İNŞAAT KERESTE SANAYİ VE TİCARET A.Ş.</text:p>
          </table:table-cell>
          <table:table-cell office:value-type="string" calcext:value-type="string">
            <text:p>fuat paşa mah.22 sk no:10 kütahya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48404" calcext:value-type="float">
            <text:p>274224840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 office:value-type="string" calcext:value-type="string">
            <text:p>ARTDİZAYN ORMAN ÜRÜNLERİ GIDA İNŞAAT SANAYİ TİCARET LİMİTED ŞİRKETİ</text:p>
          </table:table-cell>
          <table:table-cell office:value-type="string" calcext:value-type="string">
            <text:p>FUATPAŞA MH. ŞAİR ŞEYHİ CAD. NO:87/1 MERKEZ/KÜTAHYA </text:p>
          </table:table-cell>
          <table:table-cell office:value-type="string" calcext:value-type="string">
            <text:p>MERKEZ</text:p>
          </table:table-cell>
          <table:table-cell/>
          <table:table-cell table:number-columns-repeated="2" office:value-type="float" office:value="2742300333" calcext:value-type="float">
            <text:p>2742300333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 office:value-type="string" calcext:value-type="string">
            <text:p>KÜTAHYA ÇİMENTO SANAYİ VE TİCARET-ORGANİZE</text:p>
          </table:table-cell>
          <table:table-cell office:value-type="string" calcext:value-type="string">
            <text:p>ORGANİZE SANAYİ BÖLGESİ MAHALLESİ 1 CADDENO :-22/1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40112" calcext:value-type="float">
            <text:p>2742240112</text:p>
          </table:table-cell>
          <table:table-cell office:value-type="float" office:value="2742241712" calcext:value-type="float">
            <text:p>2742241712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string" calcext:value-type="string">
            <text:p>ÖZER MAKİNA</text:p>
          </table:table-cell>
          <table:table-cell office:value-type="string" calcext:value-type="string">
            <text:p>KUCUK SANAYI SİTESİ 1.CADDE NO 31 TAVSANLI/ KUTAHYA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2746160067" calcext:value-type="float">
            <text:p>2746160067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office:value-type="string" calcext:value-type="string">
            <text:p>TAVŞANLI AMBALAJ TARIM HAYVANCILIK İNŞAAT NAKLİYE SAN. VE TİC.</text:p>
          </table:table-cell>
          <table:table-cell office:value-type="string" calcext:value-type="string">
            <text:p>ÇUKURKÖY MAHALLESİ YENİ SANAYİ KÜME EVLERNO :2 /27 TAVŞANLI / KÜTAHYA 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2746110044" calcext:value-type="float">
            <text:p>2746110044</text:p>
          </table:table-cell>
          <table:table-cell office:value-type="float" office:value="2746110045" calcext:value-type="float">
            <text:p>2746110045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string" calcext:value-type="string">
            <text:p>AYGÜN KARDEŞLER</text:p>
          </table:table-cell>
          <table:table-cell office:value-type="string" calcext:value-type="string">
            <text:p>82.YIL MAHALLESİ SANAYİ SİTESİ KÜME EVLERNO :18 /G HİSARCIK / KÜTAHYA </text:p>
          </table:table-cell>
          <table:table-cell office:value-type="string" calcext:value-type="string">
            <text:p>HİSARCIK</text:p>
          </table:table-cell>
          <table:table-cell/>
          <table:table-cell office:value-type="float" office:value="2744815256" calcext:value-type="float">
            <text:p>2744815256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 office:value-type="string" calcext:value-type="string">
            <text:p>KÜTAHYA SERKAN ÇİNİ SERAMİK</text:p>
          </table:table-cell>
          <table:table-cell office:value-type="string" calcext:value-type="string">
            <text:p>FUATPAŞA MAHALLESİ 33 SOKAKNO :37 / MERKEZ / KÜTAHYA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48404" calcext:value-type="float">
            <text:p>274224840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POLAT ELEKTRİK ÜRETİM İNŞAAT İTHALAT İHRACAT A.Ş.</text:p>
          </table:table-cell>
          <table:table-cell office:value-type="string" calcext:value-type="string">
            <text:p>GÜRAĞAÇ ÇINAR MAHALLESİ TUNÇBİLEK CADDE NO :/1/1 TAVŞANLI / KÜTAHYA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2746296050" calcext:value-type="float">
            <text:p>2746296050</text:p>
          </table:table-cell>
          <table:table-cell office:value-type="float" office:value="2746296041" calcext:value-type="float">
            <text:p>2746296041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string" calcext:value-type="string">
            <text:p>DOYUM EKMEK VE UNLU MAMULLER SANAYİ VE TİC.</text:p>
          </table:table-cell>
          <table:table-cell office:value-type="string" calcext:value-type="string">
            <text:p>DURAK MAH. KEMAL ZEYTİNOĞLU CAD. NO:100 TAVŞANLI/KÜTAHYA</text:p>
          </table:table-cell>
          <table:table-cell office:value-type="string" calcext:value-type="string">
            <text:p>TAVŞANLI</text:p>
          </table:table-cell>
          <table:table-cell/>
          <table:table-cell table:number-columns-repeated="2" office:value-type="float" office:value="2746154191" calcext:value-type="float">
            <text:p>2746154191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office:value-type="string" calcext:value-type="string">
            <text:p>UZUN METAL SANAYİ</text:p>
          </table:table-cell>
          <table:table-cell office:value-type="string" calcext:value-type="string">
            <text:p>fatih snayi sitesi 32. sk no:2 </text:p>
          </table:table-cell>
          <table:table-cell office:value-type="string" calcext:value-type="string">
            <text:p>MERKEZ</text:p>
          </table:table-cell>
          <table:table-cell/>
          <table:table-cell table:number-columns-repeated="2" office:value-type="float" office:value="2742319695" calcext:value-type="float">
            <text:p>2742319695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string" calcext:value-type="string">
            <text:p>KÜTAHYA PANOSAN FIRIN</text:p>
          </table:table-cell>
          <table:table-cell office:value-type="string" calcext:value-type="string">
            <text:p>FUATPAŞA MAHALLESİ SAKIP SABANCI CADDENO :10 MERKEZ / KÜTAHYA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18613" calcext:value-type="float">
            <text:p>274231861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SARI AMBALAJ SANAYİ VE TİCARET LİMİTED ŞİRKETİ</text:p>
          </table:table-cell>
          <table:table-cell office:value-type="string" calcext:value-type="string">
            <text:p>FUATPAŞA MAHALLESİ FATİH SANAYİ SİTESİ 41. SOKAK NO :11 MERKEZ/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20348" calcext:value-type="float">
            <text:p>2742320348</text:p>
          </table:table-cell>
          <table:table-cell office:value-type="float" office:value="2742320220" calcext:value-type="float">
            <text:p>2742320220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>EMİN SÜT VE SÜT ÜRÜNLERİ</text:p>
          </table:table-cell>
          <table:table-cell office:value-type="string" calcext:value-type="string">
            <text:p>VEFA MAHALLESİ KÜTAHYA ESKİŞEHİR KARA YOLU BULVARNO :/3/B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35338" calcext:value-type="float">
            <text:p>2742235338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 office:value-type="string" calcext:value-type="string">
            <text:p>ADL SERAMİK MADENCİLİK İNŞAAT ENERJİ İTHALAT İHRACAT SANAYİ VE TİCARET LİMİTED ŞİRKETİ</text:p>
          </table:table-cell>
          <table:table-cell office:value-type="string" calcext:value-type="string">
            <text:p>OSMANGAZİ MAHALLESİ HEKİM SİNAN BULVARI SITKI OLÇAR SANAYİ SİTESİ NO: C-4 / 10 MERKEZ-KÜR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21132" calcext:value-type="float">
            <text:p>2742321132</text:p>
          </table:table-cell>
          <table:table-cell office:value-type="float" office:value="2742321143" calcext:value-type="float">
            <text:p>2742321143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string" calcext:value-type="string">
            <text:p>NURİ ÇAYIR</text:p>
          </table:table-cell>
          <table:table-cell office:value-type="string" calcext:value-type="string">
            <text:p>FUATPAŞA MAHALLESİ FATİH SANAYİ SİTESİ 24. SOKAK NO:14 MERKEZ/KÜTAHYA DEĞİŞTİR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19561" calcext:value-type="float">
            <text:p>2742319561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string" calcext:value-type="string">
            <text:p>KFS ÖZSARI LEBLEBİ KURUYEMİŞ GIDA TARIM ÜRÜNLERİ HAYVANCILIK TAŞIMACILIK SANAYİ VE TİCARET</text:p>
          </table:table-cell>
          <table:table-cell office:value-type="string" calcext:value-type="string">
            <text:p>TAVŞANLI OSB 2. CADDE NO:15 TAVŞANLI/KÜTAHYA 1621950532</text:p>
          </table:table-cell>
          <table:table-cell office:value-type="string" calcext:value-type="string">
            <text:p>TAVŞANLI</text:p>
          </table:table-cell>
          <table:table-cell/>
          <table:table-cell table:number-columns-repeated="2" office:value-type="float" office:value="2746120206" calcext:value-type="float">
            <text:p>2746120206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string" calcext:value-type="string">
            <text:p>MERVE ÇİNİ</text:p>
          </table:table-cell>
          <table:table-cell office:value-type="string" calcext:value-type="string">
            <text:p>ALİPAŞA MAHALLESİ ATATÜRK BULVARNO :B/B MERKEZ / KÜTAHYA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163632" calcext:value-type="float">
            <text:p>2742163632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İBRAHİM BALIKÇIGİL - BURAK CAM</text:p>
          </table:table-cell>
          <table:table-cell office:value-type="string" calcext:value-type="string">
            <text:p>FUATPAŞA MAHALLESİ 32 SOKAKNO :24 / MERKEZ / KÜTAHYA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19522" calcext:value-type="float">
            <text:p>2742319522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>SEVİNÇ EKMEK</text:p>
          </table:table-cell>
          <table:table-cell office:value-type="string" calcext:value-type="string">
            <text:p>CUMHURİYET MAHALLESİ CADDENO :/ KÜTAHYA</text:p>
          </table:table-cell>
          <table:table-cell office:value-type="string" calcext:value-type="string">
            <text:p>MERKEZ</text:p>
          </table:table-cell>
          <table:table-cell/>
          <table:table-cell table:number-columns-repeated="2" office:value-type="float" office:value="2743112818" calcext:value-type="float">
            <text:p>2743112818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FAZİLET FIRINI - AHMET ÖZDEN</text:p>
          </table:table-cell>
          <table:table-cell office:value-type="string" calcext:value-type="string">
            <text:p>LALA HÜSEYİN PAŞA MAHALLESİ LALAHÜSEYİN PAŞA CADDESİ NO:249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17003" calcext:value-type="float">
            <text:p>274231700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string" calcext:value-type="string">
            <text:p>ZAMBAK KİMYA</text:p>
          </table:table-cell>
          <table:table-cell office:value-type="string" calcext:value-type="string">
            <text:p>FUATPAŞA MAHALLESİ MAHALLESİ KERESTECİLER CADDESİ CADDENO :/ MERKEZ / KÜTAHYA </text:p>
          </table:table-cell>
          <table:table-cell office:value-type="string" calcext:value-type="string">
            <text:p>MERKEZ</text:p>
          </table:table-cell>
          <table:table-cell/>
          <table:table-cell table:number-columns-repeated="2" office:value-type="float" office:value="2742317273" calcext:value-type="float">
            <text:p>2742317273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 office:value-type="string" calcext:value-type="string">
            <text:p>ÜNAL GÜMÜŞ LEBLEBİ</text:p>
          </table:table-cell>
          <table:table-cell office:value-type="string" calcext:value-type="string">
            <text:p>ÇUKURKÖY MAHALLESİ YAMAN SOKAKNO :16 /1 TAVŞANLI / KÜTAHYA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5413143767" calcext:value-type="float">
            <text:p>5413143767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string" calcext:value-type="string">
            <text:p>ÖZKARADAYI KURUYEMİŞ</text:p>
          </table:table-cell>
          <table:table-cell office:value-type="string" calcext:value-type="string">
            <text:p>ÇUKURKÖY MAHALLESİ KUTLU SOKAKNO :12 /1 TAVŞANLI / KÜTAHYA 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5356180101" calcext:value-type="float">
            <text:p>5356180101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 office:value-type="string" calcext:value-type="string">
            <text:p>TEKEŞ ÇİNİ</text:p>
          </table:table-cell>
          <table:table-cell office:value-type="string" calcext:value-type="string">
            <text:p>YUNUSEMRE MAHALLESİ SELİMİYE CADDENO :A/A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35338" calcext:value-type="float">
            <text:p>2742235338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string" calcext:value-type="string">
            <text:p>MELİSSA MOBİLYA</text:p>
          </table:table-cell>
          <table:table-cell office:value-type="string" calcext:value-type="string">
            <text:p>UMURBEY MAHALLESİ 739 SOKAK NO:1/A GEDİZ / KÜTAHYA</text:p>
          </table:table-cell>
          <table:table-cell office:value-type="string" calcext:value-type="string">
            <text:p>GEDİZ</text:p>
          </table:table-cell>
          <table:table-cell/>
          <table:table-cell office:value-type="float" office:value="5448156236" calcext:value-type="float">
            <text:p>5448156236</text:p>
          </table:table-cell>
          <table:table-cell office:value-type="float" office:value="2744125351" calcext:value-type="float">
            <text:p>2744125351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BAŞER MOBİLYA</text:p>
          </table:table-cell>
          <table:table-cell office:value-type="string" calcext:value-type="string">
            <text:p>UMURBEY MAHALLESİ 28 NOLU CADDENO :38 / GEDİZ / KÜTAHYA</text:p>
          </table:table-cell>
          <table:table-cell office:value-type="string" calcext:value-type="string">
            <text:p>GEDİZ</text:p>
          </table:table-cell>
          <table:table-cell/>
          <table:table-cell office:value-type="float" office:value="2744125400" calcext:value-type="float">
            <text:p>2744125400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string" calcext:value-type="string">
            <text:p>TUNÇ LEBLEBİ</text:p>
          </table:table-cell>
          <table:table-cell office:value-type="string" calcext:value-type="string">
            <text:p>ÇUKURKÖY MAHALLESİ ÇAMLIK SOKAKNO :4/1 TAVŞANLI / KÜTAHYA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5324016380" calcext:value-type="float">
            <text:p>5324016380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>YAŞAM MOBİLYA</text:p>
          </table:table-cell>
          <table:table-cell office:value-type="string" calcext:value-type="string">
            <text:p>UMURBEY MAHALLESİ 733 SOKAKNO :6 / GEDİZ / KÜTAHYA</text:p>
          </table:table-cell>
          <table:table-cell office:value-type="string" calcext:value-type="string">
            <text:p>GEDİZ</text:p>
          </table:table-cell>
          <table:table-cell/>
          <table:table-cell office:value-type="float" office:value="2744125400" calcext:value-type="float">
            <text:p>2744125400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>EVİM MOBİLYA</text:p>
          </table:table-cell>
          <table:table-cell office:value-type="string" calcext:value-type="string">
            <text:p>UMURBEY MAHALLESİ 27 NOLU CADDENO :126 / GEDİZ / KÜTAHYA </text:p>
          </table:table-cell>
          <table:table-cell office:value-type="string" calcext:value-type="string">
            <text:p>GEDİZ</text:p>
          </table:table-cell>
          <table:table-cell/>
          <table:table-cell office:value-type="float" office:value="2744125400" calcext:value-type="float">
            <text:p>2744125400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string" calcext:value-type="string">
            <text:p>CANKARA PVC DOĞRAMA</text:p>
          </table:table-cell>
          <table:table-cell office:value-type="string" calcext:value-type="string">
            <text:p>UMURBEY MAHALLESİ 728 SOKAKNO :17 / GEDİZ / KÜTAHYA </text:p>
          </table:table-cell>
          <table:table-cell office:value-type="string" calcext:value-type="string">
            <text:p>GEDİZ</text:p>
          </table:table-cell>
          <table:table-cell/>
          <table:table-cell office:value-type="float" office:value="2744125678" calcext:value-type="float">
            <text:p>2744125678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string" calcext:value-type="string">
            <text:p>ÜNAL YUFKA</text:p>
          </table:table-cell>
          <table:table-cell office:value-type="string" calcext:value-type="string">
            <text:p>DURAK MAHALLESİ TUNÇBİLEK CADDENO :49 / TAVŞANLI / KÜTAHYA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5423280939" calcext:value-type="float">
            <text:p>5423280939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AKDOĞAN DOĞRAMA</text:p>
          </table:table-cell>
          <table:table-cell office:value-type="string" calcext:value-type="string">
            <text:p>YUNUSLAR KÖYÜ GEDİZ / KÜTAHYA</text:p>
          </table:table-cell>
          <table:table-cell office:value-type="string" calcext:value-type="string">
            <text:p>GEDİZ</text:p>
          </table:table-cell>
          <table:table-cell/>
          <table:table-cell office:value-type="float" office:value="5337475409" calcext:value-type="float">
            <text:p>5337475409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>ARI YEM SANAYİ VE TİCARET LİMİTED ŞİRKETİ</text:p>
          </table:table-cell>
          <table:table-cell office:value-type="string" calcext:value-type="string">
            <text:p>YENİ MAHALLESİ EMET CADDENO :A/1 TAVŞANLI / KÜTAHYA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2746142106" calcext:value-type="float">
            <text:p>2746142106</text:p>
          </table:table-cell>
          <table:table-cell office:value-type="float" office:value="2746121569" calcext:value-type="float">
            <text:p>2746121569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 office:value-type="string" calcext:value-type="string">
            <text:p>ZÜHRE ÇİNİ SERAMİK LTD. ŞTİ.</text:p>
          </table:table-cell>
          <table:table-cell office:value-type="string" calcext:value-type="string">
            <text:p>FUATPAŞA MAHALLESİ 22 SOKAKNO :12 /1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35338" calcext:value-type="float">
            <text:p>2742235338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string" calcext:value-type="string">
            <text:p>KAŞİ ÇİNİ</text:p>
          </table:table-cell>
          <table:table-cell office:value-type="string" calcext:value-type="string">
            <text:p>FUATPAŞA MAHALLESİ 31. SOKAKNO :14 /1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35338" calcext:value-type="float">
            <text:p>2742235338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string" calcext:value-type="string">
            <text:p>İNCİ MOBİLYA</text:p>
          </table:table-cell>
          <table:table-cell office:value-type="string" calcext:value-type="string">
            <text:p>UMURBEY MAHALLESİ 27 NOLU CADDENO :104 / GEDİZ / KÜTAHYA</text:p>
          </table:table-cell>
          <table:table-cell office:value-type="string" calcext:value-type="string">
            <text:p>GEDİZ</text:p>
          </table:table-cell>
          <table:table-cell/>
          <table:table-cell office:value-type="float" office:value="2744123880" calcext:value-type="float">
            <text:p>2744123880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 office:value-type="string" calcext:value-type="string">
            <text:p>PARMAKÖRENLİLER ÇİNİ</text:p>
          </table:table-cell>
          <table:table-cell office:value-type="string" calcext:value-type="string">
            <text:p>FUATPAŞA MAHALLESİ 39 SOKAKNO :13 /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35338" calcext:value-type="float">
            <text:p>2742235338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DEKOR MOBİLYA-SELAHATTİN YIĞRIK</text:p>
          </table:table-cell>
          <table:table-cell office:value-type="string" calcext:value-type="string">
            <text:p>FUATPAŞA MAHALLESİ 2 SOKAKNO :18 /1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5327951631" calcext:value-type="float">
            <text:p>5327951631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EBRAR ÇİNİ</text:p>
          </table:table-cell>
          <table:table-cell office:value-type="string" calcext:value-type="string">
            <text:p>OSMANGAZİ MAHALLESİ HEKİM SİNAN(ŞAİR ŞEYHİ) BULVARNO :8 /14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35338" calcext:value-type="float">
            <text:p>2742235338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string" calcext:value-type="string">
            <text:p>GÜNGÖR ÇİNİ</text:p>
          </table:table-cell>
          <table:table-cell office:value-type="string" calcext:value-type="string">
            <text:p>YUNUSEMRE MAHALLESİ BEYPINAR SOKAKNO :4 /1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35338" calcext:value-type="float">
            <text:p>2742235338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>YILDIRAY KOCATEPE-KOCATEPE MOBİLYA</text:p>
          </table:table-cell>
          <table:table-cell office:value-type="string" calcext:value-type="string">
            <text:p>FUATPAŞA MAHALLESİ 47. SOKAKNO :30 / MERKEZ / KÜTAHYA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10089" calcext:value-type="float">
            <text:p>2742310089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string" calcext:value-type="string">
            <text:p>TAVŞANLI KUTLULAR GIDA OTOMOTİV TAŞIMACILIK TURİZM SAN. VE TİC. LTD. ŞTİ.</text:p>
          </table:table-cell>
          <table:table-cell office:value-type="string" calcext:value-type="string">
            <text:p>ÇUKURKÖY MAHALLESİ KOCA MUALLİM CADDENO :41 /1 TAVŞANLI / KÜTAHYA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5426349796" calcext:value-type="float">
            <text:p>5426349796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>GEVREKOĞLU TURİZM GIDA VE YEMEK SANAYİ TİCARET LİMİTED ŞİRKETİ</text:p>
          </table:table-cell>
          <table:table-cell office:value-type="string" calcext:value-type="string">
            <text:p>VEFA MAHALLESİ YILDIRIMBEYAZIT GIDACILAR SİTESİ KÜME EVLERNO :7 /4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50015" calcext:value-type="float">
            <text:p>274225001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string" calcext:value-type="string">
            <text:p>HİT YAPI KİMYASALLARI</text:p>
          </table:table-cell>
          <table:table-cell office:value-type="string" calcext:value-type="string">
            <text:p>YAYLA MAHALLESİ SANAYİİ CADDE NO :6 / GEDİZ / KÜTAHYA </text:p>
          </table:table-cell>
          <table:table-cell office:value-type="string" calcext:value-type="string">
            <text:p>GEDİZ</text:p>
          </table:table-cell>
          <table:table-cell/>
          <table:table-cell office:value-type="float" office:value="2744125400" calcext:value-type="float">
            <text:p>2744125400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 office:value-type="string" calcext:value-type="string">
            <text:p>TUNA MERMERİT</text:p>
          </table:table-cell>
          <table:table-cell office:value-type="string" calcext:value-type="string">
            <text:p>FUATPAŞA MAHALLESİ 13 SOKAKNO :28 /1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35338" calcext:value-type="float">
            <text:p>2742235338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string" calcext:value-type="string">
            <text:p>ÇELİKLER MOBİLYA</text:p>
          </table:table-cell>
          <table:table-cell office:value-type="string" calcext:value-type="string">
            <text:p>FUATPAŞA MAHALLESİ 32 SOKAKNO :8 /1 MERKEZ / KÜTAHYA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20618" calcext:value-type="float">
            <text:p>2742320618</text:p>
          </table:table-cell>
          <table:table-cell office:value-type="float" office:value="2742241050" calcext:value-type="float">
            <text:p>2742241050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office:value-type="string" calcext:value-type="string">
            <text:p>ALBİNA BİSKÜVİ ŞEKERLEME LOKUM NAKLİYE İNŞAAT GIDA TURİZM VE TEKSTİL SANAYİ VE TİCARET</text:p>
          </table:table-cell>
          <table:table-cell office:value-type="string" calcext:value-type="string">
            <text:p>ORGANİZE SANAYİ BÖLGESİ OSB BULVARI NO:8 43600 GEDİZ KÜTAHYA</text:p>
          </table:table-cell>
          <table:table-cell office:value-type="string" calcext:value-type="string">
            <text:p>GEDİZ</text:p>
          </table:table-cell>
          <table:table-cell/>
          <table:table-cell office:value-type="float" office:value="2744575152" calcext:value-type="float">
            <text:p>2744575152</text:p>
          </table:table-cell>
          <table:table-cell office:value-type="float" office:value="2744575154" calcext:value-type="float">
            <text:p>2744575154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>MUTAF METAL PLASTİK DEMİR DOĞRAMA SANAYİ TİCARET LİMİTED ŞİRKETİ</text:p>
          </table:table-cell>
          <table:table-cell office:value-type="string" calcext:value-type="string">
            <text:p>FUATPAŞA MAHALLESİ 33 SOKAKNO :44 / MERKEZ / KÜTAHYA</text:p>
          </table:table-cell>
          <table:table-cell office:value-type="string" calcext:value-type="string">
            <text:p>MERKEZ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 office:value-type="string" calcext:value-type="string">
            <text:p>YONCALI GIDA TURİZM NAK.HAYV.SAN. VE TİC.</text:p>
          </table:table-cell>
          <table:table-cell office:value-type="string" calcext:value-type="string">
            <text:p>TEPECİK KASABASI DÜDENKIRARDI MEVKİİ TAVŞANLI/KÜTAHYA 1922566870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2746532476" calcext:value-type="float">
            <text:p>2746532476</text:p>
          </table:table-cell>
          <table:table-cell office:value-type="float" office:value="2746152424" calcext:value-type="float">
            <text:p>2746152424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string" calcext:value-type="string">
            <text:p>ERDOĞAN ERSOY</text:p>
          </table:table-cell>
          <table:table-cell office:value-type="string" calcext:value-type="string">
            <text:p>ÇUKURKÖY KASABASI KÜÇÜK SANAYİ SİTESİ 1. CADDE NO:43 TAVŞANLI/KÜTAHYA 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2746160621" calcext:value-type="float">
            <text:p>2746160621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 office:value-type="string" calcext:value-type="string">
            <text:p>TATLICI MEHMET</text:p>
          </table:table-cell>
          <table:table-cell office:value-type="string" calcext:value-type="string">
            <text:p>VEFA MAHALLESİ YILDIRIMBEYAZIT GIDACILAR SİTESİ KÜME EVLERNO :8 /D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47677" calcext:value-type="float">
            <text:p>2742247677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BURHAN DİNÇ -DİNÇ MOBİLYA</text:p>
          </table:table-cell>
          <table:table-cell office:value-type="string" calcext:value-type="string">
            <text:p>YENİ MAHALLESİ SELÇUKLU CADDE NO:94 / TAVŞANLI / KÜTAHYA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5464179931" calcext:value-type="float">
            <text:p>5464179931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 office:value-type="string" calcext:value-type="string">
            <text:p>İDEAL SERAMİK</text:p>
          </table:table-cell>
          <table:table-cell office:value-type="string" calcext:value-type="string">
            <text:p>FUATPAŞA MAHALLESİ ŞAİR ŞEYHİ CADDENO :8 / MERKEZ / KÜTAHYA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17455" calcext:value-type="float">
            <text:p>274231745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AHMET BAHADIR BAHADIR EKMEK FABRİKASI</text:p>
          </table:table-cell>
          <table:table-cell office:value-type="string" calcext:value-type="string">
            <text:p>YENİ MAH. HÜSNÜ YEĞİNER CAD. NO:10 TAVŞANLI/KÜTAHYA 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2746121939" calcext:value-type="float">
            <text:p>2746121939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string" calcext:value-type="string">
            <text:p>ÖZPAY KARDEŞLER HALI İMALATI SANAYİ VE TİCARET LİMİTED ŞİRKETİ</text:p>
          </table:table-cell>
          <table:table-cell office:value-type="string" calcext:value-type="string">
            <text:p>CUMHURİYET MAHALLESİ SİMAV CADDE NO :2 / SİMAV / KÜTAHYA</text:p>
          </table:table-cell>
          <table:table-cell office:value-type="string" calcext:value-type="string">
            <text:p>SİMAV</text:p>
          </table:table-cell>
          <table:table-cell/>
          <table:table-cell office:value-type="float" office:value="2745322190" calcext:value-type="float">
            <text:p>2745322190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ORHAN UYAR SULU YEMEK,ETLİ PİDE VE IZGARA SALONU</text:p>
          </table:table-cell>
          <table:table-cell office:value-type="string" calcext:value-type="string">
            <text:p>MEYDAN MAHALLESİ MUSTAFA ERTAŞ CADDENO :30 /A ÇAVDARHİSAR / KÜTAHYA</text:p>
          </table:table-cell>
          <table:table-cell office:value-type="string" calcext:value-type="string">
            <text:p>ÇAVDARHİSAR</text:p>
          </table:table-cell>
          <table:table-cell/>
          <table:table-cell table:number-columns-repeated="2" office:value-type="float" office:value="2743512802" calcext:value-type="float">
            <text:p>2743512802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KÜTAHYA KATI ATIK YÖNETİMİ VE ENERJİ SANAYİ VE TİCARET A.Ş</text:p>
          </table:table-cell>
          <table:table-cell office:value-type="string" calcext:value-type="string">
            <text:p>PERLİ MAHALLESİ ŞABANÖZÜ MEVKİİ MERKEZ/KÜTAHYA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11327" calcext:value-type="float">
            <text:p>2742311327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CEMİL IŞIK IŞIK FERFORJE</text:p>
          </table:table-cell>
          <table:table-cell office:value-type="string" calcext:value-type="string">
            <text:p>FUATPAŞA MAHALLESİ ŞAİR ŞEYHİ CADDENO :14 /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35745" calcext:value-type="float">
            <text:p>274223574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 office:value-type="string" calcext:value-type="string">
            <text:p>ENES MOBİYA</text:p>
          </table:table-cell>
          <table:table-cell office:value-type="string" calcext:value-type="string">
            <text:p>FUATPAŞA MAHALLESİ 32 SOKAKNO :57 / MERKEZ / KÜTAHYA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5422040277" calcext:value-type="float">
            <text:p>5422040277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office:value-type="string" calcext:value-type="string">
            <text:p>BEREKET MOBİLYA</text:p>
          </table:table-cell>
          <table:table-cell office:value-type="string" calcext:value-type="string">
            <text:p>FUATPAŞA MAHALLESİ 50. SOKAKNO :17 /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5426637564" calcext:value-type="float">
            <text:p>542663756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 office:value-type="string" calcext:value-type="string">
            <text:p>FATİH GÜLSEVEN</text:p>
          </table:table-cell>
          <table:table-cell office:value-type="string" calcext:value-type="string">
            <text:p>FUATPAŞA MAHALLESİ 33 SOKAKNO :6 /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35745" calcext:value-type="float">
            <text:p>274223574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>ALİ KÖSE ÖZKÖSEOĞLU EKMEK FIRINI</text:p>
          </table:table-cell>
          <table:table-cell office:value-type="string" calcext:value-type="string">
            <text:p>ORTA MAH. AHMET DERİN BULVARI NO:41 TEPECİK TAVŞANLI/KÜTAHYA 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5462643078" calcext:value-type="float">
            <text:p>5462643078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string" calcext:value-type="string">
            <text:p>ÖZ TEPECİK KÖY EKMEK FIRINI</text:p>
          </table:table-cell>
          <table:table-cell office:value-type="string" calcext:value-type="string">
            <text:p>DERELİ KÖYÜ / EMET/ KÜTAHYA </text:p>
          </table:table-cell>
          <table:table-cell office:value-type="string" calcext:value-type="string">
            <text:p>EMET</text:p>
          </table:table-cell>
          <table:table-cell/>
          <table:table-cell table:number-columns-repeated="2" office:value-type="float" office:value="2744725710" calcext:value-type="float">
            <text:p>2744725710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HÜNER EKMEK FIRINI</text:p>
          </table:table-cell>
          <table:table-cell office:value-type="string" calcext:value-type="string">
            <text:p>SIRAPAYAM MAH. EYNAL YOLU NO:1 SİMAV/KÜTAHYA </text:p>
          </table:table-cell>
          <table:table-cell office:value-type="string" calcext:value-type="string">
            <text:p>SİMAV</text:p>
          </table:table-cell>
          <table:table-cell/>
          <table:table-cell office:value-type="float" office:value="2745138152" calcext:value-type="float">
            <text:p>2745138152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 office:value-type="string" calcext:value-type="string">
            <text:p>SÜLEYMAN AKGÜN-AKGÜN TİCARET</text:p>
          </table:table-cell>
          <table:table-cell office:value-type="string" calcext:value-type="string">
            <text:p>ULUCAMİ MAHALLESİ HAŞIMBENLI BULVARI NO:10 TAVŞANLI/ KÜTAHYA 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5423569486" calcext:value-type="float">
            <text:p>5423569486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SERKANPEN</text:p>
          </table:table-cell>
          <table:table-cell office:value-type="string" calcext:value-type="string">
            <text:p>BOZBAY MAHALLESİ CUMHURİYET CADDENO :211 /52 ALTINTAŞ / KÜTAHYA</text:p>
          </table:table-cell>
          <table:table-cell office:value-type="string" calcext:value-type="string">
            <text:p>ALTINTAŞ</text:p>
          </table:table-cell>
          <table:table-cell/>
          <table:table-cell table:number-columns-repeated="2" office:value-type="float" office:value="2743113024" calcext:value-type="float">
            <text:p>2743113024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string" calcext:value-type="string">
            <text:p>İBRAHİM BALIKÇIGİL - BURAK CAM</text:p>
          </table:table-cell>
          <table:table-cell office:value-type="string" calcext:value-type="string">
            <text:p>ŞAİR ŞEYHİ CADDESİ FATİH SANAYİ SİTESİ NO :3 /5 MERKEZ / KÜTAHYA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19522" calcext:value-type="float">
            <text:p>2742319522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string" calcext:value-type="string">
            <text:p>ERENLER AHŞAP ÜRÜNLERİ İNŞAAT SANAYİ VE TİCARET</text:p>
          </table:table-cell>
          <table:table-cell office:value-type="string" calcext:value-type="string">
            <text:p>2. ORGANİZE SANAYİ BÖLGESİ KÜTAHYA-ESKİŞEHİR KARAYOLU 5. KM.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19122" calcext:value-type="float">
            <text:p>2742319122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string" calcext:value-type="string">
            <text:p>ULUER EKMEK FIRINI</text:p>
          </table:table-cell>
          <table:table-cell office:value-type="string" calcext:value-type="string">
            <text:p>TEPECİK MAH CUMHURİYET CAD. NO:17/A SİMAV KÜTAHYA </text:p>
          </table:table-cell>
          <table:table-cell office:value-type="string" calcext:value-type="string">
            <text:p>SİMAV</text:p>
          </table:table-cell>
          <table:table-cell/>
          <table:table-cell office:value-type="float" office:value="2745133435" calcext:value-type="float">
            <text:p>274513343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 office:value-type="string" calcext:value-type="string">
            <text:p>AZRA SERAMİK CAM İNŞAAT MAKİNA MADENCİLİK İTHALAT İHRACAT SANAYİ VE LİMİTED ŞİRKETİ</text:p>
          </table:table-cell>
          <table:table-cell office:value-type="string" calcext:value-type="string">
            <text:p>ORGANİZE SANAYİ BÖLGESİ MAHALLESİ 4 CADDENO :1 / MERKEZ / KÜTAHYA</text:p>
          </table:table-cell>
          <table:table-cell office:value-type="string" calcext:value-type="string">
            <text:p>MERKEZ</text:p>
          </table:table-cell>
          <table:table-cell/>
          <table:table-cell table:number-columns-repeated="2" office:value-type="float" office:value="2742315302" calcext:value-type="float">
            <text:p>2742315302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string" calcext:value-type="string">
            <text:p>KOCAGÖZ LEBLEBİ</text:p>
          </table:table-cell>
          <table:table-cell office:value-type="string" calcext:value-type="string">
            <text:p>ÇIRÇIRÇEŞME MAHALLE ÇEVREYOLU CAD. NO:94 TAVŞANLI / KÜTAHYA KOCAGÖZ LEBLEBİ 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2746140544" calcext:value-type="float">
            <text:p>274614054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 office:value-type="string" calcext:value-type="string">
            <text:p>HİMMET BAKIR</text:p>
          </table:table-cell>
          <table:table-cell office:value-type="string" calcext:value-type="string">
            <text:p>KARAKOVA MAH. İNŞAATÇILAR SİT. 2. SOKAK SOKAK NO:4 TAVŞANLI / KÜTAHYA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2746149212" calcext:value-type="float">
            <text:p>2746149212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string" calcext:value-type="string">
            <text:p>OSMAN YENER</text:p>
          </table:table-cell>
          <table:table-cell office:value-type="string" calcext:value-type="string">
            <text:p>KAYAARASI/ TAVŞANLI / KÜTAHYA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2746267126" calcext:value-type="float">
            <text:p>2746267126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BİTKİ SANDIGI DOGAL KOZMETİK</text:p>
          </table:table-cell>
          <table:table-cell office:value-type="string" calcext:value-type="string">
            <text:p>KÜTAHYA BELEDİYESİ İŞ GELİŞTİRME MERKEZİ TAVŞANLI YOLU 3. KM TEDAŞ AMBARI YANI KİŞGEM NO: 5 MERKEZ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49749" calcext:value-type="float">
            <text:p>2742249749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>TETİK YAPI MALZEMELERİ MADENCİLİK, İNŞAAT, TURİZM, GIDA, TARIM VE HAYVANCILIK SANAYİ TİCARET</text:p>
          </table:table-cell>
          <table:table-cell office:value-type="string" calcext:value-type="string">
            <text:p>FUAT PAŞA MAHALLESİ ŞAİR ŞEYHİ CADDESİ NO:4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169787" calcext:value-type="float">
            <text:p>2742169787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string" calcext:value-type="string">
            <text:p>GEDİZ STYROPOR YALITIM AMBALAJ İNŞAAT SAN.VE TİC.LTD.ŞTİ.</text:p>
          </table:table-cell>
          <table:table-cell office:value-type="string" calcext:value-type="string">
            <text:p>GEDİZOSB MAHALLESİ ERGUVAN SOKAKNO :1 / GEDİZ / KÜTAHYA</text:p>
          </table:table-cell>
          <table:table-cell office:value-type="string" calcext:value-type="string">
            <text:p>GEDİZ</text:p>
          </table:table-cell>
          <table:table-cell/>
          <table:table-cell office:value-type="float" office:value="2744575182" calcext:value-type="float">
            <text:p>2744575182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 office:value-type="string" calcext:value-type="string">
            <text:p>EKREM ÖZDEN</text:p>
          </table:table-cell>
          <table:table-cell office:value-type="string" calcext:value-type="string">
            <text:p>DURAK MAHALLESİ ÇEVREYOLU CADDENO :/ TAVŞANLI / KÜTAHYA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5428433946" calcext:value-type="float">
            <text:p>5428433946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İBRAHİM TEKİN</text:p>
          </table:table-cell>
          <table:table-cell office:value-type="string" calcext:value-type="string">
            <text:p>DEVE KAYASI KÖYÜ /TAVŞANLI/KÜTAHYA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2746267129" calcext:value-type="float">
            <text:p>2746267129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 office:value-type="string" calcext:value-type="string">
            <text:p>PARK TEKNİK ELEKTRİK MADENCİLİK TURİZM SANAYİ VE TİCARET A.Ş.TUNÇBİLEK ŞUBESİ</text:p>
          </table:table-cell>
          <table:table-cell office:value-type="string" calcext:value-type="string">
            <text:p>TUNÇBİLEK / TAVŞANLI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2746382276" calcext:value-type="float">
            <text:p>2746382276</text:p>
          </table:table-cell>
          <table:table-cell office:value-type="float" office:value="2746382277" calcext:value-type="float">
            <text:p>2746382277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ZİRVEPEN</text:p>
          </table:table-cell>
          <table:table-cell office:value-type="string" calcext:value-type="string">
            <text:p>YENİ MAHALLESİ SANAYİ GİRİŞİ CADDENO :10 /A SİMAV / KÜTAHYA </text:p>
          </table:table-cell>
          <table:table-cell office:value-type="string" calcext:value-type="string">
            <text:p>SİMAV</text:p>
          </table:table-cell>
          <table:table-cell/>
          <table:table-cell table:number-columns-repeated="2" office:value-type="float" office:value="2745138101" calcext:value-type="float">
            <text:p>2745138101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 office:value-type="string" calcext:value-type="string">
            <text:p>OSMAN ÖZDEMİR</text:p>
          </table:table-cell>
          <table:table-cell office:value-type="string" calcext:value-type="string">
            <text:p>ULUCAMİ MAHALLESİ ŞEKERLİK CAD CADDENO :117/1 TAVŞANLI/KÜTAHYA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2746150480" calcext:value-type="float">
            <text:p>274615048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YILDIZ EL SANATLARI</text:p>
          </table:table-cell>
          <table:table-cell office:value-type="string" calcext:value-type="string">
            <text:p>YILDIZ EL SANATLARI-YILDIZ GÜRBÜZ</text:p>
          </table:table-cell>
          <table:table-cell office:value-type="string" calcext:value-type="string">
            <text:p>YUNUSEMRE MAHALLESİ MESCİDİ AKSA CAD. BİRSEN SOKAK NO :31 /1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5456732719" calcext:value-type="float">
            <text:p>5456732719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İNCİ PROMOSYON VE HEDİYELİK EŞYA</text:p>
          </table:table-cell>
          <table:table-cell office:value-type="string" calcext:value-type="string">
            <text:p>İNCİ PROMOSYON VE HEDİYELİK EŞYA AMBALAJ PLASTİKTEN MAMÜL ÜRÜNLER İNŞAAT SANAYİ VE TİCARET LİMİTED ŞİRKETİ</text:p>
          </table:table-cell>
          <table:table-cell office:value-type="string" calcext:value-type="string">
            <text:p>FUATPAŞA MAHALLESİ BEREKET SANAYİ SİTESİ 48,SOKAK NO:23 MERKEZ / KÜTAHYA </text:p>
          </table:table-cell>
          <table:table-cell office:value-type="string" calcext:value-type="string">
            <text:p>MERKEZ</text:p>
          </table:table-cell>
          <table:table-cell/>
          <table:table-cell table:number-columns-repeated="2" office:value-type="float" office:value="2742317450" calcext:value-type="float">
            <text:p>2742317450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ÇUKURKÖY EKMEK</text:p>
          </table:table-cell>
          <table:table-cell office:value-type="string" calcext:value-type="string">
            <text:p>ÇUKURKÖY EKMEK VE UNLU MAMULLER HAYVANCILIK GIDA NAKLİYE TURİZM SANAYİ VE TİCARET LİMİTED ŞİRKETİ</text:p>
          </table:table-cell>
          <table:table-cell office:value-type="string" calcext:value-type="string">
            <text:p>MERKEZ MH. KALEMLİ CD. NO:8 PK:43300 ÇUKURKÖY TAVŞANLI /KÜTAHYA </text:p>
          </table:table-cell>
          <table:table-cell office:value-type="string" calcext:value-type="string">
            <text:p>TAVŞANLI</text:p>
          </table:table-cell>
          <table:table-cell/>
          <table:table-cell table:number-columns-repeated="2" office:value-type="float" office:value="2746161120" calcext:value-type="float">
            <text:p>2746161120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DANIŞ YAPI</text:p>
          </table:table-cell>
          <table:table-cell office:value-type="string" calcext:value-type="string">
            <text:p>DANIŞ YAPI MAD. SAN. VE TİC. A.Ş.</text:p>
          </table:table-cell>
          <table:table-cell office:value-type="string" calcext:value-type="string">
            <text:p>ASLANAPA İLÇESİ GÖYNÜKÖREN MEVKİİ ASLANAPA / KÜTAHYA</text:p>
          </table:table-cell>
          <table:table-cell office:value-type="string" calcext:value-type="string">
            <text:p>ASLANAPA</text:p>
          </table:table-cell>
          <table:table-cell/>
          <table:table-cell office:value-type="float" office:value="2244430144" calcext:value-type="float">
            <text:p>2244430144</text:p>
          </table:table-cell>
          <table:table-cell office:value-type="float" office:value="2244131599" calcext:value-type="float">
            <text:p>2244131599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string" calcext:value-type="string">
            <text:p>ORGANİK UNLU MAMÜLLERİ</text:p>
          </table:table-cell>
          <table:table-cell office:value-type="string" calcext:value-type="string">
            <text:p>YILDIRIM BEYAZIT MH. AKOLUK SK.SÜKRÜ APT. 17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5358791280" calcext:value-type="float">
            <text:p>5358791280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TEVHİT CAM</text:p>
          </table:table-cell>
          <table:table-cell office:value-type="string" calcext:value-type="string">
            <text:p>TEVHİT CAM İSMAİL ATIŞ</text:p>
          </table:table-cell>
          <table:table-cell office:value-type="string" calcext:value-type="string">
            <text:p>DURAK MAHALLESİ DOMANİÇ CADDESİ NO:60 TAVŞANLI / KÜTAHYA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2746146317" calcext:value-type="float">
            <text:p>2746146317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ÖLÇERLER TEKSTİL</text:p>
          </table:table-cell>
          <table:table-cell office:value-type="string" calcext:value-type="string">
            <text:p>ÖLÇERLER TEKSTİL SANAYİ TİCARET LTD. ŞTİ.</text:p>
          </table:table-cell>
          <table:table-cell office:value-type="string" calcext:value-type="string">
            <text:p>ORGANİZE SANAYİ BÖLGESİ MAHALLESİ 1 CADDE NO :25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string" calcext:value-type="string">
            <text:p>274 277 01 01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string" calcext:value-type="string">
            <text:p>EKMMETAL</text:p>
          </table:table-cell>
          <table:table-cell office:value-type="string" calcext:value-type="string">
            <text:p>FUATPAŞA MH. FATİH SAN. SİTESİ ŞAİRŞEYHİ CAD. NO:22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35745" calcext:value-type="float">
            <text:p>274223574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 office:value-type="string" calcext:value-type="string">
            <text:p>ÖZEL BİLİM</text:p>
          </table:table-cell>
          <table:table-cell office:value-type="string" calcext:value-type="string">
            <text:p>FUATPAŞA MAHALLESİ 32 SOKAKNO :37 / MERKEZ / KÜTAHYA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35745" calcext:value-type="float">
            <text:p>274223574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string" calcext:value-type="string">
            <text:p>ÖZEL BİLİM</text:p>
          </table:table-cell>
          <table:table-cell office:value-type="string" calcext:value-type="string">
            <text:p>FUATPAŞA MAHALLESİ 32 SOKAKNO :42 /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35745" calcext:value-type="float">
            <text:p>274223574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office:value-type="string" calcext:value-type="string">
            <text:p>ÖZEL BİLİM</text:p>
          </table:table-cell>
          <table:table-cell office:value-type="string" calcext:value-type="string">
            <text:p>FUATPAŞA MAHALLESİ 32 SOKAKNO :47 / MERKEZ / KÜTAHYA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35745" calcext:value-type="float">
            <text:p>274223574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ELKA HAZIRBETON</text:p>
          </table:table-cell>
          <table:table-cell office:value-type="string" calcext:value-type="string">
            <text:p>SELKA HAZIRBETON SAN VE TİC.A.Ş-KÜTAHYA ŞUBESİ</text:p>
          </table:table-cell>
          <table:table-cell office:value-type="string" calcext:value-type="string">
            <text:p>ESKİŞEHİR YOLU 13.KM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452626" calcext:value-type="float">
            <text:p>2742452626</text:p>
          </table:table-cell>
          <table:table-cell office:value-type="float" office:value="2742452628" calcext:value-type="float">
            <text:p>2742452628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ULUÇAM ORMAN ÜRÜNLERİ</text:p>
          </table:table-cell>
          <table:table-cell office:value-type="string" calcext:value-type="string">
            <text:p>ULUÇAM ORMAN ÜRÜNLERİ İNŞ.TAAH. SERM.TRZ.BESİ.SAN.TİC</text:p>
          </table:table-cell>
          <table:table-cell office:value-type="string" calcext:value-type="string">
            <text:p>FATİH SAN.SİT. ŞAİR ŞEYHİ CAD.NO:2 MERKEZ /KÜTAHYA</text:p>
          </table:table-cell>
          <table:table-cell office:value-type="string" calcext:value-type="string">
            <text:p>MERKEZ</text:p>
          </table:table-cell>
          <table:table-cell/>
          <table:table-cell table:number-columns-repeated="2" office:value-type="float" office:value="2742319647" calcext:value-type="float">
            <text:p>2742319647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 office:value-type="string" calcext:value-type="string">
            <text:p>ALİ YÖRÜK</text:p>
          </table:table-cell>
          <table:table-cell office:value-type="string" calcext:value-type="string">
            <text:p>YENİ MAHALLE HÜSNÜ YEĞİNER CADDESİ NO:37 TAVŞANLI /KÜTAHYA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2746122448" calcext:value-type="float">
            <text:p>2746122448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ÖZÇINARLAR PETROL ÜRÜNLERİ </text:p>
          </table:table-cell>
          <table:table-cell office:value-type="string" calcext:value-type="string">
            <text:p>ÖZÇINARLAR PETROL ÜRÜNLERİ GAZ KİMYA TEMİZLİK TAŞIMACILIK İNŞAAT TURİZM MADENCİLİK GIDA HAYVANCILIK DAYANIKLI TÜKETİM MALLARI TEKSTİL OTOMOTİV SANAYİ VE TİCARE</text:p>
          </table:table-cell>
          <table:table-cell office:value-type="string" calcext:value-type="string">
            <text:p>ÇALCA MAHALLESİ KÜTAHYA ESKİŞEHİR ÇEVRE YOLU 6. KM. 2. ORGANİZE SANAYİ BÖLGESİ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string" calcext:value-type="string">
            <text:p>274 666 1989</text:p>
          </table:table-cell>
          <table:table-cell office:value-type="string" calcext:value-type="string">
            <text:p>274 225 1456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 office:value-type="string" calcext:value-type="string">
            <text:p>GÖÇERİ VAKIF FIRINI</text:p>
          </table:table-cell>
          <table:table-cell office:value-type="string" calcext:value-type="string">
            <text:p>MOYMUL MAH.ÇARŞI İÇİ NO:6 TAVŞANLI 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5374113099" calcext:value-type="float">
            <text:p>5374113099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ELMA YAPI İNŞAAT SAN. VE TİC. LTD. ŞTİ.</text:p>
          </table:table-cell>
          <table:table-cell office:value-type="string" calcext:value-type="string">
            <text:p>ELMA YAPI</text:p>
          </table:table-cell>
          <table:table-cell office:value-type="string" calcext:value-type="string">
            <text:p>GEDİZ OSB MAH. KARANFİL SOK. ELMA YAPI İNŞ.LTD.ŞTİ APT. NO: 2 / GEDİZ / KÜTAHYA </text:p>
          </table:table-cell>
          <table:table-cell office:value-type="string" calcext:value-type="string">
            <text:p>GEDİZ</text:p>
          </table:table-cell>
          <table:table-cell/>
          <table:table-cell office:value-type="float" office:value="2744575050" calcext:value-type="float">
            <text:p>2744575050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 office:value-type="string" calcext:value-type="string">
            <text:p>İHLAS TATLI</text:p>
          </table:table-cell>
          <table:table-cell office:value-type="string" calcext:value-type="string">
            <text:p>YILDIRIM BEYAZID MAHALLESİ GIDACILAR SİTESİ D BLOK NO:6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51214" calcext:value-type="float">
            <text:p>2742251214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İZNİK EŞYA</text:p>
          </table:table-cell>
          <table:table-cell office:value-type="string" calcext:value-type="string">
            <text:p>İZNİK KLASİK TURİSTİK EŞYA </text:p>
          </table:table-cell>
          <table:table-cell office:value-type="string" calcext:value-type="string">
            <text:p>FUATPAŞA MAHALLESİ 38 SOKAKNO :10 / MERKEZ / KÜTAHYA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5354566807" calcext:value-type="float">
            <text:p>535456680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string" calcext:value-type="string">
            <text:p>KIVANÇ ÇİNİ</text:p>
          </table:table-cell>
          <table:table-cell office:value-type="string" calcext:value-type="string">
            <text:p>YILDIRIM BEYAZID SOKAK 1.METİN SOKAK KIVANÇKENT SİTESİ C BLOK ALTI NO:4/2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43634" calcext:value-type="float">
            <text:p>2742243634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 office:value-type="string" calcext:value-type="string">
            <text:p>MODERN EKMEK FIRINI</text:p>
          </table:table-cell>
          <table:table-cell office:value-type="string" calcext:value-type="string">
            <text:p>BALIKÖY BELDESİ. MERKEZ MAH.. CAMİ SOKAK NO:23 TAVŞANLI 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5373502607" calcext:value-type="float">
            <text:p>5373502607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 office:value-type="string" calcext:value-type="string">
            <text:p>ÜNAL ŞENGÜL</text:p>
          </table:table-cell>
          <table:table-cell office:value-type="string" calcext:value-type="string">
            <text:p>FUATPAŞA MAHALLESİ KARDELEN SOKAKNO :1 /1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string" calcext:value-type="string">
            <text:p>0274 224 08 80 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ÖZÇINARLAR</text:p>
          </table:table-cell>
          <table:table-cell office:value-type="string" calcext:value-type="string">
            <text:p>ÖZÇINARLAR PETROL ÜRÜNLERİ GAZ KİMYA TEMİZLİK TAŞIMACILIK İNŞAAT TURİZM MADENCİLİK GIDA HAYVANCILIK DAYANIKLI TÜKETİM MALLARI TEKSTİL OTOMOTİV SANAYİ VE TİCARET</text:p>
          </table:table-cell>
          <table:table-cell office:value-type="string" calcext:value-type="string">
            <text:p>ÇALCA MAHALLESİ KÜTAHYA ESKİŞEHİR ÇEVRE YOLU 6. KM. 2. ORGANİZE SANAYİ BÖLGESİ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string" calcext:value-type="string">
            <text:p>274 666 1989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 office:value-type="string" calcext:value-type="string">
            <text:p>ÖZDEMİR PİDE SALONU</text:p>
          </table:table-cell>
          <table:table-cell office:value-type="string" calcext:value-type="string">
            <text:p>ULUOYMAK MAHALLESİ BELEDİYE 61 DÜKKANLARI NO:59 GEDİZ</text:p>
          </table:table-cell>
          <table:table-cell office:value-type="string" calcext:value-type="string">
            <text:p>GEDİZ</text:p>
          </table:table-cell>
          <table:table-cell/>
          <table:table-cell office:value-type="float" office:value="2744127404" calcext:value-type="float">
            <text:p>2744127404</text:p>
          </table:table-cell>
          <table:table-cell office:value-type="float" office:value="2744128130" calcext:value-type="float">
            <text:p>2744128130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string" calcext:value-type="string">
            <text:p>TARZAN MOBİLYA</text:p>
          </table:table-cell>
          <table:table-cell office:value-type="string" calcext:value-type="string">
            <text:p>SABIRGAZİ MAHALLESİ AKÇAALAN CADDESİ NO:5 ESKİ GEDİZ BEELDİYESİ</text:p>
          </table:table-cell>
          <table:table-cell office:value-type="string" calcext:value-type="string">
            <text:p>GEDİZ</text:p>
          </table:table-cell>
          <table:table-cell/>
          <table:table-cell office:value-type="float" office:value="2744230166" calcext:value-type="float">
            <text:p>2744230166</text:p>
          </table:table-cell>
          <table:table-cell office:value-type="float" office:value="2744128130" calcext:value-type="float">
            <text:p>2744128130</text:p>
          </table:table-cell>
          <table:table-cell table:number-columns-repeated="2"/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string" calcext:value-type="string">
            <text:p>AKTANLAR MOBİLYA</text:p>
          </table:table-cell>
          <table:table-cell office:value-type="string" calcext:value-type="string">
            <text:p>PARK MAHALLESI SANAYI SITESI NO:5 ESKI GEDIZ BELDESI GEDİZ</text:p>
          </table:table-cell>
          <table:table-cell office:value-type="string" calcext:value-type="string">
            <text:p>GEDİZ</text:p>
          </table:table-cell>
          <table:table-cell/>
          <table:table-cell office:value-type="float" office:value="2744231005" calcext:value-type="float">
            <text:p>2744231005</text:p>
          </table:table-cell>
          <table:table-cell office:value-type="float" office:value="2744128130" calcext:value-type="float">
            <text:p>2744128130</text:p>
          </table:table-cell>
          <table:table-cell table:number-columns-repeated="2"/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string" calcext:value-type="string">
            <text:p>KADIOĞLU MOBİLYA</text:p>
          </table:table-cell>
          <table:table-cell office:value-type="string" calcext:value-type="string">
            <text:p>UMURBEY MAHALLESİ 27 NOLU CADDENO :118 / GEDİZ / KÜTAHYA</text:p>
          </table:table-cell>
          <table:table-cell office:value-type="string" calcext:value-type="string">
            <text:p>GEDİZ</text:p>
          </table:table-cell>
          <table:table-cell/>
          <table:table-cell table:number-columns-repeated="2" office:value-type="float" office:value="2744128133" calcext:value-type="float">
            <text:p>2744128133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 office:value-type="string" calcext:value-type="string">
            <text:p>AZMANLI TARHANA</text:p>
          </table:table-cell>
          <table:table-cell office:value-type="string" calcext:value-type="string">
            <text:p>SALUR MAH. 384.SOKAK NO:13/14 GEDİZ/KÜTAHYA</text:p>
          </table:table-cell>
          <table:table-cell office:value-type="string" calcext:value-type="string">
            <text:p>GEDİZ</text:p>
          </table:table-cell>
          <table:table-cell/>
          <table:table-cell office:value-type="float" office:value="2744125952" calcext:value-type="float">
            <text:p>2744125952</text:p>
          </table:table-cell>
          <table:table-cell office:value-type="float" office:value="2744125584" calcext:value-type="float">
            <text:p>2744125584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 office:value-type="string" calcext:value-type="string">
            <text:p>ALTIN-BAŞAK UN VE UNLU MAMULLER İMALAT SAN.TİC.</text:p>
          </table:table-cell>
          <table:table-cell office:value-type="string" calcext:value-type="string">
            <text:p>LHP. MH. SANAYİ CAD. NO:14/A MERKEZ/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5514026346" calcext:value-type="float">
            <text:p>551402634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TAVŞANLI LİDER MADENCİLİK</text:p>
          </table:table-cell>
          <table:table-cell office:value-type="string" calcext:value-type="string">
            <text:p>TAVŞANLI LİDER MADENCİLİK NAK.TEMZ.HİZM.İNŞ.TURZM.KURUYEMİŞ GIDA SANAYİ VE TİC.LTD.ŞTİ</text:p>
          </table:table-cell>
          <table:table-cell office:value-type="string" calcext:value-type="string">
            <text:p>ÇOBANKÖY OSB MAH. 5. CAD. NO: 3 / 3 TAVŞANLI / KÜTAHYA 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5424268522" calcext:value-type="float">
            <text:p>5424268522</text:p>
          </table:table-cell>
          <table:table-cell office:value-type="float" office:value="2745020040" calcext:value-type="float">
            <text:p>2745020040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ODAK REFRAKTER</text:p>
          </table:table-cell>
          <table:table-cell office:value-type="string" calcext:value-type="string">
            <text:p>ODAK REFRAKTER VE MADENCİLİK SANAYİ VE TİCARET-KÜTAHYA </text:p>
          </table:table-cell>
          <table:table-cell office:value-type="string" calcext:value-type="string">
            <text:p>ESKİŞEHİR KARAYOLU 9. KM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500500" calcext:value-type="float">
            <text:p>27422500500</text:p>
          </table:table-cell>
          <table:table-cell office:value-type="float" office:value="27422500560" calcext:value-type="float">
            <text:p>27422500560</text:p>
          </table:table-cell>
          <table:table-cell table:number-columns-repeated="2"/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 office:value-type="string" calcext:value-type="string">
            <text:p>HANIMELİ EV TARHANALARI</text:p>
          </table:table-cell>
          <table:table-cell office:value-type="string" calcext:value-type="string">
            <text:p>PARK MAHALLESİ SANAYİ ÇARŞISI SOKAK NO :17 / GEDİZ / KÜTAHYA</text:p>
          </table:table-cell>
          <table:table-cell office:value-type="string" calcext:value-type="string">
            <text:p>GEDİZ</text:p>
          </table:table-cell>
          <table:table-cell/>
          <table:table-cell office:value-type="float" office:value="5333184015" calcext:value-type="float">
            <text:p>533318401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IŞIKSAN</text:p>
          </table:table-cell>
          <table:table-cell office:value-type="string" calcext:value-type="string">
            <text:p>KADİR IŞIK IŞIKSAN</text:p>
          </table:table-cell>
          <table:table-cell office:value-type="string" calcext:value-type="string">
            <text:p><text:s/>FUATPAŞA MAHALLESİ 10 SOKAK NO :44 /1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35745" calcext:value-type="float">
            <text:p>2742235745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string" calcext:value-type="string">
            <text:p>ÜNAL DEMİR DOĞRAMA</text:p>
          </table:table-cell>
          <table:table-cell office:value-type="string" calcext:value-type="string">
            <text:p>ÖZYURT MAHALLESİ SANAYİ SİTESİ NO:5 GEDİZ</text:p>
          </table:table-cell>
          <table:table-cell office:value-type="string" calcext:value-type="string">
            <text:p>GEDİZ</text:p>
          </table:table-cell>
          <table:table-cell/>
          <table:table-cell table:number-columns-repeated="2" office:value-type="float" office:value="2744128130" calcext:value-type="float">
            <text:p>2744128130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EET DIŞ TİCARET</text:p>
          </table:table-cell>
          <table:table-cell office:value-type="string" calcext:value-type="string">
            <text:p>EET DIŞ TİCARET LTD. ŞTİ. TAVŞANLI ŞUBESİ</text:p>
          </table:table-cell>
          <table:table-cell office:value-type="string" calcext:value-type="string">
            <text:p>KARAKAYA KÖYÜ / KÖYÜN KENDİSİ MAHALLESİ &amp; KÖY SOKAĞI NO :53 /A TAVŞANLI / KÜTAHYA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5323221411" calcext:value-type="float">
            <text:p>5323221411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string" calcext:value-type="string">
            <text:p>AVŞAR ÇİNİ</text:p>
          </table:table-cell>
          <table:table-cell office:value-type="string" calcext:value-type="string">
            <text:p>FUATPAŞA MAHALLESİ 34. SOKAKNO :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5376752069" calcext:value-type="float">
            <text:p>5376752069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TELSAN MEKANİK PROJE</text:p>
          </table:table-cell>
          <table:table-cell office:value-type="string" calcext:value-type="string">
            <text:p>TELSAN MEKANİK PROJE VE DAN.MÜH.İLT.İNŞ.TUR.SAN VE TİC. LTD.ŞTİ</text:p>
          </table:table-cell>
          <table:table-cell office:value-type="string" calcext:value-type="string">
            <text:p>MAHALLESİ NO :/ MERKEZ / KÜTAHYA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232121" calcext:value-type="float">
            <text:p>2742232121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BURSA BETON</text:p>
          </table:table-cell>
          <table:table-cell office:value-type="string" calcext:value-type="string">
            <text:p>BURSA BETON SAN.VE TİC.A.Ş.-KÜTAHYA-GEVREKSEYDİ HAZIR BETON TESİSİ ŞB.</text:p>
          </table:table-cell>
          <table:table-cell office:value-type="string" calcext:value-type="string">
            <text:p>GEVREKSEYDİ KÖYÜ, NO:149, MERKEZ-KÜTAHYA 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244441622" calcext:value-type="float">
            <text:p>2244441622</text:p>
          </table:table-cell>
          <table:table-cell office:value-type="float" office:value="2242708488" calcext:value-type="float">
            <text:p>2242708488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ÖZGÜR HURDA</text:p>
          </table:table-cell>
          <table:table-cell office:value-type="string" calcext:value-type="string">
            <text:p>ÖZGÜR HURDA AMBALAJ ATIĞI TOPLAMA AYIRMA VE GERİ DÖNÜŞÜM</text:p>
          </table:table-cell>
          <table:table-cell office:value-type="string" calcext:value-type="string">
            <text:p>FUATPAŞA MAHALLESİ ŞAİR ŞEYHİ CADDENO :37 /1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17662" calcext:value-type="float">
            <text:p>2742317662</text:p>
          </table:table-cell>
          <table:table-cell office:value-type="float" office:value="2742230190" calcext:value-type="float">
            <text:p>2742230190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MOMENT MÜHENDİSLİK</text:p>
          </table:table-cell>
          <table:table-cell office:value-type="string" calcext:value-type="string">
            <text:p>MURAT GÖKÇE - MOMENT MÜHENDİSLİK ASANSÖR DOĞALGAZ</text:p>
          </table:table-cell>
          <table:table-cell office:value-type="string" calcext:value-type="string">
            <text:p>MEYDAN MAH. MİTHAT PAŞA CAD. NO: 120 A / 1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string" calcext:value-type="string">
            <text:p>0274 223 37 24 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EGE METAL </text:p>
          </table:table-cell>
          <table:table-cell office:value-type="string" calcext:value-type="string">
            <text:p>EGE METAL AMBALAJ ATIĞI TOPLAMA-AYIRMA VE GERİ DÖNÜŞÜM</text:p>
          </table:table-cell>
          <table:table-cell office:value-type="string" calcext:value-type="string">
            <text:p>KARAKOVA MAHALLESİ İNŞAATÇILAR SİTESİ 4. SOKAK NO:10 TAVŞANLI / KÜTAHYA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2746151424" calcext:value-type="float">
            <text:p>2746151424</text:p>
          </table:table-cell>
          <table:table-cell office:value-type="string" calcext:value-type="string">
            <text:p>02746151424 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GÜVEN PVC DOĞRAMA</text:p>
          </table:table-cell>
          <table:table-cell office:value-type="string" calcext:value-type="string">
            <text:p>KARAKOVA MAHALLESİ İNŞAATÇILAR SİTESİ 4. SOKAK NO:10 TAVŞANLI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6151424" calcext:value-type="float">
            <text:p>2746151424</text:p>
          </table:table-cell>
          <table:table-cell office:value-type="string" calcext:value-type="string">
            <text:p>02746151424 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LÜTFÜ ÖZER - BU-KA MADEN MAKİNALARI</text:p>
          </table:table-cell>
          <table:table-cell office:value-type="string" calcext:value-type="string">
            <text:p>LÜTFÜ ÖZER - BU-KA MADEN MAKİNALARI VE ÇELİK KONSTRÜKSİYON İMALATI VE TİCARETİ</text:p>
          </table:table-cell>
          <table:table-cell office:value-type="string" calcext:value-type="string">
            <text:p>ÇUKURKÖY MAHALLESİ YENİ SANAYİ KÜME EVLERNO :3 /33 TAVŞANLI / KÜTAHYA</text:p>
          </table:table-cell>
          <table:table-cell office:value-type="string" calcext:value-type="string">
            <text:p>TAVŞANLI</text:p>
          </table:table-cell>
          <table:table-cell/>
          <table:table-cell office:value-type="float" office:value="2746160777" calcext:value-type="float">
            <text:p>2746160777</text:p>
          </table:table-cell>
          <table:table-cell office:value-type="float" office:value="2746160778" calcext:value-type="float">
            <text:p>2746160778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OPTIM ASANSÖR</text:p>
          </table:table-cell>
          <table:table-cell office:value-type="string" calcext:value-type="string">
            <text:p>OPTIM ASANSÖR OTOMASYON MÜHENDİSLİK SANAYİ TİCARET LTD.ŞTİ</text:p>
          </table:table-cell>
          <table:table-cell office:value-type="string" calcext:value-type="string">
            <text:p>CEMALETTİN MAHALLESİ MİTHAT PAŞA CADDENO :113 / MERKEZ / KÜTAHYA</text:p>
          </table:table-cell>
          <table:table-cell office:value-type="string" calcext:value-type="string">
            <text:p>MERKEZ</text:p>
          </table:table-cell>
          <table:table-cell/>
          <table:table-cell table:number-columns-repeated="2" office:value-type="string" calcext:value-type="string">
            <text:p><text:s/>02742247464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KARAMEHMET MERMER</text:p>
          </table:table-cell>
          <table:table-cell office:value-type="string" calcext:value-type="string">
            <text:p>KARAMEHMET MERMER LTD.ŞTİ</text:p>
          </table:table-cell>
          <table:table-cell office:value-type="string" calcext:value-type="string">
            <text:p>KIZKADIN KÖYÜ</text:p>
          </table:table-cell>
          <table:table-cell office:value-type="string" calcext:value-type="string">
            <text:p>ALTINTAŞ</text:p>
          </table:table-cell>
          <table:table-cell/>
          <table:table-cell office:value-type="string" calcext:value-type="string">
            <text:p>0272 341 23 39</text:p>
          </table:table-cell>
          <table:table-cell office:value-type="string" calcext:value-type="string">
            <text:p>0272 341 31 09</text:p>
          </table:table-cell>
          <table:table-cell/>
          <table:table-cell office:value-type="float" office:value="1993" calcext:value-type="float">
            <text:p>199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 office:value-type="string" calcext:value-type="string">
            <text:p>NECATİ KARAŞERİFOĞLU</text:p>
          </table:table-cell>
          <table:table-cell office:value-type="string" calcext:value-type="string">
            <text:p>FATİH MH.EYNAL YOLU ÜZERİ KÜME EVLER NO:9/SİMAV/KÜTAHYA</text:p>
          </table:table-cell>
          <table:table-cell office:value-type="string" calcext:value-type="string">
            <text:p>SİMAV</text:p>
          </table:table-cell>
          <table:table-cell/>
          <table:table-cell table:number-columns-repeated="2" office:value-type="string" calcext:value-type="string">
            <text:p>274 513 78 28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KAPTAN ISI</text:p>
          </table:table-cell>
          <table:table-cell office:value-type="string" calcext:value-type="string">
            <text:p>KAPTAN ISI MÜHENDİSLİK İNŞAAT MAKİNA SAN. LTD. ŞTİ.</text:p>
          </table:table-cell>
          <table:table-cell office:value-type="string" calcext:value-type="string">
            <text:p>SERVİ MAH. ADNAN MENDERES BUL. MURAT APARTMANI SİT. NO: 8 A / A MERKEZ / KÜTAHYA </text:p>
          </table:table-cell>
          <table:table-cell office:value-type="string" calcext:value-type="string">
            <text:p>MERKEZ</text:p>
          </table:table-cell>
          <table:table-cell/>
          <table:table-cell office:value-type="string" calcext:value-type="string">
            <text:p>274 224 57 27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HAYAT ASANSÖR</text:p>
          </table:table-cell>
          <table:table-cell office:value-type="string" calcext:value-type="string">
            <text:p>KÜTAHYA HAYAT ASANSÖR ELEKTRİK SAN.TİC.LTD.ŞTİ.</text:p>
          </table:table-cell>
          <table:table-cell office:value-type="string" calcext:value-type="string">
            <text:p>OSMANGAZİ MAHALLESİ 51. SOKAKNO :4/24/ </text:p>
          </table:table-cell>
          <table:table-cell office:value-type="string" calcext:value-type="string">
            <text:p>MERKEZ</text:p>
          </table:table-cell>
          <table:table-cell/>
          <table:table-cell office:value-type="string" calcext:value-type="string">
            <text:p>274 223 97 08</text:p>
          </table:table-cell>
          <table:table-cell office:value-type="string" calcext:value-type="string">
            <text:p>274 226 30 37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string" calcext:value-type="string">
            <text:p>YÜKSEL MAZILI</text:p>
          </table:table-cell>
          <table:table-cell office:value-type="string" calcext:value-type="string">
            <text:p>4 EYLÜL MAH. ÖMER ÖNDER SK. NO:4B </text:p>
          </table:table-cell>
          <table:table-cell office:value-type="string" calcext:value-type="string">
            <text:p>SİMAV</text:p>
          </table:table-cell>
          <table:table-cell/>
          <table:table-cell office:value-type="string" calcext:value-type="string">
            <text:p>274 513 57 01</text:p>
          </table:table-cell>
          <table:table-cell office:value-type="string" calcext:value-type="string">
            <text:p>274 513 34 00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KÜTAHYA BİRLİK MERMER </text:p>
          </table:table-cell>
          <table:table-cell office:value-type="string" calcext:value-type="string">
            <text:p>KÜTAHYA BİRLİK MERMER MADENCİLİK VE PVC İNŞAAT İTHALAT-İHRACAT SANAYİ VE TİCARET LTD.ŞTİ</text:p>
          </table:table-cell>
          <table:table-cell office:value-type="string" calcext:value-type="string">
            <text:p>FATİH SAN.SİT.35.SK.NO:22 </text:p>
          </table:table-cell>
          <table:table-cell office:value-type="string" calcext:value-type="string">
            <text:p>MERKEZ</text:p>
          </table:table-cell>
          <table:table-cell/>
          <table:table-cell office:value-type="string" calcext:value-type="string">
            <text:p>274 232 03 32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string" calcext:value-type="string">
            <text:p>MİHRAP ASANSÖR</text:p>
          </table:table-cell>
          <table:table-cell office:value-type="string" calcext:value-type="string">
            <text:p>FUATPAŞA MAHALLESİ ADNAN MENDERES <text:s/>BULVARNO :86 /1 </text:p>
          </table:table-cell>
          <table:table-cell office:value-type="string" calcext:value-type="string">
            <text:p>MERKEZ</text:p>
          </table:table-cell>
          <table:table-cell/>
          <table:table-cell office:value-type="string" calcext:value-type="string">
            <text:p>274 666 26 68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 office:value-type="string" calcext:value-type="string">
            <text:p>NAFİ GÜRAL YATIRIM</text:p>
          </table:table-cell>
          <table:table-cell office:value-type="string" calcext:value-type="string">
            <text:p>1.ORGANİZE SANAYİ BÖLGESİ 1.CADDE NO:13 MERKEZ/KÜTAHYA</text:p>
          </table:table-cell>
          <table:table-cell office:value-type="string" calcext:value-type="string">
            <text:p>MERKEZ</text:p>
          </table:table-cell>
          <table:table-cell/>
          <table:table-cell office:value-type="string" calcext:value-type="string">
            <text:p>274 266 23 01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DEMOTO ULAŞIM </text:p>
          </table:table-cell>
          <table:table-cell office:value-type="string" calcext:value-type="string">
            <text:p>DEMOTO ULAŞIM ARAÇLARI PAZARLAMA SANAYİ VE TİCARET</text:p>
          </table:table-cell>
          <table:table-cell office:value-type="string" calcext:value-type="string">
            <text:p>İNKÖY MH. KÜTAHYA ESKİŞEHİR <text:s/>YOLU ÜZERİ 3.KM.NO:23 </text:p>
          </table:table-cell>
          <table:table-cell office:value-type="string" calcext:value-type="string">
            <text:p>MERKEZ</text:p>
          </table:table-cell>
          <table:table-cell/>
          <table:table-cell office:value-type="string" calcext:value-type="string">
            <text:p>274 225 24 43</text:p>
          </table:table-cell>
          <table:table-cell office:value-type="string" calcext:value-type="string">
            <text:p>274 225 24 49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TEKNİK KOMPOZİT</text:p>
          </table:table-cell>
          <table:table-cell office:value-type="string" calcext:value-type="string">
            <text:p>TEKNİK KOMPOZİT SANAYİ VE TİCARET LİMİTED ŞİRKETİ</text:p>
          </table:table-cell>
          <table:table-cell office:value-type="string" calcext:value-type="string">
            <text:p>1. ORGANİZE SANAYİ BÖLGESİ 4. CAD NO:14</text:p>
          </table:table-cell>
          <table:table-cell office:value-type="string" calcext:value-type="string">
            <text:p>MERKEZ</text:p>
          </table:table-cell>
          <table:table-cell/>
          <table:table-cell office:value-type="string" calcext:value-type="string">
            <text:p>274 266 26 57</text:p>
          </table:table-cell>
          <table:table-cell office:value-type="string" calcext:value-type="string">
            <text:p>274 266 26 77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ÇANKAYA BÜRO MALZ.İNŞ.</text:p>
          </table:table-cell>
          <table:table-cell office:value-type="string" calcext:value-type="string">
            <text:p>ÇANKAYA BÜRO MALZ.İNŞ.ORMAN.ÜRÜN.GIDA TİC.LTD.ŞTİ</text:p>
          </table:table-cell>
          <table:table-cell office:value-type="string" calcext:value-type="string">
            <text:p>OSMANGAZİ MAHALLESİ MİMAR SİNAN <text:s text:c="2"/>CADDENO :7 /1 </text:p>
          </table:table-cell>
          <table:table-cell office:value-type="string" calcext:value-type="string">
            <text:p>MERKEZ</text:p>
          </table:table-cell>
          <table:table-cell/>
          <table:table-cell office:value-type="string" calcext:value-type="string">
            <text:p>274 216 38 13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GÜROK TURİZM</text:p>
          </table:table-cell>
          <table:table-cell office:value-type="string" calcext:value-type="string">
            <text:p>GÜROK TURİZM VE MADENCİLİK A.Ş.</text:p>
          </table:table-cell>
          <table:table-cell office:value-type="string" calcext:value-type="string">
            <text:p>ORGANİZE SANAYİ BÖLGESİ MAHALLESİ 1.CADDE NO:1/</text:p>
          </table:table-cell>
          <table:table-cell office:value-type="string" calcext:value-type="string">
            <text:p>MERKEZ</text:p>
          </table:table-cell>
          <table:table-cell/>
          <table:table-cell office:value-type="string" calcext:value-type="string">
            <text:p>274 225 06 60</text:p>
          </table:table-cell>
          <table:table-cell office:value-type="string" calcext:value-type="string">
            <text:p>274 225 06 76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OTOKOÇ OTOMOTİV </text:p>
          </table:table-cell>
          <table:table-cell office:value-type="string" calcext:value-type="string">
            <text:p>OTOKOÇ OTOMOTİV TİCARET VE SANAYİ ANONİM ŞİRKETİ</text:p>
          </table:table-cell>
          <table:table-cell office:value-type="string" calcext:value-type="string">
            <text:p>OTOKOÇ OTOMOTİV TİCARET VE SANAYİ ANONİM ŞİRKETİ<text:tab/>İNKÖY MAH. KÜTAHYA ESKİŞEHİR YOLU BUL <text:s/>NO: 29 / 1 </text:p>
          </table:table-cell>
          <table:table-cell office:value-type="string" calcext:value-type="string">
            <text:p>MERKEZ</text:p>
          </table:table-cell>
          <table:table-cell/>
          <table:table-cell office:value-type="string" calcext:value-type="string">
            <text:p>274 225 10 30 </text:p>
          </table:table-cell>
          <table:table-cell office:value-type="string" calcext:value-type="string">
            <text:p>274 225 10 3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 office:value-type="string" calcext:value-type="string">
            <text:p>AHMET ARIK</text:p>
          </table:table-cell>
          <table:table-cell office:value-type="string" calcext:value-type="string">
            <text:p>MEYDAN MAHALLESİ OSMANLI CADDENO : 180 A/1 </text:p>
          </table:table-cell>
          <table:table-cell office:value-type="string" calcext:value-type="string">
            <text:p>MERKEZ</text:p>
          </table:table-cell>
          <table:table-cell/>
          <table:table-cell office:value-type="string" calcext:value-type="string">
            <text:p>0532 360 49 76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RAMAZANOĞULLARI GIDA İLAÇ </text:p>
          </table:table-cell>
          <table:table-cell office:value-type="string" calcext:value-type="string">
            <text:p>RAMAZANOĞULLARI GIDA İLAÇ İMALAT VE TİC. LTD. ŞTİ.</text:p>
          </table:table-cell>
          <table:table-cell office:value-type="string" calcext:value-type="string">
            <text:p>GEDİZ OSB 102. CAD. NO:21 </text:p>
          </table:table-cell>
          <table:table-cell office:value-type="string" calcext:value-type="string">
            <text:p>GEDİZ</text:p>
          </table:table-cell>
          <table:table-cell/>
          <table:table-cell office:value-type="string" calcext:value-type="string">
            <text:p>274 457 50 70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AYDIN EL SANATLARI </text:p>
          </table:table-cell>
          <table:table-cell office:value-type="string" calcext:value-type="string">
            <text:p>AYDIN EL SANATLARI TURİZM GIDA TEKSTİL SAN VE TİCARET</text:p>
          </table:table-cell>
          <table:table-cell office:value-type="string" calcext:value-type="string">
            <text:p>OSMANGAZİ MAH. HAFIZ MEHMET EFENDİ SOK. B- BLOK APT. NO: 1 B / 1 </text:p>
          </table:table-cell>
          <table:table-cell office:value-type="string" calcext:value-type="string">
            <text:p>MERKEZ</text:p>
          </table:table-cell>
          <table:table-cell/>
          <table:table-cell office:value-type="string" calcext:value-type="string">
            <text:p>274 231 69 78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ERK GROUP</text:p>
          </table:table-cell>
          <table:table-cell office:value-type="string" calcext:value-type="string">
            <text:p>ERK GROUP TEKSTİL İNŞAAT GIDA TURİZM SAN VE TİC LTD ŞTİ</text:p>
          </table:table-cell>
          <table:table-cell office:value-type="string" calcext:value-type="string">
            <text:p>SARIPAYAM MAH EYNAL YOLU KÜME EVLERİ NO:13/1 SİMAV</text:p>
          </table:table-cell>
          <table:table-cell office:value-type="string" calcext:value-type="string">
            <text:p>SİMAV</text:p>
          </table:table-cell>
          <table:table-cell/>
          <table:table-cell office:value-type="string" calcext:value-type="string">
            <text:p>274 505 00 58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VAHDET SÜT</text:p>
          </table:table-cell>
          <table:table-cell office:value-type="string" calcext:value-type="string">
            <text:p>VAHDET SÜT TARIM HAYVANCILIK GIDA SANAYİ VE TİCARET ANONİM </text:p>
          </table:table-cell>
          <table:table-cell office:value-type="string" calcext:value-type="string">
            <text:p>ÇUKURKÖY MAHALLESİ MENDERES CADDENO :161 /1</text:p>
          </table:table-cell>
          <table:table-cell office:value-type="string" calcext:value-type="string">
            <text:p>TAVŞANLI</text:p>
          </table:table-cell>
          <table:table-cell/>
          <table:table-cell office:value-type="string" calcext:value-type="string">
            <text:p>274 652 23 4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string" calcext:value-type="string">
            <text:p>ÖZDEMİR MOBİLYA</text:p>
          </table:table-cell>
          <table:table-cell office:value-type="string" calcext:value-type="string">
            <text:p>UMURBEY MAH. 730 SOK. SANAYİİ SİT. NO: 4 / </text:p>
          </table:table-cell>
          <table:table-cell office:value-type="string" calcext:value-type="string">
            <text:p>GEDİZ</text:p>
          </table:table-cell>
          <table:table-cell/>
          <table:table-cell table:number-columns-repeated="2" office:value-type="string" calcext:value-type="string">
            <text:p>274 412 81 30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<text:s/>FATİH MERMER</text:p>
          </table:table-cell>
          <table:table-cell office:value-type="string" calcext:value-type="string">
            <text:p><text:s/>FATİH MERMERCİLİK</text:p>
          </table:table-cell>
          <table:table-cell office:value-type="string" calcext:value-type="string">
            <text:p>UMURBEY MAH. 730 SOK. SANAYİİ SİT. NO: 10 / </text:p>
          </table:table-cell>
          <table:table-cell office:value-type="string" calcext:value-type="string">
            <text:p>GEDİZ</text:p>
          </table:table-cell>
          <table:table-cell/>
          <table:table-cell table:number-columns-repeated="2" office:value-type="string" calcext:value-type="string">
            <text:p>274 412 81 30 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ADEL BRODE TEKSTİL İNŞAAT</text:p>
          </table:table-cell>
          <table:table-cell office:value-type="string" calcext:value-type="string">
            <text:p>ADEL BRODE TEKSTİL İNŞAAT VE TİCARET ANONİM ŞİRKETİ</text:p>
          </table:table-cell>
          <table:table-cell office:value-type="string" calcext:value-type="string">
            <text:p>CUMHURİYET MAH. BURSA CAD. NO:109 </text:p>
          </table:table-cell>
          <table:table-cell office:value-type="string" calcext:value-type="string">
            <text:p>DOMANİÇ</text:p>
          </table:table-cell>
          <table:table-cell/>
          <table:table-cell office:value-type="string" calcext:value-type="string">
            <text:p>224 714 19 5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string" calcext:value-type="string">
            <text:p>ULUCAMİ YUFKACISI</text:p>
          </table:table-cell>
          <table:table-cell office:value-type="string" calcext:value-type="string">
            <text:p>YENİ MAHALLESİ KURUÇAY CADDENO :8 /3 </text:p>
          </table:table-cell>
          <table:table-cell office:value-type="string" calcext:value-type="string">
            <text:p>TAVŞANLI</text:p>
          </table:table-cell>
          <table:table-cell/>
          <table:table-cell office:value-type="string" calcext:value-type="string">
            <text:p>0531 600 61 59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HAYMEANA EKMEK FIRINI </text:p>
          </table:table-cell>
          <table:table-cell office:value-type="string" calcext:value-type="string">
            <text:p>MOYMUL MAHALLESİ HUZUR CADDESİ ERGUVAN SOKAK NO:46 </text:p>
          </table:table-cell>
          <table:table-cell office:value-type="string" calcext:value-type="string">
            <text:p>TAVŞANLI</text:p>
          </table:table-cell>
          <table:table-cell/>
          <table:table-cell office:value-type="string" calcext:value-type="string">
            <text:p>0507 227 02 20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string" calcext:value-type="string">
            <text:p>KALE TABLDOT </text:p>
          </table:table-cell>
          <table:table-cell office:value-type="string" calcext:value-type="string">
            <text:p>HASANTEPE MAH. YILDIRIM CAD. NO: 3/A</text:p>
          </table:table-cell>
          <table:table-cell office:value-type="string" calcext:value-type="string">
            <text:p>DOMANİÇ</text:p>
          </table:table-cell>
          <table:table-cell/>
          <table:table-cell office:value-type="string" calcext:value-type="string">
            <text:p>274 661 26 08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DÖNMEZLER LEBLEBİ</text:p>
          </table:table-cell>
          <table:table-cell office:value-type="string" calcext:value-type="string">
            <text:p>DURAK MAHALLESİ EMİRLER CADDESİ NO:14/F </text:p>
          </table:table-cell>
          <table:table-cell office:value-type="string" calcext:value-type="string">
            <text:p>TAVŞANLI</text:p>
          </table:table-cell>
          <table:table-cell/>
          <table:table-cell office:value-type="string" calcext:value-type="string">
            <text:p>274 614 73 21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string" calcext:value-type="string">
            <text:p>ALAÇAM ORMAN ÜRÜNLERİ</text:p>
          </table:table-cell>
          <table:table-cell office:value-type="string" calcext:value-type="string">
            <text:p>KARAKOVAN MAH. SANAYİ SİTESİ </text:p>
          </table:table-cell>
          <table:table-cell office:value-type="string" calcext:value-type="string">
            <text:p>TAVŞANLI</text:p>
          </table:table-cell>
          <table:table-cell/>
          <table:table-cell office:value-type="string" calcext:value-type="string">
            <text:p>274 612 23 24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AVRUPA DOĞAL GÜBRE </text:p>
          </table:table-cell>
          <table:table-cell office:value-type="string" calcext:value-type="string">
            <text:p>AVRUPA DOĞAL GÜBRE VE TARIMCILIK TİC.LTD.ŞTİ- KÜTAHYA ŞUBESİ</text:p>
          </table:table-cell>
          <table:table-cell office:value-type="string" calcext:value-type="string">
            <text:p>1.O.S.B. 3.CADDE NO:7</text:p>
          </table:table-cell>
          <table:table-cell office:value-type="string" calcext:value-type="string">
            <text:p>MERKEZ</text:p>
          </table:table-cell>
          <table:table-cell/>
          <table:table-cell office:value-type="string" calcext:value-type="string">
            <text:p>274 266 22 28</text:p>
          </table:table-cell>
          <table:table-cell office:value-type="string" calcext:value-type="string">
            <text:p>274 266 22 61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string" calcext:value-type="string">
            <text:p>MEHMET KAHRAMAN</text:p>
          </table:table-cell>
          <table:table-cell office:value-type="string" calcext:value-type="string">
            <text:p>FUATPAŞA MAHALLESİ 40. SOKAKNO :16 / </text:p>
          </table:table-cell>
          <table:table-cell office:value-type="string" calcext:value-type="string">
            <text:p>MERKEZ</text:p>
          </table:table-cell>
          <table:table-cell/>
          <table:table-cell office:value-type="string" calcext:value-type="string">
            <text:p>274 224 57 45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AHRA PLASTİK </text:p>
          </table:table-cell>
          <table:table-cell office:value-type="string" calcext:value-type="string">
            <text:p>SAHRA PLASTİK RAMAZAN PEHLİVAN</text:p>
          </table:table-cell>
          <table:table-cell office:value-type="string" calcext:value-type="string">
            <text:p>CAMİKEBİR MAHALLESİ DOÇ.DR.SEYDİ KARAKUŞ CADDE NO :83 / </text:p>
          </table:table-cell>
          <table:table-cell office:value-type="string" calcext:value-type="string">
            <text:p>GEDİZ</text:p>
          </table:table-cell>
          <table:table-cell/>
          <table:table-cell office:value-type="string" calcext:value-type="string">
            <text:p>274 423 00 49</text:p>
          </table:table-cell>
          <table:table-cell office:value-type="float" office:value="2744230049" calcext:value-type="float">
            <text:p>2744230049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BİLGİN HURDACILIK</text:p>
          </table:table-cell>
          <table:table-cell office:value-type="string" calcext:value-type="string">
            <text:p>BİLGİN HURDACILIK AMBALAJ ATIĞI TOPLAMA AYIRMA VE GERİ DÖNÜŞÜM </text:p>
          </table:table-cell>
          <table:table-cell office:value-type="string" calcext:value-type="string">
            <text:p>UMURBEY MAHALLESİ 717 SOKAKNO :8 / </text:p>
          </table:table-cell>
          <table:table-cell office:value-type="string" calcext:value-type="string">
            <text:p>GEDİZ</text:p>
          </table:table-cell>
          <table:table-cell/>
          <table:table-cell office:value-type="string" calcext:value-type="string">
            <text:p>0535 797 69 49</text:p>
          </table:table-cell>
          <table:table-cell office:value-type="string" calcext:value-type="string">
            <text:p>274 412 67 00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string" calcext:value-type="string">
            <text:p>AKÇA FIRIN </text:p>
          </table:table-cell>
          <table:table-cell office:value-type="string" calcext:value-type="string">
            <text:p>MERKEZ MAH. CUMHURİYET CAD. BALIKÖY</text:p>
          </table:table-cell>
          <table:table-cell office:value-type="string" calcext:value-type="string">
            <text:p>TAVŞANLI</text:p>
          </table:table-cell>
          <table:table-cell/>
          <table:table-cell office:value-type="string" calcext:value-type="string">
            <text:p>0544 266 25 7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SOYGÜR TİCARET</text:p>
          </table:table-cell>
          <table:table-cell office:value-type="string" calcext:value-type="string">
            <text:p>KARAKOVA MAHALLESİ KURUÇAY YOLU CADDENO :11 /3 </text:p>
          </table:table-cell>
          <table:table-cell office:value-type="string" calcext:value-type="string">
            <text:p>TAVŞANLI</text:p>
          </table:table-cell>
          <table:table-cell/>
          <table:table-cell office:value-type="string" calcext:value-type="string">
            <text:p>0543 452 25 76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>OKYAY DEMİR DOĞRAMA</text:p>
          </table:table-cell>
          <table:table-cell office:value-type="string" calcext:value-type="string">
            <text:p>DURAK MAHALLESİ DOMANİÇ CADDENO :79 /0</text:p>
          </table:table-cell>
          <table:table-cell office:value-type="string" calcext:value-type="string">
            <text:p>TAVŞANLI</text:p>
          </table:table-cell>
          <table:table-cell/>
          <table:table-cell office:value-type="string" calcext:value-type="string">
            <text:p>0544 730 06 12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string" calcext:value-type="string">
            <text:p>KARATAY DEMİR DOĞRAMA</text:p>
          </table:table-cell>
          <table:table-cell office:value-type="string" calcext:value-type="string">
            <text:p>YENİ MAHALLESİ SELÇUKLU CADDENO :112 /2 </text:p>
          </table:table-cell>
          <table:table-cell office:value-type="string" calcext:value-type="string">
            <text:p>TAVŞANLI</text:p>
          </table:table-cell>
          <table:table-cell/>
          <table:table-cell office:value-type="string" calcext:value-type="string">
            <text:p>0541 302 23 45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string" calcext:value-type="string">
            <text:p>AS DOĞRAMA</text:p>
          </table:table-cell>
          <table:table-cell office:value-type="string" calcext:value-type="string">
            <text:p>FUATPAŞA MAHALLESİ 1 SOKAKNO :5 / </text:p>
          </table:table-cell>
          <table:table-cell office:value-type="string" calcext:value-type="string">
            <text:p>MERKEZ</text:p>
          </table:table-cell>
          <table:table-cell/>
          <table:table-cell table:number-columns-repeated="2" office:value-type="string" calcext:value-type="string">
            <text:p>274 231 91 36</text:p>
          </table:table-cell>
          <table:table-cell/>
          <table:table-cell office:value-type="float" office:value="1980" calcext:value-type="float">
            <text:p>198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KISMET HURDA</text:p>
          </table:table-cell>
          <table:table-cell office:value-type="string" calcext:value-type="string">
            <text:p>KISMET HURDA AMBALAJ ATIĞI TOPLAMA-AYIRMA VE GERİ DÖNÜŞÜM</text:p>
          </table:table-cell>
          <table:table-cell office:value-type="string" calcext:value-type="string">
            <text:p>FUATPAŞA MAHALLESİ ŞAİR ŞEYHİ CADDENO :116 MERKEZ / KÜTAHYA</text:p>
          </table:table-cell>
          <table:table-cell office:value-type="string" calcext:value-type="string">
            <text:p>MERKEZ</text:p>
          </table:table-cell>
          <table:table-cell/>
          <table:table-cell office:value-type="float" office:value="2742318474" calcext:value-type="float">
            <text:p>2742318474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1" table:number-rows-repeated="10478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1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1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4P0"/>
    </number:number-style>
    <number:date-style style:name="N10115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6" number:language="tr" number:country="TR">
      <number:month number:textual="true"/>
      <number:text>.</number:text>
      <number:year/>
    </number:date-style>
    <number:time-style style:name="N10117" number:language="tr" number:country="TR">
      <number:hours/>
      <number:text>:</number:text>
      <number:minutes number:style="long"/>
      <number:text> </number:text>
      <number:am-pm/>
    </number:time-style>
    <number:time-style style:name="N10118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0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1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tr" number:country="TR">
      <loext:text> </loext:text>
      <loext:fill-character> </loext:fill-character>
      <number:text>-     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2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25P2" style:volatile="true" number:language="tr" number:country="TR">
      <loext:text> </loext:text>
      <loext:fill-character> </loext:fill-character>
      <number:text>- TL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tr" number:country="T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27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27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  <style:master-page style:name="PageStyle_5f_Firmalar" style:display-name="PageStyle_Firmal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ri Akman</meta:initial-creator>
    <meta:creation-date>2017-02-09T19:26:24</meta:creation-date>
    <dc:date>2018-01-29T01:09:21.275670359</dc:date>
    <dc:title>Kütahya Sanayi Portali Firma Listesi</dc:title>
    <dc:description>Kütahya Sanayi Portali Firma Listesi. Liste Zamanı: 2017-02-09 21:26:24</dc:description>
    <dc:subject>Firma Listesi</dc:subject>
    <meta:keyword>Kütahya</meta:keyword>
    <meta:keyword>Sanayi</meta:keyword>
    <meta:keyword>Portali</meta:keyword>
    <meta:keyword>Firma</meta:keyword>
    <meta:generator>LibreOffice/5.1.6.2$Linux_X86_64 LibreOffice_project/10m0$Build-2</meta:generator>
    <meta:editing-duration>PT1H58M16S</meta:editing-duration>
    <meta:editing-cycles>1</meta:editing-cycles>
    <meta:document-statistic meta:table-count="1" meta:cell-count="10375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Sanayi Portali</meta:user-defined>
  </office:meta>
</office:document-meta>
</file>